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A000000ED71E4A0B9.jpg"/>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A000000ED2A309BF4.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201000000E65B2E6091.jpg"/>
  <manifest:file-entry manifest:media-type="image/jpeg" manifest:full-path="Pictures/100000000000031A000000D667FFC761.jpg"/>
  <manifest:file-entry manifest:media-type="image/jpeg" manifest:full-path="Pictures/10000000000002CB0000023D86CF576B.jpg"/>
  <manifest:file-entry manifest:media-type="image/jpeg" manifest:full-path="Pictures/100000000000031A0000009A387A16DC.jpg"/>
  <manifest:file-entry manifest:media-type="image/jpeg" manifest:full-path="Pictures/100000000000031A000001B916874F40.jpg"/>
  <manifest:file-entry manifest:media-type="image/jpeg" manifest:full-path="Pictures/100000000000031A000001078C7ED0B2.jpg"/>
  <manifest:file-entry manifest:media-type="image/jpeg" manifest:full-path="Pictures/100000000000031A000000D9BB9EE033.jpg"/>
  <manifest:file-entry manifest:media-type="image/jpeg" manifest:full-path="Pictures/100000000000031A000000D6AA51A717.jpg"/>
  <manifest:file-entry manifest:media-type="image/jpeg" manifest:full-path="Pictures/100000000000031A000001C713A584E5.jpg"/>
  <manifest:file-entry manifest:media-type="image/jpeg" manifest:full-path="Pictures/100000000000031A0000011AE39180EB.jpg"/>
  <manifest:file-entry manifest:media-type="image/jpeg" manifest:full-path="Pictures/100000000000031A000000D74F03ECD0.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31A000000DB4449B0F1.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3B7933C9B.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A000000E803CCE53D.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1FA000000E34298C50C.jpg"/>
  <manifest:file-entry manifest:media-type="image/jpeg" manifest:full-path="Pictures/100000000000031A00000166CD8459CB.jpg"/>
  <manifest:file-entry manifest:media-type="image/jpeg" manifest:full-path="Pictures/10000000000001B9000002227A64A290.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31A000000F4C8CE530B.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background-color="#e6e6ff" fo:padding="0.097cm" fo:border="0.002cm solid #ffffff">
        <style:background-image/>
      </style:table-cell-properties>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background-color="#e6e6ff" fo:padding="0.097cm" fo:border="0.002cm solid #ffffff">
        <style:background-image/>
      </style:table-cell-properties>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background-color="#e6e6ff" fo:padding="0.097cm" fo:border="0.002cm solid #ffffff">
        <style:background-image/>
      </style:table-cell-properties>
    </style:style>
    <style:style style:name="表格212" style:family="table">
      <style:table-properties style:width="18.927cm" table:align="margins" style:shadow="#808080 0.079cm 0.079cm" style:writing-mode="lr-tb"/>
    </style:style>
    <style:style style:name="表格212.A" style:family="table-column">
      <style:table-column-properties style:column-width="4.904cm" style:rel-column-width="16981*"/>
    </style:style>
    <style:style style:name="表格212.B" style:family="table-column">
      <style:table-column-properties style:column-width="14.023cm" style:rel-column-width="48554*"/>
    </style:style>
    <style:style style:name="表格2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12.B1" style:family="table-cell">
      <style:table-cell-properties fo:background-color="#e6e6ff" fo:padding="0.097cm" fo:border="0.002cm solid #ffffff">
        <style:background-image/>
      </style:table-cell-properties>
    </style:style>
    <style:style style:name="表格212.A2" style:family="table-cell">
      <style:table-cell-properties fo:background-color="#e6e6ff" fo:padding="0.097cm" fo:border-left="0.002cm solid #ffffff" fo:border-right="none" fo:border-top="none" fo:border-bottom="0.002cm solid #ffffff">
        <style:background-image/>
      </style:table-cell-properties>
    </style:style>
    <style:style style:name="表格2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9" style:family="table">
      <style:table-properties style:width="19.006cm" table:align="margins" style:writing-mode="lr-tb"/>
    </style:style>
    <style:style style:name="表格219.A" style:family="table-column">
      <style:table-column-properties style:column-width="19.006cm" style:rel-column-width="65535*"/>
    </style:style>
    <style:style style:name="表格219.A1" style:family="table-cell">
      <style:table-cell-properties fo:background-color="#e6e6ff" fo:padding="0.097cm" fo:border="0.002cm solid #ffffff">
        <style:background-image/>
      </style:table-cell-properties>
    </style:style>
    <style:style style:name="表格220" style:family="table">
      <style:table-properties style:width="19.006cm" table:align="margins" style:writing-mode="lr-tb"/>
    </style:style>
    <style:style style:name="表格220.A" style:family="table-column">
      <style:table-column-properties style:column-width="19.006cm" style:rel-column-width="65535*"/>
    </style:style>
    <style:style style:name="表格220.A1" style:family="table-cell">
      <style:table-cell-properties fo:background-color="#e6e6ff" fo:padding="0.097cm" fo:border="0.002cm solid #ffffff">
        <style:background-image/>
      </style:table-cell-properties>
    </style:style>
    <style:style style:name="表格221" style:family="table">
      <style:table-properties style:width="19.006cm" table:align="margins" style:writing-mode="lr-tb"/>
    </style:style>
    <style:style style:name="表格221.A" style:family="table-column">
      <style:table-column-properties style:column-width="19.006cm" style:rel-column-width="65535*"/>
    </style:style>
    <style:style style:name="表格221.A1" style:family="table-cell">
      <style:table-cell-properties fo:background-color="#e6e6ff" fo:padding="0.097cm" fo:border="0.002cm solid #ffffff">
        <style:background-image/>
      </style:table-cell-properties>
    </style:style>
    <style:style style:name="表格223" style:family="table">
      <style:table-properties style:width="19.006cm" table:align="margins" style:writing-mode="lr-tb"/>
    </style:style>
    <style:style style:name="表格223.A" style:family="table-column">
      <style:table-column-properties style:column-width="19.006cm" style:rel-column-width="65535*"/>
    </style:style>
    <style:style style:name="表格223.A1" style:family="table-cell">
      <style:table-cell-properties fo:background-color="#e6e6ff" fo:padding="0.097cm" fo:border="0.002cm solid #ffffff">
        <style:background-image/>
      </style:table-cell-properties>
    </style:style>
    <style:style style:name="表格224" style:family="table">
      <style:table-properties style:width="19.006cm" table:align="margins" style:writing-mode="lr-tb"/>
    </style:style>
    <style:style style:name="表格224.A" style:family="table-column">
      <style:table-column-properties style:column-width="19.006cm" style:rel-column-width="65535*"/>
    </style:style>
    <style:style style:name="表格224.A1" style:family="table-cell">
      <style:table-cell-properties fo:background-color="#e6e6ff" fo:padding="0.097cm" fo:border="0.002cm solid #ffffff">
        <style:background-image/>
      </style:table-cell-properties>
    </style:style>
    <style:style style:name="表格225" style:family="table">
      <style:table-properties style:width="19.006cm" table:align="margins" style:writing-mode="lr-tb"/>
    </style:style>
    <style:style style:name="表格225.A" style:family="table-column">
      <style:table-column-properties style:column-width="19.006cm" style:rel-column-width="65535*"/>
    </style:style>
    <style:style style:name="表格225.A1" style:family="table-cell">
      <style:table-cell-properties fo:background-color="#e6e6ff" fo:padding="0.097cm" fo:border="0.002cm solid #ffffff">
        <style:background-image/>
      </style:table-cell-properties>
    </style:style>
    <style:style style:name="表格226" style:family="table">
      <style:table-properties style:width="19.006cm" table:align="margins" style:writing-mode="lr-tb"/>
    </style:style>
    <style:style style:name="表格226.A" style:family="table-column">
      <style:table-column-properties style:column-width="19.006cm" style:rel-column-width="65535*"/>
    </style:style>
    <style:style style:name="表格226.A1" style:family="table-cell">
      <style:table-cell-properties fo:background-color="#e6e6ff" fo:padding="0.097cm" fo:border="0.002cm solid #ffffff">
        <style:background-image/>
      </style:table-cell-properties>
    </style:style>
    <style:style style:name="表格227" style:family="table">
      <style:table-properties style:width="19.006cm" table:align="margins" style:writing-mode="lr-tb"/>
    </style:style>
    <style:style style:name="表格227.A" style:family="table-column">
      <style:table-column-properties style:column-width="19.006cm" style:rel-column-width="65535*"/>
    </style:style>
    <style:style style:name="表格227.A1" style:family="table-cell">
      <style:table-cell-properties fo:background-color="#e6e6ff" fo:padding="0.097cm" fo:border="0.002cm solid #ffffff">
        <style:background-image/>
      </style:table-cell-properties>
    </style:style>
    <style:style style:name="表格228" style:family="table">
      <style:table-properties style:width="19.006cm" table:align="margins" style:writing-mode="lr-tb"/>
    </style:style>
    <style:style style:name="表格228.A" style:family="table-column">
      <style:table-column-properties style:column-width="19.006cm" style:rel-column-width="65535*"/>
    </style:style>
    <style:style style:name="表格228.A1" style:family="table-cell">
      <style:table-cell-properties fo:background-color="#e6e6ff" fo:padding="0.097cm" fo:border="0.002cm solid #ffffff">
        <style:background-image/>
      </style:table-cell-properties>
    </style:style>
    <style:style style:name="表格229" style:family="table">
      <style:table-properties style:width="19.006cm" table:align="margins" style:writing-mode="lr-tb"/>
    </style:style>
    <style:style style:name="表格229.A" style:family="table-column">
      <style:table-column-properties style:column-width="19.006cm" style:rel-column-width="65535*"/>
    </style:style>
    <style:style style:name="表格229.A1" style:family="table-cell">
      <style:table-cell-properties fo:background-color="#e6e6ff" fo:padding="0.097cm" fo:border="0.002cm solid #ffffff">
        <style:background-image/>
      </style:table-cell-properties>
    </style:style>
    <style:style style:name="表格230" style:family="table">
      <style:table-properties style:width="19.006cm" table:align="margins" style:writing-mode="lr-tb"/>
    </style:style>
    <style:style style:name="表格230.A" style:family="table-column">
      <style:table-column-properties style:column-width="19.006cm" style:rel-column-width="65535*"/>
    </style:style>
    <style:style style:name="表格230.A1" style:family="table-cell">
      <style:table-cell-properties fo:background-color="#e6e6ff" fo:padding="0.097cm" fo:border="0.002cm solid #ffffff">
        <style:background-image/>
      </style:table-cell-properties>
    </style:style>
    <style:style style:name="表格231" style:family="table">
      <style:table-properties style:width="19.006cm" table:align="margins" style:writing-mode="lr-tb"/>
    </style:style>
    <style:style style:name="表格231.A" style:family="table-column">
      <style:table-column-properties style:column-width="19.006cm" style:rel-column-width="65535*"/>
    </style:style>
    <style:style style:name="表格231.A1" style:family="table-cell">
      <style:table-cell-properties fo:background-color="#e6e6ff" fo:padding="0.097cm" fo:border="0.002cm solid #ffffff">
        <style:background-image/>
      </style:table-cell-properties>
    </style:style>
    <style:style style:name="表格232" style:family="table">
      <style:table-properties style:width="19.006cm" table:align="margins" style:writing-mode="lr-tb"/>
    </style:style>
    <style:style style:name="表格232.A" style:family="table-column">
      <style:table-column-properties style:column-width="19.006cm" style:rel-column-width="65535*"/>
    </style:style>
    <style:style style:name="表格232.A1" style:family="table-cell">
      <style:table-cell-properties fo:background-color="#e6e6ff" fo:padding="0.097cm" fo:border="0.002cm solid #ffffff">
        <style:background-image/>
      </style:table-cell-properties>
    </style:style>
    <style:style style:name="表格233" style:family="table">
      <style:table-properties style:width="19.006cm" table:align="margins" style:writing-mode="lr-tb"/>
    </style:style>
    <style:style style:name="表格233.A" style:family="table-column">
      <style:table-column-properties style:column-width="19.006cm" style:rel-column-width="65535*"/>
    </style:style>
    <style:style style:name="表格233.A1" style:family="table-cell">
      <style:table-cell-properties fo:background-color="#e6e6ff" fo:padding="0.097cm" fo:border="0.002cm solid #ffffff">
        <style:background-image/>
      </style:table-cell-properties>
    </style:style>
    <style:style style:name="表格234" style:family="table">
      <style:table-properties style:width="19.006cm" table:align="margins" style:writing-mode="lr-tb"/>
    </style:style>
    <style:style style:name="表格234.A" style:family="table-column">
      <style:table-column-properties style:column-width="19.006cm" style:rel-column-width="65535*"/>
    </style:style>
    <style:style style:name="表格234.A1" style:family="table-cell">
      <style:table-cell-properties fo:background-color="#e6e6ff" fo:padding="0.097cm" fo:border="0.002cm solid #ffffff">
        <style:background-image/>
      </style:table-cell-properties>
    </style:style>
    <style:style style:name="表格235" style:family="table">
      <style:table-properties style:width="19.006cm" table:align="margins" style:writing-mode="lr-tb"/>
    </style:style>
    <style:style style:name="表格235.A" style:family="table-column">
      <style:table-column-properties style:column-width="19.006cm" style:rel-column-width="65535*"/>
    </style:style>
    <style:style style:name="表格235.A1" style:family="table-cell">
      <style:table-cell-properties fo:background-color="#e6e6ff" fo:padding="0.097cm" fo:border="0.002cm solid #ffffff">
        <style:background-image/>
      </style:table-cell-properties>
    </style:style>
    <style:style style:name="表格236" style:family="table">
      <style:table-properties style:width="19.006cm" table:align="margins" style:writing-mode="lr-tb"/>
    </style:style>
    <style:style style:name="表格236.A" style:family="table-column">
      <style:table-column-properties style:column-width="19.006cm" style:rel-column-width="65535*"/>
    </style:style>
    <style:style style:name="表格236.A1" style:family="table-cell">
      <style:table-cell-properties fo:background-color="#e6e6ff" fo:padding="0.097cm" fo:border="0.002cm solid #ffffff">
        <style:background-image/>
      </style:table-cell-properties>
    </style:style>
    <style:style style:name="表格237" style:family="table">
      <style:table-properties style:width="19.006cm" table:align="margins" style:writing-mode="lr-tb"/>
    </style:style>
    <style:style style:name="表格237.A" style:family="table-column">
      <style:table-column-properties style:column-width="19.006cm" style:rel-column-width="65535*"/>
    </style:style>
    <style:style style:name="表格237.A1" style:family="table-cell">
      <style:table-cell-properties fo:background-color="#e6e6ff" fo:padding="0.097cm" fo:border="0.002cm solid #ffffff">
        <style:background-image/>
      </style:table-cell-properties>
    </style:style>
    <style:style style:name="表格238" style:family="table">
      <style:table-properties style:width="19.006cm" table:align="margins" style:writing-mode="lr-tb"/>
    </style:style>
    <style:style style:name="表格238.A" style:family="table-column">
      <style:table-column-properties style:column-width="19.006cm" style:rel-column-width="65535*"/>
    </style:style>
    <style:style style:name="表格238.A1" style:family="table-cell">
      <style:table-cell-properties fo:background-color="#e6e6ff" fo:padding="0.097cm" fo:border="0.002cm solid #ffffff">
        <style:background-image/>
      </style:table-cell-properties>
    </style:style>
    <style:style style:name="表格239" style:family="table">
      <style:table-properties style:width="19.006cm" table:align="margins" style:writing-mode="lr-tb"/>
    </style:style>
    <style:style style:name="表格239.A" style:family="table-column">
      <style:table-column-properties style:column-width="19.006cm" style:rel-column-width="65535*"/>
    </style:style>
    <style:style style:name="表格239.A1" style:family="table-cell">
      <style:table-cell-properties fo:background-color="#e6e6ff" fo:padding="0.097cm" fo:border="0.002cm solid #ffffff">
        <style:background-image/>
      </style:table-cell-properties>
    </style:style>
    <style:style style:name="表格240" style:family="table">
      <style:table-properties style:width="19.006cm" table:align="margins" style:writing-mode="lr-tb"/>
    </style:style>
    <style:style style:name="表格240.A" style:family="table-column">
      <style:table-column-properties style:column-width="19.006cm" style:rel-column-width="65535*"/>
    </style:style>
    <style:style style:name="表格240.A1" style:family="table-cell">
      <style:table-cell-properties fo:background-color="#e6e6ff" fo:padding="0.097cm" fo:border="0.002cm solid #ffffff">
        <style:background-image/>
      </style:table-cell-properties>
    </style:style>
    <style:style style:name="表格241" style:family="table">
      <style:table-properties style:width="19.006cm" table:align="margins" style:writing-mode="lr-tb"/>
    </style:style>
    <style:style style:name="表格241.A" style:family="table-column">
      <style:table-column-properties style:column-width="19.006cm" style:rel-column-width="65535*"/>
    </style:style>
    <style:style style:name="表格241.A1" style:family="table-cell">
      <style:table-cell-properties fo:background-color="#e6e6ff" fo:padding="0.097cm" fo:border="0.002cm solid #ffffff">
        <style:background-image/>
      </style:table-cell-properties>
    </style:style>
    <style:style style:name="表格242" style:family="table">
      <style:table-properties style:width="19.006cm" table:align="margins" style:writing-mode="lr-tb"/>
    </style:style>
    <style:style style:name="表格242.A" style:family="table-column">
      <style:table-column-properties style:column-width="19.006cm" style:rel-column-width="65535*"/>
    </style:style>
    <style:style style:name="表格242.A1" style:family="table-cell">
      <style:table-cell-properties fo:background-color="#e6e6ff" fo:padding="0.097cm" fo:border="0.002cm solid #ffffff">
        <style:background-image/>
      </style:table-cell-properties>
    </style:style>
    <style:style style:name="表格243" style:family="table">
      <style:table-properties style:width="19.006cm" table:align="margins" style:writing-mode="lr-tb"/>
    </style:style>
    <style:style style:name="表格243.A" style:family="table-column">
      <style:table-column-properties style:column-width="19.006cm" style:rel-column-width="65535*"/>
    </style:style>
    <style:style style:name="表格243.A1" style:family="table-cell">
      <style:table-cell-properties fo:background-color="#e6e6ff" fo:padding="0.097cm" fo:border="0.002cm solid #ffffff">
        <style:background-image/>
      </style:table-cell-properties>
    </style:style>
    <style:style style:name="表格244" style:family="table">
      <style:table-properties style:width="19.006cm" table:align="margins" style:writing-mode="lr-tb"/>
    </style:style>
    <style:style style:name="表格244.A" style:family="table-column">
      <style:table-column-properties style:column-width="19.006cm" style:rel-column-width="65535*"/>
    </style:style>
    <style:style style:name="表格244.A1" style:family="table-cell">
      <style:table-cell-properties fo:background-color="#e6e6ff" fo:padding="0.097cm" fo:border="0.002cm solid #ffffff">
        <style:background-image/>
      </style:table-cell-properties>
    </style:style>
    <style:style style:name="表格245" style:family="table">
      <style:table-properties style:width="19.006cm" table:align="margins" style:writing-mode="lr-tb"/>
    </style:style>
    <style:style style:name="表格245.A" style:family="table-column">
      <style:table-column-properties style:column-width="19.006cm" style:rel-column-width="65535*"/>
    </style:style>
    <style:style style:name="表格245.A1" style:family="table-cell">
      <style:table-cell-properties fo:background-color="#e6e6ff" fo:padding="0.097cm" fo:border="0.002cm solid #ffffff">
        <style:background-image/>
      </style:table-cell-properties>
    </style:style>
    <style:style style:name="表格246" style:family="table">
      <style:table-properties style:width="19.006cm" table:align="margins" style:writing-mode="lr-tb"/>
    </style:style>
    <style:style style:name="表格246.A" style:family="table-column">
      <style:table-column-properties style:column-width="19.006cm" style:rel-column-width="65535*"/>
    </style:style>
    <style:style style:name="表格246.A1" style:family="table-cell">
      <style:table-cell-properties fo:background-color="#e6e6ff" fo:padding="0.097cm" fo:border="0.002cm solid #ffffff">
        <style:background-image/>
      </style:table-cell-properties>
    </style:style>
    <style:style style:name="表格247" style:family="table">
      <style:table-properties style:width="19.006cm" table:align="margins" style:writing-mode="lr-tb"/>
    </style:style>
    <style:style style:name="表格247.A" style:family="table-column">
      <style:table-column-properties style:column-width="19.006cm" style:rel-column-width="65535*"/>
    </style:style>
    <style:style style:name="表格247.A1" style:family="table-cell">
      <style:table-cell-properties fo:background-color="#e6e6ff" fo:padding="0.097cm" fo:border="0.002cm solid #ffffff">
        <style:background-image/>
      </style:table-cell-properties>
    </style:style>
    <style:style style:name="表格248" style:family="table">
      <style:table-properties style:width="19.006cm" table:align="margins" style:writing-mode="lr-tb"/>
    </style:style>
    <style:style style:name="表格248.A" style:family="table-column">
      <style:table-column-properties style:column-width="19.006cm" style:rel-column-width="65535*"/>
    </style:style>
    <style:style style:name="表格248.A1" style:family="table-cell">
      <style:table-cell-properties fo:background-color="#e6e6ff" fo:padding="0.097cm" fo:border="0.002cm solid #ffffff">
        <style:background-image/>
      </style:table-cell-properties>
    </style:style>
    <style:style style:name="表格249" style:family="table">
      <style:table-properties style:width="19.006cm" table:align="margins" style:writing-mode="lr-tb"/>
    </style:style>
    <style:style style:name="表格249.A" style:family="table-column">
      <style:table-column-properties style:column-width="19.006cm" style:rel-column-width="65535*"/>
    </style:style>
    <style:style style:name="表格249.A1" style:family="table-cell">
      <style:table-cell-properties fo:background-color="#e6e6ff" fo:padding="0.097cm" fo:border="0.002cm solid #ffffff">
        <style:background-image/>
      </style:table-cell-properties>
    </style:style>
    <style:style style:name="表格250" style:family="table">
      <style:table-properties style:width="19.006cm" table:align="margins" style:writing-mode="lr-tb"/>
    </style:style>
    <style:style style:name="表格250.A" style:family="table-column">
      <style:table-column-properties style:column-width="19.006cm" style:rel-column-width="65535*"/>
    </style:style>
    <style:style style:name="表格250.A1" style:family="table-cell">
      <style:table-cell-properties fo:background-color="#e6e6ff" fo:padding="0.097cm" fo:border="0.002cm solid #ffffff">
        <style:background-image/>
      </style:table-cell-properties>
    </style:style>
    <style:style style:name="表格251" style:family="table">
      <style:table-properties style:width="19.006cm" table:align="margins" style:writing-mode="lr-tb"/>
    </style:style>
    <style:style style:name="表格251.A" style:family="table-column">
      <style:table-column-properties style:column-width="19.006cm" style:rel-column-width="65535*"/>
    </style:style>
    <style:style style:name="表格251.A1" style:family="table-cell">
      <style:table-cell-properties fo:background-color="#e6e6ff" fo:padding="0.097cm" fo:border="0.002cm solid #ffffff">
        <style:background-image/>
      </style:table-cell-properties>
    </style:style>
    <style:style style:name="表格252" style:family="table">
      <style:table-properties style:width="19.006cm" table:align="margins" style:writing-mode="lr-tb"/>
    </style:style>
    <style:style style:name="表格252.A" style:family="table-column">
      <style:table-column-properties style:column-width="19.006cm" style:rel-column-width="65535*"/>
    </style:style>
    <style:style style:name="表格252.A1" style:family="table-cell">
      <style:table-cell-properties fo:background-color="#e6e6ff" fo:padding="0.097cm" fo:border="0.002cm solid #ffffff">
        <style:background-image/>
      </style:table-cell-properties>
    </style:style>
    <style:style style:name="表格209" style:family="table">
      <style:table-properties style:width="18.927cm" table:align="margins" style:shadow="#808080 0.079cm 0.079cm" style:writing-mode="lr-tb"/>
    </style:style>
    <style:style style:name="表格209.A" style:family="table-column">
      <style:table-column-properties style:column-width="4.904cm" style:rel-column-width="16981*"/>
    </style:style>
    <style:style style:name="表格209.B" style:family="table-column">
      <style:table-column-properties style:column-width="14.023cm" style:rel-column-width="48554*"/>
    </style:style>
    <style:style style:name="表格20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9.B1" style:family="table-cell">
      <style:table-cell-properties fo:background-color="#e6e6ff" fo:padding="0.097cm" fo:border="0.002cm solid #ffffff">
        <style:background-image/>
      </style:table-cell-properties>
    </style:style>
    <style:style style:name="表格209.A2" style:family="table-cell">
      <style:table-cell-properties fo:background-color="#e6e6ff" fo:padding="0.097cm" fo:border-left="0.002cm solid #ffffff" fo:border-right="none" fo:border-top="none" fo:border-bottom="0.002cm solid #ffffff">
        <style:background-image/>
      </style:table-cell-properties>
    </style:style>
    <style:style style:name="表格20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background-color="#e6e6ff" fo:padding="0.097cm" fo:border="0.002cm solid #ffffff">
        <style:background-image/>
      </style:table-cell-properties>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background-color="#e6e6ff" fo:padding="0.097cm" fo:border="0.002cm solid #ffffff">
        <style:background-image/>
      </style:table-cell-properties>
    </style:style>
    <style:style style:name="表格213" style:family="table">
      <style:table-properties style:width="19.006cm" table:align="margins" style:writing-mode="lr-tb"/>
    </style:style>
    <style:style style:name="表格213.A" style:family="table-column">
      <style:table-column-properties style:column-width="19.006cm" style:rel-column-width="65535*"/>
    </style:style>
    <style:style style:name="表格213.A1" style:family="table-cell">
      <style:table-cell-properties fo:background-color="#e6e6ff" fo:padding="0.097cm" fo:border="0.002cm solid #ffffff">
        <style:background-image/>
      </style:table-cell-properties>
    </style:style>
    <style:style style:name="表格214" style:family="table">
      <style:table-properties style:width="19.006cm" table:align="margins" style:writing-mode="lr-tb"/>
    </style:style>
    <style:style style:name="表格214.A" style:family="table-column">
      <style:table-column-properties style:column-width="19.006cm" style:rel-column-width="65535*"/>
    </style:style>
    <style:style style:name="表格214.A1" style:family="table-cell">
      <style:table-cell-properties fo:background-color="#e6e6ff" fo:padding="0.097cm" fo:border="0.002cm solid #ffffff">
        <style:background-image/>
      </style:table-cell-properties>
    </style:style>
    <style:style style:name="表格215" style:family="table">
      <style:table-properties style:width="19.006cm" table:align="margins" style:writing-mode="lr-tb"/>
    </style:style>
    <style:style style:name="表格215.A" style:family="table-column">
      <style:table-column-properties style:column-width="19.006cm" style:rel-column-width="65535*"/>
    </style:style>
    <style:style style:name="表格215.A1" style:family="table-cell">
      <style:table-cell-properties fo:background-color="#e6e6ff" fo:padding="0.097cm" fo:border="0.002cm solid #ffffff">
        <style:background-image/>
      </style:table-cell-properties>
    </style:style>
    <style:style style:name="表格216" style:family="table">
      <style:table-properties style:width="19.006cm" table:align="margins" style:writing-mode="lr-tb"/>
    </style:style>
    <style:style style:name="表格216.A" style:family="table-column">
      <style:table-column-properties style:column-width="19.006cm" style:rel-column-width="65535*"/>
    </style:style>
    <style:style style:name="表格216.A1" style:family="table-cell">
      <style:table-cell-properties fo:background-color="#e6e6ff" fo:padding="0.097cm" fo:border="0.002cm solid #ffffff">
        <style:background-image/>
      </style:table-cell-properties>
    </style:style>
    <style:style style:name="表格217" style:family="table">
      <style:table-properties style:width="19.006cm" table:align="margins" style:writing-mode="lr-tb"/>
    </style:style>
    <style:style style:name="表格217.A" style:family="table-column">
      <style:table-column-properties style:column-width="19.006cm" style:rel-column-width="65535*"/>
    </style:style>
    <style:style style:name="表格217.A1" style:family="table-cell">
      <style:table-cell-properties fo:background-color="#e6e6ff" fo:padding="0.097cm" fo:border="0.002cm solid #ffffff">
        <style:background-image/>
      </style:table-cell-properties>
    </style:style>
    <style:style style:name="表格218" style:family="table">
      <style:table-properties style:width="19.006cm" table:align="margins" style:writing-mode="lr-tb"/>
    </style:style>
    <style:style style:name="表格218.A" style:family="table-column">
      <style:table-column-properties style:column-width="19.006cm" style:rel-column-width="65535*"/>
    </style:style>
    <style:style style:name="表格218.A1" style:family="table-cell">
      <style:table-cell-properties fo:background-color="#e6e6ff" fo:padding="0.097cm" fo:border="0.002cm solid #ffffff">
        <style:background-image/>
      </style:table-cell-properties>
    </style:style>
    <style:style style:name="表格206" style:family="table">
      <style:table-properties style:width="18.927cm" table:align="margins" style:shadow="#808080 0.079cm 0.079cm" style:writing-mode="lr-tb"/>
    </style:style>
    <style:style style:name="表格206.A" style:family="table-column">
      <style:table-column-properties style:column-width="6.777cm" style:rel-column-width="23464*"/>
    </style:style>
    <style:style style:name="表格206.B" style:family="table-column">
      <style:table-column-properties style:column-width="12.15cm" style:rel-column-width="42071*"/>
    </style:style>
    <style:style style:name="表格20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6.B1" style:family="table-cell">
      <style:table-cell-properties fo:background-color="#e6e6ff" fo:padding="0.097cm" fo:border="0.002cm solid #ffffff">
        <style:background-image/>
      </style:table-cell-properties>
    </style:style>
    <style:style style:name="表格206.A2" style:family="table-cell">
      <style:table-cell-properties fo:background-color="#e6e6ff" fo:padding="0.097cm" fo:border-left="0.002cm solid #ffffff" fo:border-right="none" fo:border-top="none" fo:border-bottom="0.002cm solid #ffffff">
        <style:background-image/>
      </style:table-cell-properties>
    </style:style>
    <style:style style:name="表格20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background-color="#e6e6ff" fo:padding="0.097cm" fo:border="0.002cm solid #ffffff">
        <style:background-image/>
      </style:table-cell-properties>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background-color="#e6e6ff" fo:padding="0.097cm" fo:border="0.002cm solid #ffffff">
        <style:background-image/>
      </style:table-cell-properties>
    </style:style>
    <style:style style:name="表格185" style:family="table">
      <style:table-properties style:width="18.927cm" table:align="margins" style:shadow="#808080 0.079cm 0.079cm" style:writing-mode="lr-tb"/>
    </style:style>
    <style:style style:name="表格185.A" style:family="table-column">
      <style:table-column-properties style:column-width="6.186cm" style:rel-column-width="21421*"/>
    </style:style>
    <style:style style:name="表格185.B" style:family="table-column">
      <style:table-column-properties style:column-width="12.741cm" style:rel-column-width="44114*"/>
    </style:style>
    <style:style style:name="表格18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5.B1" style:family="table-cell">
      <style:table-cell-properties fo:background-color="#e6e6ff" fo:padding="0.097cm" fo:border="0.002cm solid #ffffff">
        <style:background-image/>
      </style:table-cell-properties>
    </style:style>
    <style:style style:name="表格185.A2" style:family="table-cell">
      <style:table-cell-properties fo:background-color="#e6e6ff" fo:padding="0.097cm" fo:border-left="0.002cm solid #ffffff" fo:border-right="none" fo:border-top="none" fo:border-bottom="0.002cm solid #ffffff">
        <style:background-image/>
      </style:table-cell-properties>
    </style:style>
    <style:style style:name="表格18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 style:family="table">
      <style:table-properties style:width="19.006cm" table:align="margins" style:writing-mode="lr-tb"/>
    </style:style>
    <style:style style:name="表格186.A" style:family="table-column">
      <style:table-column-properties style:column-width="19.006cm" style:rel-column-width="65535*"/>
    </style:style>
    <style:style style:name="表格186.A1" style:family="table-cell">
      <style:table-cell-properties fo:background-color="#e6e6ff" fo:padding="0.097cm" fo:border="0.002cm solid #ffffff">
        <style:background-image/>
      </style:table-cell-properties>
    </style:style>
    <style:style style:name="表格187" style:family="table">
      <style:table-properties style:width="19.006cm" table:align="margins" style:writing-mode="lr-tb"/>
    </style:style>
    <style:style style:name="表格187.A" style:family="table-column">
      <style:table-column-properties style:column-width="19.006cm" style:rel-column-width="65535*"/>
    </style:style>
    <style:style style:name="表格187.A1" style:family="table-cell">
      <style:table-cell-properties fo:background-color="#e6e6ff" fo:padding="0.097cm" fo:border="0.002cm solid #ffffff">
        <style:background-image/>
      </style:table-cell-properties>
    </style:style>
    <style:style style:name="表格188" style:family="table">
      <style:table-properties style:width="19.006cm" table:align="margins" style:writing-mode="lr-tb"/>
    </style:style>
    <style:style style:name="表格188.A" style:family="table-column">
      <style:table-column-properties style:column-width="19.006cm" style:rel-column-width="65535*"/>
    </style:style>
    <style:style style:name="表格188.A1" style:family="table-cell">
      <style:table-cell-properties fo:background-color="#e6e6ff" fo:padding="0.097cm" fo:border="0.002cm solid #ffffff">
        <style:background-image/>
      </style:table-cell-properties>
    </style:style>
    <style:style style:name="表格189" style:family="table">
      <style:table-properties style:width="19.006cm" table:align="margins" style:writing-mode="lr-tb"/>
    </style:style>
    <style:style style:name="表格189.A" style:family="table-column">
      <style:table-column-properties style:column-width="19.006cm" style:rel-column-width="65535*"/>
    </style:style>
    <style:style style:name="表格189.A1" style:family="table-cell">
      <style:table-cell-properties fo:background-color="#e6e6ff" fo:padding="0.097cm" fo:border="0.002cm solid #ffffff">
        <style:background-image/>
      </style:table-cell-properties>
    </style:style>
    <style:style style:name="表格190" style:family="table">
      <style:table-properties style:width="19.006cm" table:align="margins" style:writing-mode="lr-tb"/>
    </style:style>
    <style:style style:name="表格190.A" style:family="table-column">
      <style:table-column-properties style:column-width="19.006cm" style:rel-column-width="65535*"/>
    </style:style>
    <style:style style:name="表格190.A1" style:family="table-cell">
      <style:table-cell-properties fo:background-color="#e6e6ff" fo:padding="0.097cm" fo:border="0.002cm solid #ffffff">
        <style:background-image/>
      </style:table-cell-properties>
    </style:style>
    <style:style style:name="表格191" style:family="table">
      <style:table-properties style:width="19.006cm" table:align="margins" style:writing-mode="lr-tb"/>
    </style:style>
    <style:style style:name="表格191.A" style:family="table-column">
      <style:table-column-properties style:column-width="19.006cm" style:rel-column-width="65535*"/>
    </style:style>
    <style:style style:name="表格191.A1" style:family="table-cell">
      <style:table-cell-properties fo:background-color="#e6e6ff" fo:padding="0.097cm" fo:border="0.002cm solid #ffffff">
        <style:background-image/>
      </style:table-cell-properties>
    </style:style>
    <style:style style:name="表格222" style:family="table">
      <style:table-properties style:width="19.006cm" table:align="margins" style:writing-mode="lr-tb"/>
    </style:style>
    <style:style style:name="表格222.A" style:family="table-column">
      <style:table-column-properties style:column-width="19.006cm" style:rel-column-width="65535*"/>
    </style:style>
    <style:style style:name="表格222.A1" style:family="table-cell">
      <style:table-cell-properties fo:background-color="#e6e6ff" fo:padding="0.097cm" fo:border="0.002cm solid #ffffff">
        <style:background-image/>
      </style:table-cell-properties>
    </style:style>
    <style:style style:name="表格192" style:family="table">
      <style:table-properties style:width="19.006cm" table:align="margins" style:writing-mode="lr-tb"/>
    </style:style>
    <style:style style:name="表格192.A" style:family="table-column">
      <style:table-column-properties style:column-width="19.006cm" style:rel-column-width="65535*"/>
    </style:style>
    <style:style style:name="表格192.A1" style:family="table-cell">
      <style:table-cell-properties fo:background-color="#e6e6ff" fo:padding="0.097cm" fo:border="0.002cm solid #ffffff">
        <style:background-image/>
      </style:table-cell-properties>
    </style:style>
    <style:style style:name="表格193" style:family="table">
      <style:table-properties style:width="19.006cm" table:align="margins" style:writing-mode="lr-tb"/>
    </style:style>
    <style:style style:name="表格193.A" style:family="table-column">
      <style:table-column-properties style:column-width="19.006cm" style:rel-column-width="65535*"/>
    </style:style>
    <style:style style:name="表格193.A1" style:family="table-cell">
      <style:table-cell-properties fo:background-color="#e6e6ff" fo:padding="0.097cm" fo:border="0.002cm solid #ffffff">
        <style:background-image/>
      </style:table-cell-properties>
    </style:style>
    <style:style style:name="表格194" style:family="table">
      <style:table-properties style:width="19.006cm" table:align="margins" style:writing-mode="lr-tb"/>
    </style:style>
    <style:style style:name="表格194.A" style:family="table-column">
      <style:table-column-properties style:column-width="19.006cm" style:rel-column-width="65535*"/>
    </style:style>
    <style:style style:name="表格194.A1" style:family="table-cell">
      <style:table-cell-properties fo:background-color="#e6e6ff" fo:padding="0.097cm" fo:border="0.002cm solid #ffffff">
        <style:background-image/>
      </style:table-cell-properties>
    </style:style>
    <style:style style:name="表格195" style:family="table">
      <style:table-properties style:width="19.006cm" table:align="margins" style:writing-mode="lr-tb"/>
    </style:style>
    <style:style style:name="表格195.A" style:family="table-column">
      <style:table-column-properties style:column-width="19.006cm" style:rel-column-width="65535*"/>
    </style:style>
    <style:style style:name="表格195.A1" style:family="table-cell">
      <style:table-cell-properties fo:background-color="#e6e6ff" fo:padding="0.097cm" fo:border="0.002cm solid #ffffff">
        <style:background-image/>
      </style:table-cell-properties>
    </style:style>
    <style:style style:name="表格196" style:family="table">
      <style:table-properties style:width="19.006cm" table:align="margins" style:writing-mode="lr-tb"/>
    </style:style>
    <style:style style:name="表格196.A" style:family="table-column">
      <style:table-column-properties style:column-width="19.006cm" style:rel-column-width="65535*"/>
    </style:style>
    <style:style style:name="表格196.A1" style:family="table-cell">
      <style:table-cell-properties fo:background-color="#e6e6ff" fo:padding="0.097cm" fo:border="0.002cm solid #ffffff">
        <style:background-image/>
      </style:table-cell-properties>
    </style:style>
    <style:style style:name="表格197" style:family="table">
      <style:table-properties style:width="19.006cm" table:align="margins" style:writing-mode="lr-tb"/>
    </style:style>
    <style:style style:name="表格197.A" style:family="table-column">
      <style:table-column-properties style:column-width="19.006cm" style:rel-column-width="65535*"/>
    </style:style>
    <style:style style:name="表格197.A1" style:family="table-cell">
      <style:table-cell-properties fo:background-color="#e6e6ff" fo:padding="0.097cm" fo:border="0.002cm solid #ffffff">
        <style:background-image/>
      </style:table-cell-properties>
    </style:style>
    <style:style style:name="表格198" style:family="table">
      <style:table-properties style:width="19.006cm" table:align="margins" style:writing-mode="lr-tb"/>
    </style:style>
    <style:style style:name="表格198.A" style:family="table-column">
      <style:table-column-properties style:column-width="19.006cm" style:rel-column-width="65535*"/>
    </style:style>
    <style:style style:name="表格198.A1" style:family="table-cell">
      <style:table-cell-properties fo:background-color="#e6e6ff" fo:padding="0.097cm" fo:border="0.002cm solid #ffffff">
        <style:background-image/>
      </style:table-cell-properties>
    </style:style>
    <style:style style:name="表格199" style:family="table">
      <style:table-properties style:width="19.006cm" table:align="margins" style:writing-mode="lr-tb"/>
    </style:style>
    <style:style style:name="表格199.A" style:family="table-column">
      <style:table-column-properties style:column-width="19.006cm" style:rel-column-width="65535*"/>
    </style:style>
    <style:style style:name="表格199.A1" style:family="table-cell">
      <style:table-cell-properties fo:background-color="#e6e6ff" fo:padding="0.097cm" fo:border="0.002cm solid #ffffff">
        <style:background-image/>
      </style:table-cell-properties>
    </style:style>
    <style:style style:name="表格200" style:family="table">
      <style:table-properties style:width="19.006cm" table:align="margins" style:writing-mode="lr-tb"/>
    </style:style>
    <style:style style:name="表格200.A" style:family="table-column">
      <style:table-column-properties style:column-width="19.006cm" style:rel-column-width="65535*"/>
    </style:style>
    <style:style style:name="表格200.A1" style:family="table-cell">
      <style:table-cell-properties fo:background-color="#e6e6ff" fo:padding="0.097cm" fo:border="0.002cm solid #ffffff">
        <style:background-image/>
      </style:table-cell-properties>
    </style:style>
    <style:style style:name="表格201" style:family="table">
      <style:table-properties style:width="19.006cm" table:align="margins" style:writing-mode="lr-tb"/>
    </style:style>
    <style:style style:name="表格201.A" style:family="table-column">
      <style:table-column-properties style:column-width="19.006cm" style:rel-column-width="65535*"/>
    </style:style>
    <style:style style:name="表格201.A1" style:family="table-cell">
      <style:table-cell-properties fo:background-color="#e6e6ff" fo:padding="0.097cm" fo:border="0.002cm solid #ffffff">
        <style:background-image/>
      </style:table-cell-properties>
    </style:style>
    <style:style style:name="表格202" style:family="table">
      <style:table-properties style:width="19.006cm" table:align="margins" style:writing-mode="lr-tb"/>
    </style:style>
    <style:style style:name="表格202.A" style:family="table-column">
      <style:table-column-properties style:column-width="19.006cm" style:rel-column-width="65535*"/>
    </style:style>
    <style:style style:name="表格202.A1" style:family="table-cell">
      <style:table-cell-properties fo:background-color="#e6e6ff" fo:padding="0.097cm" fo:border="0.002cm solid #ffffff">
        <style:background-image/>
      </style:table-cell-properties>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background-color="#e6e6ff" fo:padding="0.097cm" fo:border="0.002cm solid #ffffff">
        <style:background-image/>
      </style:table-cell-properties>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background-color="#e6e6ff" fo:padding="0.097cm" fo:border="0.002cm solid #ffffff">
        <style:background-image/>
      </style:table-cell-properties>
    </style:style>
    <style:style style:name="表格253" style:family="table">
      <style:table-properties style:width="19.006cm" table:align="margins" style:writing-mode="lr-tb"/>
    </style:style>
    <style:style style:name="表格253.A" style:family="table-column">
      <style:table-column-properties style:column-width="19.006cm" style:rel-column-width="65535*"/>
    </style:style>
    <style:style style:name="表格253.A1" style:family="table-cell">
      <style:table-cell-properties fo:background-color="#e6e6ff" fo:padding="0.097cm" fo:border="0.002cm solid #ffffff">
        <style:background-image/>
      </style:table-cell-properties>
    </style:style>
    <style:style style:name="表格255" style:family="table">
      <style:table-properties style:width="19.006cm" table:align="margins" style:writing-mode="lr-tb"/>
    </style:style>
    <style:style style:name="表格255.A" style:family="table-column">
      <style:table-column-properties style:column-width="19.006cm" style:rel-column-width="65535*"/>
    </style:style>
    <style:style style:name="表格255.A1" style:family="table-cell">
      <style:table-cell-properties fo:background-color="#e6e6ff" fo:padding="0.097cm" fo:border="0.002cm solid #ffffff">
        <style:background-image/>
      </style:table-cell-properties>
    </style:style>
    <style:style style:name="表格254" style:family="table">
      <style:table-properties style:width="19.006cm" table:align="margins" style:writing-mode="lr-tb"/>
    </style:style>
    <style:style style:name="表格254.A" style:family="table-column">
      <style:table-column-properties style:column-width="19.006cm" style:rel-column-width="65535*"/>
    </style:style>
    <style:style style:name="表格254.A1" style:family="table-cell">
      <style:table-cell-properties fo:background-color="#e6e6ff" fo:padding="0.097cm" fo:border="0.002cm solid #ffffff">
        <style:background-image/>
      </style:table-cell-properties>
    </style:style>
    <style:style style:name="表格256" style:family="table">
      <style:table-properties style:width="18.927cm" table:align="margins" style:shadow="#808080 0.079cm 0.079cm" style:writing-mode="lr-tb"/>
    </style:style>
    <style:style style:name="表格256.A" style:family="table-column">
      <style:table-column-properties style:column-width="6.186cm" style:rel-column-width="21421*"/>
    </style:style>
    <style:style style:name="表格256.B" style:family="table-column">
      <style:table-column-properties style:column-width="12.741cm" style:rel-column-width="44114*"/>
    </style:style>
    <style:style style:name="表格25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56.B1" style:family="table-cell">
      <style:table-cell-properties fo:background-color="#e6e6ff" fo:padding="0.097cm" fo:border="0.002cm solid #ffffff">
        <style:background-image/>
      </style:table-cell-properties>
    </style:style>
    <style:style style:name="表格256.A2" style:family="table-cell">
      <style:table-cell-properties fo:background-color="#e6e6ff" fo:padding="0.097cm" fo:border-left="0.002cm solid #ffffff" fo:border-right="none" fo:border-top="none" fo:border-bottom="0.002cm solid #ffffff">
        <style:background-image/>
      </style:table-cell-properties>
    </style:style>
    <style:style style:name="表格25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57" style:family="table">
      <style:table-properties style:width="19.006cm" table:align="margins" style:writing-mode="lr-tb"/>
    </style:style>
    <style:style style:name="表格257.A" style:family="table-column">
      <style:table-column-properties style:column-width="19.006cm" style:rel-column-width="65535*"/>
    </style:style>
    <style:style style:name="表格257.A1" style:family="table-cell">
      <style:table-cell-properties fo:background-color="#e6e6ff" fo:padding="0.097cm" fo:border="0.002cm solid #ffffff">
        <style:background-image/>
      </style:table-cell-properties>
    </style:style>
    <style:style style:name="表格258" style:family="table">
      <style:table-properties style:width="19.006cm" table:align="margins" style:writing-mode="lr-tb"/>
    </style:style>
    <style:style style:name="表格258.A" style:family="table-column">
      <style:table-column-properties style:column-width="19.006cm" style:rel-column-width="65535*"/>
    </style:style>
    <style:style style:name="表格258.A1" style:family="table-cell">
      <style:table-cell-properties fo:background-color="#e6e6ff" fo:padding="0.097cm" fo:border="0.002cm solid #ffffff">
        <style:background-image/>
      </style:table-cell-properties>
    </style:style>
    <style:style style:name="表格259" style:family="table">
      <style:table-properties style:width="19.006cm" table:align="margins" style:writing-mode="lr-tb"/>
    </style:style>
    <style:style style:name="表格259.A" style:family="table-column">
      <style:table-column-properties style:column-width="19.006cm" style:rel-column-width="65535*"/>
    </style:style>
    <style:style style:name="表格259.A1" style:family="table-cell">
      <style:table-cell-properties fo:background-color="#e6e6ff" fo:padding="0.097cm" fo:border="0.002cm solid #ffffff">
        <style:background-image/>
      </style:table-cell-properties>
    </style:style>
    <style:style style:name="表格260" style:family="table">
      <style:table-properties style:width="19.006cm" table:align="margins" style:writing-mode="lr-tb"/>
    </style:style>
    <style:style style:name="表格260.A" style:family="table-column">
      <style:table-column-properties style:column-width="19.006cm" style:rel-column-width="65535*"/>
    </style:style>
    <style:style style:name="表格260.A1" style:family="table-cell">
      <style:table-cell-properties fo:background-color="#e6e6ff" fo:padding="0.097cm" fo:border="0.002cm solid #ffffff">
        <style:background-image/>
      </style:table-cell-properties>
    </style:style>
    <style:style style:name="表格261" style:family="table">
      <style:table-properties style:width="19.006cm" table:align="margins" style:writing-mode="lr-tb"/>
    </style:style>
    <style:style style:name="表格261.A" style:family="table-column">
      <style:table-column-properties style:column-width="19.006cm" style:rel-column-width="65535*"/>
    </style:style>
    <style:style style:name="表格261.A1" style:family="table-cell">
      <style:table-cell-properties fo:background-color="#e6e6ff" fo:padding="0.097cm" fo:border="0.002cm solid #ffffff">
        <style:background-image/>
      </style:table-cell-properties>
    </style:style>
    <style:style style:name="表格262" style:family="table">
      <style:table-properties style:width="19.006cm" table:align="margins" style:writing-mode="lr-tb"/>
    </style:style>
    <style:style style:name="表格262.A" style:family="table-column">
      <style:table-column-properties style:column-width="19.006cm" style:rel-column-width="65535*"/>
    </style:style>
    <style:style style:name="表格262.A1" style:family="table-cell">
      <style:table-cell-properties fo:background-color="#e6e6ff" fo:padding="0.097cm" fo:border="0.002cm solid #ffffff">
        <style:background-image/>
      </style:table-cell-properties>
    </style:style>
    <style:style style:name="表格263" style:family="table">
      <style:table-properties style:width="19.006cm" table:align="margins" style:writing-mode="lr-tb"/>
    </style:style>
    <style:style style:name="表格263.A" style:family="table-column">
      <style:table-column-properties style:column-width="19.006cm" style:rel-column-width="65535*"/>
    </style:style>
    <style:style style:name="表格263.A1" style:family="table-cell">
      <style:table-cell-properties fo:background-color="#e6e6ff" fo:padding="0.097cm" fo:border="0.002cm solid #ffffff">
        <style:background-image/>
      </style:table-cell-properties>
    </style:style>
    <style:style style:name="表格264" style:family="table">
      <style:table-properties style:width="19.006cm" table:align="margins" style:writing-mode="lr-tb"/>
    </style:style>
    <style:style style:name="表格264.A" style:family="table-column">
      <style:table-column-properties style:column-width="19.006cm" style:rel-column-width="65535*"/>
    </style:style>
    <style:style style:name="表格264.A1" style:family="table-cell">
      <style:table-cell-properties fo:background-color="#e6e6ff" fo:padding="0.097cm" fo:border="0.002cm solid #ffffff">
        <style:background-image/>
      </style:table-cell-properties>
    </style:style>
    <style:style style:name="表格265" style:family="table">
      <style:table-properties style:width="19.006cm" table:align="margins" style:writing-mode="lr-tb"/>
    </style:style>
    <style:style style:name="表格265.A" style:family="table-column">
      <style:table-column-properties style:column-width="19.006cm" style:rel-column-width="65535*"/>
    </style:style>
    <style:style style:name="表格265.A1" style:family="table-cell">
      <style:table-cell-properties fo:background-color="#e6e6ff" fo:padding="0.097cm" fo:border="0.002cm solid #ffffff">
        <style:background-image/>
      </style:table-cell-properties>
    </style:style>
    <style:style style:name="表格266" style:family="table">
      <style:table-properties style:width="19.006cm" table:align="margins" style:writing-mode="lr-tb"/>
    </style:style>
    <style:style style:name="表格266.A" style:family="table-column">
      <style:table-column-properties style:column-width="19.006cm" style:rel-column-width="65535*"/>
    </style:style>
    <style:style style:name="表格266.A1" style:family="table-cell">
      <style:table-cell-properties fo:background-color="#e6e6ff" fo:padding="0.097cm" fo:border="0.002cm solid #ffffff">
        <style:background-image/>
      </style:table-cell-properties>
    </style:style>
    <style:style style:name="表格267" style:family="table">
      <style:table-properties style:width="19.006cm" table:align="margins" style:writing-mode="lr-tb"/>
    </style:style>
    <style:style style:name="表格267.A" style:family="table-column">
      <style:table-column-properties style:column-width="19.006cm" style:rel-column-width="65535*"/>
    </style:style>
    <style:style style:name="表格267.A1" style:family="table-cell">
      <style:table-cell-properties fo:background-color="#e6e6ff" fo:padding="0.097cm" fo:border="0.002cm solid #ffffff">
        <style:background-image/>
      </style:table-cell-properties>
    </style:style>
    <style:style style:name="表格268" style:family="table">
      <style:table-properties style:width="19.006cm" table:align="margins" style:writing-mode="lr-tb"/>
    </style:style>
    <style:style style:name="表格268.A" style:family="table-column">
      <style:table-column-properties style:column-width="19.006cm" style:rel-column-width="65535*"/>
    </style:style>
    <style:style style:name="表格268.A1" style:family="table-cell">
      <style:table-cell-properties fo:background-color="#e6e6ff" fo:padding="0.097cm" fo:border="0.002cm solid #ffffff">
        <style:background-image/>
      </style:table-cell-properties>
    </style:style>
    <style:style style:name="表格269" style:family="table">
      <style:table-properties style:width="19.006cm" table:align="margins" style:writing-mode="lr-tb"/>
    </style:style>
    <style:style style:name="表格269.A" style:family="table-column">
      <style:table-column-properties style:column-width="19.006cm" style:rel-column-width="65535*"/>
    </style:style>
    <style:style style:name="表格269.A1" style:family="table-cell">
      <style:table-cell-properties fo:background-color="#e6e6ff" fo:padding="0.097cm" fo:border="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background-color="#e6e6ff" fo:padding="0.097cm" fo:border="0.002cm solid #ffffff">
        <style:background-image/>
      </style:table-cell-properties>
    </style:style>
    <style:style style:name="表格270" style:family="table">
      <style:table-properties style:width="19.006cm" table:align="margins" style:writing-mode="lr-tb"/>
    </style:style>
    <style:style style:name="表格270.A" style:family="table-column">
      <style:table-column-properties style:column-width="19.006cm" style:rel-column-width="65535*"/>
    </style:style>
    <style:style style:name="表格270.A1" style:family="table-cell">
      <style:table-cell-properties fo:background-color="#e6e6ff" fo:padding="0.097cm" fo:border="0.002cm solid #ffffff">
        <style:background-image/>
      </style:table-cell-properties>
    </style:style>
    <style:style style:name="表格271" style:family="table">
      <style:table-properties style:width="19.006cm" table:align="margins" style:writing-mode="lr-tb"/>
    </style:style>
    <style:style style:name="表格271.A" style:family="table-column">
      <style:table-column-properties style:column-width="19.006cm" style:rel-column-width="65535*"/>
    </style:style>
    <style:style style:name="表格271.A1" style:family="table-cell">
      <style:table-cell-properties fo:background-color="#e6e6ff" fo:padding="0.097cm" fo:border="0.002cm solid #ffffff">
        <style:background-image/>
      </style:table-cell-properties>
    </style:style>
    <style:style style:name="表格272" style:family="table">
      <style:table-properties style:width="19.006cm" table:align="margins" style:writing-mode="lr-tb"/>
    </style:style>
    <style:style style:name="表格272.A" style:family="table-column">
      <style:table-column-properties style:column-width="19.006cm" style:rel-column-width="65535*"/>
    </style:style>
    <style:style style:name="表格272.A1" style:family="table-cell">
      <style:table-cell-properties fo:background-color="#e6e6ff" fo:padding="0.097cm" fo:border="0.002cm solid #ffffff">
        <style:background-image/>
      </style:table-cell-properties>
    </style:style>
    <style:style style:name="表格273" style:family="table">
      <style:table-properties style:width="19.006cm" table:align="margins" style:writing-mode="lr-tb"/>
    </style:style>
    <style:style style:name="表格273.A" style:family="table-column">
      <style:table-column-properties style:column-width="19.006cm" style:rel-column-width="65535*"/>
    </style:style>
    <style:style style:name="表格273.A1" style:family="table-cell">
      <style:table-cell-properties fo:background-color="#e6e6ff" fo:padding="0.097cm" fo:border="0.002cm solid #ffffff">
        <style:background-image/>
      </style:table-cell-properties>
    </style:style>
    <style:style style:name="表格274" style:family="table">
      <style:table-properties style:width="19.006cm" table:align="margins" style:writing-mode="lr-tb"/>
    </style:style>
    <style:style style:name="表格274.A" style:family="table-column">
      <style:table-column-properties style:column-width="19.006cm" style:rel-column-width="65535*"/>
    </style:style>
    <style:style style:name="表格27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5" style:family="table">
      <style:table-properties style:width="18.927cm" table:align="margins" style:shadow="#808080 0.079cm 0.079cm" style:writing-mode="lr-tb"/>
    </style:style>
    <style:style style:name="表格275.A" style:family="table-column">
      <style:table-column-properties style:column-width="6.777cm" style:rel-column-width="23464*"/>
    </style:style>
    <style:style style:name="表格275.B" style:family="table-column">
      <style:table-column-properties style:column-width="12.15cm" style:rel-column-width="42071*"/>
    </style:style>
    <style:style style:name="表格27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75.B1" style:family="table-cell">
      <style:table-cell-properties fo:background-color="#e6e6ff" fo:padding="0.097cm" fo:border="0.002cm solid #ffffff">
        <style:background-image/>
      </style:table-cell-properties>
    </style:style>
    <style:style style:name="表格275.A2" style:family="table-cell">
      <style:table-cell-properties fo:background-color="#e6e6ff" fo:padding="0.097cm" fo:border-left="0.002cm solid #ffffff" fo:border-right="none" fo:border-top="none" fo:border-bottom="0.002cm solid #ffffff">
        <style:background-image/>
      </style:table-cell-properties>
    </style:style>
    <style:style style:name="表格27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76" style:family="table">
      <style:table-properties style:width="19.006cm" table:align="margins" style:writing-mode="lr-tb"/>
    </style:style>
    <style:style style:name="表格276.A" style:family="table-column">
      <style:table-column-properties style:column-width="19.006cm" style:rel-column-width="65535*"/>
    </style:style>
    <style:style style:name="表格276.A1" style:family="table-cell">
      <style:table-cell-properties fo:background-color="#e6e6ff" fo:padding="0.097cm" fo:border="0.002cm solid #ffffff">
        <style:background-image/>
      </style:table-cell-properties>
    </style:style>
    <style:style style:name="表格277" style:family="table">
      <style:table-properties style:width="19.006cm" table:align="margins" style:writing-mode="lr-tb"/>
    </style:style>
    <style:style style:name="表格277.A" style:family="table-column">
      <style:table-column-properties style:column-width="19.006cm" style:rel-column-width="65535*"/>
    </style:style>
    <style:style style:name="表格277.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text-properties style:font-name="Times New Roman" fo:font-size="10.5pt" fo:font-weight="normal" style:font-name-asian="宋体1" style:font-size-asian="10.5pt" style:language-asian="zh" style:country-asian="CN" style:font-weight-asian="normal" style:font-name-complex="Courier New1" style:font-size-complex="10.5pt" style:font-weight-complex="normal"/>
    </style:style>
    <style:style style:name="P14" style:family="paragraph" style:parent-style-name="Standard">
      <style:paragraph-properties fo:text-align="start" style:justify-single-word="false"/>
    </style:style>
    <style:style style:name="P15" style:family="paragraph" style:parent-style-name="Standard">
      <style:text-properties style:font-name="宋体1"/>
    </style:style>
    <style:style style:name="P16" style:family="paragraph" style:parent-style-name="Standard">
      <style:text-properties style:font-name="宋体1" style:font-name-asian="宋体1" style:font-name-complex="Courier New1" style:font-size-complex="10.5pt"/>
    </style:style>
    <style:style style:name="P17"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8" style:family="paragraph" style:parent-style-name="Standard">
      <style:text-properties style:font-name="宋体1" fo:font-size="10.5pt" fo:font-weight="normal"/>
    </style:style>
    <style:style style:name="P19"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20"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1" style:family="paragraph" style:parent-style-name="Standard">
      <style:text-properties style:font-name-asian="宋体1"/>
    </style:style>
    <style:style style:name="P22"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5"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6"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7"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8" style:family="paragraph" style:parent-style-name="Standard">
      <style:text-properties fo:font-variant="normal" fo:text-transform="none" fo:color="#000000" style:font-name="song" fo:font-size="9pt" fo:letter-spacing="normal" fo:font-style="normal" fo:font-weight="normal"/>
    </style:style>
    <style:style style:name="P29"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30"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1"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2"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3" style:family="paragraph" style:parent-style-name="Table_20_Contents">
      <style:text-properties style:font-name="Courier New" fo:font-weight="bold" style:font-name-asian="Courier New" style:font-weight-asian="bold" style:font-weight-complex="bold"/>
    </style:style>
    <style:style style:name="P34" style:family="paragraph" style:parent-style-name="Table_20_Contents">
      <style:text-properties style:font-name="Tahoma" style:font-name-asian="Tahoma" style:font-name-complex="Tahoma"/>
    </style:style>
    <style:style style:name="P35" style:family="paragraph" style:parent-style-name="Table_20_Contents">
      <style:text-properties style:font-name="Times New Roman"/>
    </style:style>
    <style:style style:name="P36" style:family="paragraph" style:parent-style-name="Table_20_Contents">
      <style:text-properties style:font-name="Times New Roman" style:font-name-asian="Times New Roman" style:font-name-complex="Tahoma"/>
    </style:style>
    <style:style style:name="P37" style:family="paragraph" style:parent-style-name="Table_20_Contents">
      <style:text-properties style:language-asian="zh" style:country-asian="CN"/>
    </style:style>
    <style:style style:name="P38" style:family="paragraph" style:parent-style-name="Table_20_Contents">
      <style:text-properties style:language-asian="ja" style:country-asian="JP"/>
    </style:style>
    <style:style style:name="P39"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1" style:family="paragraph" style:parent-style-name="Contents_20_2">
      <style:paragraph-properties>
        <style:tab-stops>
          <style:tab-stop style:position="19.006cm" style:type="right" style:leader-style="dotted" style:leader-text="."/>
        </style:tab-stops>
      </style:paragraph-properties>
    </style:style>
    <style:style style:name="P42" style:family="paragraph" style:parent-style-name="Contents_20_1">
      <style:paragraph-properties>
        <style:tab-stops>
          <style:tab-stop style:position="19.006cm" style:type="right" style:leader-style="dotted" style:leader-text="."/>
        </style:tab-stops>
      </style:paragraph-properties>
    </style:style>
    <style:style style:name="P43"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4"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7" style:family="paragraph" style:parent-style-name="Standard" style:list-style-name="L3">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8" style:family="paragraph" style:parent-style-name="Standard" style:list-style-name="L4">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9"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50"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5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52" style:family="paragraph" style:parent-style-name="Heading_20_1" style:list-style-name="WW8Num13">
      <style:paragraph-properties fo:margin-left="0.75cm" fo:margin-right="0cm" fo:text-indent="-0.75cm" style:auto-text-indent="false"/>
    </style:style>
    <style:style style:name="P53"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4"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5"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6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6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6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63"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64"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5"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4"><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2">第一章概述<text:tab/>5</text:p>
          <text:p text:style-name="P41">第一节关于libcstl<text:tab/>5</text:p>
          <text:p text:style-name="P42">第二章libcstl库的基本结构<text:tab/>6</text:p>
          <text:p text:style-name="P41">第一节libcstl的组成部分<text:tab/>6</text:p>
          <text:p text:style-name="P41">第二节容器与迭代器<text:tab/>6</text:p>
          <text:p text:style-name="P41">第三节内存管理<text:tab/>7</text:p>
          <text:p text:style-name="P41">第四节算法和函数<text:tab/>8</text:p>
          <text:p text:style-name="P41">第五节类型机制<text:tab/>9</text:p>
          <text:p text:style-name="P42">第三章libcstl内存管理<text:tab/>11</text:p>
          <text:p text:style-name="P41">第一节小内存管理机制<text:tab/>11</text:p>
          <text:p text:style-name="P41">第二节内存管理代码结构<text:tab/>16</text:p>
          <text:p text:style-name="P41">第三节内部接口<text:tab/>18</text:p>
          <text:p text:style-name="P42">第四章libcstl类型机制<text:tab/>20</text:p>
          <text:p text:style-name="P41">第一节类型机制<text:tab/>20</text:p>
          <text:p text:style-name="P41">第二节类型机制的代码结构<text:tab/>21</text:p>
          <text:p text:style-name="P41">第三节外部接口<text:tab/>22</text:p>
          <text:p text:style-name="P41">第四节内部接口<text:tab/>23</text:p>
          <text:p text:style-name="P41">第五节类型识别<text:tab/>26</text:p>
          <text:p text:style-name="P42">第五章libcstl迭代器<text:tab/>33</text:p>
          <text:p text:style-name="P41">第一节迭代器的机制<text:tab/>33</text:p>
          <text:p text:style-name="P41">第二节迭代器的代码结构<text:tab/>33</text:p>
          <text:p text:style-name="P41">第三节对外接口<text:tab/>34</text:p>
          <text:p text:style-name="P41">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697420" text:style-name="WW8Num13">
        <text:list-item>
          <text:h text:style-name="P52" text:outline-level="1"><text:soft-page-break/>概述</text:h>
          <text:list>
            <text:list-item>
              <text:h text:style-name="P56" text:outline-level="2"><text:span text:style-name="T3">关于</text:span><text:span text:style-name="T6">libcstl</text:span></text:h>
            </text:list-item>
          </text:list>
        </text:list-item>
      </text:list>
      <text:p text:style-name="P15"><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5"><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5"><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list xml:id="list42474516" text:continue-numbering="true" text:style-name="WW8Num13">
        <text:list-item>
          <text:h text:style-name="P53" text:outline-level="1"><text:soft-page-break/>libcstl库的基本结构</text:h>
          <text:list>
            <text:list-item>
              <text:h text:style-name="P5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2495281" text:continue-numbering="true" text:style-name="WW8Num13">
        <text:list-item>
          <text:list>
            <text:list-item>
              <text:h text:style-name="P64" text:outline-level="2">容器与迭代器</text:h>
            </text:list-item>
          </text:list>
        </text:list-item>
      </text:list>
      <text:p text:style-name="P16"><text:tab/>当算法作用于某个容器的时候，算法只要知道容器的迭代器就可以对容器中的数据进行操作，库中的多种容器提供的是统一的迭代器接口，这样迭代器就将容器的细节封装在迭代器接口之下了：</text:p>
      <text:p text:style-name="P17"><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6"/>
      <text:p text:style-name="P16"/>
      <text:list xml:id="list42484476" text:continue-numbering="true" text:style-name="WW8Num13">
        <text:list-item>
          <text:list>
            <text:list-item>
              <text:h text:style-name="P60" text:outline-level="2">内存<text:span text:style-name="T22">管理</text:span></text:h>
            </text:list-item>
          </text:list>
        </text:list-item>
      </text:list>
      <text:p text:style-name="P16"><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7"><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6"/>
      <text:list xml:id="list42471742" text:continue-numbering="true" text:style-name="WW8Num13">
        <text:list-item>
          <text:list>
            <text:list-item>
              <text:h text:style-name="P60" text:outline-level="2">算法和函数</text:h>
            </text:list-item>
          </text:list>
        </text:list-item>
      </text:list>
      <text:p text:style-name="P16"><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7"><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6"/>
      <text:list xml:id="list42465227" text:continue-numbering="true" text:style-name="WW8Num13">
        <text:list-item>
          <text:list>
            <text:list-item>
              <text:h text:style-name="P60" text:outline-level="2">类型机制</text:h>
            </text:list-item>
          </text:list>
        </text:list-item>
      </text:list>
      <text:p text:style-name="P16"><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7"><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6"/>
      <text:p text:style-name="P16"/>
      <text:p text:style-name="P16"/>
      <text:p text:style-name="P16"/>
      <text:p text:style-name="P16"/>
      <text:p text:style-name="P16"/>
      <text:p text:style-name="P16"/>
      <text:p text:style-name="P16"/>
      <text:p text:style-name="P16"/>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42487967" text:continue-numbering="true" text:style-name="WW8Num13">
        <text:list-item>
          <text:h text:style-name="P53" text:outline-level="1"><text:soft-page-break/>libcstl内存管理</text:h>
        </text:list-item>
      </text:list>
      <text:p text:style-name="P19"><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2492004" text:continue-numbering="true" text:style-name="WW8Num13">
        <text:list-item>
          <text:list>
            <text:list-item>
              <text:h text:style-name="P6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2492997" text:continue-numbering="true" text:style-name="WW8Num13">
        <text:list-item>
          <text:list>
            <text:list-item>
              <text:h text:style-name="P6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3">typedef union _tagmemlink </text:p>
            <text:p text:style-name="P33">{ </text:p>
            <text:p text:style-name="P33"><text:s text:c="4"/>union _tagmemlink* _pui_nextmem; <text:s/>/* 指向下一个内存块 */ </text:p>
            <text:p text:style-name="P33"><text:s text:c="4"/>_byte_t <text:s text:c="11"/>_pby_mem[1]; <text:s text:c="3"/>/* 内存块描述 */ </text:p>
            <text:p text:style-name="P33">}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3">typedef struct _tagalloc </text:p>
            <text:p text:style-name="P33">{ </text:p>
            <text:p text:style-name="P33"><text:s text:c="4"/>_memlink_t* _apt_memlink[_MEM_LINK_COUNT]; <text:s text:c="2"/>/* 内存块管理列表 */ </text:p>
            <text:p text:style-name="P33"><text:s text:c="4"/>_byte_t** <text:s text:c="2"/>_ppby_mempoolcontainer; <text:s text:c="9"/>/* 内存池管理列表 */ </text:p>
            <text:p text:style-name="P33"><text:s text:c="4"/>_byte_t* <text:s text:c="3"/>_pby_mempool; <text:s text:c="20"/>/* 未使用的内存池的开始位置 */ </text:p>
            <text:p text:style-name="P33"><text:s text:c="4"/>size_t <text:s text:c="5"/>_t_mempoolsize; <text:s text:c="17"/>/* 内存池的大小 */ </text:p>
            <text:p text:style-name="P33"><text:s text:c="4"/>size_t <text:s text:c="5"/>_t_mempoolindex; <text:s text:c="16"/>/* 当前正在使用的内存池块的索引 */ </text:p>
            <text:p text:style-name="P33"><text:s text:c="4"/>size_t <text:s text:c="5"/>_t_mempoolcount; <text:s text:c="16"/>/* 内存池块的个数 */ </text:p>
            <text:p text:style-name="P33">}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2465988" text:continue-numbering="true" text:style-name="WW8Num13">
        <text:list-item>
          <text:list>
            <text:list-item>
              <text:h text:style-name="P5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3">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3">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3">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3">void _alloc_deallocate( </text:p>
            <text:p text:style-name="P33"><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3">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2492270" text:continue-numbering="true" text:style-name="WW8Num13">
        <text:list-item>
          <text:h text:style-name="P54"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2484195" text:continue-numbering="true" text:style-name="WW8Num13">
        <text:list-item>
          <text:list>
            <text:list-item>
              <text:h text:style-name="P6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2494971" text:continue-numbering="true" text:style-name="WW8Num13">
        <text:list-item>
          <text:list>
            <text:list-item>
              <text:h text:style-name="P6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3">typedef struct _tagtype </text:p>
            <text:p text:style-name="P33">{ </text:p>
            <text:p text:style-name="P33"><text:s text:c="4"/>size_t <text:s text:c="11"/>_t_typesize; <text:s text:c="23"/>/* 类型的大小 */ </text:p>
            <text:p text:style-name="P33"><text:soft-page-break/><text:s text:c="4"/>char <text:s text:c="13"/>_sz_typename[_TYPE_NAME_SIZE+1]; <text:s text:c="3"/>/* 类型的名字 */ </text:p>
            <text:p text:style-name="P33"><text:s text:c="4"/>binary_function_t _t_typecopy; <text:s text:c="23"/>/* 类型的拷贝函数 */ </text:p>
            <text:p text:style-name="P33"><text:s text:c="4"/>binary_function_t _t_typeless; <text:s text:c="23"/>/* 类型的比较函数 */ </text:p>
            <text:p text:style-name="P33"><text:s text:c="4"/>unary_function_t <text:s/>_t_typeinit; <text:s text:c="23"/>/* 类型的初始化函数 */ </text:p>
            <text:p text:style-name="P33"><text:s text:c="4"/>unary_function_t <text:s/>_t_typedestroy; <text:s text:c="20"/>/* 类型的销毁函数 */ </text:p>
            <text:p text:style-name="P33">}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3">typedef struct _tagtypenode </text:p>
            <text:p text:style-name="P33">{ </text:p>
            <text:p text:style-name="P33"><text:s text:c="4"/>char <text:s text:c="16"/>_sz_typename[_TYPE_NAME_SIZE+1]; <text:s text:c="2"/>/* 类型的名字 */ </text:p>
            <text:p text:style-name="P33"><text:s text:c="4"/>struct _tagtypenode* _pt_next; <text:s text:c="25"/>/* 下一个位置节点 */ </text:p>
            <text:p text:style-name="P33"><text:s text:c="4"/>_type_t* <text:s text:c="12"/>_pt_type; <text:s text:c="25"/>/* 类型的注册信息 */ </text:p>
            <text:p text:style-name="P33">}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3">typedef struct _tagtyperegister </text:p>
            <text:p text:style-name="P33">{ </text:p>
            <text:p text:style-name="P33"><text:s text:c="4"/>bool_t <text:s text:c="14"/>_t_isinit; <text:s text:c="31"/>/* 初始化标记 */ </text:p>
            <text:p text:style-name="P33"><text:s text:c="4"/>_typenode_t* <text:s text:c="8"/>_apt_bucket[_TYPE_REGISTER_BUCKET_COUNT]; /* 哈希表结构 */ </text:p>
            <text:p text:style-name="P33"><text:s text:c="4"/>_alloc_t <text:s text:c="12"/>_t_allocator; </text:p>
            <text:p text:style-name="P33">}_typeregister_t;</text:p>
          </table:table-cell>
        </table:table-row>
      </table:table>
      <text:p text:style-name="P21"><text:tab/>使用_typeinfo_t表示在libcstl内部使用信息：</text:p>
      <table:table table:name="表格16" table:style-name="表格16">
        <table:table-column table:style-name="表格16.A"/>
        <table:table-row>
          <table:table-cell table:style-name="表格16.A1" office:value-type="string">
            <text:p text:style-name="P33">typedef struct _tagtypeinfo </text:p>
            <text:p text:style-name="P33">{ </text:p>
            <text:p text:style-name="P33"><text:s text:c="4"/>char <text:s text:c="8"/>_sz_typename[_TYPE_NAME_SIZE+1]; <text:s/>/* 类型的名字 */</text:p>
            <text:p text:style-name="P33"><text:s text:c="4"/>_type_t* <text:s text:c="4"/>_pt_type; <text:s text:c="24"/>/* 指向类型注册表中的类型信息 */</text:p>
            <text:p text:style-name="P33"><text:s text:c="4"/>_typestyle_t _t_style; </text:p>
            <text:p text:style-name="P33">}_typeinfo_t;</text:p>
          </table:table-cell>
        </table:table-row>
      </table:table>
      <text:p text:style-name="P11"/>
      <text:list xml:id="list42479967" text:continue-numbering="true" text:style-name="WW8Num13">
        <text:list-item>
          <text:list>
            <text:list-item>
              <text:h text:style-name="P6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3">bool_t type_register( </text:p>
            <text:p text:style-name="P33"><text:s text:c="4"/>typename, </text:p>
            <text:p text:style-name="P33"><text:s text:c="4"/>unary_function_t t_typeinit, </text:p>
            <text:p text:style-name="P33"><text:s text:c="4"/>binary_function_t t_typecopy, </text:p>
            <text:p text:style-name="P33"><text:soft-page-break/><text:s text:c="4"/>binary_function_t t_typeless, </text:p>
            <text:p text:style-name="P33"><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3">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2493071" text:continue-numbering="true" text:style-name="WW8Num13">
        <text:list-item>
          <text:list>
            <text:list-item>
              <text:h text:style-name="P63"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3">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3">void _type_get_type_pair( </text:p>
            <text:p text:style-name="P33"><text:s text:c="4"/>_typeinfo_t* pt_typeinfofirst,</text:p>
            <text:p text:style-name="P33"><text:s text:c="4"/>_typeinfo_t* pt_typeinfosecond,</text:p>
            <text:p text:style-name="P33"><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3">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3">void _type_get_varg_value( </text:p>
            <text:p text:style-name="P33"><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3">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3">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2473072" text:continue-numbering="true" text:style-name="WW8Num13">
        <text:list-item>
          <text:list>
            <text:list-item>
              <text:h text:style-name="P63"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9"><text:tab/>使用正则表达式的方式描述词法：</text:p>
      <text:p text:style-name="P30">letter <text:s text:c="8"/>: [a~zA~Z]</text:p>
      <text:p text:style-name="P30">digit <text:s text:c="9"/>: [0~9]</text:p>
      <text:p text:style-name="P30">identifier <text:s/>: (letter | _)(letter | digit | \*)*</text:p>
      <text:p text:style-name="P30">sign <text:s text:c="9"/>: &lt; | , | &gt; </text:p>
      <text:p text:style-name="P30">space <text:s text:c="7"/>: ' ' | '\t' | '\v' | '\f' | '\r' | '\n'</text:p>
      <text:p text:style-name="P19"><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9"><text:tab/>下面列出的都是描述中使用的保留字，它们与普通的<text:span text:style-name="T28">identifier不同，我们使用蓝色表示：</text:span></text:p>
      <text:p text:style-name="P31">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1">slist_t <text:s text:c="3"/>deque_t <text:s text:c="4"/>stack_t <text:s text:c="3"/>queue_t <text:s text:c="3"/>priority_queue_t <text:s text:c="3"/>set_t <text:s text:c="3"/>map_t <text:s text:c="3"/>multiset_t <text:s text:c="3"/>multimap_t <text:s text:c="3"/>hash_set_t <text:s text:c="3"/>hash_map_t <text:s text:c="3"/></text:p>
      <text:p text:style-name="P31">hash_multiset_t <text:s text:c="3"/>hash_multimap_t <text:s text:c="3"/>pair_t <text:s text:c="3"/>string_t <text:s text:c="3"/>iterator_t <text:s text:c="3"/>vector_iterator_t <text:s text:c="3"/>list_iterator_t <text:s text:c="3"/>slist_iterator_t <text:s text:c="3"/></text:p>
      <text:p text:style-name="P31">deque_iterator_t <text:s text:c="3"/>set_iterator_t <text:s text:c="3"/>map_iterator_t <text:s text:c="3"/>multiset_iterator_t <text:s text:c="3"/>multimap_iterator_t <text:s text:c="3"/>hash_set_iterator_t <text:s text:c="3"/></text:p>
      <text:p text:style-name="P31">hash_map_iterator_t <text:s text:c="3"/>hash_multiset_iterator_t <text:s text:c="3"/>hash_multimap_iterator_t <text:s text:c="3"/>string_iterator_t <text:s text:c="3"/>input_iterator_t <text:s text:c="3"/></text:p>
      <text:p text:style-name="P31">output_iterator_t <text:s text:c="3"/>forward_iterator_t <text:s text:c="3"/>bidirectional_iterator_t <text:s text:c="3"/>random_access_iterator_t</text:p>
      <text:p text:style-name="P31"/>
      <text:p text:style-name="P11">语法描述：</text:p>
      <text:p text:style-name="P18"><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8"><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8"><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8"><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8"><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8"><text:span text:style-name="T9">USER_DEFINE =&gt; USER_DEFINE_TYPE</text:span><text:span text:style-name="T8"> </text:span><text:span text:style-name="T21">identifier</text:span><text:span text:style-name="T8"> | identifier</text:span></text:p>
      <text:p text:style-name="P28"><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8"><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8"><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8"><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8"><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8"><text:span text:style-name="T8"><text:s text:c="14"/></text:span><text:span text:style-name="T27">bidirectional_iterator_t</text:span><text:span text:style-name="T8"> | </text:span><text:span text:style-name="T27">random_access_iterator_t</text:span></text:p>
      <text:p text:style-name="P28"><text:soft-page-break/><text:span text:style-name="T9">SEQUENCE =&gt; SEQUENCE_NAME</text:span><text:span text:style-name="T8"> &lt; </text:span><text:span text:style-name="T9">TYPE_DESCRIPT</text:span><text:span text:style-name="T8"> &gt;</text:span></text:p>
      <text:p text:style-name="P28"><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9"><text:span text:style-name="T7"><text:s text:c="21"/></text:span><text:span text:style-name="T26">hash_multiset_t</text:span></text:p>
      <text:p text:style-name="P29"><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9"><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1"/>
      <text:p text:style-name="P39"><text:tab/>首先要对此法进行处理，将此法转换成有限的状态机：</text:p>
      <text:p text:style-name="P40"><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2491474" text:continue-numbering="true" text:style-name="WW8Num13">
        <text:list-item>
          <text:list>
            <text:list-item>
              <text:h text:style-name="P6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63108" text:continue-numbering="true" text:style-name="WW8Num13">
        <text:list-item>
          <text:h text:style-name="P54" text:outline-level="1"><text:soft-page-break/>libcstl<text:span text:style-name="T20">迭代</text:span>器</text:h>
        </text:list-item>
      </text:list>
      <text:p text:style-name="P22"><text:tab/>迭代器将对于容器的操作封装起来，对外界提供一个统一的操作接口。使用这样一套同意的对外接口就可以完成对于任何类型的容器的操作，而不必关心各个容器的不同点。</text:p>
      <text:p text:style-name="P22"/>
      <text:list xml:id="list42483482" text:continue-numbering="true" text:style-name="WW8Num13">
        <text:list-item>
          <text:list>
            <text:list-item>
              <text:h text:style-name="P60" text:outline-level="2">迭代器的机制</text:h>
            </text:list-item>
          </text:list>
        </text:list-item>
      </text:list>
      <text:p text:style-name="P22"><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3"><draw:frame draw:style-name="fr3" draw:name="图形12" text:anchor-type="paragraph" svg:width="19.006cm" svg:height="6.071cm" draw:z-index="14"><draw:image xlink:href="Pictures/1000000000000272000000C85D7001FF.jpg" xlink:type="simple" xlink:show="embed" xlink:actuate="onLoad"/></draw:frame>图 5.1 迭代器</text:p>
      <text:p text:style-name="P22"/>
      <text:p text:style-name="P22"><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2"/>
      <text:list xml:id="list42487640" text:continue-numbering="true" text:style-name="WW8Num13">
        <text:list-item>
          <text:list>
            <text:list-item>
              <text:h text:style-name="P60" text:outline-level="2">迭代器的代码<text:span text:style-name="T23">结构</text:span></text:h>
            </text:list-item>
          </text:list>
        </text:list-item>
      </text:list>
      <text:p text:style-name="P22"><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3">typedef struct _tagiterator </text:p>
            <text:p text:style-name="P33"><text:soft-page-break/>{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8"/>struct </text:p>
            <text:p text:style-name="P33"><text:s text:c="8"/>{ <text:s text:c="19"/>/* 与双端队列相关的结构 */ </text:p>
            <text:p text:style-name="P33"><text:s text:c="12"/>char* <text:s text:c="2"/>_pc_corepos; <text:s text:c="3"/>/* 数据位置 */</text:p>
            <text:p text:style-name="P33"><text:s text:c="12"/>char* <text:s text:c="2"/>_pc_first; <text:s text:c="5"/>/* 第一个数据的位置 */</text:p>
            <text:p text:style-name="P33"><text:s text:c="12"/>char* <text:s text:c="2"/>_pc_afterlast; <text:s/>/* 最后一个数据的下一个位置 */ </text:p>
            <text:p text:style-name="P33"><text:s text:c="12"/>char** <text:s/>_ppc_mappos; <text:s text:c="3"/>/* 映射表的位置 */ </text:p>
            <text:p text:style-name="P33"><text:s text:c="8"/>}_t_dequepos; </text:p>
            <text:p text:style-name="P33"><text:s text:c="8"/>struct </text:p>
            <text:p text:style-name="P33"><text:s text:c="8"/>{ <text:s text:c="19"/>/* 与avl树和rb树相关的结构 */ </text:p>
            <text:p text:style-name="P33"><text:s text:c="12"/>char* <text:s text:c="2"/>_pc_corepos; <text:s text:c="3"/>/* 数据的位置 */</text:p>
            <text:p text:style-name="P33"><text:s text:c="12"/>void* <text:s text:c="2"/>_pt_tree; <text:s text:c="6"/>/* avl树或者rb树的位置 */ </text:p>
            <text:p text:style-name="P33"><text:s text:c="8"/>}_t_treepos; </text:p>
            <text:p text:style-name="P33"><text:s text:c="8"/>struct <text:s text:c="14"/>/* 与哈希表相关的结构 */ </text:p>
            <text:p text:style-name="P33"><text:s text:c="8"/>{ </text:p>
            <text:p text:style-name="P33"><text:s text:c="12"/>char* <text:s text:c="2"/>_pc_corepos; <text:s text:c="4"/>/* 数据的位置 */</text:p>
            <text:p text:style-name="P33"><text:s text:c="12"/>char* <text:s text:c="2"/>_pc_bucketpos; <text:s text:c="2"/>/* 桶的位置 */ </text:p>
            <text:p text:style-name="P33"><text:s text:c="12"/>void* <text:s text:c="2"/>_pt_hashtable; <text:s text:c="2"/>/* 哈希表的位置 */ </text:p>
            <text:p text:style-name="P33"><text:s text:c="8"/>}_t_hashpos;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2"/>
      <text:list xml:id="list42485873" text:continue-numbering="true" text:style-name="WW8Num13">
        <text:list-item>
          <text:list>
            <text:list-item>
              <text:h text:style-name="P60" text:outline-level="2">对外<text:span text:style-name="T23">接口</text:span></text:h>
            </text:list-item>
          </text:list>
        </text:list-item>
      </text:list>
      <text:p text:style-name="P22"><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2"/>
      <text:p text:style-name="P11"><text:tab/>接口的原型：</text:p>
      <table:table table:name="表格24" table:style-name="表格24">
        <table:table-column table:style-name="表格24.A"/>
        <table:table-row>
          <table:table-cell table:style-name="表格24.A1" office:value-type="string">
            <text:p text:style-name="P33">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7"><text:tab/>这个函数只能应用于输入迭代器。t_iter为无效的迭代器或者是容器的末尾，函数的行为是未定义的。pv_value为NULL或者是缓冲区的大小不能够保存迭代器引用的数据的时候，函数是未定义的。</text:p>
      <text:p text:style-name="P22"/>
      <table:table table:name="表格25" table:style-name="表格25">
        <table:table-column table:style-name="表格25.A"/>
        <table:table-row>
          <table:table-cell table:style-name="表格25.A1" office:value-type="string">
            <text:p text:style-name="P33">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7"><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2"/>
      <table:table table:name="表格26" table:style-name="表格26">
        <table:table-column table:style-name="表格26.A"/>
        <table:table-row>
          <table:table-cell table:style-name="表格26.A1" office:value-type="string">
            <text:p text:style-name="P33">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7"><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2"/>
      <table:table table:name="表格27" table:style-name="表格27">
        <table:table-column table:style-name="表格27.A"/>
        <table:table-row>
          <table:table-cell table:style-name="表格27.A1" office:value-type="string">
            <text:p text:style-name="P33">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7"><text:tab/>这个函数只能应用于前向迭代器。t_iter为无效的迭代器或者是容器的末尾，函数的行为是未定义的。</text:p>
      <text:p text:style-name="P22"/>
      <table:table table:name="表格28" table:style-name="表格28">
        <table:table-column table:style-name="表格28.A"/>
        <table:table-row>
          <table:table-cell table:style-name="表格28.A1" office:value-type="string">
            <text:p text:style-name="P33">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7"><text:tab/>这个函数只能应用于双向迭代器。t_iter为无效的迭代器或者是容器的第一个位置，函数的行为是未定义的。</text:p>
      <text:p text:style-name="P22"/>
      <table:table table:name="表格29" table:style-name="表格29">
        <table:table-column table:style-name="表格29.A"/>
        <table:table-row>
          <table:table-cell table:style-name="表格29.A1" office:value-type="string">
            <text:p text:style-name="P33">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7"><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30" table:style-name="表格30">
        <table:table-column table:style-name="表格30.A"/>
        <table:table-row>
          <table:table-cell table:style-name="表格30.A1" office:value-type="string">
            <text:p text:style-name="P33">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5"><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2"/>
      <table:table table:name="表格31" table:style-name="表格31">
        <table:table-column table:style-name="表格31.A"/>
        <table:table-row>
          <table:table-cell table:style-name="表格31.A1" office:value-type="string">
            <text:p text:style-name="P33">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2"/>
      <table:table table:name="表格32" table:style-name="表格32">
        <table:table-column table:style-name="表格32.A"/>
        <table:table-row>
          <table:table-cell table:style-name="表格32.A1" office:value-type="string">
            <text:p text:style-name="P33">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7">注意：</text:p>
      <text:p text:style-name="P22"><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2"/>
      <table:table table:name="表格33" table:style-name="表格33">
        <table:table-column table:style-name="表格33.A"/>
        <text:soft-page-break/>
        <table:table-row>
          <table:table-cell table:style-name="表格33.A1" office:value-type="string">
            <text:p text:style-name="P33">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4" table:style-name="表格34">
        <table:table-column table:style-name="表格34.A"/>
        <table:table-row>
          <table:table-cell table:style-name="表格34.A1" office:value-type="string">
            <text:p text:style-name="P33">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5" table:style-name="表格35">
        <table:table-column table:style-name="表格35.A"/>
        <table:table-row>
          <table:table-cell table:style-name="表格35.A1" office:value-type="string">
            <text:p text:style-name="P33">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6" table:style-name="表格36">
        <table:table-column table:style-name="表格36.A"/>
        <table:table-row>
          <table:table-cell table:style-name="表格36.A1" office:value-type="string">
            <text:p text:style-name="P33">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able:table table:name="表格37" table:style-name="表格37">
        <table:table-column table:style-name="表格37.A"/>
        <table:table-row>
          <table:table-cell table:style-name="表格37.A1" office:value-type="string">
            <text:p text:style-name="P33">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7">注意：</text:p>
      <text:p text:style-name="P22"><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2"/>
      <table:table table:name="表格38" table:style-name="表格38">
        <table:table-column table:style-name="表格38.A"/>
        <table:table-row>
          <table:table-cell table:style-name="表格38.A1" office:value-type="string">
            <text:p text:style-name="P33">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7">注意：</text:p>
      <text:p text:style-name="P22"><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2"/>
      <text:p text:style-name="P22"><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3">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7"><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2"/>
      <table:table table:name="表格40" table:style-name="表格40">
        <table:table-column table:style-name="表格40.A"/>
        <table:table-row>
          <table:table-cell table:style-name="表格40.A1" office:value-type="string">
            <text:p text:style-name="P33">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7">注意：</text:p>
      <text:p text:style-name="P22"><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2"/>
      <text:list xml:id="list42478554" text:continue-numbering="true" text:style-name="WW8Num13">
        <text:list-item>
          <text:list>
            <text:list-item>
              <text:h text:style-name="P60" text:outline-level="2">内部<text:span text:style-name="T23">接口</text:span></text:h>
            </text:list-item>
          </text:list>
        </text:list-item>
      </text:list>
      <text:p text:style-name="P22"><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2"/>
      <text:p text:style-name="P22"/>
      <table:table table:name="Table1" table:style-name="Table1">
        <table:table-column table:style-name="Table1.A"/>
        <table:table-row>
          <table:table-cell table:style-name="Table1.A1" office:value-type="string">
            <text:p text:style-name="P33">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7">注意：</text:p>
      <text:p text:style-name="P22"><text:tab/><text:span text:style-name="T35">这个函数能应用于任何类型的迭代器。</text:span></text:p>
      <text:p text:style-name="P22"/>
      <table:table table:name="Table2" table:style-name="Table2">
        <table:table-column table:style-name="Table2.A"/>
        <table:table-row>
          <table:table-cell table:style-name="Table2.A1" office:value-type="string">
            <text:p text:style-name="P33">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7">注意：</text:p>
      <text:p text:style-name="P22"><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2"/>
      <table:table table:name="Table3" table:style-name="Table3">
        <table:table-column table:style-name="Table3.A"/>
        <table:table-row>
          <table:table-cell table:style-name="Table3.A1" office:value-type="string">
            <text:p text:style-name="P33">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7">注意：</text:p>
      <text:p text:style-name="P22"><text:tab/><text:span text:style-name="T35">这个函数能应用于任何类型的迭代器。迭代器必须是有效的迭代器，限制类型也必须是有效的迭代器类型，否则函数的行为是未定义的。</text:span></text:p>
      <text:p text:style-name="P22"/>
      <table:table table:name="Table4" table:style-name="Table4">
        <table:table-column table:style-name="Table4.A"/>
        <table:table-row>
          <table:table-cell table:style-name="Table4.A1" office:value-type="string">
            <text:p text:style-name="P33">bool_t _iterator_valid_range(</text:p>
            <text:p text:style-name="P33"><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7">注意：</text:p>
      <text:p text:style-name="P22"><text:tab/><text:span text:style-name="T35">这个函数能应用于任何类型的迭代器。迭代器必须是有效的迭代器并且属于同一容器，限制类型也必须是有效的迭代器类型，否则函数的行为是未定义的。</text:span></text:p>
      <text:p text:style-name="P22"/>
      <table:table table:name="Table5" table:style-name="Table5">
        <table:table-column table:style-name="Table5.A"/>
        <table:table-row>
          <table:table-cell table:style-name="Table5.A1" office:value-type="string">
            <text:p text:style-name="P33">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7">注意：</text:p>
      <text:p text:style-name="P22"><text:tab/><text:span text:style-name="T35">这个函数能应用于任何类型的迭代器。迭代器必须是有效，否则函数的行为是未定义的。</text:span></text:p>
      <text:p text:style-name="P22"/>
      <table:table table:name="Table6" table:style-name="Table6">
        <table:table-column table:style-name="Table6.A"/>
        <table:table-row>
          <table:table-cell table:style-name="Table6.A1" office:value-type="string">
            <text:p text:style-name="P33">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7">注意：</text:p>
      <text:p text:style-name="P22"><text:tab/><text:span text:style-name="T35">这个函数能应用于任何类型的迭代器。迭代器必须是有效，否则函数的行为是未定义的。</text:span></text:p>
      <text:p text:style-name="P22"/>
      <table:table table:name="Table7" table:style-name="Table7">
        <table:table-column table:style-name="Table7.A"/>
        <table:table-row>
          <table:table-cell table:style-name="Table7.A1" office:value-type="string">
            <text:p text:style-name="P33">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7">注意：</text:p>
      <text:p text:style-name="P22"><text:tab/><text:span text:style-name="T35">这个函数能应用于任何类型的迭代器。迭代器必须是有效，否则函数的行为是未定义的。</text:span></text:p>
      <text:p text:style-name="P22"/>
      <table:table table:name="Table8" table:style-name="Table8">
        <table:table-column table:style-name="Table8.A"/>
        <table:table-row>
          <table:table-cell table:style-name="Table8.A1" office:value-type="string">
            <text:p text:style-name="P33">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7">注意：</text:p>
      <text:p text:style-name="P22"><text:tab/><text:span text:style-name="T35">这个函数能应用于任何类型的迭代器。迭代器必须是有效，否则函数的行为是未定义的。</text:span></text:p>
      <text:p text:style-name="P22"/>
      <table:table table:name="Table9" table:style-name="Table9">
        <table:table-column table:style-name="Table9.A"/>
        <table:table-row>
          <table:table-cell table:style-name="Table9.A1" office:value-type="string">
            <text:p text:style-name="P33">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7">注意：</text:p>
      <text:p text:style-name="P22"><text:tab/><text:span text:style-name="T35">这个函数能应用于任何类型的迭代器。迭代器必须是有效，否则函数的行为是未定义的。</text:span></text:p>
      <text:p text:style-name="P22"/>
      <table:table table:name="Table10" table:style-name="Table10">
        <table:table-column table:style-name="Table10.A"/>
        <table:table-row>
          <table:table-cell table:style-name="Table10.A1" office:value-type="string">
            <text:p text:style-name="P33">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7">注意：</text:p>
      <text:p text:style-name="P22"><text:tab/><text:span text:style-name="T35">这个函数能应用于任何类型的迭代器。迭代器必须是有效，否则函数的行为是未定义的。</text:span></text:p>
      <text:p text:style-name="P22"/>
      <table:table table:name="Table11" table:style-name="Table11">
        <table:table-column table:style-name="Table11.A"/>
        <table:table-row>
          <table:table-cell table:style-name="Table11.A1" office:value-type="string">
            <text:p text:style-name="P33">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7">注意：</text:p>
      <text:p text:style-name="P22"><text:tab/><text:span text:style-name="T35">这个函数能应用于任何类型的迭代器。迭代器必须是有效，否则函数的行为是未定义的。</text:span></text:p>
      <text:p text:style-name="P22"/>
      <table:table table:name="Table12" table:style-name="Table12">
        <table:table-column table:style-name="Table12.A"/>
        <table:table-row>
          <table:table-cell table:style-name="Table12.A1" office:value-type="string">
            <text:p text:style-name="P33">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7">注意：</text:p>
      <text:p text:style-name="P22"><text:tab/><text:span text:style-name="T35">这个函数能应用于任何类型的迭代器。迭代器必须是有效，否则函数的行为是未定义的。</text:span></text:p>
      <text:p text:style-name="P22"/>
      <table:table table:name="Table13" table:style-name="Table13">
        <table:table-column table:style-name="Table13.A"/>
        <table:table-row>
          <table:table-cell table:style-name="Table13.A1" office:value-type="string">
            <text:p text:style-name="P33">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7">注意：</text:p>
      <text:p text:style-name="P22"><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63730" text:continue-numbering="true" text:style-name="WW8Num13">
        <text:list-item>
          <text:h text:style-name="P54" text:outline-level="1"><text:soft-page-break/>vector<text:span text:style-name="T20">容器</text:span></text:h>
        </text:list-item>
      </text:list>
      <text:p text:style-name="P22"><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2"/>
      <text:list xml:id="list42465938" text:continue-numbering="true" text:style-name="WW8Num13">
        <text:list-item>
          <text:list>
            <text:list-item>
              <text:h text:style-name="P63" text:outline-level="2"><text:span text:style-name="T6">vector</text:span><text:span text:style-name="T3">容器的机制</text:span></text:h>
            </text:list-item>
          </text:list>
        </text:list-item>
      </text:list>
      <text:p text:style-name="P22"><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2"><draw:frame draw:style-name="fr2" draw:name="graphics1" text:anchor-type="paragraph" svg:width="16.589cm" svg:height="4.657cm" draw:z-index="15"><draw:image xlink:href="Pictures/1000000000000273000000B01A7B2E49.jpg" xlink:type="simple" xlink:show="embed" xlink:actuate="onLoad"/></draw:frame></text:p>
      <text:p text:style-name="P23">图 6.1 vector容器的内存</text:p>
      <text:p text:style-name="P22"><text:tab/>当vector容器中剩余的内存保存不了要求插入的数据的时候就引起了容器的内存的重新分配，分配的算法是：</text:p>
      <text:p text:style-name="P22"><text:tab/>1) new_size = old_size + 2 * insert_size</text:p>
      <text:p text:style-name="P22"><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2"><text:tab/>2) new_size = old_size != 0 ? 2 * old_size : 1</text:p>
      <text:p text:style-name="P22"><text:tab/>这种算法就是每次分配的量是原有内存的倍数，但是如果原有的内存量很小，突然插入大量的数据，这样一次重新分配可能还是没有满足要求还要再次进行重新分配。</text:p>
      <text:p text:style-name="P22"><text:tab/>3) new_size = old_size + max(old_size, insert_size)</text:p>
      <text:p text:style-name="P22"><text:tab/>这个算法当insert_size &gt; old_size的时候，重新分配的内存刚刚好容纳下插入之后的数据，这样马上内存就饱和了，再次插入还是会引起内存的重新分配。</text:p>
      <text:p text:style-name="P22"><text:tab/>4) </text:p>
      <text:p text:style-name="P22"><text:s text:c="6"/>grow_size = (old_size + insert_size)/2;</text:p>
      <text:p text:style-name="P22"><text:s text:c="6"/>grow_size = grow_size &gt; threshold_size ? grow_size : threshold_size</text:p>
      <text:p text:style-name="P22"><text:s text:c="6"/>new_size = old_size + insert_size + grow_size</text:p>
      <text:p text:style-name="P22"><text:tab/>threshold_size是一个阀值，它是每次增加的最小数量。grow_size是插入数据后应该预留的内存的数量，这个值由<text:soft-page-break/>insert_size和old_size决定。这个算法避免了突然的猛烈增长。</text:p>
      <text:p text:style-name="P22"><text:tab/>5) </text:p>
      <text:p text:style-name="P22"><text:s text:c="6"/>grow_size = <text:span text:style-name="T36">β</text:span> * old_size + (1- <text:span text:style-name="T36">β) * </text:span>insert_size; </text:p>
      <text:p text:style-name="P22"><text:s text:c="6"/>grow_size = grow_size &gt; threshold_size ? grow_size : threshold_size</text:p>
      <text:p text:style-name="P22"><text:s text:c="6"/>new_size = old_size + insert_size + grow_size</text:p>
      <text:p text:style-name="P22"><text:tab/>这个算法与4)类似，但是在grow_size受那个大小影响依赖于<text:span text:style-name="T36">β，它是一个百分比，掌握两个size影响grow_size的程度。</text:span></text:p>
      <text:p text:style-name="P22">(libcstl采用的是第一种算法，在将来的版本可能改成第4个)。</text:p>
      <text:p text:style-name="P22"/>
      <text:p text:style-name="P22"><text:tab/>对于vector中末尾的数据和开头以及中间的数据的操作完全不同。在容器的末尾插入数据很方便和快捷：</text:p>
      <text:p text:style-name="P23"><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2"><text:tab/>在容器的开头和中间插入或者删除数据就不是很方便了，而且效率也不高：</text:p>
      <text:p text:style-name="P23"><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2"/>
      <text:list xml:id="list42470900" text:continue-numbering="true" text:style-name="WW8Num13">
        <text:list-item>
          <text:list>
            <text:list-item>
              <text:h text:style-name="P63" text:outline-level="2"><text:span text:style-name="T6">vector</text:span><text:span text:style-name="T19">迭代</text:span><text:span text:style-name="T3">器</text:span></text:h>
            </text:list-item>
          </text:list>
        </text:list-item>
      </text:list>
      <text:p text:style-name="P22"><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3"><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2"><text:tab/>所以对于vector迭代器来说，迭代器的结构就变成了：</text:p>
      <table:table table:name="Table14" table:style-name="Table14">
        <table:table-column table:style-name="Table14.A"/>
        <table:table-row>
          <table:table-cell table:style-name="Table1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向量等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2488645" text:continue-numbering="true" text:style-name="WW8Num13">
        <text:list-item>
          <text:list>
            <text:list-item>
              <text:h text:style-name="P63" text:outline-level="2"><text:span text:style-name="T6">vector</text:span><text:span text:style-name="T3">的</text:span><text:span text:style-name="T19">代码</text:span><text:span text:style-name="T3">结构</text:span></text:h>
            </text:list-item>
          </text:list>
        </text:list-item>
      </text:list>
      <text:p text:style-name="P22"><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3">typedef struct _tagvector</text:p>
            <text:p text:style-name="P33">{</text:p>
            <text:p text:style-name="P33"><text:s text:c="4"/>_typeinfo_t _t_typeinfo; <text:s text:c="7"/>/* 数据类型信息 */</text:p>
            <text:p text:style-name="P33"><text:s text:c="4"/>_alloc_t <text:s text:c="3"/>_t_allocator; <text:s text:c="6"/>/* 内存管理 */</text:p>
            <text:p text:style-name="P33"/>
            <text:p text:style-name="P33"><text:s text:c="4"/>_byte_t* <text:s text:c="3"/>_pby_start; <text:s text:c="9"/>/* 容器的开始位置 */</text:p>
            <text:p text:style-name="P33"><text:s text:c="4"/>_byte_t* <text:s text:c="3"/>_pby_finish; <text:s text:c="8"/>/* 数据的末尾 */</text:p>
            <text:p text:style-name="P33"><text:s text:c="4"/>_byte_t* <text:s text:c="3"/>_pby_endofstorage; <text:s text:c="2"/>/* 容器内存的结束位置 */</text:p>
            <text:p text:style-name="P33">}vector_t;</text:p>
          </table:table-cell>
        </table:table-row>
      </table:table>
      <text:p text:style-name="P23"><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2"/>
      <text:list xml:id="list42479774" text:continue-numbering="true" text:style-name="WW8Num13">
        <text:list-item>
          <text:list>
            <text:list-item>
              <text:h text:style-name="P60" text:outline-level="2">外部接口</text:h>
            </text:list-item>
          </text:list>
        </text:list-item>
      </text:list>
      <text:p text:style-name="P22"><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2"/>
      <text:p text:style-name="P22">接口原型：</text:p>
      <table:table table:name="Table17" table:style-name="Table17">
        <table:table-column table:style-name="Table17.A"/>
        <table:table-row>
          <table:table-cell table:style-name="Table17.A1" office:value-type="string">
            <text:p text:style-name="P33">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18" table:style-name="Table18">
        <table:table-column table:style-name="Table18.A"/>
        <table:table-row>
          <table:table-cell table:style-name="Table18.A1" office:value-type="string">
            <text:p text:style-name="P33">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7"><text:tab/>被初始化的容器一定是使用create_vector创建的容器，否则函数的行为是未定义的。pvec_vector == NULL，函数的行为是未定义的。使用vector_init初始化之后的vector容器，vector_size() == 0，vector_capacity() == 0。</text:p>
      <text:p text:style-name="P27"/>
      <table:table table:name="Table19" table:style-name="Table19">
        <table:table-column table:style-name="Table19.A"/>
        <table:table-row>
          <table:table-cell table:style-name="Table19.A1" office:value-type="string">
            <text:p text:style-name="P33">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7"><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7"/>
      <table:table table:name="Table20" table:style-name="Table20">
        <table:table-column table:style-name="Table20.A"/>
        <table:table-row>
          <table:table-cell table:style-name="Table20.A1" office:value-type="string">
            <text:p text:style-name="P33">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7"/>
      <table:table table:name="Table21" table:style-name="Table21">
        <table:table-column table:style-name="Table21.A"/>
        <table:table-row>
          <table:table-cell table:style-name="Table21.A1" office:value-type="string">
            <text:p text:style-name="P33">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7"><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7"/>
      <table:table table:name="Table22" table:style-name="Table22">
        <table:table-column table:style-name="Table22.A"/>
        <table:table-row>
          <table:table-cell table:style-name="Table22.A1" office:value-type="string">
            <text:p text:style-name="P33">void vector_init_copy_range(</text:p>
            <text:p text:style-name="P33"><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7"><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7"/>
      <table:table table:name="Table23" table:style-name="Table23">
        <table:table-column table:style-name="Table23.A"/>
        <table:table-row>
          <table:table-cell table:style-name="Table23.A1" office:value-type="string">
            <text:p text:style-name="P33">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7"><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7"/>
      <table:table table:name="Table24" table:style-name="Table24">
        <table:table-column table:style-name="Table24.A"/>
        <table:table-row>
          <table:table-cell table:style-name="Table24.A1" office:value-type="string">
            <text:p text:style-name="P33">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7"><text:tab/>cpvec_vector == NULL则函数的行为是未定义的，cpvec_vector指向的容器是经过初始化以后的vector容器，否则函数的行为是未定义的。</text:p>
      <text:p text:style-name="P27"/>
      <table:table table:name="Table25" table:style-name="Table25">
        <table:table-column table:style-name="Table25.A"/>
        <text:soft-page-break/>
        <table:table-row>
          <table:table-cell table:style-name="Table25.A1" office:value-type="string">
            <text:p text:style-name="P33">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7"><text:tab/>cpvec_vector == NULL则函数的行为是未定义的，cpvec_vector指向的容器是经过初始化以后的vector容器，否则函数的行为是未定义的。</text:p>
      <text:p text:style-name="P27"/>
      <table:table table:name="Table26" table:style-name="Table26">
        <table:table-column table:style-name="Table26.A"/>
        <table:table-row>
          <table:table-cell table:style-name="Table26.A1" office:value-type="string">
            <text:p text:style-name="P33">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7"><text:tab/>cpvec_vector == NULL则函数的行为是未定义的，cpvec_vector指向的容器是经过初始化以后的vector容器，否则函数的行为是未定义的。这个最大数量是与系统相关的，不是一个固定的值。</text:p>
      <text:p text:style-name="P27"/>
      <table:table table:name="Table27" table:style-name="Table27">
        <table:table-column table:style-name="Table27.A"/>
        <table:table-row>
          <table:table-cell table:style-name="Table27.A1" office:value-type="string">
            <text:p text:style-name="P33">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7"><text:tab/>cpvec_vector == NULL则函数的行为是未定义的，cpvec_vector指向的容器是经过初始化以后的vector容器，否则函数的行为是未定义的。容量符合前面描述的算法。</text:p>
      <text:p text:style-name="P27"/>
      <table:table table:name="Table28" table:style-name="Table28">
        <table:table-column table:style-name="Table28.A"/>
        <table:table-row>
          <table:table-cell table:style-name="Table28.A1" office:value-type="string">
            <text:p text:style-name="P33">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7"><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7"/>
      <table:table table:name="Table29" table:style-name="Table29">
        <table:table-column table:style-name="Table29.A"/>
        <table:table-row>
          <table:table-cell table:style-name="Table29.A1" office:value-type="string">
            <text:p text:style-name="P33">bool_t vector_equal(</text:p>
            <text:p text:style-name="P33"><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7"/>
      <table:table table:name="Table30" table:style-name="Table30">
        <table:table-column table:style-name="Table30.A"/>
        <table:table-row>
          <table:table-cell table:style-name="Table30.A1" office:value-type="string">
            <text:p text:style-name="P33">bool_t vector_not_equal(</text:p>
            <text:p text:style-name="P33"><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7"/>
      <table:table table:name="Table31" table:style-name="Table31">
        <table:table-column table:style-name="Table31.A"/>
        <table:table-row>
          <table:table-cell table:style-name="Table31.A1" office:value-type="string">
            <text:p text:style-name="P33">bool_t vector_less(</text:p>
            <text:p text:style-name="P33"><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7"/>
      <table:table table:name="Table32" table:style-name="Table32">
        <table:table-column table:style-name="Table32.A"/>
        <table:table-row>
          <table:table-cell table:style-name="Table32.A1" office:value-type="string">
            <text:p text:style-name="P33">bool_t vector_less_equal(</text:p>
            <text:p text:style-name="P33"><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7"/>
      <table:table table:name="Table33" table:style-name="Table33">
        <table:table-column table:style-name="Table33.A"/>
        <table:table-row>
          <table:table-cell table:style-name="Table33.A1" office:value-type="string">
            <text:p text:style-name="P33">bool_t vector_greater(</text:p>
            <text:p text:style-name="P33"><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7"/>
      <table:table table:name="Table34" table:style-name="Table34">
        <table:table-column table:style-name="Table34.A"/>
        <table:table-row>
          <table:table-cell table:style-name="Table34.A1" office:value-type="string">
            <text:p text:style-name="P33">bool_t vector_greater_equal(</text:p>
            <text:p text:style-name="P33"><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7"><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7"/>
      <table:table table:name="Table35" table:style-name="Table35">
        <table:table-column table:style-name="Table35.A"/>
        <table:table-row>
          <table:table-cell table:style-name="Table35.A1" office:value-type="string">
            <text:p text:style-name="P33">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7"><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7"/>
      <table:table table:name="Table36" table:style-name="Table36">
        <table:table-column table:style-name="Table36.A"/>
        <table:table-row>
          <table:table-cell table:style-name="Table36.A1" office:value-type="string">
            <text:p text:style-name="P33">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37" table:style-name="Table37">
        <table:table-column table:style-name="Table37.A"/>
        <table:table-row>
          <table:table-cell table:style-name="Table37.A1" office:value-type="string">
            <text:p text:style-name="P33">void vector_assign_range(</text:p>
            <text:p text:style-name="P33"><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7"/>
      <table:table table:name="Table38" table:style-name="Table38">
        <table:table-column table:style-name="Table38.A"/>
        <table:table-row>
          <table:table-cell table:style-name="Table38.A1" office:value-type="string">
            <text:p text:style-name="P33">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7"><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7"/>
      <table:table table:name="Table39" table:style-name="Table39">
        <table:table-column table:style-name="Table39.A"/>
        <table:table-row>
          <table:table-cell table:style-name="Table39.A1" office:value-type="string">
            <text:p text:style-name="P33">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t_pos超过了vector容器中数据索引的范围，则函数的行为是未定义的。</text:p>
      <text:p text:style-name="P27"/>
      <table:table table:name="Table40" table:style-name="Table40">
        <table:table-column table:style-name="Table40.A"/>
        <table:table-row>
          <table:table-cell table:style-name="Table40.A1" office:value-type="string">
            <text:p text:style-name="P33">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1" table:style-name="Table41">
        <table:table-column table:style-name="Table41.A"/>
        <table:table-row>
          <table:table-cell table:style-name="Table41.A1" office:value-type="string">
            <text:p text:style-name="P33">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7"><text:tab/>cpvec_vector == NULL则函数的行为是未定义的，cpvec_vector指向的容器是经过初始化以后的vector容器，否则函数的行为是未定义的。如果vector容器为空则函数的行为是未定义的。</text:p>
      <text:p text:style-name="P27"/>
      <table:table table:name="Table42" table:style-name="Table42">
        <table:table-column table:style-name="Table42.A"/>
        <table:table-row>
          <table:table-cell table:style-name="Table42.A1" office:value-type="string">
            <text:p text:style-name="P33">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7"><text:tab/>cpvec_vector == NULL则函数的行为是未定义的，cpvec_vector指向的容器是经过初始化以后的vector容器，否则函数的行为是未定义的。如果vector为空，则返回值与vector_end(cpvec_vector)相等。</text:p>
      <text:p text:style-name="P27"/>
      <table:table table:name="Table43" table:style-name="Table43">
        <table:table-column table:style-name="Table43.A"/>
        <table:table-row>
          <table:table-cell table:style-name="Table43.A1" office:value-type="string">
            <text:p text:style-name="P33">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7"><text:tab/>cpvec_vector == NULL则函数的行为是未定义的，cpvec_vector指向的容器是经过初始化以后的vector容器，否则函数的行为是未定义的。</text:p>
      <text:p text:style-name="P27"/>
      <table:table table:name="Table44" table:style-name="Table44">
        <table:table-column table:style-name="Table44.A"/>
        <table:table-row>
          <table:table-cell table:style-name="Table44.A1" office:value-type="string">
            <text:p text:style-name="P33">vector_iterator_t vector_insert(</text:p>
            <text:p text:style-name="P33"><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5" table:style-name="Table45">
        <table:table-column table:style-name="Table45.A"/>
        <table:table-row>
          <table:table-cell table:style-name="Table45.A1" office:value-type="string">
            <text:p text:style-name="P33">vector_iterator_t vector_insert_n(</text:p>
            <text:p text:style-name="P33"><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7"/>
      <table:table table:name="Table46" table:style-name="Table46">
        <table:table-column table:style-name="Table46.A"/>
        <table:table-row>
          <table:table-cell table:style-name="Table46.A1" office:value-type="string">
            <text:p text:style-name="P33">void vector_insert_range(</text:p>
            <text:p text:style-name="P33"><text:s text:c="4"/>vector_t* pvec_vector, vector_iterator_t it_pos,vector_iterator_t it_begin,</text:p>
            <text:p text:style-name="P33"><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7"><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7"/>
      <table:table table:name="Table47" table:style-name="Table47">
        <table:table-column table:style-name="Table47.A"/>
        <table:table-row>
          <table:table-cell table:style-name="Table47.A1" office:value-type="string">
            <text:p text:style-name="P33">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7"/>
      <table:table table:name="Table48" table:style-name="Table48">
        <table:table-column table:style-name="Table48.A"/>
        <table:table-row>
          <table:table-cell table:style-name="Table48.A1" office:value-type="string">
            <text:p text:style-name="P33">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tvecvector指向的容器是经过初始化以后的vector容器，否则函数的行为是未定义的。如果vector为空，则函数的行为是未定义的。</text:p>
      <text:p text:style-name="P27"/>
      <table:table table:name="Table49" table:style-name="Table49">
        <table:table-column table:style-name="Table49.A"/>
        <table:table-row>
          <table:table-cell table:style-name="Table49.A1" office:value-type="string">
            <text:p text:style-name="P33">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pos是属于vector的有效迭代器，否则函数的行为是未定义的。</text:p>
      <text:p text:style-name="P27"/>
      <table:table table:name="Table50" table:style-name="Table50">
        <table:table-column table:style-name="Table50.A"/>
        <table:table-row>
          <table:table-cell table:style-name="Table50.A1" office:value-type="string">
            <text:p text:style-name="P33">vector_iterator_t vector_erase_range(</text:p>
            <text:p text:style-name="P33"><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7"><text:tab/>pvec_vector == NULL则函数的行为是未定义的，pvec_vector指向的容器是经过初始化以后的vector容器，否则函数的行为是未定义的。[it_begin, it_end)是属于vector的有效数据区间，否则函数的行为是未定义的。</text:p>
      <text:p text:style-name="P27"/>
      <table:table table:name="Table51" table:style-name="Table51">
        <table:table-column table:style-name="Table51.A"/>
        <table:table-row>
          <table:table-cell table:style-name="Table51.A1" office:value-type="string">
            <text:p text:style-name="P33">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text:p>
      <text:p text:style-name="P27"/>
      <table:table table:name="Table52" table:style-name="Table52">
        <table:table-column table:style-name="Table52.A"/>
        <table:table-row>
          <table:table-cell table:style-name="Table52.A1" office:value-type="string">
            <text:p text:style-name="P33">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7"/>
      <table:table table:name="Table53" table:style-name="Table53">
        <table:table-column table:style-name="Table53.A"/>
        <table:table-row>
          <table:table-cell table:style-name="Table53.A1" office:value-type="string">
            <text:p text:style-name="P33">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7"><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2"/>
      <text:list xml:id="list42487656"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7"/>
      <table:table table:name="Table55" table:style-name="Table55">
        <table:table-column table:style-name="Table55.A"/>
        <table:table-row>
          <table:table-cell table:style-name="Table55.A1" office:value-type="string">
            <text:p text:style-name="P33">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7"><text:tab/>获得的vector迭代器不是有效的迭代器，因为它并没有与任何vector容器关联。这个函数创建的vector迭代器是供<text:soft-page-break/>给以后的vector函数使用的。</text:p>
      <text:p text:style-name="P27"/>
      <table:table table:name="Table56" table:style-name="Table56">
        <table:table-column table:style-name="Table56.A"/>
        <table:table-row>
          <table:table-cell table:style-name="Table56.A1" office:value-type="string">
            <text:p text:style-name="P33">bool_t _vector_iterator_equal(</text:p>
            <text:p text:style-name="P33"><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7"><text:tab/>两个迭代器必须属于同一个vector容器，否则函数的行为是未定义的。两个迭代器相等表示的是两个迭代器引用的是同一个容器中的同一个数据。</text:p>
      <text:p text:style-name="P27"/>
      <table:table table:name="Table57" table:style-name="Table57">
        <table:table-column table:style-name="Table57.A"/>
        <table:table-row>
          <table:table-cell table:style-name="Table57.A1" office:value-type="string">
            <text:p text:style-name="P33">bool_t _vector_iterator_less(</text:p>
            <text:p text:style-name="P33"><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7"><text:tab/>两个迭代器必须属于同一个vector容器，否则函数的行为是未定义的。第一个迭代器小于第二个迭代器表示的是第一个迭代器引用的数据比第二个迭代器引用的数据更靠近容器中的第一个数据。</text:p>
      <text:p text:style-name="P27"/>
      <table:table table:name="Table58" table:style-name="Table58">
        <table:table-column table:style-name="Table58.A"/>
        <table:table-row>
          <table:table-cell table:style-name="Table58.A1" office:value-type="string">
            <text:p text:style-name="P33">bool_t _vector_iterator_before(</text:p>
            <text:p text:style-name="P33"><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7"><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7"/>
      <table:table table:name="Table59" table:style-name="Table59">
        <table:table-column table:style-name="Table59.A"/>
        <table:table-row>
          <table:table-cell table:style-name="Table59.A1" office:value-type="string">
            <text:p text:style-name="P33">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7"><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60" table:style-name="Table60">
        <table:table-column table:style-name="Table60.A"/>
        <table:table-row>
          <table:table-cell table:style-name="Table60.A1" office:value-type="string">
            <text:p text:style-name="P33">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7"><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61" table:style-name="Table61">
        <table:table-column table:style-name="Table61.A"/>
        <table:table-row>
          <table:table-cell table:style-name="Table61.A1" office:value-type="string">
            <text:p text:style-name="P33">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7"><text:tab/>it_iter必须是属于vector的有效迭代器，否则函数的行为是未定义的。</text:p>
      <text:p text:style-name="P27"/>
      <table:table table:name="Table62" table:style-name="Table62">
        <table:table-column table:style-name="Table62.A"/>
        <table:table-row>
          <table:table-cell table:style-name="Table62.A1" office:value-type="string">
            <text:p text:style-name="P33">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7"><text:tab/>it_iter必须是属于vector的有效迭代器，否则函数的行为是未定义的。引用下一个数据的迭代器也必须是属于vector的有效的迭代器，否则函数行为是未定义的。</text:p>
      <text:p text:style-name="P27"/>
      <table:table table:name="Table63" table:style-name="Table63">
        <table:table-column table:style-name="Table63.A"/>
        <table:table-row>
          <table:table-cell table:style-name="Table63.A1" office:value-type="string">
            <text:p text:style-name="P33">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7"><text:tab/>it_iter必须是属于vector的有效迭代器，否则函数的行为是未定义的。引用上一个数据的迭代器也必须是属于vector的有效的迭代器，否则函数行为是未定义的。</text:p>
      <text:p text:style-name="P27"/>
      <table:table table:name="Table64" table:style-name="Table64">
        <table:table-column table:style-name="Table64.A"/>
        <table:table-row>
          <table:table-cell table:style-name="Table64.A1" office:value-type="string">
            <text:p text:style-name="P33">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7"><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7"/>
      <table:table table:name="Table65" table:style-name="Table65">
        <table:table-column table:style-name="Table65.A"/>
        <table:table-row>
          <table:table-cell table:style-name="Table65.A1" office:value-type="string">
            <text:p text:style-name="P33">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7"><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7"/>
      <table:table table:name="Table66" table:style-name="Table66">
        <table:table-column table:style-name="Table66.A"/>
        <table:table-row>
          <table:table-cell table:style-name="Table66.A1" office:value-type="string">
            <text:p text:style-name="P33">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67" table:style-name="Table67">
        <table:table-column table:style-name="Table67.A"/>
        <table:table-row>
          <table:table-cell table:style-name="Table67.A1" office:value-type="string">
            <text:p text:style-name="P33">int _vector_iterator_minus(</text:p>
            <text:p text:style-name="P33"><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7"><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2488775" text:continue-numbering="true" text:style-name="WW8Num13">
        <text:list-item>
          <text:list>
            <text:list-item>
              <text:h text:style-name="P60" text:outline-level="2">内部和辅助接口</text:h>
            </text:list-item>
          </text:list>
        </text:list-item>
      </text:list>
      <text:p text:style-name="P22"><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2"/>
      <table:table table:name="表格47" table:style-name="表格47">
        <table:table-column table:style-name="表格47.A"/>
        <table:table-row>
          <table:table-cell table:style-name="表格47.A1" office:value-type="string">
            <text:p text:style-name="P33">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31" table:style-name="Table131">
        <table:table-column table:style-name="Table131.A"/>
        <table:table-row>
          <table:table-cell table:style-name="Table131.A1" office:value-type="string">
            <text:p text:style-name="P33">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7"><text:tab/>如果pvec_vector == NULL 或者s_typename == NULL则函数的行为是未定义的。s_typename必须是C内建类型，libcstl内建类型以及已经注册的用户自定义类型，否则创建失败。</text:p>
      <text:p text:style-name="P22"/>
      <table:table table:name="Table132" table:style-name="Table132">
        <table:table-column table:style-name="Table132.A"/>
        <table:table-row>
          <table:table-cell table:style-name="Table132.A1" office:value-type="string">
            <text:p text:style-name="P33">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33" table:style-name="Table133">
        <table:table-column table:style-name="Table133.A"/>
        <table:table-row>
          <table:table-cell table:style-name="Table133.A1" office:value-type="string">
            <text:p text:style-name="P33">void _vector_init_elem_varg(</text:p>
            <text:p text:style-name="P33"><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4" table:style-name="Table134">
        <table:table-column table:style-name="Table134.A"/>
        <table:table-row>
          <table:table-cell table:style-name="Table134.A1" office:value-type="string">
            <text:p text:style-name="P33">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7"><text:tab/>如果pvec_vector == NULL或者vector不是使用create_vector生成的则函数的行为是未定义的。</text:p>
      <text:p text:style-name="P22"/>
      <table:table table:name="Table135" table:style-name="Table135">
        <table:table-column table:style-name="Table135.A"/>
        <table:table-row>
          <table:table-cell table:style-name="Table135.A1" office:value-type="string">
            <text:p text:style-name="P33">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36" table:style-name="Table136">
        <table:table-column table:style-name="Table136.A"/>
        <table:table-row>
          <table:table-cell table:style-name="Table136.A1" office:value-type="string">
            <text:p text:style-name="P33">void _vector_assign_elem_varg(</text:p>
            <text:p text:style-name="P33"><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2" table:style-name="表格52">
        <table:table-column table:style-name="表格52.A"/>
        <table:table-row>
          <table:table-cell table:style-name="表格52.A1" office:value-type="string">
            <text:p text:style-name="P33">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表格53" table:style-name="表格53">
        <table:table-column table:style-name="表格53.A"/>
        <table:table-row>
          <table:table-cell table:style-name="表格53.A1" office:value-type="string">
            <text:p text:style-name="P33">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0" table:style-name="Table140">
        <table:table-column table:style-name="Table140.A"/>
        <table:table-row>
          <table:table-cell table:style-name="Table140.A1" office:value-type="string">
            <text:p text:style-name="P33">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41" table:style-name="Table141">
        <table:table-column table:style-name="Table141.A"/>
        <table:table-row>
          <table:table-cell table:style-name="Table141.A1" office:value-type="string">
            <text:p text:style-name="P33">void _vector_resize_elem_varg(</text:p>
            <text:p text:style-name="P33"><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42" table:style-name="Table142">
        <table:table-column table:style-name="Table142.A"/>
        <table:table-row>
          <table:table-cell table:style-name="Table142.A1" office:value-type="string">
            <text:p text:style-name="P33">vector_iterator_t _vector_insert_n(</text:p>
            <text:p text:style-name="P33"><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143" table:style-name="Table143">
        <table:table-column table:style-name="Table143.A"/>
        <table:table-row>
          <table:table-cell table:style-name="Table143.A1" office:value-type="string">
            <text:p text:style-name="P33">vector_iterator_t _vector_insert_n_varg(</text:p>
            <text:p text:style-name="P33"><text:s text:c="4"/>vector_t* pvec_vector, vector_iterator_t it_pos, size_t t_count,</text:p>
            <text:p text:style-name="P33"><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44" table:style-name="Table144">
        <table:table-column table:style-name="Table144.A"/>
        <table:table-row>
          <table:table-cell table:style-name="Table144.A1" office:value-type="string">
            <text:p text:style-name="P33">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7">注意：</text:p>
      <text:p text:style-name="P27"><text:tab/>如果pvec_vector == NULL或者pv_value == NULL则函数的行为是未定义的。vector必须是已经初始化或者是使用create_vector创建的vector容器，否则函数的行为是未定义的。</text:p>
      <text:p text:style-name="P22"/>
      <text:p text:style-name="P22"/>
      <text:p text:style-name="P22"><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2"/>
      <table:table table:name="表格43" table:style-name="表格43">
        <table:table-column table:style-name="表格43.A"/>
        <table:table-row>
          <table:table-cell table:style-name="表格43.A1" office:value-type="string">
            <text:p text:style-name="P33">bool_t _vector_iterator_belong_to_vector(</text:p>
            <text:p text:style-name="P33"><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7"><text:tab/>如果cpvec_vector == NULL，那么函数的行为是未定义的，如果it_iter不是vector迭代器，那么函数的行为是未定义的，如果it_iter不属于容器vector，那么函数的行为是未定义的。</text:p>
      <text:p text:style-name="P22"/>
      <table:table table:name="表格44" table:style-name="表格44">
        <table:table-column table:style-name="表格44.A"/>
        <table:table-row>
          <table:table-cell table:style-name="表格44.A1" office:value-type="string">
            <text:p text:style-name="P33">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7"><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2"/>
      <table:table table:name="表格45" table:style-name="表格45">
        <table:table-column table:style-name="表格45.A"/>
        <table:table-row>
          <table:table-cell table:style-name="表格45.A1" office:value-type="string">
            <text:p text:style-name="P33">bool_t _vector_same_vector_iterator_type(</text:p>
            <text:p text:style-name="P33"><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7"><text:tab/>如果cpvec_vector == NULL或者it_iter不是vector_iterator_t类型，那么函数的行为是未定义的。</text:p>
      <text:p text:style-name="P22"/>
      <table:table table:name="表格48" table:style-name="表格48">
        <table:table-column table:style-name="表格48.A"/>
        <table:table-row>
          <table:table-cell table:style-name="表格48.A1" office:value-type="string">
            <text:p text:style-name="P33">void _vector_get_varg_value_auxiliary(</text:p>
            <text:p text:style-name="P33"><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49" table:style-name="表格49">
        <table:table-column table:style-name="表格49.A"/>
        <table:table-row>
          <table:table-cell table:style-name="表格49.A1" office:value-type="string">
            <text:p text:style-name="P33">void _vector_destroy_varg_value_auxiliary(</text:p>
            <text:p text:style-name="P33"><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7"><text:tab/>如果pvec_vector == NULL或者pv_varg == NULL，那么函数的行为是未定义的。pvec_vector必须是已经初始化或者是由create_vector()创建的vector容器，否则函数的行为是未定义的。</text:p>
      <text:p text:style-name="P22"/>
      <table:table table:name="表格50" table:style-name="表格50">
        <table:table-column table:style-name="表格50.A"/>
        <table:table-row>
          <table:table-cell table:style-name="表格50.A1" office:value-type="string">
            <text:p text:style-name="P33">void _vector_init_elem_range_auxiliary(</text:p>
            <text:p text:style-name="P33"><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7"><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2"/>
      <table:table table:name="Table138" table:style-name="Table138">
        <table:table-column table:style-name="Table138.A"/>
        <table:table-row>
          <table:table-cell table:style-name="Table138.A1" office:value-type="string">
            <text:p text:style-name="P33">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7"><text:tab/>如果cpvec_vector == NULL那么函数的行为是未定义的。</text:p>
      <text:p text:style-name="P22"/>
      <table:table table:name="Table139" table:style-name="Table139">
        <table:table-column table:style-name="Table139.A"/>
        <table:table-row>
          <table:table-cell table:style-name="Table139.A1" office:value-type="string">
            <text:p text:style-name="P33">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7"><text:tab/>如果cpvec_vector == NULL那么函数的行为是未定义的。</text:p>
      <text:p text:style-name="P22"/>
      <table:table table:name="表格51" table:style-name="表格51">
        <table:table-column table:style-name="表格51.A"/>
        <table:table-row>
          <table:table-cell table:style-name="表格51.A1" office:value-type="string">
            <text:p text:style-name="P33">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89641" text:continue-numbering="true" text:style-name="WW8Num13">
        <text:list-item>
          <text:h text:style-name="P54" text:outline-level="1"><text:soft-page-break/>list<text:span text:style-name="T20">容器</text:span></text:h>
        </text:list-item>
      </text:list>
      <text:p text:style-name="P22"><text:tab/>list容器是一个链表容器，并且是双向链表。在list的中间和末尾插入和删除数据花费常数时间，但是访问数据要花费线性时间。list的每一个数据都保存在单独的节点当中。</text:p>
      <text:p text:style-name="P22"/>
      <text:list xml:id="list42485289" text:continue-numbering="true" text:style-name="WW8Num13">
        <text:list-item>
          <text:list>
            <text:list-item>
              <text:h text:style-name="P63" text:outline-level="2"><text:span text:style-name="T6">list</text:span><text:span text:style-name="T3">容器的机制</text:span></text:h>
            </text:list-item>
          </text:list>
        </text:list-item>
      </text:list>
      <text:p text:style-name="P22"><text:tab/>list容器是一个双向的链表，每一个数据都保存在单独的节点中，并且这个链表是一个循环的链表：</text:p>
      <text:p text:style-name="P23"><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2"><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3"><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2"><text:tab/>当list容器为空的时候就只有这样一个空白节点：</text:p>
      <text:p text:style-name="P23"><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2"><text:tab/>向链表中任何位置插入数据对于链表的修改都是相同的，插入数据时只需要修改指针就可以了。同样删除数据的时候也只需要修改指针就可以了：</text:p>
      <text:p text:style-name="P23"><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2"><text:soft-page-break/><text:tab/>list容器除了插入和删除操作意外还有排序操作，对于list的排序使用的是快速排序算法。快速排序的关键点在于枢纽的选择，list快速排序选择最后一个数据为枢纽。</text:p>
      <text:p text:style-name="P22"/>
      <text:list xml:id="list42487718" text:continue-numbering="true" text:style-name="WW8Num13">
        <text:list-item>
          <text:list>
            <text:list-item>
              <text:h text:style-name="P63" text:outline-level="2"><text:span text:style-name="T6">list</text:span><text:span text:style-name="T3">迭代器</text:span></text:h>
            </text:list-item>
          </text:list>
        </text:list-item>
      </text:list>
      <text:p text:style-name="P22"><text:tab/>由于引入了空白节点，所以list的迭代器也是很好实现的。同时由于list的迭代器是双向迭代器所以它只能每一次向前或者向后移动一个位置：</text:p>
      <text:p text:style-name="P23"><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2"><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text:soft-page-break/>}iterator_t;</text:p>
          </table:table-cell>
        </table:table-row>
      </table:table>
      <text:p text:style-name="P22"/>
      <text:list xml:id="list42478557" text:continue-numbering="true" text:style-name="WW8Num13">
        <text:list-item>
          <text:list>
            <text:list-item>
              <text:h text:style-name="P63" text:outline-level="2"><text:span text:style-name="T6">list</text:span><text:span text:style-name="T3">的代码</text:span><text:span text:style-name="T19">结构</text:span></text:h>
            </text:list-item>
          </text:list>
        </text:list-item>
      </text:list>
      <text:p text:style-name="P22"><text:tab/>list的代码结构分为两部分，第一部分是list节点的结构：</text:p>
      <table:table table:name="Table70" table:style-name="Table70">
        <table:table-column table:style-name="Table70.A"/>
        <table:table-row>
          <table:table-cell table:style-name="Table70.A1" office:value-type="string">
            <text:p text:style-name="P33">typedef struct _taglistnode </text:p>
            <text:p text:style-name="P33">{ </text:p>
            <text:p text:style-name="P33"><text:s text:c="4"/>struct _taglistnode* _pt_prev; <text:s text:c="5"/>/* 前一个节点 */</text:p>
            <text:p text:style-name="P33"><text:s text:c="4"/>struct _taglistnode* _pt_next; <text:s text:c="5"/>/* 后一个节点 */</text:p>
            <text:p text:style-name="P33"><text:s text:c="4"/>_byte_t <text:s text:c="13"/>_pby_data[1]; <text:s/>/* 保存的数据 */</text:p>
            <text:p text:style-name="P33">}_listnode_t;</text:p>
          </table:table-cell>
        </table:table-row>
      </table:table>
      <text:p text:style-name="P22"><text:tab/>这个结构中有一个_pby_data[1]，这是因为保存在节点中的类型是可变的，我们不知道它具体啊的大小是多少，首先定义一个占位符然后，分配节点的时候根据保存的数据类型的大小决定节点的大小。</text:p>
      <text:p text:style-name="P22"><text:tab/>第二部分是list容器的结构：</text:p>
      <table:table table:name="Table71" table:style-name="Table71">
        <table:table-column table:style-name="Table71.A"/>
        <table:table-row>
          <table:table-cell table:style-name="Table71.A1" office:value-type="string">
            <text:p text:style-name="P33">typedef struct _taglist</text:p>
            <text:p text:style-name="P33">{ </text:p>
            <text:p text:style-name="P33"><text:s text:c="4"/>_typeinfo_t <text:s/>_t_typeinfo;</text:p>
            <text:p text:style-name="P33"><text:s text:c="4"/>_alloc_t <text:s text:c="4"/>_t_allocator;</text:p>
            <text:p text:style-name="P33"><text:s text:c="4"/>_listnode_t* _pt_node; <text:s text:c="6"/>/* 指向空白节点 */</text:p>
            <text:p text:style-name="P33">}list_t;</text:p>
          </table:table-cell>
        </table:table-row>
      </table:table>
      <text:p text:style-name="P22"><text:tab/>实际的代码结构是这样的：</text:p>
      <text:p text:style-name="P23"><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2"/>
      <text:list xml:id="list42466036" text:continue-numbering="true" text:style-name="WW8Num13">
        <text:list-item>
          <text:list>
            <text:list-item>
              <text:h text:style-name="P63" text:outline-level="2"><text:span text:style-name="T3">外部</text:span><text:span text:style-name="T24">接口</text:span></text:h>
            </text:list-item>
          </text:list>
        </text:list-item>
      </text:list>
      <text:p text:style-name="P22"><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2"/>
      <text:p text:style-name="P22">函数原型</text:p>
      <table:table table:name="Table73" table:style-name="Table73">
        <table:table-column table:style-name="Table73.A"/>
        <table:table-row>
          <table:table-cell table:style-name="Table73.A1" office:value-type="string">
            <text:p text:style-name="P33">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7"><text:tab/>关于类型描述参考第四章，创建失败返回NULL。</text:p>
      <text:p text:style-name="P22"/>
      <table:table table:name="Table74" table:style-name="Table74">
        <table:table-column table:style-name="Table74.A"/>
        <table:table-row>
          <table:table-cell table:style-name="Table74.A1" office:value-type="string">
            <text:p text:style-name="P33">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text:p>
      <text:p text:style-name="P22"/>
      <table:table table:name="Table75" table:style-name="Table75">
        <table:table-column table:style-name="Table75.A"/>
        <table:table-row>
          <table:table-cell table:style-name="Table75.A1" office:value-type="string">
            <text:p text:style-name="P33">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7"><text:tab/>如果plist_list == NULL则函数的行为是未定义的，list必须是通过create_list创建的否则函数的行为是未定义的。初始化后容器中包含的数据都是list容器中保存的数据类型的默认值。</text:p>
      <text:p text:style-name="P22"/>
      <table:table table:name="Table76" table:style-name="Table76">
        <table:table-column table:style-name="Table76.A"/>
        <table:table-row>
          <table:table-cell table:style-name="Table76.A1" office:value-type="string">
            <text:p text:style-name="P33">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7"><text:tab/>如果plist_list == NULL则函数的行为是未定义的，list必须是通过create_list创建的否则函数的行为是未定义的。elem是与list容器中保存的数据类型相同的数据，否则函数的行为是未定义的。</text:p>
      <text:p text:style-name="P22"/>
      <table:table table:name="Table77" table:style-name="Table77">
        <table:table-column table:style-name="Table77.A"/>
        <table:table-row>
          <table:table-cell table:style-name="Table77.A1" office:value-type="string">
            <text:p text:style-name="P33">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7"><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2"/>
      <table:table table:name="Table78" table:style-name="Table78">
        <table:table-column table:style-name="Table78.A"/>
        <table:table-row>
          <table:table-cell table:style-name="Table78.A1" office:value-type="string">
            <text:p text:style-name="P33">void list_init_copy_range(</text:p>
            <text:p text:style-name="P33"><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2"/>
      <table:table table:name="Table79" table:style-name="Table79">
        <table:table-column table:style-name="Table79.A"/>
        <table:table-row>
          <table:table-cell table:style-name="Table79.A1" office:value-type="string">
            <text:p text:style-name="P33">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7"><text:tab/>如果plist _list == NULL则函数的行为是未定义的，list必须是通过create_list创建的否则函数的行为是未定义的。不管list容器是否被初始化都需要调用这个函数销毁。</text:p>
      <text:p text:style-name="P22"/>
      <table:table table:name="Table80" table:style-name="Table80">
        <table:table-column table:style-name="Table80.A"/>
        <table:table-row>
          <table:table-cell table:style-name="Table80.A1" office:value-type="string">
            <text:p text:style-name="P33">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7"><text:tab/>如果cplist_list == NULL则函数的行为是未定义的，list必须已经初始化的，否则函数的行为是未定义的。</text:p>
      <text:p text:style-name="P22"/>
      <table:table table:name="Table81" table:style-name="Table81">
        <table:table-column table:style-name="Table81.A"/>
        <table:table-row>
          <table:table-cell table:style-name="Table81.A1" office:value-type="string">
            <text:p text:style-name="P33">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7"><text:tab/>如果cplist_list == NULL则函数的行为是未定义的，list必须已经初始化的，否则函数的行为是未定义的。</text:p>
      <text:p text:style-name="P22"/>
      <table:table table:name="Table82" table:style-name="Table82">
        <table:table-column table:style-name="Table82.A"/>
        <table:table-row>
          <table:table-cell table:style-name="Table82.A1" office:value-type="string">
            <text:p text:style-name="P33">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7"><text:tab/>如果cplist_list == NULL则函数的行为是未定义的，list必须已经初始化的，否则函数的行为是未定义的。这个返回值不是一个固定的值。</text:p>
      <text:p text:style-name="P22"/>
      <table:table table:name="Table83" table:style-name="Table83">
        <table:table-column table:style-name="Table83.A"/>
        <table:table-row>
          <table:table-cell table:style-name="Table83.A1" office:value-type="string">
            <text:p text:style-name="P33">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2"/>
      <table:table table:name="Table84" table:style-name="Table84">
        <table:table-column table:style-name="Table84.A"/>
        <table:table-row>
          <table:table-cell table:style-name="Table84.A1" office:value-type="string">
            <text:p text:style-name="P33">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2"/>
      <table:table table:name="Table85" table:style-name="Table85">
        <table:table-column table:style-name="Table85.A"/>
        <table:table-row>
          <table:table-cell table:style-name="Table85.A1" office:value-type="string">
            <text:p text:style-name="P33">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2"/>
      <table:table table:name="Table86" table:style-name="Table86">
        <table:table-column table:style-name="Table86.A"/>
        <table:table-row>
          <table:table-cell table:style-name="Table86.A1" office:value-type="string">
            <text:p text:style-name="P33">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2"/>
      <table:table table:name="Table87" table:style-name="Table87">
        <table:table-column table:style-name="Table87.A"/>
        <table:table-row>
          <table:table-cell table:style-name="Table87.A1" office:value-type="string">
            <text:p text:style-name="P33">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7"><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2"/>
      <table:table table:name="Table88" table:style-name="Table88">
        <table:table-column table:style-name="Table88.A"/>
        <table:table-row>
          <table:table-cell table:style-name="Table88.A1" office:value-type="string">
            <text:p text:style-name="P33">bool_t list_greater_equal(</text:p>
            <text:p text:style-name="P33"><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7"><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2"/>
      <table:table table:name="Table89" table:style-name="Table89">
        <table:table-column table:style-name="Table89.A"/>
        <table:table-row>
          <table:table-cell table:style-name="Table89.A1" office:value-type="string">
            <text:p text:style-name="P33">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7"><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2"/>
      <table:table table:name="Table90" table:style-name="Table90">
        <table:table-column table:style-name="Table90.A"/>
        <table:table-row>
          <table:table-cell table:style-name="Table90.A1" office:value-type="string">
            <text:p text:style-name="P33">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list_listf== NULL则函数的行为是未定义的，list容器必须已经初始化的，否则函数的行为是未定义的。elem是与list中保存的数据类型相同的数据，否则函数的行为是未定义的。</text:p>
      <text:p text:style-name="P22"/>
      <table:table table:name="Table91" table:style-name="Table91">
        <table:table-column table:style-name="Table91.A"/>
        <table:table-row>
          <table:table-cell table:style-name="Table91.A1" office:value-type="string">
            <text:p text:style-name="P33">void list_assign_range(</text:p>
            <text:p text:style-name="P33"><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2"/>
      <table:table table:name="Table92" table:style-name="Table92">
        <table:table-column table:style-name="Table92.A"/>
        <table:table-row>
          <table:table-cell table:style-name="Table92.A1" office:value-type="string">
            <text:p text:style-name="P33">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7"><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2"/>
      <table:table table:name="Table93" table:style-name="Table93">
        <table:table-column table:style-name="Table93.A"/>
        <table:table-row>
          <table:table-cell table:style-name="Table93.A1" office:value-type="string">
            <text:p text:style-name="P33">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4" table:style-name="Table94">
        <table:table-column table:style-name="Table94.A"/>
        <table:table-row>
          <table:table-cell table:style-name="Table94.A1" office:value-type="string">
            <text:p text:style-name="P33">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7"><text:tab/>如果cplist_list == NULL则函数的行为是未定义的，list容器必须已经初始化的，否则函数的行为是未定义的。如果list为空则函数的行为是未定义的。</text:p>
      <text:p text:style-name="P22"/>
      <table:table table:name="Table95" table:style-name="Table95">
        <table:table-column table:style-name="Table95.A"/>
        <table:table-row>
          <table:table-cell table:style-name="Table95.A1" office:value-type="string">
            <text:p text:style-name="P33">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7"><text:tab/>如果cplist_list == NULL则函数的行为是未定义的，list容器必须已经初始化的，否则函数的行为是未定义的。如果list容器为空，则返回值与list_end(cplist_list)相等。</text:p>
      <text:p text:style-name="P22"/>
      <table:table table:name="Table96" table:style-name="Table96">
        <table:table-column table:style-name="Table96.A"/>
        <table:table-row>
          <table:table-cell table:style-name="Table96.A1" office:value-type="string">
            <text:p text:style-name="P33">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7"><text:tab/>如果cplist_list == NULL则函数的行为是未定义的，list容器必须已经初始化的，否则函数的行为是未定义的。</text:p>
      <text:p text:style-name="P22"/>
      <table:table table:name="Table97" table:style-name="Table97">
        <table:table-column table:style-name="Table97.A"/>
        <table:table-row>
          <table:table-cell table:style-name="Table97.A1" office:value-type="string">
            <text:p text:style-name="P33">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2"/>
      <table:table table:name="Table98" table:style-name="Table98">
        <table:table-column table:style-name="Table98.A"/>
        <table:table-row>
          <table:table-cell table:style-name="Table98.A1" office:value-type="string">
            <text:p text:style-name="P33">list_iterator_t list_insert_n(</text:p>
            <text:p text:style-name="P33"><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2"/>
      <table:table table:name="Table99" table:style-name="Table99">
        <table:table-column table:style-name="Table99.A"/>
        <table:table-row>
          <table:table-cell table:style-name="Table99.A1" office:value-type="string">
            <text:p text:style-name="P33">void list_insert_range(</text:p>
            <text:p text:style-name="P33"><text:s text:c="4"/>list_t* plist_list, list_iterator_t it_pos,</text:p>
            <text:p text:style-name="P33"><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2"/>
      <table:table table:name="Table100" table:style-name="Table100">
        <table:table-column table:style-name="Table100.A"/>
        <table:table-row>
          <table:table-cell table:style-name="Table100.A1" office:value-type="string">
            <text:p text:style-name="P33">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1" table:style-name="Table101">
        <table:table-column table:style-name="Table101.A"/>
        <table:table-row>
          <table:table-cell table:style-name="Table101.A1" office:value-type="string">
            <text:p text:style-name="P33">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容器中保存的数据类型一致的数据，否则函数的行为是未定义的。</text:p>
      <text:p text:style-name="P22"/>
      <table:table table:name="Table102" table:style-name="Table102">
        <table:table-column table:style-name="Table102.A"/>
        <table:table-row>
          <table:table-cell table:style-name="Table102.A1" office:value-type="string">
            <text:p text:style-name="P33">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3" table:style-name="Table103">
        <table:table-column table:style-name="Table103.A"/>
        <table:table-row>
          <table:table-cell table:style-name="Table103.A1" office:value-type="string">
            <text:p text:style-name="P33">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如果list容器为空则函数的行为是未定义的。</text:p>
      <text:p text:style-name="P22"/>
      <table:table table:name="Table104" table:style-name="Table104">
        <table:table-column table:style-name="Table104.A"/>
        <table:table-row>
          <table:table-cell table:style-name="Table104.A1" office:value-type="string">
            <text:p text:style-name="P33">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list_list == NULL则函数的行为是未定义的，list容器必须已经初始化的，否则函数的行为是未定义的。it_pos是属于plist_list容器的有效的迭代器，否则函数的行为是未定义的。</text:p>
      <text:p text:style-name="P22"/>
      <table:table table:name="Table105" table:style-name="Table105">
        <table:table-column table:style-name="Table105.A"/>
        <table:table-row>
          <table:table-cell table:style-name="Table105.A1" office:value-type="string">
            <text:p text:style-name="P33">list_iterator_t list_erase_range(</text:p>
            <text:p text:style-name="P33"><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soft-page-break/><text:tab/>如果plist_list == NULL则函数的行为是未定义的，list容器必须已经初始化的，否则函数的行为是未定义的。[it_begin, it_end)是属于plist_list的有效的数据区间，否则函数的行为是未定义的。</text:p>
      <text:p text:style-name="P22"/>
      <table:table table:name="Table106" table:style-name="Table106">
        <table:table-column table:style-name="Table106.A"/>
        <table:table-row>
          <table:table-cell table:style-name="Table106.A1" office:value-type="string">
            <text:p text:style-name="P33">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7"><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2"/>
      <table:table table:name="Table107" table:style-name="Table107">
        <table:table-column table:style-name="Table107.A"/>
        <table:table-row>
          <table:table-cell table:style-name="Table107.A1" office:value-type="string">
            <text:p text:style-name="P33">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7"><text:tab/>如果plist_list == NULL则函数的行为是未定义的，list容器必须已经初始化的，否则函数的行为是未定义的。ufun_op是一个一元谓词，如果ufun_op == NULL则使用默认的一元谓词。</text:p>
      <text:p text:style-name="P22"/>
      <table:table table:name="Table108" table:style-name="Table108">
        <table:table-column table:style-name="Table108.A"/>
        <table:table-row>
          <table:table-cell table:style-name="Table108.A1" office:value-type="string">
            <text:p text:style-name="P33">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2"/>
      <table:table table:name="Table109" table:style-name="Table109">
        <table:table-column table:style-name="Table109.A"/>
        <table:table-row>
          <table:table-cell table:style-name="Table109.A1" office:value-type="string">
            <text:p text:style-name="P33">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7"><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2"/>
      <table:table table:name="Table110" table:style-name="Table110">
        <table:table-column table:style-name="Table110.A"/>
        <table:table-row>
          <table:table-cell table:style-name="Table110.A1" office:value-type="string">
            <text:p text:style-name="P33">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1" table:style-name="Table111">
        <table:table-column table:style-name="Table111.A"/>
        <table:table-row>
          <table:table-cell table:style-name="Table111.A1" office:value-type="string">
            <text:p text:style-name="P33">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这个函数删除掉相邻且相等的数据的后面一个，但是不相邻的数据则不删除。</text:p>
      <text:p text:style-name="P22"/>
      <table:table table:name="Table112" table:style-name="Table112">
        <table:table-column table:style-name="Table112.A"/>
        <table:table-row>
          <table:table-cell table:style-name="Table112.A1" office:value-type="string">
            <text:p text:style-name="P33">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7"><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113" table:style-name="Table113">
        <table:table-column table:style-name="Table113.A"/>
        <table:table-row>
          <table:table-cell table:style-name="Table113.A1" office:value-type="string">
            <text:p text:style-name="P33">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2"/>
      <table:table table:name="Table114" table:style-name="Table114">
        <table:table-column table:style-name="Table114.A"/>
        <table:table-row>
          <table:table-cell table:style-name="Table114.A1" office:value-type="string">
            <text:p text:style-name="P33">void list_splice_pos(</text:p>
            <text:p text:style-name="P33"><text:s text:c="4"/>list_t* plist_list, list_iterator_t it_pos, </text:p>
            <text:p text:style-name="P33"><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2"/>
      <table:table table:name="Table115" table:style-name="Table115">
        <table:table-column table:style-name="Table115.A"/>
        <table:table-row>
          <table:table-cell table:style-name="Table115.A1" office:value-type="string">
            <text:p text:style-name="P33">void list_splice_range(</text:p>
            <text:p text:style-name="P33"><text:s text:c="4"/>list_t* plist_list, list_iterator_t it_pos, </text:p>
            <text:p text:style-name="P33"><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2"/>
      <table:table table:name="Table116" table:style-name="Table116">
        <table:table-column table:style-name="Table116.A"/>
        <table:table-row>
          <table:table-cell table:style-name="Table116.A1" office:value-type="string">
            <text:p text:style-name="P33">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able:table table:name="Table117" table:style-name="Table117">
        <table:table-column table:style-name="Table117.A"/>
        <table:table-row>
          <table:table-cell table:style-name="Table117.A1" office:value-type="string">
            <text:p text:style-name="P33">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7"><text:tab/>如果plist_list == NULL则函数的行为是未定义的，list容器必须已经初始化的，否则函数的行为是未定义的。bfun_op是一个表示比较的二元谓词。如果bfun_op == NULL使用list中保存的数据类型默认的比较函数。</text:p>
      <text:p text:style-name="P22"/>
      <table:table table:name="Table118" table:style-name="Table118">
        <table:table-column table:style-name="Table118.A"/>
        <table:table-row>
          <table:table-cell table:style-name="Table118.A1" office:value-type="string">
            <text:p text:style-name="P33">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2"/>
      <table:table table:name="Table119" table:style-name="Table119">
        <table:table-column table:style-name="Table119.A"/>
        <table:table-row>
          <table:table-cell table:style-name="Table119.A1" office:value-type="string">
            <text:p text:style-name="P33">void list_merge_if(</text:p>
            <text:p text:style-name="P33"><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7"><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2"/>
      <table:table table:name="Table120" table:style-name="Table120">
        <table:table-column table:style-name="Table120.A"/>
        <table:table-row>
          <table:table-cell table:style-name="Table120.A1" office:value-type="string">
            <text:p text:style-name="P33">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7"><text:tab/>如果plist_list == NULL则函数的行为是未定义的，list容器必须已经初始化的，否则函数的行为是未定义的。</text:p>
      <text:p text:style-name="P22"/>
      <text:list xml:id="list42482709" text:continue-numbering="true" text:style-name="WW8Num13">
        <text:list-item>
          <text:list>
            <text:list-item>
              <text:h text:style-name="P60" text:outline-level="2">迭代器接口</text:h>
            </text:list-item>
          </text:list>
        </text:list-item>
      </text:list>
      <text:p text:style-name="P22"><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2"/>
      <text:p text:style-name="P22">函数原型</text:p>
      <table:table table:name="Table122" table:style-name="Table122">
        <table:table-column table:style-name="Table122.A"/>
        <table:table-row>
          <table:table-cell table:style-name="Table122.A1" office:value-type="string">
            <text:p text:style-name="P33">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7"><text:tab/>返回的list迭代器并不是有效的迭代器，它没有与任何迭代器关联。这个函数只是做了一些必要的初始化工作，返回的迭代器供其他接口使用。</text:p>
      <text:p text:style-name="P22"><text:bookmark-start text:name="__DdeLink__7600_1958968664"/></text:p>
      <table:table table:name="Table123" table:style-name="Table123">
        <table:table-column table:style-name="Table123.A"/>
        <table:table-row>
          <table:table-cell table:style-name="Table123.A1" office:value-type="string">
            <text:p text:style-name="P33">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7"><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2"/>
      <table:table table:name="Table124" table:style-name="Table124">
        <table:table-column table:style-name="Table124.A"/>
        <table:table-row>
          <table:table-cell table:style-name="Table124.A1" office:value-type="string">
            <text:p text:style-name="P33">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7"><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125" table:style-name="Table125">
        <table:table-column table:style-name="Table125.A"/>
        <table:table-row>
          <table:table-cell table:style-name="Table125.A1" office:value-type="string">
            <text:p text:style-name="P33">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7"><text:tab/>it_iter是有效的list迭代器，否则函数的行为是未定义的。</text:p>
      <text:p text:style-name="P22"/>
      <table:table table:name="Table126" table:style-name="Table126">
        <table:table-column table:style-name="Table126.A"/>
        <table:table-row>
          <table:table-cell table:style-name="Table126.A1" office:value-type="string">
            <text:p text:style-name="P33">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7"><text:tab/>it_iter是有效的list迭代器，否则函数的行为是未定义的。引用下一个数据的迭代器也必须是list有效的迭代器，否则函数的行为是未定义的。</text:p>
      <text:p text:style-name="P22"/>
      <table:table table:name="Table127" table:style-name="Table127">
        <table:table-column table:style-name="Table127.A"/>
        <table:table-row>
          <table:table-cell table:style-name="Table127.A1" office:value-type="string">
            <text:p text:style-name="P33">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7"><text:tab/>it_iter是有效的list迭代器，否则函数的行为是未定义的。引用上一个数据的迭代器也必须是list有效的迭代器，否则函数的行为是未定义的。</text:p>
      <text:p text:style-name="P22"/>
      <table:table table:name="Table128" table:style-name="Table128">
        <table:table-column table:style-name="Table128.A"/>
        <table:table-row>
          <table:table-cell table:style-name="Table128.A1" office:value-type="string">
            <text:p text:style-name="P33">bool_t _list_iterator_equal(</text:p>
            <text:p text:style-name="P33"><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7"><text:tab/>两个iter是属于同一个list容器的有效的list迭代器，否则函数的行为是未定义的。两个list迭代器相等是指两个迭代器引用相同的数据。</text:p>
      <text:p text:style-name="P22"/>
      <table:table table:name="Table129" table:style-name="Table129">
        <table:table-column table:style-name="Table129.A"/>
        <table:table-row>
          <table:table-cell table:style-name="Table129.A1" office:value-type="string">
            <text:p text:style-name="P33">int _list_iterator_distance(</text:p>
            <text:p text:style-name="P33"><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7"><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2"/>
      <table:table table:name="Table130" table:style-name="Table130">
        <table:table-column table:style-name="Table130.A"/>
        <table:table-row>
          <table:table-cell table:style-name="Table130.A1" office:value-type="string">
            <text:p text:style-name="P33">bool_t _list_iterator_before(</text:p>
            <text:p text:style-name="P33"><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7"><text:tab/>两个iter是属于同一个list容器的有效的list迭代器，否则函数的行为是未定义的。</text:p>
      <text:p text:style-name="P27"/>
      <text:list xml:id="list42476194"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2"/>
      <table:table table:name="Table159" table:style-name="Table159">
        <table:table-column table:style-name="Table159.A"/>
        <table:table-row>
          <table:table-cell table:style-name="Table159.A1" office:value-type="string">
            <text:p text:style-name="P33">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160" table:style-name="Table160">
        <table:table-column table:style-name="Table160.A"/>
        <table:table-row>
          <table:table-cell table:style-name="Table160.A1" office:value-type="string">
            <text:p text:style-name="P33">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7"><text:soft-page-break/><text:tab/>如果plist_list == NULL 或者s_typename == NULL则函数的行为是未定义的。s_typename必须是C内建类型，libcstl内建类型以及已经注册的用户自定义类型，否则创建失败。</text:p>
      <text:p text:style-name="P22"/>
      <table:table table:name="Table161" table:style-name="Table161">
        <table:table-column table:style-name="Table161.A"/>
        <table:table-row>
          <table:table-cell table:style-name="Table161.A1" office:value-type="string">
            <text:p text:style-name="P33">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2" table:style-name="Table162">
        <table:table-column table:style-name="Table162.A"/>
        <table:table-row>
          <table:table-cell table:style-name="Table162.A1" office:value-type="string">
            <text:p text:style-name="P33">void _list_init_elem_varg(</text:p>
            <text:p text:style-name="P33"><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3" table:style-name="Table163">
        <table:table-column table:style-name="Table163.A"/>
        <table:table-row>
          <table:table-cell table:style-name="Table163.A1" office:value-type="string">
            <text:p text:style-name="P33">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7"><text:tab/>如果plist_list == NULL或者list不是使用create_list生成的则函数的行为是未定义的。</text:p>
      <text:p text:style-name="P22"/>
      <table:table table:name="Table164" table:style-name="Table164">
        <table:table-column table:style-name="Table164.A"/>
        <text:soft-page-break/>
        <table:table-row>
          <table:table-cell table:style-name="Table164.A1" office:value-type="string">
            <text:p text:style-name="P33">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5" table:style-name="Table165">
        <table:table-column table:style-name="Table165.A"/>
        <table:table-row>
          <table:table-cell table:style-name="Table165.A1" office:value-type="string">
            <text:p text:style-name="P33">void _list_assign_elem_varg(</text:p>
            <text:p text:style-name="P33"><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6" table:style-name="Table166">
        <table:table-column table:style-name="Table166.A"/>
        <table:table-row>
          <table:table-cell table:style-name="Table166.A1" office:value-type="string">
            <text:p text:style-name="P33">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7" table:style-name="Table167">
        <table:table-column table:style-name="Table167.A"/>
        <text:soft-page-break/>
        <table:table-row>
          <table:table-cell table:style-name="Table167.A1" office:value-type="string">
            <text:p text:style-name="P33">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8" table:style-name="Table168">
        <table:table-column table:style-name="Table168.A"/>
        <table:table-row>
          <table:table-cell table:style-name="Table168.A1" office:value-type="string">
            <text:p text:style-name="P33">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69" table:style-name="Table169">
        <table:table-column table:style-name="Table169.A"/>
        <table:table-row>
          <table:table-cell table:style-name="Table169.A1" office:value-type="string">
            <text:p text:style-name="P33">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0" table:style-name="Table170">
        <table:table-column table:style-name="Table170.A"/>
        <table:table-row>
          <table:table-cell table:style-name="Table170.A1" office:value-type="string">
            <text:p text:style-name="P33">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171" table:style-name="Table171">
        <table:table-column table:style-name="Table171.A"/>
        <table:table-row>
          <table:table-cell table:style-name="Table171.A1" office:value-type="string">
            <text:p text:style-name="P33">void _list_resize_elem_varg(</text:p>
            <text:p text:style-name="P33"><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172" table:style-name="Table172">
        <table:table-column table:style-name="Table172.A"/>
        <table:table-row>
          <table:table-cell table:style-name="Table172.A1" office:value-type="string">
            <text:p text:style-name="P33">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3" table:style-name="Table173">
        <table:table-column table:style-name="Table173.A"/>
        <table:table-row>
          <table:table-cell table:style-name="Table173.A1" office:value-type="string">
            <text:p text:style-name="P33">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7"><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174" table:style-name="Table174">
        <table:table-column table:style-name="Table174.A"/>
        <table:table-row>
          <table:table-cell table:style-name="Table174.A1" office:value-type="string">
            <text:p text:style-name="P33">list_iterator_t _list_insert_n(</text:p>
            <text:p text:style-name="P33"><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175" table:style-name="Table175">
        <table:table-column table:style-name="Table175.A"/>
        <table:table-row>
          <table:table-cell table:style-name="Table175.A1" office:value-type="string">
            <text:p text:style-name="P33">list_iterator_t _list_insert_n_varg(</text:p>
            <text:p text:style-name="P33"><text:s text:c="4"/>list_t* plist_list, list_iterator_t it_pos, size_t t_count,</text:p>
            <text:p text:style-name="P33"><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2"/>
      <table:table table:name="Table176" table:style-name="Table176">
        <table:table-column table:style-name="Table176.A"/>
        <table:table-row>
          <table:table-cell table:style-name="Table176.A1" office:value-type="string">
            <text:p text:style-name="P33">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7">注意：</text:p>
      <text:p text:style-name="P27"><text:tab/>如果plist_list == NULL或者pv_elem == NULL则函数的行为是未定义的。list必须是已经初始化或者是使用create_list创建的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2"/>
      <text:p text:style-name="P22"><text:bookmark-start text:name="__DdeLink__11148_2044586911"/>函数原型</text:p>
      <table:table table:name="Table146" table:style-name="Table146">
        <table:table-column table:style-name="Table146.A"/>
        <table:table-row>
          <table:table-cell table:style-name="Table146.A1" office:value-type="string">
            <text:p text:style-name="P33">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7"><text:tab/>如果cplist_list == NULL，函数的行为是未定义的。<text:bookmark-end text:name="__DdeLink__11148_2044586911"/></text:p>
      <text:p text:style-name="P22"/>
      <table:table table:name="Table148" table:style-name="Table148">
        <table:table-column table:style-name="Table148.A"/>
        <text:soft-page-break/>
        <table:table-row>
          <table:table-cell table:style-name="Table148.A1" office:value-type="string">
            <text:p text:style-name="P33">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7"><text:tab/>如果cplist_list == NULL，函数的行为是未定义的。</text:p>
      <text:p text:style-name="P22"/>
      <table:table table:name="Table149" table:style-name="Table149">
        <table:table-column table:style-name="Table149.A"/>
        <table:table-row>
          <table:table-cell table:style-name="Table149.A1" office:value-type="string">
            <text:p text:style-name="P33">bool_t _list_iterator_belong_to_list(</text:p>
            <text:p text:style-name="P33"><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7"><text:tab/>如果cplist_list == NULL，那么函数的行为是未定义的，如果it_iter不是list迭代器，那么函数的行为是未定义的，如果it_iter不属于容器list，那么函数的行为是未定义的。</text:p>
      <text:p text:style-name="P22"/>
      <table:table table:name="Table150" table:style-name="Table150">
        <table:table-column table:style-name="Table150.A"/>
        <table:table-row>
          <table:table-cell table:style-name="Table150.A1" office:value-type="string">
            <text:p text:style-name="P33">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7"><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2"/>
      <table:table table:name="Table151" table:style-name="Table151">
        <table:table-column table:style-name="Table151.A"/>
        <table:table-row>
          <table:table-cell table:style-name="Table151.A1" office:value-type="string">
            <text:p text:style-name="P33">bool_t _list_same_list_iterator_type(</text:p>
            <text:p text:style-name="P33"><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7"><text:tab/>如果cplist_list == NULL或者it_iter不是list_iterator_t类型，那么函数的行为是未定义的。</text:p>
      <text:p text:style-name="P22"/>
      <table:table table:name="Table152" table:style-name="Table152">
        <table:table-column table:style-name="Table152.A"/>
        <table:table-row>
          <table:table-cell table:style-name="Table152.A1" office:value-type="string">
            <text:p text:style-name="P33">void _list_get_varg_value_auxiliary(</text:p>
            <text:p text:style-name="P33"><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3" table:style-name="Table153">
        <table:table-column table:style-name="Table153.A"/>
        <table:table-row>
          <table:table-cell table:style-name="Table153.A1" office:value-type="string">
            <text:p text:style-name="P33">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
      <table:table table:name="Table154" table:style-name="Table154">
        <table:table-column table:style-name="Table154.A"/>
        <table:table-row>
          <table:table-cell table:style-name="Table154.A1" office:value-type="string">
            <text:p text:style-name="P33">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7"><text:tab/>如果plist_list == NULL或者pt_node == NULL，那么函数的行为是未定义的。plist_list必须是已经初始化或者是由create_list()创建的list容器，否则函数的行为是未定义的。</text:p>
      <text:p text:style-name="P22"><text:soft-page-break/></text:p>
      <table:table table:name="Table155" table:style-name="Table155">
        <table:table-column table:style-name="Table155.A"/>
        <table:table-row>
          <table:table-cell table:style-name="Table155.A1" office:value-type="string">
            <text:p text:style-name="P33">void _list_transfer(</text:p>
            <text:p text:style-name="P33"><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2"/>
      <table:table table:name="Table156" table:style-name="Table156">
        <table:table-column table:style-name="Table156.A"/>
        <table:table-row>
          <table:table-cell table:style-name="Table156.A1" office:value-type="string">
            <text:p text:style-name="P33">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7"><text:tab/>ppt_first == NULL或者*ppt_first == NULL或者ppt_second == NULL或者*ppt_second == NULL则函数的行为是未定义的。如果*ppt_first == *ppt_second那么函数不执行任何动作。</text:p>
      <text:p text:style-name="P22"/>
      <table:table table:name="Table157" table:style-name="Table157">
        <table:table-column table:style-name="Table157.A"/>
        <table:table-row>
          <table:table-cell table:style-name="Table157.A1" office:value-type="string">
            <text:p text:style-name="P33">void _list_quick_sort(</text:p>
            <text:p text:style-name="P33"><text:s text:c="4"/>list_t* plist_list, listnode_t* pt_first, listnode_t* pt_last,</text:p>
            <text:p text:style-name="P33"><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7"><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72651" text:continue-numbering="true" text:style-name="WW8Num13">
        <text:list-item>
          <text:h text:style-name="P54" text:outline-level="1"><text:soft-page-break/>deque<text:span text:style-name="T20">容器</text:span></text:h>
        </text:list-item>
      </text:list>
      <text:p text:style-name="P22"><text:tab/>deque容器是双端队列，它提供随机访问迭代器。在deque的开头和末尾插入和删除数据花费常数时间，deque不支持容量的概念，但是deque可以自动生长，在删除数据的时候，deque还可以自动的收缩。</text:p>
      <text:p text:style-name="P23"><draw:frame draw:style-name="fr4" draw:name="graphics12" text:anchor-type="paragraph" svg:width="19.006cm" svg:height="3.852cm" draw:z-index="27"><draw:image xlink:href="Pictures/100000000000031A000000A14BC0A690.jpg" xlink:type="simple" xlink:show="embed" xlink:actuate="onLoad"/></draw:frame>图 8.1 deque容器</text:p>
      <text:list xml:id="list42476881" text:continue-numbering="true" text:style-name="WW8Num13">
        <text:list-item>
          <text:list>
            <text:list-item>
              <text:h text:style-name="P62" text:outline-level="2">deque<text:span text:style-name="T3">容器的机制</text:span></text:h>
            </text:list-item>
          </text:list>
        </text:list-item>
      </text:list>
      <text:p text:style-name="P22"><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3"><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2"><text:tab/>除了这些之外我们还需要知道容器中保存的数据的位置，一个数据段可以保存多个数据，我们需要知道哪些已经保存了数据，哪些还没有使用。</text:p>
      <text:p text:style-name="P23"><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2"><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2"/>
      <text:p text:style-name="P23"><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2"><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2"/>
      <text:p text:style-name="P23"><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2"><text:tab/>在deque中间插入数据是不明智的，这样的操作花费太多的时间，甚至比在vector中间插入数据的效率还要慢，因为deque是分段的，在移动数据的时候还要考虑跨越各个数据块的情况。</text:p>
      <text:list xml:id="list42465182" text:continue-numbering="true" text:style-name="WW8Num13">
        <text:list-item>
          <text:list>
            <text:list-item>
              <text:h text:style-name="P62" text:outline-level="2">deque<text:span text:style-name="T3">迭代器</text:span></text:h>
            </text:list-item>
          </text:list>
        </text:list-item>
      </text:list>
      <text:p text:style-name="P22"><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2"><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2"><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3"><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4"><text:tab/>deque迭代器的结构复杂，所以代码也复杂：</text:p>
      <table:table table:name="Table177" table:style-name="Table177">
        <table:table-column table:style-name="Table177.A"/>
        <table:table-row>
          <table:table-cell table:style-name="Table177.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struct</text:p>
            <text:p text:style-name="P33"><text:s text:c="8"/>{</text:p>
            <text:p text:style-name="P33"><text:s text:c="12"/>_byte_t* <text:s text:c="2"/>_pby_corepos; <text:s text:c="6"/>/* 引用的数据 */</text:p>
            <text:p text:style-name="P33"><text:s text:c="12"/>_byte_t* <text:s text:c="2"/>_pby_first; <text:s text:c="8"/>/* 数据块的第一个数据 */</text:p>
            <text:p text:style-name="P33"><text:s text:c="12"/>_byte_t* <text:s text:c="2"/>_pby_afterlast; <text:s text:c="4"/>/* 数据块的最后一个数据的下一个位置 */</text:p>
            <text:p text:style-name="P33"><text:s text:c="12"/>_byte_t** <text:s/>_ppby_mappos; <text:s text:c="6"/>/* 当前的数据块 */</text:p>
            <text:p text:style-name="P33"><text:s text:c="8"/>}_t_dequepos;</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4"/>
      <text:list xml:id="list42470702" text:continue-numbering="true" text:style-name="WW8Num13">
        <text:list-item>
          <text:list>
            <text:list-item>
              <text:h text:style-name="P62" text:outline-level="2">deque<text:span text:style-name="T3">的</text:span><text:span text:style-name="T24">代码</text:span><text:span text:style-name="T3">结构</text:span></text:h>
            </text:list-item>
          </text:list>
        </text:list-item>
      </text:list>
      <text:p text:style-name="P22"><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3">typedef _byte_t** <text:s/>_mappointer_t;</text:p>
            <text:p text:style-name="P33">typedef struct _tagdeque</text:p>
            <text:p text:style-name="P33">{</text:p>
            <text:p text:style-name="P33"><text:s text:c="4"/>_typeinfo_t <text:s text:c="5"/>_t_typeinfo;</text:p>
            <text:p text:style-name="P33"><text:s text:c="4"/>_alloc_t <text:s text:c="8"/>_t_allocater;</text:p>
            <text:p text:style-name="P33"><text:s text:c="4"/>_mappointer_t <text:s text:c="3"/>_ppby_map; <text:s text:c="5"/>/* 数据块管理表 */</text:p>
            <text:p text:style-name="P33"><text:s text:c="4"/>size_t <text:s text:c="10"/>_t_mapsize; <text:s text:c="4"/>/* 数据块管理表的大小 */</text:p>
            <text:p text:style-name="P33"><text:s text:c="4"/>deque_iterator_t _t_start; <text:s text:c="6"/>/* 指向deque开头的迭代器 */</text:p>
            <text:p text:style-name="P33"><text:s text:c="4"/>deque_iterator_t _t_finish; <text:s text:c="5"/>/* 指向deque末尾的迭代器 */</text:p>
            <text:p text:style-name="P33">}deque_t;</text:p>
          </table:table-cell>
        </table:table-row>
      </table:table>
      <text:p text:style-name="P22"/>
      <text:p text:style-name="P22"><text:tab/>deque的实际代码结构就是这样的：</text:p>
      <text:p text:style-name="P23"><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2"/>
      <text:list xml:id="list42475949" text:continue-numbering="true" text:style-name="WW8Num13">
        <text:list-item>
          <text:list>
            <text:list-item>
              <text:h text:style-name="P60" text:outline-level="2">外部接口</text:h>
            </text:list-item>
          </text:list>
        </text:list-item>
      </text:list>
      <text:p text:style-name="P22"><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7">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2"/>
      <text:p text:style-name="P22">函数原型</text:p>
      <table:table table:name="Table180" table:style-name="Table180">
        <table:table-column table:style-name="Table180.A"/>
        <table:table-row>
          <table:table-cell table:style-name="Table180.A1" office:value-type="string">
            <text:p text:style-name="P33">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7"><text:tab/>关于类型描述参考第四章，创建失败返回NULL。</text:p>
      <text:p text:style-name="P22"/>
      <table:table table:name="Table181" table:style-name="Table181">
        <table:table-column table:style-name="Table181.A"/>
        <table:table-row>
          <table:table-cell table:style-name="Table181.A1" office:value-type="string">
            <text:p text:style-name="P33">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text:p>
      <text:p text:style-name="P22"/>
      <table:table table:name="Table182" table:style-name="Table182">
        <table:table-column table:style-name="Table182.A"/>
        <table:table-row>
          <table:table-cell table:style-name="Table182.A1" office:value-type="string">
            <text:p text:style-name="P33">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7"><text:tab/>如果pdeq_deque == NULL则函数的行为是未定义的，deque必须是通过create_deque创建的否则函数的行为是未定义的。初始化后容器中包含的数据都是deque容器中保存的数据类型的默认值。</text:p>
      <text:p text:style-name="P22"/>
      <table:table table:name="Table183" table:style-name="Table183">
        <table:table-column table:style-name="Table183.A"/>
        <table:table-row>
          <table:table-cell table:style-name="Table183.A1" office:value-type="string">
            <text:p text:style-name="P33">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7"><text:tab/>如果pdeq_deque == NULL则函数的行为是未定义的，deque必须是通过create_deque创建的否则函数的行为是未定义的。elem是与deque容器中保存的数据类型相同的数据，否则函数的行为是未定义的。</text:p>
      <text:p text:style-name="P24"/>
      <table:table table:name="Table184" table:style-name="Table184">
        <table:table-column table:style-name="Table184.A"/>
        <table:table-row>
          <table:table-cell table:style-name="Table184.A1" office:value-type="string">
            <text:p text:style-name="P33">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7"><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2"/>
      <table:table table:name="Table185" table:style-name="Table185">
        <table:table-column table:style-name="Table185.A"/>
        <table:table-row>
          <table:table-cell table:style-name="Table185.A1" office:value-type="string">
            <text:p text:style-name="P33">void deque_init_copy_range(</text:p>
            <text:p text:style-name="P33"><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2"/>
      <table:table table:name="Table186" table:style-name="Table186">
        <table:table-column table:style-name="Table186.A"/>
        <table:table-row>
          <table:table-cell table:style-name="Table186.A1" office:value-type="string">
            <text:p text:style-name="P33">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7"><text:tab/>如果pdeq_deque == NULL则函数的行为是未定义的，deque必须是通过create_deque创建的否则函数的行为是未定义的。不管deque容器是否被初始化都需要调用这个函数销毁。</text:p>
      <text:p text:style-name="P22"/>
      <table:table table:name="Table187" table:style-name="Table187">
        <table:table-column table:style-name="Table187.A"/>
        <table:table-row>
          <table:table-cell table:style-name="Table187.A1" office:value-type="string">
            <text:p text:style-name="P33">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7"><text:tab/>如果cpdeq_deque == NULL则函数的行为是未定义的，deque必须已经初始化的，否则函数的行为是未定义的。</text:p>
      <text:p text:style-name="P22"/>
      <table:table table:name="Table188" table:style-name="Table188">
        <table:table-column table:style-name="Table188.A"/>
        <table:table-row>
          <table:table-cell table:style-name="Table188.A1" office:value-type="string">
            <text:p text:style-name="P33">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7"><text:tab/>如果cpdeq_deque == NULL则函数的行为是未定义的，deque必须已经初始化的，否则函数的行为是未定义的。</text:p>
      <text:p text:style-name="P22"/>
      <table:table table:name="Table189" table:style-name="Table189">
        <table:table-column table:style-name="Table189.A"/>
        <table:table-row>
          <table:table-cell table:style-name="Table189.A1" office:value-type="string">
            <text:p text:style-name="P33">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7"><text:tab/>如果cpdeq_deque == NULL则函数的行为是未定义的，deque必须已经初始化的，否则函数的行为是未定义的。这个返回值不是一个固定的值。</text:p>
      <text:p text:style-name="P22"/>
      <table:table table:name="Table190" table:style-name="Table190">
        <table:table-column table:style-name="Table190.A"/>
        <table:table-row>
          <table:table-cell table:style-name="Table190.A1" office:value-type="string">
            <text:p text:style-name="P33">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7"><text:tab/>如果cpdeq_deque == NULL则函数的行为是未定义的，deque容器必须已经初始化的，否则函数的行为是未定义的。如果deque容器为空，则返回值与deque_end(cpdeq_deque)相等。</text:p>
      <text:p text:style-name="P22"/>
      <table:table table:name="Table191" table:style-name="Table191">
        <table:table-column table:style-name="Table191.A"/>
        <table:table-row>
          <table:table-cell table:style-name="Table191.A1" office:value-type="string">
            <text:p text:style-name="P33">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7"><text:tab/>如果cpdeq_deque == NULL则函数的行为是未定义的，deque容器必须已经初始化的，否则函数的行为是未定义的。</text:p>
      <text:p text:style-name="P22"/>
      <table:table table:name="Table192" table:style-name="Table192">
        <table:table-column table:style-name="Table192.A"/>
        <table:table-row>
          <table:table-cell table:style-name="Table192.A1" office:value-type="string">
            <text:p text:style-name="P33">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7"><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2"/>
      <table:table table:name="Table193" table:style-name="Table193">
        <table:table-column table:style-name="Table193.A"/>
        <table:table-row>
          <table:table-cell table:style-name="Table193.A1" office:value-type="string">
            <text:p text:style-name="P33">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中保存的数据类型相同的数据，否则函数的行为是未定义的。</text:p>
      <text:p text:style-name="P22"><text:soft-page-break/></text:p>
      <table:table table:name="Table194" table:style-name="Table194">
        <table:table-column table:style-name="Table194.A"/>
        <table:table-row>
          <table:table-cell table:style-name="Table194.A1" office:value-type="string">
            <text:p text:style-name="P33">void deque_assign_range(</text:p>
            <text:p text:style-name="P33"><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2"/>
      <table:table table:name="Table195" table:style-name="Table195">
        <table:table-column table:style-name="Table195.A"/>
        <table:table-row>
          <table:table-cell table:style-name="Table195.A1" office:value-type="string">
            <text:p text:style-name="P33">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2"/>
      <table:table table:name="Table196" table:style-name="Table196">
        <table:table-column table:style-name="Table196.A"/>
        <table:table-row>
          <table:table-cell table:style-name="Table196.A1" office:value-type="string">
            <text:p text:style-name="P33">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2"><text:soft-page-break/></text:p>
      <table:table table:name="Table197" table:style-name="Table197">
        <table:table-column table:style-name="Table197.A"/>
        <table:table-row>
          <table:table-cell table:style-name="Table197.A1" office:value-type="string">
            <text:p text:style-name="P33">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2"/>
      <table:table table:name="Table198" table:style-name="Table198">
        <table:table-column table:style-name="Table198.A"/>
        <table:table-row>
          <table:table-cell table:style-name="Table198.A1" office:value-type="string">
            <text:p text:style-name="P33">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2"/>
      <table:table table:name="Table199" table:style-name="Table199">
        <table:table-column table:style-name="Table199.A"/>
        <table:table-row>
          <table:table-cell table:style-name="Table199.A1" office:value-type="string">
            <text:p text:style-name="P33">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7"><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2"/>
      <table:table table:name="Table200" table:style-name="Table200">
        <table:table-column table:style-name="Table200.A"/>
        <table:table-row>
          <table:table-cell table:style-name="Table200.A1" office:value-type="string">
            <text:p text:style-name="P33">bool_t deque_greater_equal(</text:p>
            <text:p text:style-name="P33"><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7"><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7"/>
      <table:table table:name="Table203" table:style-name="Table203">
        <table:table-column table:style-name="Table203.A"/>
        <table:table-row>
          <table:table-cell table:style-name="Table203.A1" office:value-type="string">
            <text:p text:style-name="P33">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7"><text:tab/>cpdeq_deque == NULL则函数的行为是未定义的，cpdeq_deque指向的容器是经过初始化以后的deque容器，否则函数的行为是未定义的。如果t_pos超过了deque容器中数据索引的范围，则函数的行为是未定义的。</text:p>
      <text:p text:style-name="P27"/>
      <table:table table:name="Table201" table:style-name="Table201">
        <table:table-column table:style-name="Table201.A"/>
        <table:table-row>
          <table:table-cell table:style-name="Table201.A1" office:value-type="string">
            <text:p text:style-name="P33">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2" table:style-name="Table202">
        <table:table-column table:style-name="Table202.A"/>
        <table:table-row>
          <table:table-cell table:style-name="Table202.A1" office:value-type="string">
            <text:p text:style-name="P33">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7"><text:tab/>如果cpdeq_deque == NULL则函数的行为是未定义的，deque容器必须已经初始化的，否则函数的行为是未定义的。如果deque为空则函数的行为是未定义的。</text:p>
      <text:p text:style-name="P22"/>
      <table:table table:name="Table204" table:style-name="Table204">
        <table:table-column table:style-name="Table204.A"/>
        <table:table-row>
          <table:table-cell table:style-name="Table204.A1" office:value-type="string">
            <text:p text:style-name="P33">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7"><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2"/>
      <table:table table:name="Table205" table:style-name="Table205">
        <table:table-column table:style-name="Table205.A"/>
        <table:table-row>
          <table:table-cell table:style-name="Table205.A1" office:value-type="string">
            <text:p text:style-name="P33">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6" table:style-name="Table206">
        <table:table-column table:style-name="Table206.A"/>
        <table:table-row>
          <table:table-cell table:style-name="Table206.A1" office:value-type="string">
            <text:p text:style-name="P33">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7"><text:soft-page-break/><text:tab/>如果pdeq_deque == NULL则函数的行为是未定义的，deque容器必须已经初始化的，否则函数的行为是未定义的。elem是与deque容器中保存的数据类型一致的数据，否则函数的行为是未定义的。</text:p>
      <text:p text:style-name="P22"/>
      <table:table table:name="Table207" table:style-name="Table207">
        <table:table-column table:style-name="Table207.A"/>
        <table:table-row>
          <table:table-cell table:style-name="Table207.A1" office:value-type="string">
            <text:p text:style-name="P33">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8" table:style-name="Table208">
        <table:table-column table:style-name="Table208.A"/>
        <table:table-row>
          <table:table-cell table:style-name="Table208.A1" office:value-type="string">
            <text:p text:style-name="P33">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如果deque容器为空则函数的行为是未定义的。</text:p>
      <text:p text:style-name="P22"/>
      <table:table table:name="Table209" table:style-name="Table209">
        <table:table-column table:style-name="Table209.A"/>
        <table:table-row>
          <table:table-cell table:style-name="Table209.A1" office:value-type="string">
            <text:p text:style-name="P33">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0" table:style-name="Table210">
        <table:table-column table:style-name="Table210.A"/>
        <table:table-row>
          <table:table-cell table:style-name="Table210.A1" office:value-type="string">
            <text:p text:style-name="P33">deque_iterator_t deque_insert_n(</text:p>
            <text:p text:style-name="P33"><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2"/>
      <table:table table:name="Table211" table:style-name="Table211">
        <table:table-column table:style-name="Table211.A"/>
        <table:table-row>
          <table:table-cell table:style-name="Table211.A1" office:value-type="string">
            <text:p text:style-name="P33">void deque_insert_range(</text:p>
            <text:p text:style-name="P33"><text:s text:c="4"/>deque_t* pdeq_deque, deque_iterator_t it_pos,</text:p>
            <text:p text:style-name="P33"><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2"/>
      <table:table table:name="Table212" table:style-name="Table212">
        <table:table-column table:style-name="Table212.A"/>
        <table:table-row>
          <table:table-cell table:style-name="Table212.A1" office:value-type="string">
            <text:p text:style-name="P33">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pos是属于pdeq_deque容器的有效的迭代器，否则函数的行为是未定义的。</text:p>
      <text:p text:style-name="P22"/>
      <table:table table:name="Table213" table:style-name="Table213">
        <table:table-column table:style-name="Table213.A"/>
        <text:soft-page-break/>
        <table:table-row>
          <table:table-cell table:style-name="Table213.A1" office:value-type="string">
            <text:p text:style-name="P33">deque_iterator_t deque_erase_range(</text:p>
            <text:p text:style-name="P33"><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deq_deque == NULL则函数的行为是未定义的，deque容器必须已经初始化的，否则函数的行为是未定义的。[it_begin, it_end)是属于pdeq_deque的有效的数据区间，否则函数的行为是未定义的。</text:p>
      <text:p text:style-name="P22"/>
      <table:table table:name="Table216" table:style-name="Table216">
        <table:table-column table:style-name="Table216.A"/>
        <table:table-row>
          <table:table-cell table:style-name="Table216.A1" office:value-type="string">
            <text:p text:style-name="P33">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7"><text:tab/>如果pdeq_deque == NULL则函数的行为是未定义的，deque容器必须已经初始化的，否则函数的行为是未定义的。</text:p>
      <text:p text:style-name="P27"/>
      <table:table table:name="Table214" table:style-name="Table214">
        <table:table-column table:style-name="Table214.A"/>
        <table:table-row>
          <table:table-cell table:style-name="Table214.A1" office:value-type="string">
            <text:p text:style-name="P33">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2"/>
      <table:table table:name="Table215" table:style-name="Table215">
        <table:table-column table:style-name="Table215.A"/>
        <table:table-row>
          <table:table-cell table:style-name="Table215.A1" office:value-type="string">
            <text:p text:style-name="P33">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7"><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2"/>
      <text:list xml:id="list42481657" text:continue-numbering="true" text:style-name="WW8Num13">
        <text:list-item>
          <text:list>
            <text:list-item>
              <text:h text:style-name="P60" text:outline-level="2">迭代器接口</text:h>
            </text:list-item>
          </text:list>
        </text:list-item>
      </text:list>
      <text:p text:style-name="P22"><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7"/>
      <table:table table:name="Table219" table:style-name="Table219">
        <table:table-column table:style-name="Table219.A"/>
        <table:table-row>
          <table:table-cell table:style-name="Table219.A1" office:value-type="string">
            <text:p text:style-name="P33">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7"><text:tab/>获得的deque迭代器不是有效的迭代器，因为它并没有与任何deque容器关联。这个函数创建的deque迭代器是供给以后的deque函数使用的。</text:p>
      <text:p text:style-name="P27"><text:soft-page-break/></text:p>
      <table:table table:name="Table220" table:style-name="Table220">
        <table:table-column table:style-name="Table220.A"/>
        <table:table-row>
          <table:table-cell table:style-name="Table220.A1" office:value-type="string">
            <text:p text:style-name="P33">bool_t _deque_iterator_equal(</text:p>
            <text:p text:style-name="P33"><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7"><text:tab/>两个迭代器必须属于同一个deque容器，否则函数的行为是未定义的。两个迭代器相等表示的是两个迭代器引用的是同一个容器中的同一个数据。</text:p>
      <text:p text:style-name="P27"/>
      <table:table table:name="Table221" table:style-name="Table221">
        <table:table-column table:style-name="Table221.A"/>
        <table:table-row>
          <table:table-cell table:style-name="Table221.A1" office:value-type="string">
            <text:p text:style-name="P33">bool_t _deque_iterator_less(</text:p>
            <text:p text:style-name="P33"><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7"><text:tab/>两个迭代器必须属于同一个deque容器，否则函数的行为是未定义的。第一个迭代器小于第二个迭代器表示的是第一个迭代器引用的数据比第二个迭代器引用的数据更靠近容器中的第一个数据。</text:p>
      <text:p text:style-name="P27"/>
      <table:table table:name="Table222" table:style-name="Table222">
        <table:table-column table:style-name="Table222.A"/>
        <table:table-row>
          <table:table-cell table:style-name="Table222.A1" office:value-type="string">
            <text:p text:style-name="P33">bool_t _deque_iterator_before(</text:p>
            <text:p text:style-name="P33"><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7"><text:tab/>两个迭代器必须属于同一个deque容器，否则函数的行为是未定义的。第一个迭代器在第二个迭代器前面表示的是第一个迭代器引用的数据比第二个迭代器引用的数据更靠近容器中的第一个数据。</text:p>
      <text:p text:style-name="P27"/>
      <table:table table:name="Table223" table:style-name="Table223">
        <table:table-column table:style-name="Table223.A"/>
        <table:table-row>
          <table:table-cell table:style-name="Table223.A1" office:value-type="string">
            <text:p text:style-name="P33">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7"><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224" table:style-name="Table224">
        <table:table-column table:style-name="Table224.A"/>
        <table:table-row>
          <table:table-cell table:style-name="Table224.A1" office:value-type="string">
            <text:p text:style-name="P33">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7"><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225" table:style-name="Table225">
        <table:table-column table:style-name="Table225.A"/>
        <table:table-row>
          <table:table-cell table:style-name="Table225.A1" office:value-type="string">
            <text:p text:style-name="P33">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26" table:style-name="Table226">
        <table:table-column table:style-name="Table226.A"/>
        <table:table-row>
          <table:table-cell table:style-name="Table226.A1" office:value-type="string">
            <text:p text:style-name="P33">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7"><text:soft-page-break/><text:tab/>it_iter必须是属于deque的有效迭代器，否则函数的行为是未定义的。引用下一个数据的迭代器也必须是属于deque的有效的迭代器，否则函数行为是未定义的。</text:p>
      <text:p text:style-name="P27"/>
      <table:table table:name="Table227" table:style-name="Table227">
        <table:table-column table:style-name="Table227.A"/>
        <table:table-row>
          <table:table-cell table:style-name="Table227.A1" office:value-type="string">
            <text:p text:style-name="P33">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7"><text:tab/>it_iter必须是属于deque的有效迭代器，否则函数的行为是未定义的。引用上一个数据的迭代器也必须是属于deque的有效的迭代器，否则函数行为是未定义的。</text:p>
      <text:p text:style-name="P27"/>
      <table:table table:name="Table228" table:style-name="Table228">
        <table:table-column table:style-name="Table228.A"/>
        <table:table-row>
          <table:table-cell table:style-name="Table228.A1" office:value-type="string">
            <text:p text:style-name="P33">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7"><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7"/>
      <table:table table:name="Table229" table:style-name="Table229">
        <table:table-column table:style-name="Table229.A"/>
        <table:table-row>
          <table:table-cell table:style-name="Table229.A1" office:value-type="string">
            <text:p text:style-name="P33">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7"><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7"/>
      <table:table table:name="Table230" table:style-name="Table230">
        <table:table-column table:style-name="Table230.A"/>
        <table:table-row>
          <table:table-cell table:style-name="Table230.A1" office:value-type="string">
            <text:p text:style-name="P33">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231" table:style-name="Table231">
        <table:table-column table:style-name="Table231.A"/>
        <table:table-row>
          <table:table-cell table:style-name="Table231.A1" office:value-type="string">
            <text:p text:style-name="P33">int _deque_iterator_minus(</text:p>
            <text:p text:style-name="P33"><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7"><text:tab/>it_first和it_second必须是属于同一个deque的有效迭代器，否则函数的行为是未定义的。当it_first &lt; it_econd 的时候返回值小于0，it_first == it_second时返回值等于0，it_first &gt; it_second时返回值大于0。</text:p>
      <text:p text:style-name="P22"/>
      <text:list xml:id="list42484102" text:continue-numbering="true" text:style-name="WW8Num13">
        <text:list-item>
          <text:list>
            <text:list-item>
              <text:h text:style-name="P60" text:outline-level="2">内部和辅助接口</text:h>
            </text:list-item>
          </text:list>
        </text:list-item>
      </text:list>
      <text:p text:style-name="P22"><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2"/>
      <table:table table:name="Table248" table:style-name="Table248">
        <table:table-column table:style-name="Table248.A"/>
        <table:table-row>
          <table:table-cell table:style-name="Table248.A1" office:value-type="string">
            <text:p text:style-name="P33">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249" table:style-name="Table249">
        <table:table-column table:style-name="Table249.A"/>
        <table:table-row>
          <table:table-cell table:style-name="Table249.A1" office:value-type="string">
            <text:p text:style-name="P33">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7"><text:tab/>如果pdeq_deque == NULL 或者s_typename == NULL则函数的行为是未定义的。s_typename必须是C内建类型，libcstl内建类型以及已经注册的用户自定义类型，否则创建失败。</text:p>
      <text:p text:style-name="P22"/>
      <table:table table:name="Table250" table:style-name="Table250">
        <table:table-column table:style-name="Table250.A"/>
        <table:table-row>
          <table:table-cell table:style-name="Table250.A1" office:value-type="string">
            <text:p text:style-name="P33">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1" table:style-name="Table251">
        <table:table-column table:style-name="Table251.A"/>
        <table:table-row>
          <table:table-cell table:style-name="Table251.A1" office:value-type="string">
            <text:p text:style-name="P33">void _deque_init_elem_varg(</text:p>
            <text:p text:style-name="P33"><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2" table:style-name="Table252">
        <table:table-column table:style-name="Table252.A"/>
        <table:table-row>
          <table:table-cell table:style-name="Table252.A1" office:value-type="string">
            <text:p text:style-name="P33">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7"><text:tab/>如果pdeq_deque == NULL或者deque不是使用create_deque生成的则函数的行为是未定义的。</text:p>
      <text:p text:style-name="P22"/>
      <table:table table:name="Table253" table:style-name="Table253">
        <table:table-column table:style-name="Table253.A"/>
        <table:table-row>
          <table:table-cell table:style-name="Table253.A1" office:value-type="string">
            <text:p text:style-name="P33">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text:soft-page-break/></text:p>
      <table:table table:name="Table254" table:style-name="Table254">
        <table:table-column table:style-name="Table254.A"/>
        <table:table-row>
          <table:table-cell table:style-name="Table254.A1" office:value-type="string">
            <text:p text:style-name="P33">void _deque_assign_elem_varg(</text:p>
            <text:p text:style-name="P33"><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5" table:style-name="Table255">
        <table:table-column table:style-name="Table255.A"/>
        <table:table-row>
          <table:table-cell table:style-name="Table255.A1" office:value-type="string">
            <text:p text:style-name="P33">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6" table:style-name="Table256">
        <table:table-column table:style-name="Table256.A"/>
        <table:table-row>
          <table:table-cell table:style-name="Table256.A1" office:value-type="string">
            <text:p text:style-name="P33">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7" table:style-name="Table257">
        <table:table-column table:style-name="Table257.A"/>
        <text:soft-page-break/>
        <table:table-row>
          <table:table-cell table:style-name="Table257.A1" office:value-type="string">
            <text:p text:style-name="P33">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8" table:style-name="Table258">
        <table:table-column table:style-name="Table258.A"/>
        <table:table-row>
          <table:table-cell table:style-name="Table258.A1" office:value-type="string">
            <text:p text:style-name="P33">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59" table:style-name="Table259">
        <table:table-column table:style-name="Table259.A"/>
        <table:table-row>
          <table:table-cell table:style-name="Table259.A1" office:value-type="string">
            <text:p text:style-name="P33">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260" table:style-name="Table260">
        <table:table-column table:style-name="Table260.A"/>
        <table:table-row>
          <table:table-cell table:style-name="Table260.A1" office:value-type="string">
            <text:p text:style-name="P33">void _deque_resize_elem_varg(</text:p>
            <text:p text:style-name="P33"><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261" table:style-name="Table261">
        <table:table-column table:style-name="Table261.A"/>
        <table:table-row>
          <table:table-cell table:style-name="Table261.A1" office:value-type="string">
            <text:p text:style-name="P33">deque_iterator_t _deque_insert_n(</text:p>
            <text:p text:style-name="P33"><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2" table:style-name="Table262">
        <table:table-column table:style-name="Table262.A"/>
        <table:table-row>
          <table:table-cell table:style-name="Table262.A1" office:value-type="string">
            <text:p text:style-name="P33">deque_iterator_t _deque_insert_n_varg(</text:p>
            <text:p text:style-name="P33"><text:s text:c="4"/>deque_t* pdeq_deque, deque_iterator_t it_pos, size_t t_count,</text:p>
            <text:p text:style-name="P33"><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7">注意：</text:p>
      <text:p text:style-name="P27"><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263" table:style-name="Table263">
        <table:table-column table:style-name="Table263.A"/>
        <table:table-row>
          <table:table-cell table:style-name="Table263.A1" office:value-type="string">
            <text:p text:style-name="P33">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7">注意：</text:p>
      <text:p text:style-name="P27"><text:tab/>如果pdeq_deque == NULL或者pv_elem == NULL则函数的行为是未定义的。deque必须是已经初始化或者是使用create_deque创建的deque容器，否则函数的行为是未定义的。</text:p>
      <text:p text:style-name="P22"/>
      <text:p text:style-name="P22"/>
      <text:p text:style-name="P22"><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2"/>
      <text:p text:style-name="P22"/>
      <table:table table:name="Table232" table:style-name="Table232">
        <table:table-column table:style-name="Table232.A"/>
        <table:table-row>
          <table:table-cell table:style-name="Table232.A1" office:value-type="string">
            <text:p text:style-name="P33">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7"><text:tab/>如果cpdeq_deque == NULL，函数的行为是未定义的。</text:p>
      <text:p text:style-name="P22"/>
      <table:table table:name="Table233" table:style-name="Table233">
        <table:table-column table:style-name="Table233.A"/>
        <table:table-row>
          <table:table-cell table:style-name="Table233.A1" office:value-type="string">
            <text:p text:style-name="P33">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7"><text:tab/>如果cpdeq_deque == NULL，函数的行为是未定义的。</text:p>
      <text:p text:style-name="P22"/>
      <table:table table:name="Table234" table:style-name="Table234">
        <table:table-column table:style-name="Table234.A"/>
        <table:table-row>
          <table:table-cell table:style-name="Table234.A1" office:value-type="string">
            <text:p text:style-name="P33">bool_t _deque_iterator_belong_to_deque(</text:p>
            <text:p text:style-name="P33"><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7"><text:tab/>如果cpdeq_deque == NULL，那么函数的行为是未定义的，如果it_iter不是deque迭代器，那么函数的行为是未定义的，如果it_iter不属于容器deque，那么函数的行为是未定义的。</text:p>
      <text:p text:style-name="P26"/>
      <table:table table:name="Table235" table:style-name="Table235">
        <table:table-column table:style-name="Table235.A"/>
        <table:table-row>
          <table:table-cell table:style-name="Table235.A1" office:value-type="string">
            <text:p text:style-name="P33">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7"><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2"/>
      <table:table table:name="Table236" table:style-name="Table236">
        <table:table-column table:style-name="Table236.A"/>
        <table:table-row>
          <table:table-cell table:style-name="Table236.A1" office:value-type="string">
            <text:p text:style-name="P33">bool_t _deque_same_deque_iterator_type(</text:p>
            <text:p text:style-name="P33"><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7"><text:tab/>如果cpdeq_deque == NULL或者it_iter不是deque_iterator_t类型，那么函数的行为是未定义的。</text:p>
      <text:p text:style-name="P22"/>
      <table:table table:name="Table237" table:style-name="Table237">
        <table:table-column table:style-name="Table237.A"/>
        <table:table-row>
          <table:table-cell table:style-name="Table237.A1" office:value-type="string">
            <text:p text:style-name="P33">void _deque_get_varg_value_auxiliary(</text:p>
            <text:p text:style-name="P33"><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8" table:style-name="Table238">
        <table:table-column table:style-name="Table238.A"/>
        <table:table-row>
          <table:table-cell table:style-name="Table238.A1" office:value-type="string">
            <text:p text:style-name="P33">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7"><text:tab/>如果pdeq_deque == NULL或者pv_varg == NULL，那么函数的行为是未定义的。pdeq_deque必须是已经初始化或者是由create_deque()创建的deque容器，否则函数的行为是未定义的。</text:p>
      <text:p text:style-name="P22"/>
      <table:table table:name="Table239" table:style-name="Table239">
        <table:table-column table:style-name="Table239.A"/>
        <table:table-row>
          <table:table-cell table:style-name="Table239.A1" office:value-type="string">
            <text:p text:style-name="P33">void _deque_init_elem_range_auxiliary(</text:p>
            <text:p text:style-name="P33"><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7"><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7"/>
      <table:table table:name="Table240" table:style-name="Table240">
        <table:table-column table:style-name="Table240.A"/>
        <table:table-row>
          <table:table-cell table:style-name="Table240.A1" office:value-type="string">
            <text:p text:style-name="P33">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7"><text:tab/>it_iter必须是属于deque的有效迭代器，否则函数的行为是未定义的。</text:p>
      <text:p text:style-name="P27"/>
      <table:table table:name="Table241" table:style-name="Table241">
        <table:table-column table:style-name="Table241.A"/>
        <table:table-row>
          <table:table-cell table:style-name="Table241.A1" office:value-type="string">
            <text:p text:style-name="P33">deque_iterator_t _deque_expand_at_end(</text:p>
            <text:p text:style-name="P33"><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2" table:style-name="Table242">
        <table:table-column table:style-name="Table242.A"/>
        <table:table-row>
          <table:table-cell table:style-name="Table242.A1" office:value-type="string">
            <text:p text:style-name="P33">deque_iterator_t _deque_expand_at_begin(</text:p>
            <text:p text:style-name="P33"><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7"><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7"/>
      <table:table table:name="Table243" table:style-name="Table243">
        <table:table-column table:style-name="Table243.A"/>
        <table:table-row>
          <table:table-cell table:style-name="Table243.A1" office:value-type="string">
            <text:p text:style-name="P33">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4" table:style-name="Table244">
        <table:table-column table:style-name="Table244.A"/>
        <table:table-row>
          <table:table-cell table:style-name="Table244.A1" office:value-type="string">
            <text:p text:style-name="P33">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7"><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7"/>
      <table:table table:name="Table245" table:style-name="Table245">
        <table:table-column table:style-name="Table245.A"/>
        <table:table-row>
          <table:table-cell table:style-name="Table245.A1" office:value-type="string">
            <text:p text:style-name="P33">deque_iterator_t _deque_move_elem_to_end(</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7"/>
      <table:table table:name="Table246" table:style-name="Table246">
        <table:table-column table:style-name="Table246.A"/>
        <table:table-row>
          <table:table-cell table:style-name="Table246.A1" office:value-type="string">
            <text:p text:style-name="P33">deque_iterator_t _deque_move_elem_to_begin(</text:p>
            <text:p text:style-name="P33"><text:s text:c="4"/>deque_t* pdeq_deque, deque_iterator_t it_begin,</text:p>
            <text:p text:style-name="P33"><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7"><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78277" text:continue-numbering="true" text:style-name="WW8Num13">
        <text:list-item>
          <text:h text:style-name="P54" text:outline-level="1"><text:soft-page-break/>slist<text:span text:style-name="T20">容器</text:span></text:h>
        </text:list-item>
      </text:list>
      <text:p text:style-name="P22"><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2491533" text:continue-numbering="true" text:style-name="WW8Num13">
        <text:list-item>
          <text:list>
            <text:list-item>
              <text:h text:style-name="P57" text:outline-level="2"><text:span text:style-name="T6">slist</text:span>容器的机制</text:h>
            </text:list-item>
          </text:list>
        </text:list-item>
      </text:list>
      <text:p text:style-name="P22"><text:tab/>slist是单向链表结构，末尾指向NULL。</text:p>
      <text:p text:style-name="P23"><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2"><text:tab/>这样的结构在一个指定的节点后面插入数据是很方便的，但是在指定节点的前面插入数据不是明智之选。此外在实际代码中为了保存这个链表还要引入一个类似list中开头节点的哑节点：</text:p>
      <text:p text:style-name="P23"><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2"><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2"><text:tab/>与list同样slist也有排序算法，但是由于slist是单向链表获得前一个节点的效率低下，而快速排序在每次交换数据的时候都要获得前一个节点，所以使用相对低效的插入排序代替。</text:p>
      <text:p text:style-name="P23"><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2480429" text:continue-numbering="true" text:style-name="WW8Num13">
        <text:list-item>
          <text:list>
            <text:list-item>
              <text:h text:style-name="P57" text:outline-level="2"><text:span text:style-name="T6">slist</text:span><text:span text:style-name="T23">迭代</text:span>器</text:h>
            </text:list-item>
          </text:list>
        </text:list-item>
      </text:list>
      <text:p text:style-name="P22"><text:tab/>由于slist是单向链表，所以它的迭代器也只能是单向迭代器。迭代器的结构也是很简单，只需要记录每个节点的位置就可以了。</text:p>
      <text:p text:style-name="P23"><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2"><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6"/>_pc_corepos; <text:s text:c="3"/>/* 链表容器中数据的位置 */ </text:p>
            <text:p text:style-name="P33"><text:s text:c="4"/>}_t_pos; </text:p>
            <text:p text:style-name="P33"><text:soft-page-break/><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
      <text:list xml:id="list42494933" text:continue-numbering="true" text:style-name="WW8Num13">
        <text:list-item>
          <text:list>
            <text:list-item>
              <text:h text:style-name="P57" text:outline-level="2"><text:span text:style-name="T6">slist</text:span>的代码结构</text:h>
            </text:list-item>
          </text:list>
        </text:list-item>
      </text:list>
      <text:p text:style-name="P22"><text:tab/>slist的代码结构分为两部分，一部分是slist的节点:</text:p>
      <table:table table:name="Table265" table:style-name="Table265">
        <table:table-column table:style-name="Table265.A"/>
        <table:table-row>
          <table:table-cell table:style-name="Table265.A1" office:value-type="string">
            <text:p text:style-name="P33">typedef struct _tagslistnode</text:p>
            <text:p text:style-name="P33">{ </text:p>
            <text:p text:style-name="P33"><text:s text:c="4"/>struct _tagslistnode* _pt_next;</text:p>
            <text:p text:style-name="P33"><text:s text:c="4"/>char <text:s text:c="17"/>_pc_data[1];</text:p>
            <text:p text:style-name="P33">}slistnode_t;</text:p>
          </table:table-cell>
        </table:table-row>
      </table:table>
      <text:p text:style-name="P22"><text:tab/>第二部分是slist容器结构：</text:p>
      <table:table table:name="Table266" table:style-name="Table266">
        <table:table-column table:style-name="Table266.A"/>
        <table:table-row>
          <table:table-cell table:style-name="Table266.A1" office:value-type="string">
            <text:p text:style-name="P33">typedef struct _tagslist</text:p>
            <text:p text:style-name="P33">{ </text:p>
            <text:p text:style-name="P33"><text:s text:c="4"/>_typeinfo_t <text:s/>_t_typeinfo;</text:p>
            <text:p text:style-name="P33"><text:s text:c="4"/>_alloc_t <text:s text:c="4"/>_t_allocater;</text:p>
            <text:p text:style-name="P33"><text:s text:c="4"/>slistnode_t <text:s/>_t_head;</text:p>
            <text:p text:style-name="P33">}slist_t;</text:p>
          </table:table-cell>
        </table:table-row>
      </table:table>
      <text:p text:style-name="P22"><text:tab/>实际slist结构就是：</text:p>
      <text:p text:style-name="P23"><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2"/>
      <text:list xml:id="list42486805" text:continue-numbering="true" text:style-name="WW8Num13">
        <text:list-item>
          <text:list>
            <text:list-item>
              <text:h text:style-name="P60" text:outline-level="2">外部<text:span text:style-name="T23">接口</text:span></text:h>
            </text:list-item>
          </text:list>
        </text:list-item>
      </text:list>
      <text:p text:style-name="P22"><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2"/>
      <text:p text:style-name="P22">函数原型</text:p>
      <table:table table:name="Table268" table:style-name="Table268">
        <table:table-column table:style-name="Table268.A"/>
        <table:table-row>
          <table:table-cell table:style-name="Table268.A1" office:value-type="string">
            <text:p text:style-name="P33">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7"><text:tab/>关于类型描述参考第四章，创建失败返回NULL。</text:p>
      <text:p text:style-name="P22"/>
      <table:table table:name="Table269" table:style-name="Table269">
        <table:table-column table:style-name="Table269.A"/>
        <table:table-row>
          <table:table-cell table:style-name="Table269.A1" office:value-type="string">
            <text:p text:style-name="P33">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7"><text:tab/>如果pslist_slist == NULL则函数的行为是未定义的，slist必须是通过create_slist创建的否则函数的行为是未定义的。</text:p>
      <text:p text:style-name="P22"/>
      <table:table table:name="Table270" table:style-name="Table270">
        <table:table-column table:style-name="Table270.A"/>
        <table:table-row>
          <table:table-cell table:style-name="Table270.A1" office:value-type="string">
            <text:p text:style-name="P33">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7"><text:tab/>如果pslist_slist == NULL则函数的行为是未定义的，slist必须是通过create_slist创建的否则函数的行为是未定义的。初始化后容器中包含的数据都是slist容器中保存的数据类型的默认值。</text:p>
      <text:p text:style-name="P22"/>
      <table:table table:name="Table271" table:style-name="Table271">
        <table:table-column table:style-name="Table271.A"/>
        <table:table-row>
          <table:table-cell table:style-name="Table271.A1" office:value-type="string">
            <text:p text:style-name="P33">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7"><text:tab/>如果pslist_slist == NULL则函数的行为是未定义的，slist必须是通过create_slist创建的否则函数的行为是未定义的。elem是与slist容器中保存的数据类型相同的数据，否则函数的行为是未定义的。</text:p>
      <text:p text:style-name="P22"/>
      <table:table table:name="Table272" table:style-name="Table272">
        <table:table-column table:style-name="Table272.A"/>
        <table:table-row>
          <table:table-cell table:style-name="Table272.A1" office:value-type="string">
            <text:p text:style-name="P33">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7"><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2"><text:soft-page-break/></text:p>
      <table:table table:name="Table273" table:style-name="Table273">
        <table:table-column table:style-name="Table273.A"/>
        <table:table-row>
          <table:table-cell table:style-name="Table273.A1" office:value-type="string">
            <text:p text:style-name="P33">void slist_init_copy_range(</text:p>
            <text:p text:style-name="P33"><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7"><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2"/>
      <table:table table:name="Table274" table:style-name="Table274">
        <table:table-column table:style-name="Table274.A"/>
        <table:table-row>
          <table:table-cell table:style-name="Table274.A1" office:value-type="string">
            <text:p text:style-name="P33">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7"><text:tab/>如果pslist _slist == NULL则函数的行为是未定义的，slist必须是通过create_slist创建的否则函数的行为是未定义的。不管slist容器是否被初始化都需要调用这个函数销毁。</text:p>
      <text:p text:style-name="P22"/>
      <table:table table:name="Table275" table:style-name="Table275">
        <table:table-column table:style-name="Table275.A"/>
        <table:table-row>
          <table:table-cell table:style-name="Table275.A1" office:value-type="string">
            <text:p text:style-name="P33">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7"><text:tab/>如果cpslist_slist == NULL则函数的行为是未定义的，slist必须已经初始化的，否则函数的行为是未定义的。</text:p>
      <text:p text:style-name="P22"/>
      <table:table table:name="Table276" table:style-name="Table276">
        <table:table-column table:style-name="Table276.A"/>
        <table:table-row>
          <table:table-cell table:style-name="Table276.A1" office:value-type="string">
            <text:p text:style-name="P33">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7"><text:tab/>如果cpslist_slist == NULL则函数的行为是未定义的，slist必须已经初始化的，否则函数的行为是未定义的。</text:p>
      <text:p text:style-name="P22"/>
      <table:table table:name="Table277" table:style-name="Table277">
        <table:table-column table:style-name="Table277.A"/>
        <table:table-row>
          <table:table-cell table:style-name="Table277.A1" office:value-type="string">
            <text:p text:style-name="P33">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7"><text:tab/>如果cpslist_slist == NULL则函数的行为是未定义的，slist必须已经初始化的，否则函数的行为是未定义的。这个返回值不是一个固定的值。</text:p>
      <text:p text:style-name="P22"/>
      <table:table table:name="Table278" table:style-name="Table278">
        <table:table-column table:style-name="Table278.A"/>
        <table:table-row>
          <table:table-cell table:style-name="Table278.A1" office:value-type="string">
            <text:p text:style-name="P33">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2"/>
      <table:table table:name="Table279" table:style-name="Table279">
        <table:table-column table:style-name="Table279.A"/>
        <table:table-row>
          <table:table-cell table:style-name="Table279.A1" office:value-type="string">
            <text:p text:style-name="P33">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2"><text:soft-page-break/></text:p>
      <table:table table:name="Table280" table:style-name="Table280">
        <table:table-column table:style-name="Table280.A"/>
        <table:table-row>
          <table:table-cell table:style-name="Table280.A1" office:value-type="string">
            <text:p text:style-name="P33">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2"/>
      <table:table table:name="Table281" table:style-name="Table281">
        <table:table-column table:style-name="Table281.A"/>
        <table:table-row>
          <table:table-cell table:style-name="Table281.A1" office:value-type="string">
            <text:p text:style-name="P33">bool_t slist_less_equal(</text:p>
            <text:p text:style-name="P33"><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2"/>
      <table:table table:name="Table282" table:style-name="Table282">
        <table:table-column table:style-name="Table282.A"/>
        <table:table-row>
          <table:table-cell table:style-name="Table282.A1" office:value-type="string">
            <text:p text:style-name="P33">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7"><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2"><text:soft-page-break/></text:p>
      <table:table table:name="Table283" table:style-name="Table283">
        <table:table-column table:style-name="Table283.A"/>
        <table:table-row>
          <table:table-cell table:style-name="Table283.A1" office:value-type="string">
            <text:p text:style-name="P33">bool_t slist_greater_equal(</text:p>
            <text:p text:style-name="P33"><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7"><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2"/>
      <table:table table:name="Table284" table:style-name="Table284">
        <table:table-column table:style-name="Table284.A"/>
        <table:table-row>
          <table:table-cell table:style-name="Table284.A1" office:value-type="string">
            <text:p text:style-name="P33">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7"><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2"/>
      <table:table table:name="Table285" table:style-name="Table285">
        <table:table-column table:style-name="Table285.A"/>
        <table:table-row>
          <table:table-cell table:style-name="Table285.A1" office:value-type="string">
            <text:p text:style-name="P33">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如果pslist_slistf== NULL则函数的行为是未定义的，slist容器必须已经初始化的，否则函数的行为是未定义的。elem是与slist中保存的数据类型相同的数据，否则函数的行为是未定义的。</text:p>
      <text:p text:style-name="P22"/>
      <table:table table:name="Table286" table:style-name="Table286">
        <table:table-column table:style-name="Table286.A"/>
        <table:table-row>
          <table:table-cell table:style-name="Table286.A1" office:value-type="string">
            <text:p text:style-name="P33">void slist_assign_range(</text:p>
            <text:p text:style-name="P33"><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2"/>
      <table:table table:name="Table287" table:style-name="Table287">
        <table:table-column table:style-name="Table287.A"/>
        <table:table-row>
          <table:table-cell table:style-name="Table287.A1" office:value-type="string">
            <text:p text:style-name="P33">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7"><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2"/>
      <table:table table:name="Table288" table:style-name="Table288">
        <table:table-column table:style-name="Table288.A"/>
        <table:table-row>
          <table:table-cell table:style-name="Table288.A1" office:value-type="string">
            <text:p text:style-name="P33">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7"><text:tab/>如果cpslist_slist == NULL则函数的行为是未定义的，slist容器必须已经初始化的，否则函数的行为是未定义的。如果slist为空则函数的行为是未定义的。</text:p>
      <text:p text:style-name="P22"/>
      <table:table table:name="Table290" table:style-name="Table290">
        <table:table-column table:style-name="Table290.A"/>
        <table:table-row>
          <table:table-cell table:style-name="Table290.A1" office:value-type="string">
            <text:p text:style-name="P33">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7"><text:tab/>如果cpslist_slist == NULL则函数的行为是未定义的，slist容器必须已经初始化的，否则函数的行为是未定义的。如果slist容器为空，则返回值与slist_end(cpslist_slist)相等。</text:p>
      <text:p text:style-name="P22"/>
      <table:table table:name="Table291" table:style-name="Table291">
        <table:table-column table:style-name="Table291.A"/>
        <table:table-row>
          <table:table-cell table:style-name="Table291.A1" office:value-type="string">
            <text:p text:style-name="P33">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7"><text:tab/>如果cpslist_slist == NULL则函数的行为是未定义的，slist容器必须已经初始化的，否则函数的行为是未定义的。</text:p>
      <text:p text:style-name="P22"/>
      <table:table table:name="Table289" table:style-name="Table289">
        <table:table-column table:style-name="Table289.A"/>
        <table:table-row>
          <table:table-cell table:style-name="Table289.A1" office:value-type="string">
            <text:p text:style-name="P33">slist_iterator_t slist_previous(</text:p>
            <text:p text:style-name="P33"><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7"><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7"/>
      <table:table table:name="Table292" table:style-name="Table292">
        <table:table-column table:style-name="Table292.A"/>
        <table:table-row>
          <table:table-cell table:style-name="Table292.A1" office:value-type="string">
            <text:p text:style-name="P33">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2"/>
      <table:table table:name="Table293" table:style-name="Table293">
        <table:table-column table:style-name="Table293.A"/>
        <table:table-row>
          <table:table-cell table:style-name="Table293.A1" office:value-type="string">
            <text:p text:style-name="P33">slist_iterator_t slist_insert_n(</text:p>
            <text:p text:style-name="P33"><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294" table:style-name="Table294">
        <table:table-column table:style-name="Table294.A"/>
        <table:table-row>
          <table:table-cell table:style-name="Table294.A1" office:value-type="string">
            <text:p text:style-name="P33">void slist_insert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7"/>
      <table:table table:name="Table316" table:style-name="Table316">
        <table:table-column table:style-name="Table316.A"/>
        <table:table-row>
          <table:table-cell table:style-name="Table316.A1" office:value-type="string">
            <text:p text:style-name="P33">slist_iterator_t slist_insert_after(</text:p>
            <text:p text:style-name="P33"><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2"/>
      <table:table table:name="Table317" table:style-name="Table317">
        <table:table-column table:style-name="Table317.A"/>
        <table:table-row>
          <table:table-cell table:style-name="Table317.A1" office:value-type="string">
            <text:p text:style-name="P33">slist_iterator_t slist_insert_after_n(</text:p>
            <text:p text:style-name="P33"><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7"><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2"/>
      <table:table table:name="Table318" table:style-name="Table318">
        <table:table-column table:style-name="Table318.A"/>
        <table:table-row>
          <table:table-cell table:style-name="Table318.A1" office:value-type="string">
            <text:p text:style-name="P33">void slist_insert_after_range(</text:p>
            <text:p text:style-name="P33"><text:s text:c="4"/>slist_t* pslist_slist, slist_iterator_t it_pos,</text:p>
            <text:p text:style-name="P33"><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7"><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2"><text:soft-page-break/></text:p>
      <table:table table:name="Table296" table:style-name="Table296">
        <table:table-column table:style-name="Table296.A"/>
        <table:table-row>
          <table:table-cell table:style-name="Table296.A1" office:value-type="string">
            <text:p text:style-name="P33">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7"><text:tab/>如果pslist_slist == NULL则函数的行为是未定义的，slist容器必须已经初始化的，否则函数的行为是未定义的。elem是与slist容器中保存的数据类型一致的数据，否则函数的行为是未定义的。</text:p>
      <text:p text:style-name="P22"/>
      <table:table table:name="Table298" table:style-name="Table298">
        <table:table-column table:style-name="Table298.A"/>
        <table:table-row>
          <table:table-cell table:style-name="Table298.A1" office:value-type="string">
            <text:p text:style-name="P33">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如果slist容器为空则函数的行为是未定义的。</text:p>
      <text:p text:style-name="P22"/>
      <table:table table:name="Table299" table:style-name="Table299">
        <table:table-column table:style-name="Table299.A"/>
        <table:table-row>
          <table:table-cell table:style-name="Table299.A1" office:value-type="string">
            <text:p text:style-name="P33">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否则函数的行为是未定义的。</text:p>
      <text:p text:style-name="P22"/>
      <table:table table:name="Table300" table:style-name="Table300">
        <table:table-column table:style-name="Table300.A"/>
        <table:table-row>
          <table:table-cell table:style-name="Table300.A1" office:value-type="string">
            <text:p text:style-name="P33">slist_iterator_t slist_erase_range(</text:p>
            <text:p text:style-name="P33"><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否则函数的行为是未定义的。</text:p>
      <text:p text:style-name="P22"/>
      <table:table table:name="Table295" table:style-name="Table295">
        <table:table-column table:style-name="Table295.A"/>
        <table:table-row>
          <table:table-cell table:style-name="Table295.A1" office:value-type="string">
            <text:p text:style-name="P33">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2"/>
      <table:table table:name="Table297" table:style-name="Table297">
        <table:table-column table:style-name="Table297.A"/>
        <table:table-row>
          <table:table-cell table:style-name="Table297.A1" office:value-type="string">
            <text:p text:style-name="P33">slist_iterator_t slist_erase_after_range(</text:p>
            <text:p text:style-name="P33"><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7"><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7">it_begin() == it_end()或者it_begin()+1 == it_end()则函数不执行任何操作。</text:p>
      <text:p text:style-name="P27"/>
      <table:table table:name="Table301" table:style-name="Table301">
        <table:table-column table:style-name="Table301.A"/>
        <table:table-row>
          <table:table-cell table:style-name="Table301.A1" office:value-type="string">
            <text:p text:style-name="P33">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7"><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2"/>
      <table:table table:name="Table302" table:style-name="Table302">
        <table:table-column table:style-name="Table302.A"/>
        <table:table-row>
          <table:table-cell table:style-name="Table302.A1" office:value-type="string">
            <text:p text:style-name="P33">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ufun_op是一个一元谓词，如果ufun_op == NULL则使用默认的一元谓词。</text:p>
      <text:p text:style-name="P22"/>
      <table:table table:name="Table303" table:style-name="Table303">
        <table:table-column table:style-name="Table303.A"/>
        <table:table-row>
          <table:table-cell table:style-name="Table303.A1" office:value-type="string">
            <text:p text:style-name="P33">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7"><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2"/>
      <table:table table:name="Table304" table:style-name="Table304">
        <table:table-column table:style-name="Table304.A"/>
        <table:table-row>
          <table:table-cell table:style-name="Table304.A1" office:value-type="string">
            <text:p text:style-name="P33">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7"><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2"/>
      <table:table table:name="Table305" table:style-name="Table305">
        <table:table-column table:style-name="Table305.A"/>
        <table:table-row>
          <table:table-cell table:style-name="Table305.A1" office:value-type="string">
            <text:p text:style-name="P33">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06" table:style-name="Table306">
        <table:table-column table:style-name="Table306.A"/>
        <table:table-row>
          <table:table-cell table:style-name="Table306.A1" office:value-type="string">
            <text:p text:style-name="P33">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相等的数据的后面一个，但是不相邻的数据则不删除。</text:p>
      <text:p text:style-name="P22"/>
      <table:table table:name="Table307" table:style-name="Table307">
        <table:table-column table:style-name="Table307.A"/>
        <table:table-row>
          <table:table-cell table:style-name="Table307.A1" office:value-type="string">
            <text:p text:style-name="P33">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7"><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2"/>
      <table:table table:name="Table308" table:style-name="Table308">
        <table:table-column table:style-name="Table308.A"/>
        <table:table-row>
          <table:table-cell table:style-name="Table308.A1" office:value-type="string">
            <text:p text:style-name="P33">void slist_splice(</text:p>
            <text:p text:style-name="P33"><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2"/>
      <table:table table:name="Table309" table:style-name="Table309">
        <table:table-column table:style-name="Table309.A"/>
        <table:table-row>
          <table:table-cell table:style-name="Table309.A1" office:value-type="string">
            <text:p text:style-name="P33">void slist_splice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2"/>
      <table:table table:name="Table310" table:style-name="Table310">
        <table:table-column table:style-name="Table310.A"/>
        <table:table-row>
          <table:table-cell table:style-name="Table310.A1" office:value-type="string">
            <text:p text:style-name="P33">void slist_splice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2"/>
      <table:table table:name="Table319" table:style-name="Table319">
        <table:table-column table:style-name="Table319.A"/>
        <table:table-row>
          <table:table-cell table:style-name="Table319.A1" office:value-type="string">
            <text:p text:style-name="P33">void slist_splice_after_pos(</text:p>
            <text:p text:style-name="P33"><text:s text:c="4"/>slist_t* pslist_slist, slist_iterator_t it_pos, </text:p>
            <text:p text:style-name="P33"><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2"/>
      <table:table table:name="Table320" table:style-name="Table320">
        <table:table-column table:style-name="Table320.A"/>
        <table:table-row>
          <table:table-cell table:style-name="Table320.A1" office:value-type="string">
            <text:p text:style-name="P33">void slist_splice_after_range(</text:p>
            <text:p text:style-name="P33"><text:s text:c="4"/>slist_t* pslist_slist, slist_iterator_t it_pos, </text:p>
            <text:p text:style-name="P33"><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7"><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7"/>
      <table:table table:name="Table311" table:style-name="Table311">
        <table:table-column table:style-name="Table311.A"/>
        <table:table-row>
          <table:table-cell table:style-name="Table311.A1" office:value-type="string">
            <text:p text:style-name="P33">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able:table table:name="Table312" table:style-name="Table312">
        <table:table-column table:style-name="Table312.A"/>
        <table:table-row>
          <table:table-cell table:style-name="Table312.A1" office:value-type="string">
            <text:p text:style-name="P33">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7"><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2"/>
      <table:table table:name="Table313" table:style-name="Table313">
        <table:table-column table:style-name="Table313.A"/>
        <table:table-row>
          <table:table-cell table:style-name="Table313.A1" office:value-type="string">
            <text:p text:style-name="P33">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2"/>
      <table:table table:name="Table314" table:style-name="Table314">
        <table:table-column table:style-name="Table314.A"/>
        <table:table-row>
          <table:table-cell table:style-name="Table314.A1" office:value-type="string">
            <text:p text:style-name="P33">void slist_merge_if(</text:p>
            <text:p text:style-name="P33"><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7"><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2"/>
      <table:table table:name="Table315" table:style-name="Table315">
        <table:table-column table:style-name="Table315.A"/>
        <table:table-row>
          <table:table-cell table:style-name="Table315.A1" office:value-type="string">
            <text:p text:style-name="P33">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7"><text:tab/>如果pslist_slist == NULL则函数的行为是未定义的，slist容器必须已经初始化的，否则函数的行为是未定义的。</text:p>
      <text:p text:style-name="P22"/>
      <text:list xml:id="list42484904" text:continue-numbering="true" text:style-name="WW8Num13">
        <text:list-item>
          <text:list>
            <text:list-item>
              <text:h text:style-name="P60" text:outline-level="2">迭代器接口</text:h>
            </text:list-item>
          </text:list>
        </text:list-item>
      </text:list>
      <text:p text:style-name="P22"><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2"/>
      <text:p text:style-name="P22">函数原型</text:p>
      <table:table table:name="Table322" table:style-name="Table322">
        <table:table-column table:style-name="Table322.A"/>
        <table:table-row>
          <table:table-cell table:style-name="Table322.A1" office:value-type="string">
            <text:p text:style-name="P33">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7"><text:tab/>返回的slist迭代器并不是有效的迭代器，它没有与任何迭代器关联。这个函数只是做了一些必要的初始化工作，返回的迭代器供其他接口使用。</text:p>
      <text:p text:style-name="P22"><text:bookmark-start text:name="__DdeLink__7600_19589686641"/></text:p>
      <table:table table:name="Table323" table:style-name="Table323">
        <table:table-column table:style-name="Table323.A"/>
        <table:table-row>
          <table:table-cell table:style-name="Table323.A1" office:value-type="string">
            <text:p text:style-name="P33">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7"><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2"/>
      <table:table table:name="Table324" table:style-name="Table324">
        <table:table-column table:style-name="Table324.A"/>
        <table:table-row>
          <table:table-cell table:style-name="Table324.A1" office:value-type="string">
            <text:p text:style-name="P33">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7"><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2"/>
      <table:table table:name="Table325" table:style-name="Table325">
        <table:table-column table:style-name="Table325.A"/>
        <table:table-row>
          <table:table-cell table:style-name="Table325.A1" office:value-type="string">
            <text:p text:style-name="P33">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7"><text:tab/>it_iter是有效的slist迭代器，否则函数的行为是未定义的。</text:p>
      <text:p text:style-name="P22"/>
      <table:table table:name="Table326" table:style-name="Table326">
        <table:table-column table:style-name="Table326.A"/>
        <table:table-row>
          <table:table-cell table:style-name="Table326.A1" office:value-type="string">
            <text:p text:style-name="P33">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7"><text:tab/>it_iter是有效的slist迭代器，否则函数的行为是未定义的。引用下一个数据的迭代器也必须是slist有效的迭代器，否则函数的行为是未定义的。</text:p>
      <text:p text:style-name="P22"/>
      <table:table table:name="Table328" table:style-name="Table328">
        <table:table-column table:style-name="Table328.A"/>
        <table:table-row>
          <table:table-cell table:style-name="Table328.A1" office:value-type="string">
            <text:p text:style-name="P33">bool_t _slist_iterator_equal(</text:p>
            <text:p text:style-name="P33"><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7"><text:tab/>两个iter是属于同一个slist容器的有效的slist迭代器，否则函数的行为是未定义的。两个slist迭代器相等是指两个迭代器引用相同的数据。</text:p>
      <text:p text:style-name="P22"/>
      <table:table table:name="Table329" table:style-name="Table329">
        <table:table-column table:style-name="Table329.A"/>
        <table:table-row>
          <table:table-cell table:style-name="Table329.A1" office:value-type="string">
            <text:p text:style-name="P33">int _slist_iterator_distance(</text:p>
            <text:p text:style-name="P33"><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7"><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2"/>
      <table:table table:name="Table330" table:style-name="Table330">
        <table:table-column table:style-name="Table330.A"/>
        <table:table-row>
          <table:table-cell table:style-name="Table330.A1" office:value-type="string">
            <text:p text:style-name="P33">bool_t _slist_iterator_before(</text:p>
            <text:p text:style-name="P33"><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7"><text:tab/>两个iter是属于同一个slist容器的有效的slist迭代器，否则函数的行为是未定义的。</text:p>
      <text:p text:style-name="P22"/>
      <text:list xml:id="list42477723" text:continue-numbering="true" text:style-name="WW8Num13">
        <text:list-item>
          <text:list>
            <text:list-item>
              <text:h text:style-name="P60" text:outline-level="2">内部和辅助接口</text:h>
            </text:list-item>
          </text:list>
        </text:list-item>
      </text:list>
      <text:p text:style-name="P22"><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2"/>
      <table:table table:name="Table342" table:style-name="Table342">
        <table:table-column table:style-name="Table342.A"/>
        <text:soft-page-break/>
        <table:table-row>
          <table:table-cell table:style-name="Table342.A1" office:value-type="string">
            <text:p text:style-name="P33">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43" table:style-name="Table343">
        <table:table-column table:style-name="Table343.A"/>
        <table:table-row>
          <table:table-cell table:style-name="Table343.A1" office:value-type="string">
            <text:p text:style-name="P33">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7"><text:tab/>如果pslist_slist == NULL 或者s_typename == NULL则函数的行为是未定义的。s_typename必须是C内建类型，libcstl内建类型以及已经注册的用户自定义类型，否则创建失败。</text:p>
      <text:p text:style-name="P22"/>
      <table:table table:name="Table344" table:style-name="Table344">
        <table:table-column table:style-name="Table344.A"/>
        <table:table-row>
          <table:table-cell table:style-name="Table344.A1" office:value-type="string">
            <text:p text:style-name="P33">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5" table:style-name="Table345">
        <table:table-column table:style-name="Table345.A"/>
        <table:table-row>
          <table:table-cell table:style-name="Table345.A1" office:value-type="string">
            <text:p text:style-name="P33">void _slist_init_elem_varg(</text:p>
            <text:p text:style-name="P33"><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6" table:style-name="Table346">
        <table:table-column table:style-name="Table346.A"/>
        <table:table-row>
          <table:table-cell table:style-name="Table346.A1" office:value-type="string">
            <text:p text:style-name="P33">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7"><text:tab/>如果pslist_slist == NULL或者slist不是使用create_slist生成的则函数的行为是未定义的。</text:p>
      <text:p text:style-name="P22"/>
      <table:table table:name="Table347" table:style-name="Table347">
        <table:table-column table:style-name="Table347.A"/>
        <table:table-row>
          <table:table-cell table:style-name="Table347.A1" office:value-type="string">
            <text:p text:style-name="P33">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48" table:style-name="Table348">
        <table:table-column table:style-name="Table348.A"/>
        <table:table-row>
          <table:table-cell table:style-name="Table348.A1" office:value-type="string">
            <text:p text:style-name="P33">void _slist_assign_elem_varg(</text:p>
            <text:p text:style-name="P33"><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1" table:style-name="Table351">
        <table:table-column table:style-name="Table351.A"/>
        <table:table-row>
          <table:table-cell table:style-name="Table351.A1" office:value-type="string">
            <text:p text:style-name="P33">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2" table:style-name="Table352">
        <table:table-column table:style-name="Table352.A"/>
        <table:table-row>
          <table:table-cell table:style-name="Table352.A1" office:value-type="string">
            <text:p text:style-name="P33">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3" table:style-name="Table353">
        <table:table-column table:style-name="Table353.A"/>
        <table:table-row>
          <table:table-cell table:style-name="Table353.A1" office:value-type="string">
            <text:p text:style-name="P33">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354" table:style-name="Table354">
        <table:table-column table:style-name="Table354.A"/>
        <table:table-row>
          <table:table-cell table:style-name="Table354.A1" office:value-type="string">
            <text:p text:style-name="P33">void _slist_resize_elem_varg(</text:p>
            <text:p text:style-name="P33"><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7">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2"/>
      <table:table table:name="Table355" table:style-name="Table355">
        <table:table-column table:style-name="Table355.A"/>
        <table:table-row>
          <table:table-cell table:style-name="Table355.A1" office:value-type="string">
            <text:p text:style-name="P33">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56" table:style-name="Table356">
        <table:table-column table:style-name="Table356.A"/>
        <table:table-row>
          <table:table-cell table:style-name="Table356.A1" office:value-type="string">
            <text:p text:style-name="P33">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7"><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2"/>
      <table:table table:name="Table349" table:style-name="Table349">
        <table:table-column table:style-name="Table349.A"/>
        <table:table-row>
          <table:table-cell table:style-name="Table349.A1" office:value-type="string">
            <text:p text:style-name="P33">slist_iterator_t _slist_insert(</text:p>
            <text:p text:style-name="P33"><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7" table:style-name="Table357">
        <table:table-column table:style-name="Table357.A"/>
        <table:table-row>
          <table:table-cell table:style-name="Table357.A1" office:value-type="string">
            <text:p text:style-name="P33">void _slist_insert_n(</text:p>
            <text:p text:style-name="P33"><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0" table:style-name="Table350">
        <table:table-column table:style-name="Table350.A"/>
        <table:table-row>
          <table:table-cell table:style-name="Table350.A1" office:value-type="string">
            <text:p text:style-name="P33">slist_iterator_t _slist_insert_after(</text:p>
            <text:p text:style-name="P33"><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60" table:style-name="Table360">
        <table:table-column table:style-name="Table360.A"/>
        <table:table-row>
          <table:table-cell table:style-name="Table360.A1" office:value-type="string">
            <text:p text:style-name="P33">void _slist_insert_after_n(</text:p>
            <text:p text:style-name="P33"><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358" table:style-name="Table358">
        <table:table-column table:style-name="Table358.A"/>
        <table:table-row>
          <table:table-cell table:style-name="Table358.A1" office:value-type="string">
            <text:p text:style-name="P33">void _slist_insert_after_n_varg(</text:p>
            <text:p text:style-name="P33"><text:s text:c="4"/>slist_t* pslist_slist, slist_iterator_t it_pos, size_t t_count,</text:p>
            <text:p text:style-name="P33"><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359" table:style-name="Table359">
        <table:table-column table:style-name="Table359.A"/>
        <text:soft-page-break/>
        <table:table-row>
          <table:table-cell table:style-name="Table359.A1" office:value-type="string">
            <text:p text:style-name="P33">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7">注意：</text:p>
      <text:p text:style-name="P27"><text:tab/>如果pslist_slist == NULL或者pv_elem == NULL则函数的行为是未定义的。slist必须是已经初始化或者是使用create_slist创建的slist容器，否则函数的行为是未定义的。</text:p>
      <text:p text:style-name="P22"/>
      <text:p text:style-name="P22"/>
      <text:p text:style-name="P22"><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2"/>
      <text:p text:style-name="P22"><text:bookmark-start text:name="__DdeLink__11148_20445869111"/>函数原型</text:p>
      <table:table table:name="Table331" table:style-name="Table331">
        <table:table-column table:style-name="Table331.A"/>
        <table:table-row>
          <table:table-cell table:style-name="Table331.A1" office:value-type="string">
            <text:p text:style-name="P33">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7"><text:tab/>如果cpslist_slist == NULL，函数的行为是未定义的。<text:bookmark-end text:name="__DdeLink__11148_20445869111"/></text:p>
      <text:p text:style-name="P22"/>
      <table:table table:name="Table332" table:style-name="Table332">
        <table:table-column table:style-name="Table332.A"/>
        <table:table-row>
          <table:table-cell table:style-name="Table332.A1" office:value-type="string">
            <text:p text:style-name="P33">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7"><text:tab/>如果cpslist_slist == NULL，函数的行为是未定义的。</text:p>
      <text:p text:style-name="P22"/>
      <table:table table:name="Table333" table:style-name="Table333">
        <table:table-column table:style-name="Table333.A"/>
        <table:table-row>
          <table:table-cell table:style-name="Table333.A1" office:value-type="string">
            <text:p text:style-name="P33">bool_t _slist_iterator_belong_to_slist(</text:p>
            <text:p text:style-name="P33"><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7"><text:tab/>如果cpslist_slist == NULL，那么函数的行为是未定义的，如果it_iter不是slist迭代器，那么函数的行为是未定义的，如果it_iter不属于容器slist，那么函数的行为是未定义的。</text:p>
      <text:p text:style-name="P22"/>
      <table:table table:name="Table334" table:style-name="Table334">
        <table:table-column table:style-name="Table334.A"/>
        <table:table-row>
          <table:table-cell table:style-name="Table334.A1" office:value-type="string">
            <text:p text:style-name="P33">bool_t _slist_same_type(</text:p>
            <text:p text:style-name="P33"><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7"><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2"/>
      <table:table table:name="Table335" table:style-name="Table335">
        <table:table-column table:style-name="Table335.A"/>
        <table:table-row>
          <table:table-cell table:style-name="Table335.A1" office:value-type="string">
            <text:p text:style-name="P33">bool_t _slist_same_slist_iterator_type(</text:p>
            <text:p text:style-name="P33"><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7"><text:tab/>如果cpslist_slist == NULL或者it_iter不是slist_iterator_t类型，那么函数的行为是未定义的。</text:p>
      <text:p text:style-name="P22"/>
      <table:table table:name="Table336" table:style-name="Table336">
        <table:table-column table:style-name="Table336.A"/>
        <table:table-row>
          <table:table-cell table:style-name="Table336.A1" office:value-type="string">
            <text:p text:style-name="P33">void _slist_get_varg_value_auxiliary(</text:p>
            <text:p text:style-name="P33"><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7" table:style-name="Table337">
        <table:table-column table:style-name="Table337.A"/>
        <table:table-row>
          <table:table-cell table:style-name="Table337.A1" office:value-type="string">
            <text:p text:style-name="P33">void _slist_destroy_varg_value_auxiliary(</text:p>
            <text:p text:style-name="P33"><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8" table:style-name="Table338">
        <table:table-column table:style-name="Table338.A"/>
        <table:table-row>
          <table:table-cell table:style-name="Table338.A1" office:value-type="string">
            <text:p text:style-name="P33">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7"><text:tab/>如果pslist_slist == NULL或者pt_node == NULL，那么函数的行为是未定义的。pslist_slist必须是已经初始化或者是由create_slist()创建的slist容器，否则函数的行为是未定义的。</text:p>
      <text:p text:style-name="P22"/>
      <table:table table:name="Table339" table:style-name="Table339">
        <table:table-column table:style-name="Table339.A"/>
        <text:soft-page-break/>
        <table:table-row>
          <table:table-cell table:style-name="Table339.A1" office:value-type="string">
            <text:p text:style-name="P33">void _slist_transf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2"/>
      <table:table table:name="Table340" table:style-name="Table340">
        <table:table-column table:style-name="Table340.A"/>
        <table:table-row>
          <table:table-cell table:style-name="Table340.A1" office:value-type="string">
            <text:p text:style-name="P33">void _slist_transfer_after(</text:p>
            <text:p text:style-name="P33"><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7"><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7"/>
      <text:p text:style-name="P27"/>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69882" text:continue-numbering="true" text:style-name="WW8Num13">
        <text:list-item>
          <text:h text:style-name="P54" text:outline-level="1"><text:soft-page-break/>stack容器适配器</text:h>
        </text:list-item>
      </text:list>
      <text:p text:style-name="P22"><text:tab/>stack是容器适配器的一种，它是使用vector, list或者deque容器实现的。它的底层实现可以通过编译时进行配置。stack没有迭代器操作。</text:p>
      <text:list xml:id="list42475293" text:continue-numbering="true" text:style-name="WW8Num13">
        <text:list-item>
          <text:list>
            <text:list-item>
              <text:h text:style-name="P57" text:outline-level="2"><text:span text:style-name="T6">stack</text:span>容器<text:span text:style-name="T23">适配器</text:span>的机制</text:h>
            </text:list-item>
          </text:list>
        </text:list-item>
      </text:list>
      <text:p text:style-name="P22"><text:tab/>stack实现了FILO，只能够在stack的顶部进行操作，不允许对stack中的数据进行遍历。</text:p>
      <text:p text:style-name="P23"><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4"/>
      <text:list xml:id="list42488607" text:continue-numbering="true" text:style-name="WW8Num13">
        <text:list-item>
          <text:list>
            <text:list-item>
              <text:h text:style-name="P57" text:outline-level="2"><text:span text:style-name="T6">stack</text:span>的代码结构</text:h>
            </text:list-item>
          </text:list>
        </text:list-item>
      </text:list>
      <text:p text:style-name="P22"><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3">typedef struct _tagstack</text:p>
            <text:p text:style-name="P33">{ </text:p>
            <text:p text:style-name="P33">#if defined (CSTL_STACK_VECTOR_SEQUENCE)</text:p>
            <text:p text:style-name="P33"><text:s text:c="4"/>vector_t _t_sequence;</text:p>
            <text:p text:style-name="P33">#elif defined (CSTL_STACK_LIST_SEQUENCE)</text:p>
            <text:p text:style-name="P33"><text:s text:c="4"/>list_t <text:s text:c="2"/>_t_sequence;</text:p>
            <text:p text:style-name="P33">#else</text:p>
            <text:p text:style-name="P33"><text:s text:c="4"/>deque_t <text:s/>_t_sequence;</text:p>
            <text:p text:style-name="P33">#endif</text:p>
            <text:p text:style-name="P33">}stack_t;</text:p>
          </table:table-cell>
        </table:table-row>
      </table:table>
      <text:p text:style-name="P22"/>
      <text:list xml:id="list42483928" text:continue-numbering="true" text:style-name="WW8Num13">
        <text:list-item>
          <text:list>
            <text:list-item>
              <text:h text:style-name="P60" text:outline-level="2">外部接口</text:h>
            </text:list-item>
          </text:list>
        </text:list-item>
      </text:list>
      <text:p text:style-name="P22"><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2"/>
      <text:p text:style-name="P22">接口原型：</text:p>
      <table:table table:name="Table363" table:style-name="Table363">
        <table:table-column table:style-name="Table363.A"/>
        <table:table-row>
          <table:table-cell table:style-name="Table363.A1" office:value-type="string">
            <text:p text:style-name="P33">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64" table:style-name="Table364">
        <table:table-column table:style-name="Table364.A"/>
        <table:table-row>
          <table:table-cell table:style-name="Table364.A1" office:value-type="string">
            <text:p text:style-name="P33">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7"><text:soft-page-break/><text:tab/>被初始化的适配器一定是使用create_stack创建的适配器，否则函数的行为是未定义的。psk_stack == NULL，函数的行为是未定义的。使用stack_init初始化之后的stack适配器，stack_size() == 0。</text:p>
      <text:p text:style-name="P27"/>
      <table:table table:name="Table365" table:style-name="Table365">
        <table:table-column table:style-name="Table365.A"/>
        <table:table-row>
          <table:table-cell table:style-name="Table365.A1" office:value-type="string">
            <text:p text:style-name="P33">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7"><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7"/>
      <table:table table:name="Table366" table:style-name="Table366">
        <table:table-column table:style-name="Table366.A"/>
        <table:table-row>
          <table:table-cell table:style-name="Table366.A1" office:value-type="string">
            <text:p text:style-name="P33">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7"><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7"/>
      <table:table table:name="Table367" table:style-name="Table367">
        <table:table-column table:style-name="Table367.A"/>
        <table:table-row>
          <table:table-cell table:style-name="Table367.A1" office:value-type="string">
            <text:p text:style-name="P33">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7"><text:tab/>cpsk_stack == NULL则函数的行为是未定义的，cpsk_stack指向的适配器是经过初始化以后的stack适配器，否则函数的行为是未定义的。</text:p>
      <text:p text:style-name="P27"/>
      <table:table table:name="Table368" table:style-name="Table368">
        <table:table-column table:style-name="Table368.A"/>
        <table:table-row>
          <table:table-cell table:style-name="Table368.A1" office:value-type="string">
            <text:p text:style-name="P33">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7"><text:tab/>cpsk_stack == NULL则函数的行为是未定义的，cpsk_stack指向的适配器是经过初始化以后的stack适配器，否则函数的行为是未定义的。</text:p>
      <text:p text:style-name="P27"/>
      <table:table table:name="Table369" table:style-name="Table369">
        <table:table-column table:style-name="Table369.A"/>
        <table:table-row>
          <table:table-cell table:style-name="Table369.A1" office:value-type="string">
            <text:p text:style-name="P33">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7"/>
      <table:table table:name="Table370" table:style-name="Table370">
        <table:table-column table:style-name="Table370.A"/>
        <table:table-row>
          <table:table-cell table:style-name="Table370.A1" office:value-type="string">
            <text:p text:style-name="P33">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7"/>
      <table:table table:name="Table371" table:style-name="Table371">
        <table:table-column table:style-name="Table371.A"/>
        <table:table-row>
          <table:table-cell table:style-name="Table371.A1" office:value-type="string">
            <text:p text:style-name="P33">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7"/>
      <table:table table:name="Table372" table:style-name="Table372">
        <table:table-column table:style-name="Table372.A"/>
        <table:table-row>
          <table:table-cell table:style-name="Table372.A1" office:value-type="string">
            <text:p text:style-name="P33">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7"/>
      <table:table table:name="Table373" table:style-name="Table373">
        <table:table-column table:style-name="Table373.A"/>
        <table:table-row>
          <table:table-cell table:style-name="Table373.A1" office:value-type="string">
            <text:p text:style-name="P33">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7"/>
      <table:table table:name="Table374" table:style-name="Table374">
        <table:table-column table:style-name="Table374.A"/>
        <table:table-row>
          <table:table-cell table:style-name="Table374.A1" office:value-type="string">
            <text:p text:style-name="P33">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7"><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7"/>
      <table:table table:name="Table375" table:style-name="Table375">
        <table:table-column table:style-name="Table375.A"/>
        <table:table-row>
          <table:table-cell table:style-name="Table375.A1" office:value-type="string">
            <text:p text:style-name="P33">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7"><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7"/>
      <table:table table:name="Table376" table:style-name="Table376">
        <table:table-column table:style-name="Table376.A"/>
        <table:table-row>
          <table:table-cell table:style-name="Table376.A1" office:value-type="string">
            <text:p text:style-name="P33">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7"><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7"/>
      <table:table table:name="Table377" table:style-name="Table377">
        <table:table-column table:style-name="Table377.A"/>
        <table:table-row>
          <table:table-cell table:style-name="Table377.A1" office:value-type="string">
            <text:p text:style-name="P33">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7"><text:tab/>psk_stack == NULL则函数的行为是未定义的，psk_stack指向的适配器是经过初始化以后的stack适配器，否则函数的行为是未定义的。如果stack为空，则函数的行为是未定义的。</text:p>
      <text:p text:style-name="P27"/>
      <table:table table:name="Table378" table:style-name="Table378">
        <table:table-column table:style-name="Table378.A"/>
        <table:table-row>
          <table:table-cell table:style-name="Table378.A1" office:value-type="string">
            <text:p text:style-name="P33">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7"><text:tab/>cpsk_stack == NULL则函数的行为是未定义的，cpsk_stack指向的适配器是经过初始化以后的stack适配器，否则函数的行为是未定义的。</text:p>
      <text:p text:style-name="P22"/>
      <text:list xml:id="list42495679" text:continue-numbering="true" text:style-name="WW8Num13">
        <text:list-item>
          <text:list>
            <text:list-item>
              <text:h text:style-name="P60" text:outline-level="2">内部接口</text:h>
            </text:list-item>
          </text:list>
        </text:list-item>
      </text:list>
      <text:p text:style-name="P22"><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2"/>
      <table:table table:name="Table380" table:style-name="Table380">
        <table:table-column table:style-name="Table380.A"/>
        <table:table-row>
          <table:table-cell table:style-name="Table380.A1" office:value-type="string">
            <text:p text:style-name="P33">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381" table:style-name="Table381">
        <table:table-column table:style-name="Table381.A"/>
        <table:table-row>
          <table:table-cell table:style-name="Table381.A1" office:value-type="string">
            <text:p text:style-name="P33">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7"><text:tab/>如果psk_stack == NULL 或者s_typename == NULL则函数的行为是未定义的。s_typename必须是C内建类型，libcstl内建类型以及已经注册的用户自定义类型，否则创建失败。</text:p>
      <text:p text:style-name="P22"/>
      <table:table table:name="Table382" table:style-name="Table382">
        <table:table-column table:style-name="Table382.A"/>
        <table:table-row>
          <table:table-cell table:style-name="Table382.A1" office:value-type="string">
            <text:p text:style-name="P33">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7"><text:tab/>如果psk_stack == NULL或者stack不是使用create_stack生成的则函数的行为是未定义的。</text:p>
      <text:p text:style-name="P22"/>
      <table:table table:name="Table383" table:style-name="Table383">
        <table:table-column table:style-name="Table383.A"/>
        <table:table-row>
          <table:table-cell table:style-name="Table383.A1" office:value-type="string">
            <text:p text:style-name="P33">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384" table:style-name="Table384">
        <table:table-column table:style-name="Table384.A"/>
        <table:table-row>
          <table:table-cell table:style-name="Table384.A1" office:value-type="string">
            <text:p text:style-name="P33">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7"><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68213" text:continue-numbering="true" text:style-name="WW8Num13">
        <text:list-item>
          <text:h text:style-name="P54" text:outline-level="1"><text:soft-page-break/>queue容器<text:span text:style-name="T20">适配器</text:span></text:h>
        </text:list-item>
      </text:list>
      <text:p text:style-name="P22"><text:tab/>queue容器适配器实现了FIFO，它可以使用容器list和deque来实现，可以通过编译时进行配置。另外queue没没有迭代器。</text:p>
      <text:list xml:id="list42475548" text:continue-numbering="true" text:style-name="WW8Num13">
        <text:list-item>
          <text:list>
            <text:list-item>
              <text:h text:style-name="P57" text:outline-level="2"><text:span text:style-name="T6">queue</text:span>容器适配器的机制</text:h>
            </text:list-item>
          </text:list>
        </text:list-item>
      </text:list>
      <text:p text:style-name="P22"><text:tab/>queue容器适配器实现了FIFO，只能在queue末尾添加数据，在queue开头删除数据。不允许对queue中的数据进行便利。</text:p>
      <text:p text:style-name="P23"><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2"/>
      <text:list xml:id="list42490086" text:continue-numbering="true" text:style-name="WW8Num13">
        <text:list-item>
          <text:list>
            <text:list-item>
              <text:h text:style-name="P57" text:outline-level="2"><text:span text:style-name="T6">queue</text:span>的代码结构</text:h>
            </text:list-item>
          </text:list>
        </text:list-item>
      </text:list>
      <text:p text:style-name="P22"><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3">typedef struct _tagqueue</text:p>
            <text:p text:style-name="P33">{</text:p>
            <text:p text:style-name="P33">#if defined (CSTL_QUEUE_LIST_SEQUENCE)</text:p>
            <text:p text:style-name="P33"><text:s text:c="4"/>list_t <text:s text:c="2"/>_t_sequence;</text:p>
            <text:p text:style-name="P33">#else</text:p>
            <text:p text:style-name="P33"><text:s text:c="4"/>deque_t <text:s/>_t_sequence;</text:p>
            <text:p text:style-name="P33">#endif</text:p>
            <text:p text:style-name="P33">}queue_t;</text:p>
          </table:table-cell>
        </table:table-row>
      </table:table>
      <text:p text:style-name="P22"/>
      <text:list xml:id="list42493313" text:continue-numbering="true" text:style-name="WW8Num13">
        <text:list-item>
          <text:list>
            <text:list-item>
              <text:h text:style-name="P60" text:outline-level="2">外部接口</text:h>
            </text:list-item>
          </text:list>
        </text:list-item>
      </text:list>
      <text:p text:style-name="P22"><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2"/>
      <text:p text:style-name="P22">接口原型：</text:p>
      <table:table table:name="Table387" table:style-name="Table387">
        <table:table-column table:style-name="Table387.A"/>
        <table:table-row>
          <table:table-cell table:style-name="Table387.A1" office:value-type="string">
            <text:p text:style-name="P33">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7"><text:tab/>这个函数的参数比较特殊，它是描述适配器元素的数据类型的表达式，关于类型机制以及类型描述语法请参考第四章。如果创建失败返回NULL。</text:p>
      <text:p text:style-name="P27"/>
      <table:table table:name="Table388" table:style-name="Table388">
        <table:table-column table:style-name="Table388.A"/>
        <table:table-row>
          <table:table-cell table:style-name="Table388.A1" office:value-type="string">
            <text:p text:style-name="P33">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7"><text:tab/>被初始化的适配器一定是使用create_queue创建的适配器，否则函数的行为是未定义的。pque_queue == NULL，函数的行为是未定义的。使用queue_init初始化之后的queue适配器，queue_size() == 0。</text:p>
      <text:p text:style-name="P27"/>
      <table:table table:name="Table389" table:style-name="Table389">
        <table:table-column table:style-name="Table389.A"/>
        <table:table-row>
          <table:table-cell table:style-name="Table389.A1" office:value-type="string">
            <text:p text:style-name="P33">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7"><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7"/>
      <table:table table:name="Table390" table:style-name="Table390">
        <table:table-column table:style-name="Table390.A"/>
        <table:table-row>
          <table:table-cell table:style-name="Table390.A1" office:value-type="string">
            <text:p text:style-name="P33">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7"><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7"/>
      <table:table table:name="Table391" table:style-name="Table391">
        <table:table-column table:style-name="Table391.A"/>
        <table:table-row>
          <table:table-cell table:style-name="Table391.A1" office:value-type="string">
            <text:p text:style-name="P33">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2" table:style-name="Table392">
        <table:table-column table:style-name="Table392.A"/>
        <table:table-row>
          <table:table-cell table:style-name="Table392.A1" office:value-type="string">
            <text:p text:style-name="P33">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7"><text:tab/>cpque_queue == NULL则函数的行为是未定义的，cpque_queue指向的适配器是经过初始化以后的queue适配器，否则函数的行为是未定义的。</text:p>
      <text:p text:style-name="P27"/>
      <table:table table:name="Table393" table:style-name="Table393">
        <table:table-column table:style-name="Table393.A"/>
        <table:table-row>
          <table:table-cell table:style-name="Table393.A1" office:value-type="string">
            <text:p text:style-name="P33">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7"/>
      <table:table table:name="Table394" table:style-name="Table394">
        <table:table-column table:style-name="Table394.A"/>
        <table:table-row>
          <table:table-cell table:style-name="Table394.A1" office:value-type="string">
            <text:p text:style-name="P33">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7"/>
      <table:table table:name="Table395" table:style-name="Table395">
        <table:table-column table:style-name="Table395.A"/>
        <table:table-row>
          <table:table-cell table:style-name="Table395.A1" office:value-type="string">
            <text:p text:style-name="P33">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7"/>
      <table:table table:name="Table396" table:style-name="Table396">
        <table:table-column table:style-name="Table396.A"/>
        <table:table-row>
          <table:table-cell table:style-name="Table396.A1" office:value-type="string">
            <text:p text:style-name="P33">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7"/>
      <table:table table:name="Table397" table:style-name="Table397">
        <table:table-column table:style-name="Table397.A"/>
        <table:table-row>
          <table:table-cell table:style-name="Table397.A1" office:value-type="string">
            <text:p text:style-name="P33">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7"/>
      <table:table table:name="Table398" table:style-name="Table398">
        <table:table-column table:style-name="Table398.A"/>
        <table:table-row>
          <table:table-cell table:style-name="Table398.A1" office:value-type="string">
            <text:p text:style-name="P33">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7"><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7"/>
      <table:table table:name="Table399" table:style-name="Table399">
        <table:table-column table:style-name="Table399.A"/>
        <table:table-row>
          <table:table-cell table:style-name="Table399.A1" office:value-type="string">
            <text:p text:style-name="P33">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7"><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7"/>
      <table:table table:name="Table400" table:style-name="Table400">
        <table:table-column table:style-name="Table400.A"/>
        <table:table-row>
          <table:table-cell table:style-name="Table400.A1" office:value-type="string">
            <text:p text:style-name="P33">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7"/>
      <table:table table:name="Table401" table:style-name="Table401">
        <table:table-column table:style-name="Table401.A"/>
        <table:table-row>
          <table:table-cell table:style-name="Table401.A1" office:value-type="string">
            <text:p text:style-name="P33">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7"><text:tab/>pque_queue == NULL则函数的行为是未定义的，pque_queue指向的适配器是经过初始化以后的queue适配器，否则函数的行为是未定义的。如果queue为空，则函数的行为是未定义的。</text:p>
      <text:p text:style-name="P27"/>
      <table:table table:name="Table402" table:style-name="Table402">
        <table:table-column table:style-name="Table402.A"/>
        <table:table-row>
          <table:table-cell table:style-name="Table402.A1" office:value-type="string">
            <text:p text:style-name="P33">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7"/>
      <table:table table:name="Table403" table:style-name="Table403">
        <table:table-column table:style-name="Table403.A"/>
        <table:table-row>
          <table:table-cell table:style-name="Table403.A1" office:value-type="string">
            <text:p text:style-name="P33">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7"><text:tab/>cpque_queue == NULL则函数的行为是未定义的，cpque_queue指向的适配器是经过初始化以后的queue适配器，否则函数的行为是未定义的。</text:p>
      <text:p text:style-name="P22"/>
      <text:list xml:id="list42479952" text:continue-numbering="true" text:style-name="WW8Num13">
        <text:list-item>
          <text:list>
            <text:list-item>
              <text:h text:style-name="P60" text:outline-level="2">内部接口</text:h>
            </text:list-item>
          </text:list>
        </text:list-item>
      </text:list>
      <text:p text:style-name="P22"><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2"/>
      <table:table table:name="Table405" table:style-name="Table405">
        <table:table-column table:style-name="Table405.A"/>
        <text:soft-page-break/>
        <table:table-row>
          <table:table-cell table:style-name="Table405.A1" office:value-type="string">
            <text:p text:style-name="P33">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06" table:style-name="Table406">
        <table:table-column table:style-name="Table406.A"/>
        <table:table-row>
          <table:table-cell table:style-name="Table406.A1" office:value-type="string">
            <text:p text:style-name="P33">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7"><text:tab/>如果pque_queue == NULL 或者s_typename == NULL则函数的行为是未定义的。s_typename必须是C内建类型，libcstl内建类型以及已经注册的用户自定义类型，否则创建失败。</text:p>
      <text:p text:style-name="P22"/>
      <table:table table:name="Table407" table:style-name="Table407">
        <table:table-column table:style-name="Table407.A"/>
        <table:table-row>
          <table:table-cell table:style-name="Table407.A1" office:value-type="string">
            <text:p text:style-name="P33">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7"><text:tab/>如果pque_queue == NULL或者queue不是使用create_queue生成的则函数的行为是未定义的。</text:p>
      <text:p text:style-name="P22"/>
      <table:table table:name="Table408" table:style-name="Table408">
        <table:table-column table:style-name="Table408.A"/>
        <table:table-row>
          <table:table-cell table:style-name="Table408.A1" office:value-type="string">
            <text:p text:style-name="P33">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7"><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able:table table:name="Table409" table:style-name="Table409">
        <table:table-column table:style-name="Table409.A"/>
        <table:table-row>
          <table:table-cell table:style-name="Table409.A1" office:value-type="string">
            <text:p text:style-name="P33">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7"><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64744" text:continue-numbering="true" text:style-name="WW8Num13">
        <text:list-item>
          <text:h text:style-name="P54" text:outline-level="1"><text:soft-page-break/>basic_string<text:span text:style-name="T20">容器</text:span></text:h>
        </text:list-item>
      </text:list>
      <text:p text:style-name="P22"><text:tab/>basic_string实现了串的概念，在basic_string能够保存任何类型。主要的操作包括替换、查找等等。basic_string作为string_t类型的底层实现，目前没有对外公开basic_string的接口。</text:p>
      <text:p text:style-name="P22"/>
      <text:list xml:id="list42465885" text:continue-numbering="true" text:style-name="WW8Num13">
        <text:list-item>
          <text:list>
            <text:list-item>
              <text:h text:style-name="P57" text:outline-level="2"><text:span text:style-name="T6">basic_string</text:span>容器的机制</text:h>
            </text:list-item>
          </text:list>
        </text:list-item>
      </text:list>
      <text:p text:style-name="P22"><text:tab/>在底层使用vector作为basic_string的实现，所以basic_string的机制与vector的相同。</text:p>
      <text:p text:style-name="P22"><text:tab/>basic_string将保存的数据作为串，那么当要向basic_string中添加一个数据串的时候，怎样表示数据串的结束？这是一个问题，我们借鉴了STL的做法，但是不完全使用STL的做法。</text:p>
      <text:p text:style-name="P22"><text:tab/>STL的做法是使用数据0表示数据串的结束：</text:p>
      <table:table table:name="Table429" table:style-name="Table429">
        <table:table-column table:style-name="Table429.A"/>
        <table:table-row>
          <table:table-cell table:style-name="Table429.A1" office:value-type="string">
            <text:p text:style-name="P33">#include &lt;string&gt;</text:p>
            <text:p text:style-name="P33">#include &lt;vector&gt;</text:p>
            <text:p text:style-name="P33">#include &lt;utility&gt;</text:p>
            <text:p text:style-name="P33">#include &lt;iostream&gt;</text:p>
            <text:p text:style-name="P33"/>
            <text:p text:style-name="P33">int main(int argc, char* argv[])</text:p>
            <text:p text:style-name="P33">{</text:p>
            <text:p text:style-name="P33"><text:s text:c="4"/>std::basic_string&lt;int&gt; nstr;</text:p>
            <text:p text:style-name="P33"><text:s text:c="4"/>std::vector&lt;int&gt; nvec;</text:p>
            <text:p text:style-name="P33"/>
            <text:p text:style-name="P33"><text:s text:c="4"/>nvec.push_back(9);</text:p>
            <text:p text:style-name="P33"><text:s text:c="4"/>nvec.push_back(4);</text:p>
            <text:p text:style-name="P33"><text:s text:c="4"/>nvec.push_back(0);</text:p>
            <text:p text:style-name="P33"><text:s text:c="4"/>nvec.push_back(5);</text:p>
            <text:p text:style-name="P33"><text:s text:c="4"/>nstr.append(&amp;nvec[0]);</text:p>
            <text:p text:style-name="P33"><text:s text:c="4"/>std::cout &lt;&lt; nstr.size() &lt;&lt; std::endl;</text:p>
            <text:p text:style-name="P33"/>
            <text:p text:style-name="P33"><text:s text:c="4"/>int v[5] = {2, 4, 5, 1, 5};</text:p>
            <text:p text:style-name="P33"><text:s text:c="4"/>nstr.clear();</text:p>
            <text:p text:style-name="P33"><text:s text:c="4"/>nstr.append(v);</text:p>
            <text:p text:style-name="P33"><text:s text:c="4"/>std::cout &lt;&lt; nstr.size() &lt;&lt; std::endl;</text:p>
            <text:p text:style-name="P33"/>
            <text:p text:style-name="P33"><text:s text:c="4"/>std::basic_string&lt;std::pair&lt;int, int&gt; &gt; pstr;</text:p>
            <text:p text:style-name="P33"><text:s text:c="4"/>std::vector&lt;std::pair&lt;int, int&gt; &gt; pvec;</text:p>
            <text:p text:style-name="P33"><text:s text:c="4"/>pvec.push_back(std::make_pair(0, 5));</text:p>
            <text:p text:style-name="P33"><text:s text:c="4"/>pvec.push_back(std::make_pair(3, 0));</text:p>
            <text:p text:style-name="P33"><text:s text:c="4"/>pvec.push_back(std::make_pair(0, 0));</text:p>
            <text:p text:style-name="P33"><text:soft-page-break/><text:s text:c="4"/>pvec.push_back(std::make_pair(4, 4));</text:p>
            <text:p text:style-name="P33"/>
            <text:p text:style-name="P33"><text:s text:c="4"/>pstr.append(&amp;pvec[0]);</text:p>
            <text:p text:style-name="P33"><text:s text:c="4"/>std::cout &lt;&lt; pstr.size() &lt;&lt; std::endl;</text:p>
            <text:p text:style-name="P33"/>
            <text:p text:style-name="P33"><text:s text:c="4"/>return 0;</text:p>
            <text:p text:style-name="P33">}</text:p>
          </table:table-cell>
        </table:table-row>
      </table:table>
      <text:p text:style-name="P22"><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2"><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2"><text:tab/>这样如果使用libcstl来编写上面的代码，前两种情况与STL是一致的，但是第三中情况是不同的libcstl可以保存(0,0)但是需要在数据串的末尾添加内存0的数据表示结束。</text:p>
      <text:p text:style-name="P22"><text:tab/>basic_string的操作函数中后很多是带有_cstr和_subcstr这样的后缀的函数，这些函数使用的是数据串，对于C内建类型，这个串就是使用数据0表示的数组例如：</text:p>
      <text:p text:style-name="P22"><text:tab/>basic_string_t* pt_basic_string = create_basic_string(int);</text:p>
      <text:p text:style-name="P22"><text:tab/>int elems[] = {9, 23, 45, 0, 556};</text:p>
      <text:p text:style-name="P22"><text:tab/>这样可以将elems应用于带有_cstr和_subcstr的函数。如：</text:p>
      <text:p text:style-name="P22"><text:tab/>basic_string_init_cstr(pt_basic_string, elems);</text:p>
      <text:p text:style-name="P22"><text:tab/>这样函数初始化后basic_string_size(pt_basic_string) == 3;</text:p>
      <text:p text:style-name="P22"><text:tab/>对于保存char类型的basic_string来说也适用于上面的做法，但是还有更简单的做法，直接使用字符串：</text:p>
      <text:p text:style-name="P22"><text:tab/>basic_string_t* pt_basic_string = create_basic_string(char);</text:p>
      <text:p text:style-name="P22"><text:tab/>basic_string_init_cstr(pt_basic_string, “abcdefg”);</text:p>
      <text:p text:style-name="P22"><text:tab/>这样初始化之后basic_string_size(pt_basic_string) == 7;</text:p>
      <text:p text:style-name="P22"><text:tab/>对于保存char*类型的basic_string来说，它的形式比较特殊，要使用保存char*类型的数组来表示，使用NULL表示数据串的结束如：</text:p>
      <text:p text:style-name="P22"><text:tab/>basic_string_t* pt_basic_string = create_basic_string(char*);</text:p>
      <text:p text:style-name="P22"><text:tab/>const char* elems[] = {“abc”, “def”, NULL, “hij”};</text:p>
      <text:p text:style-name="P22"><text:tab/>basic_string_init_cstr(pt_basic_string, elems);</text:p>
      <text:p text:style-name="P22"><text:tab/>初始化后basic_string_size(pt_basic_string) == 2;</text:p>
      <text:p text:style-name="P22"><text:tab/>对于保存libcstl内建类型和用户自定义类型也要使用保存指针的数组来初始化如：</text:p>
      <text:p text:style-name="P22"><text:tab/>basic_string_t* pt_basic_string = create_basic_string(abc_t);</text:p>
      <text:p text:style-name="P22"><text:tab/>abc_t abc1, abc2, abc2;</text:p>
      <text:p text:style-name="P22"><text:tab/>abc_t* elems[] = {&amp;abc1, &amp;abc2, NULL, &amp;abc3};</text:p>
      <text:p text:style-name="P22"><text:tab/>basic_string_init_cstr(pt_basic_string, elems);</text:p>
      <text:p text:style-name="P22"><text:tab/>这样初始化之后basic_string_size(pt_basic_string) == 2;</text:p>
      <text:p text:style-name="P22"><text:tab/>在basic_string中有很多函数是使用下标表示位置而不是使用迭代器来表示位置的，在这种情况下，下标从0开始，超过basic_string_length-1的位置是无效位置，我们使用常量NPOS表示。</text:p>
      <text:list xml:id="list42490007" text:continue-numbering="true" text:style-name="WW8Num13">
        <text:list-item>
          <text:list>
            <text:list-item>
              <text:h text:style-name="P57" text:outline-level="2"><text:soft-page-break/><text:span text:style-name="T6">basic_string</text:span>迭代器</text:h>
            </text:list-item>
          </text:list>
        </text:list-item>
      </text:list>
      <text:p text:style-name="P22"><text:tab/>basic_string迭代器与vector迭代器相同，但是它有自己的容器类型。</text:p>
      <text:p text:style-name="P22"/>
      <text:list xml:id="list42472602" text:continue-numbering="true" text:style-name="WW8Num13">
        <text:list-item>
          <text:list>
            <text:list-item>
              <text:h text:style-name="P57" text:outline-level="2"><text:span text:style-name="T6">basic_string</text:span>的代码结构</text:h>
            </text:list-item>
          </text:list>
        </text:list-item>
      </text:list>
      <text:p text:style-name="P22"><text:tab/>basic_string直接使用vector作为底层实现</text:p>
      <table:table table:name="Table410" table:style-name="Table410">
        <table:table-column table:style-name="Table410.A"/>
        <table:table-row>
          <table:table-cell table:style-name="Table410.A1" office:value-type="string">
            <text:p text:style-name="P33">typedef struct _tagbasicstring</text:p>
            <text:p text:style-name="P33">{</text:p>
            <text:p text:style-name="P33"><text:s text:c="4"/>vector_t _t_vector;</text:p>
            <text:p text:style-name="P33">}basic_string_t;</text:p>
          </table:table-cell>
        </table:table-row>
      </table:table>
      <text:p text:style-name="P22"/>
      <text:list xml:id="list42487878" text:continue-numbering="true" text:style-name="WW8Num13">
        <text:list-item>
          <text:list>
            <text:list-item>
              <text:h text:style-name="P60" text:outline-level="2">外部接口</text:h>
            </text:list-item>
          </text:list>
        </text:list-item>
      </text:list>
      <text:p text:style-name="P22"><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8">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8">basic_string_compare</text:p>
          </table:table-cell>
          <table:table-cell table:style-name="Table411.B2" office:value-type="string">
            <text:p text:style-name="P37">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2"/>
      <text:p text:style-name="P22">接口原型：</text:p>
      <table:table table:name="Table465" table:style-name="Table465">
        <table:table-column table:style-name="Table465.A"/>
        <table:table-row>
          <table:table-cell table:style-name="Table465.A1" office:value-type="string">
            <text:p text:style-name="P33">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7"><text:tab/>这个函数的参数比较特殊，它是描述容器元素的数据类型的表达式，关于类型机制以及类型描述语法请参考第四章。如果创建失败返回NULL。</text:p>
      <text:p text:style-name="P27"/>
      <table:table table:name="Table466" table:style-name="Table466">
        <table:table-column table:style-name="Table466.A"/>
        <table:table-row>
          <table:table-cell table:style-name="Table466.A1" office:value-type="string">
            <text:p text:style-name="P33">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7"><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7"/>
      <table:table table:name="Table467" table:style-name="Table467">
        <table:table-column table:style-name="Table467.A"/>
        <table:table-row>
          <table:table-cell table:style-name="Table467.A1" office:value-type="string">
            <text:p text:style-name="P33">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7"/>
      <table:table table:name="Table468" table:style-name="Table468">
        <table:table-column table:style-name="Table468.A"/>
        <table:table-row>
          <table:table-cell table:style-name="Table468.A1" office:value-type="string">
            <text:p text:style-name="P33">void basic_string_init_cstr(</text:p>
            <text:p text:style-name="P33"><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7"><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7"/>
      <table:table table:name="Table469" table:style-name="Table469">
        <table:table-column table:style-name="Table469.A"/>
        <table:table-row>
          <table:table-cell table:style-name="Table469.A1" office:value-type="string">
            <text:p text:style-name="P33">void basic_string_init_subcstr(</text:p>
            <text:p text:style-name="P33"><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表格54" table:style-name="表格54">
        <table:table-column table:style-name="表格54.A"/>
        <table:table-row>
          <table:table-cell table:style-name="表格54.A1" office:value-type="string">
            <text:p text:style-name="P33">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7"><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7"/>
      <table:table table:name="表格55" table:style-name="表格55">
        <table:table-column table:style-name="表格55.A"/>
        <table:table-row>
          <table:table-cell table:style-name="表格55.A1" office:value-type="string">
            <text:p text:style-name="P33">void basic_string_init_copy_substring(</text:p>
            <text:p text:style-name="P33"><text:s text:c="4"/>basic_string_t* pt_dest, const basic_string_t* pt_src,</text:p>
            <text:p text:style-name="P33"><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7"><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56" table:style-name="表格56">
        <table:table-column table:style-name="表格56.A"/>
        <table:table-row>
          <table:table-cell table:style-name="表格56.A1" office:value-type="string">
            <text:p text:style-name="P33">void basic_string_init_copy_range(basic_string_t* pt_basic_string,</text:p>
            <text:p text:style-name="P33"><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7"/>
      <table:table table:name="表格57" table:style-name="表格57">
        <table:table-column table:style-name="表格57.A"/>
        <table:table-row>
          <table:table-cell table:style-name="表格57.A1" office:value-type="string">
            <text:p text:style-name="P33">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7"><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7"/>
      <table:table table:name="表格58" table:style-name="表格58">
        <table:table-column table:style-name="表格58.A"/>
        <table:table-row>
          <table:table-cell table:style-name="表格58.A1" office:value-type="string">
            <text:p text:style-name="P33">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返回NULL。</text:p>
      <text:p text:style-name="P27"/>
      <table:table table:name="Table470" table:style-name="Table470">
        <table:table-column table:style-name="Table470.A"/>
        <table:table-row>
          <table:table-cell table:style-name="Table470.A1" office:value-type="string">
            <text:p text:style-name="P33">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7"><text:tab/>如果cpt_basic_string == NULL或者basic_string容器一定已经初始化的容器，否则函数的行为是未定义的。当basic_string为空时函数的行为是未定义的。</text:p>
      <text:p text:style-name="P27"/>
      <table:table table:name="Table471" table:style-name="Table471">
        <table:table-column table:style-name="Table471.A"/>
        <table:table-row>
          <table:table-cell table:style-name="Table471.A1" office:value-type="string">
            <text:p text:style-name="P33">size_t basic_string_copy(const basic_string_t* cpt_basic_string,</text:p>
            <text:p text:style-name="P33"><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7"><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7"/>
      <table:table table:name="Table472" table:style-name="Table472">
        <table:table-column table:style-name="Table472.A"/>
        <table:table-row>
          <table:table-cell table:style-name="Table472.A1" office:value-type="string">
            <text:p text:style-name="P33">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7"><text:tab/>如果cpt_basic_string == NULL或者basic_string容器一定已经初始化的容器，否则函数的行为是未定义的。</text:p>
      <text:p text:style-name="P27"><text:soft-page-break/></text:p>
      <table:table table:name="Table473" table:style-name="Table473">
        <table:table-column table:style-name="Table473.A"/>
        <table:table-row>
          <table:table-cell table:style-name="Table473.A1" office:value-type="string">
            <text:p text:style-name="P33">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7"><text:tab/>如果cpt_basic_string == NULL或者basic_string容器一定已经初始化的容器，否则函数的行为是未定义的。这个函数与basic_string_size()相同。</text:p>
      <text:p text:style-name="P27"/>
      <table:table table:name="Table474" table:style-name="Table474">
        <table:table-column table:style-name="Table474.A"/>
        <table:table-row>
          <table:table-cell table:style-name="Table474.A1" office:value-type="string">
            <text:p text:style-name="P33">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7"><text:tab/>如果cpt_basic_string == NULL或者basic_string容器一定已经初始化的容器，否则函数的行为是未定义的。</text:p>
      <text:p text:style-name="P27"/>
      <table:table table:name="Table475" table:style-name="Table475">
        <table:table-column table:style-name="Table475.A"/>
        <table:table-row>
          <table:table-cell table:style-name="Table475.A1" office:value-type="string">
            <text:p text:style-name="P33">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7"><text:tab/>cpt_basic_string == NULL则函数的行为是未定义的，cpt_basic_string指向的容器是经过初始化以后的basic_string容器，否则函数的行为是未定义的。这个最大数量是与系统相关的，不是一个固定的值。</text:p>
      <text:p text:style-name="P27"/>
      <table:table table:name="Table476" table:style-name="Table476">
        <table:table-column table:style-name="Table476.A"/>
        <table:table-row>
          <table:table-cell table:style-name="Table476.A1" office:value-type="string">
            <text:p text:style-name="P33">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7"><text:tab/>cpt_basic_string == NULL则函数的行为是未定义的，cpt_basic_string指向的容器是经过初始化以后的basic_string<text:soft-page-break/>容器，否则函数的行为是未定义的。容量符合前面描述的算法。</text:p>
      <text:p text:style-name="P27"/>
      <table:table table:name="Table477" table:style-name="Table477">
        <table:table-column table:style-name="Table477.A"/>
        <table:table-row>
          <table:table-cell table:style-name="Table477.A1" office:value-type="string">
            <text:p text:style-name="P33">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7"><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7"/>
      <table:table table:name="表格59" table:style-name="表格59">
        <table:table-column table:style-name="表格59.A"/>
        <table:table-row>
          <table:table-cell table:style-name="表格59.A1" office:value-type="string">
            <text:p text:style-name="P33">bool_t basic_string_equal(</text:p>
            <text:p text:style-name="P33"><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7"/>
      <table:table table:name="表格60" table:style-name="表格60">
        <table:table-column table:style-name="表格60.A"/>
        <table:table-row>
          <table:table-cell table:style-name="表格60.A1" office:value-type="string">
            <text:p text:style-name="P33">bool_t basic_string_not_equal(</text:p>
            <text:p text:style-name="P33"><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7"/>
      <table:table table:name="表格61" table:style-name="表格61">
        <table:table-column table:style-name="表格61.A"/>
        <table:table-row>
          <table:table-cell table:style-name="表格61.A1" office:value-type="string">
            <text:p text:style-name="P33">bool_t basic_string_less(</text:p>
            <text:p text:style-name="P33"><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7"/>
      <table:table table:name="表格62" table:style-name="表格62">
        <table:table-column table:style-name="表格62.A"/>
        <table:table-row>
          <table:table-cell table:style-name="表格62.A1" office:value-type="string">
            <text:p text:style-name="P33">bool_t basic_string_less_equal(</text:p>
            <text:p text:style-name="P33"><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7"/>
      <table:table table:name="表格63" table:style-name="表格63">
        <table:table-column table:style-name="表格63.A"/>
        <table:table-row>
          <table:table-cell table:style-name="表格63.A1" office:value-type="string">
            <text:p text:style-name="P33">bool_t basic_string_greater(</text:p>
            <text:p text:style-name="P33"><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7"/>
      <table:table table:name="表格64" table:style-name="表格64">
        <table:table-column table:style-name="表格64.A"/>
        <table:table-row>
          <table:table-cell table:style-name="表格64.A1" office:value-type="string">
            <text:p text:style-name="P33">bool_t basic_string_greater_equal(</text:p>
            <text:p text:style-name="P33"><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7"/>
      <table:table table:name="表格65" table:style-name="表格65">
        <table:table-column table:style-name="表格65.A"/>
        <table:table-row>
          <table:table-cell table:style-name="表格65.A1" office:value-type="string">
            <text:p text:style-name="P33">bool_t basic_string_equal_cstr(</text:p>
            <text:p text:style-name="P33"><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7"/>
      <table:table table:name="Table478" table:style-name="Table478">
        <table:table-column table:style-name="Table478.A"/>
        <table:table-row>
          <table:table-cell table:style-name="Table478.A1" office:value-type="string">
            <text:p text:style-name="P33">bool_t basic_string_not_equal_cstr(</text:p>
            <text:p text:style-name="P33"><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79" table:style-name="Table479">
        <table:table-column table:style-name="Table479.A"/>
        <table:table-row>
          <table:table-cell table:style-name="Table479.A1" office:value-type="string">
            <text:p text:style-name="P33">bool_t basic_string_less_cstr(</text:p>
            <text:p text:style-name="P33"><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7"/>
      <table:table table:name="Table480" table:style-name="Table480">
        <table:table-column table:style-name="Table480.A"/>
        <table:table-row>
          <table:table-cell table:style-name="Table480.A1" office:value-type="string">
            <text:p text:style-name="P33">bool_t basic_string_less_equal_cstr(</text:p>
            <text:p text:style-name="P33"><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7"/>
      <table:table table:name="Table481" table:style-name="Table481">
        <table:table-column table:style-name="Table481.A"/>
        <text:soft-page-break/>
        <table:table-row>
          <table:table-cell table:style-name="Table481.A1" office:value-type="string">
            <text:p text:style-name="P33">bool_t basic_string_greater_cstr(</text:p>
            <text:p text:style-name="P33"><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7"/>
      <table:table table:name="Table482" table:style-name="Table482">
        <table:table-column table:style-name="Table482.A"/>
        <table:table-row>
          <table:table-cell table:style-name="Table482.A1" office:value-type="string">
            <text:p text:style-name="P33">bool_t basic_string_greater_equal_cstr(</text:p>
            <text:p text:style-name="P33"><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7"/>
      <table:table table:name="Table483" table:style-name="Table483">
        <table:table-column table:style-name="Table483.A"/>
        <table:table-row>
          <table:table-cell table:style-name="Table483.A1" office:value-type="string">
            <text:p text:style-name="P33">int basic_string_compare(</text:p>
            <text:p text:style-name="P33"><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7"/>
      <table:table table:name="Table484" table:style-name="Table484">
        <table:table-column table:style-name="Table484.A"/>
        <table:table-row>
          <table:table-cell table:style-name="Table484.A1" office:value-type="string">
            <text:p text:style-name="P33">int basic_string_compare_substring_string(</text:p>
            <text:p text:style-name="P33"><text:s text:c="4"/>const basic_string_t* cpt_first, size_t t_pos, size_t t_len,</text:p>
            <text:p text:style-name="P33"><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5" table:style-name="Table485">
        <table:table-column table:style-name="Table485.A"/>
        <table:table-row>
          <table:table-cell table:style-name="Table485.A1" office:value-type="string">
            <text:p text:style-name="P33">int basic_string_compare_substring_substring(</text:p>
            <text:p text:style-name="P33"><text:s text:c="4"/>const basic_string_t* cpt_first, size_t t_firstpos, size_t t_firstlen,</text:p>
            <text:p text:style-name="P33"><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7"><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7"/>
      <table:table table:name="Table486" table:style-name="Table486">
        <table:table-column table:style-name="Table486.A"/>
        <table:table-row>
          <table:table-cell table:style-name="Table486.A1" office:value-type="string">
            <text:p text:style-name="P33">int basic_string_compare_cstr(</text:p>
            <text:p text:style-name="P33"><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7"/>
      <table:table table:name="Table487" table:style-name="Table487">
        <table:table-column table:style-name="Table487.A"/>
        <table:table-row>
          <table:table-cell table:style-name="Table487.A1" office:value-type="string">
            <text:p text:style-name="P33">int basic_string_compare_substring_cstr(</text:p>
            <text:p text:style-name="P33"><text:s text:c="4"/>const basic_string_t* cpt_basic_string, size_t t_pos, size_t t_len,</text:p>
            <text:p text:style-name="P33"><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7"/>
      <table:table table:name="Table488" table:style-name="Table488">
        <table:table-column table:style-name="Table488.A"/>
        <table:table-row>
          <table:table-cell table:style-name="Table488.A1" office:value-type="string">
            <text:p text:style-name="P33">int basic_string_compare_substring_subcstr(</text:p>
            <text:p text:style-name="P33"><text:s text:c="4"/>const basic_string_t* cpt_basic_string, size_t t_pos, size_t t_len,</text:p>
            <text:p text:style-name="P33"><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7"><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7"/>
      <table:table table:name="表格66" table:style-name="表格66">
        <table:table-column table:style-name="表格66.A"/>
        <table:table-row>
          <table:table-cell table:style-name="表格66.A1" office:value-type="string">
            <text:p text:style-name="P33">basic_string_t* basic_string_substr(</text:p>
            <text:p text:style-name="P33"><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7"><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7"/>
      <table:table table:name="表格67" table:style-name="表格67">
        <table:table-column table:style-name="表格67.A"/>
        <table:table-row>
          <table:table-cell table:style-name="表格67.A1" office:value-type="string">
            <text:p text:style-name="P33">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7"><text:tab/>pt_dest == NULL或者cpt_src == NULL则函数的行为是未定义的，pt_dest和cpt_src必须是已经初始化的，否则函数的行为是未定义的。pt_dest和cpt_src包含的数据类型必须是相同的，否则函数的行为是未定义的。</text:p>
      <text:p text:style-name="P22"/>
      <table:table table:name="表格68" table:style-name="表格68">
        <table:table-column table:style-name="表格68.A"/>
        <text:soft-page-break/>
        <table:table-row>
          <table:table-cell table:style-name="表格68.A1" office:value-type="string">
            <text:p text:style-name="P33">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7"/>
      <table:table table:name="表格69" table:style-name="表格69">
        <table:table-column table:style-name="表格69.A"/>
        <table:table-row>
          <table:table-cell table:style-name="表格69.A1" office:value-type="string">
            <text:p text:style-name="P33">void basic_string_connect_cstr(</text:p>
            <text:p text:style-name="P33"><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7"><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7"/>
      <table:table table:name="表格70" table:style-name="表格70">
        <table:table-column table:style-name="表格70.A"/>
        <table:table-row>
          <table:table-cell table:style-name="表格70.A1" office:value-type="string">
            <text:p text:style-name="P33">size_t basic_string_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1" table:style-name="表格71">
        <table:table-column table:style-name="表格71.A"/>
        <table:table-row>
          <table:table-cell table:style-name="表格71.A1" office:value-type="string">
            <text:p text:style-name="P33">size_t basic_string_find_cstr(</text:p>
            <text:p text:style-name="P33"><text:soft-page-break/><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2" table:style-name="表格72">
        <table:table-column table:style-name="表格72.A"/>
        <table:table-row>
          <table:table-cell table:style-name="表格72.A1" office:value-type="string">
            <text:p text:style-name="P33">size_t basic_string_find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Table489" table:style-name="Table489">
        <table:table-column table:style-name="Table489.A"/>
        <table:table-row>
          <table:table-cell table:style-name="Table489.A1" office:value-type="string">
            <text:p text:style-name="P33">size_t basic_string_find_elem(</text:p>
            <text:p text:style-name="P33"><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Table490" table:style-name="Table490">
        <table:table-column table:style-name="Table490.A"/>
        <table:table-row>
          <table:table-cell table:style-name="Table490.A1" office:value-type="string">
            <text:p text:style-name="P33">size_t basic_string_rfind(</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73" table:style-name="表格73">
        <table:table-column table:style-name="表格73.A"/>
        <table:table-row>
          <table:table-cell table:style-name="表格73.A1" office:value-type="string">
            <text:p text:style-name="P33">size_t basic_string_rfind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Table491" table:style-name="Table491">
        <table:table-column table:style-name="Table491.A"/>
        <table:table-row>
          <table:table-cell table:style-name="Table491.A1" office:value-type="string">
            <text:p text:style-name="P33">size_t basic_string_rfind_subcstr(</text:p>
            <text:p text:style-name="P33"><text:soft-page-break/><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2" table:style-name="Table492">
        <table:table-column table:style-name="Table492.A"/>
        <table:table-row>
          <table:table-cell table:style-name="Table492.A1" office:value-type="string">
            <text:p text:style-name="P33">size_t basic_string_rfind_elem(</text:p>
            <text:p text:style-name="P33"><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Table493" table:style-name="Table493">
        <table:table-column table:style-name="Table493.A"/>
        <table:table-row>
          <table:table-cell table:style-name="Table493.A1" office:value-type="string">
            <text:p text:style-name="P33">size_t basic_string_find_firs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Table494" table:style-name="Table494">
        <table:table-column table:style-name="Table494.A"/>
        <table:table-row>
          <table:table-cell table:style-name="Table494.A1" office:value-type="string">
            <text:p text:style-name="P33">size_t basic_string_find_fir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Table495" table:style-name="Table495">
        <table:table-column table:style-name="Table495.A"/>
        <table:table-row>
          <table:table-cell table:style-name="Table495.A1" office:value-type="string">
            <text:p text:style-name="P33">size_t basic_string_find_fir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5" table:style-name="表格75">
        <table:table-column table:style-name="表格75.A"/>
        <table:table-row>
          <table:table-cell table:style-name="表格75.A1" office:value-type="string">
            <text:p text:style-name="P33">size_t basic_string_find_first_of_elem(</text:p>
            <text:p text:style-name="P33"><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4" table:style-name="表格74">
        <table:table-column table:style-name="表格74.A"/>
        <table:table-row>
          <table:table-cell table:style-name="表格74.A1" office:value-type="string">
            <text:p text:style-name="P33">size_t basic_string_find_fir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7"/>
      <table:table table:name="表格76" table:style-name="表格76">
        <table:table-column table:style-name="表格76.A"/>
        <table:table-row>
          <table:table-cell table:style-name="表格76.A1" office:value-type="string">
            <text:p text:style-name="P33">size_t basic_string_find_fir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7"/>
      <table:table table:name="表格77" table:style-name="表格77">
        <table:table-column table:style-name="表格77.A"/>
        <table:table-row>
          <table:table-cell table:style-name="表格77.A1" office:value-type="string">
            <text:p text:style-name="P33">size_t basic_string_find_fir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7"/>
      <table:table table:name="表格78" table:style-name="表格78">
        <table:table-column table:style-name="表格78.A"/>
        <table:table-row>
          <table:table-cell table:style-name="表格78.A1" office:value-type="string">
            <text:p text:style-name="P33">size_t basic_string_find_first_not_of_elem(</text:p>
            <text:p text:style-name="P33"><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7"/>
      <table:table table:name="表格79" table:style-name="表格79">
        <table:table-column table:style-name="表格79.A"/>
        <table:table-row>
          <table:table-cell table:style-name="表格79.A1" office:value-type="string">
            <text:p text:style-name="P33">size_t basic_string_find_last_of(</text:p>
            <text:p text:style-name="P33"><text:s text:c="4"/>const basic_string_t* cpt_basic_string, const basic_string_t* cpt_find,</text:p>
            <text:p text:style-name="P33"><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0" table:style-name="表格80">
        <table:table-column table:style-name="表格80.A"/>
        <table:table-row>
          <table:table-cell table:style-name="表格80.A1" office:value-type="string">
            <text:p text:style-name="P33">size_t basic_string_find_las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1" table:style-name="表格81">
        <table:table-column table:style-name="表格81.A"/>
        <table:table-row>
          <table:table-cell table:style-name="表格81.A1" office:value-type="string">
            <text:p text:style-name="P33">size_t basic_string_find_las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表格82" table:style-name="表格82">
        <table:table-column table:style-name="表格82.A"/>
        <table:table-row>
          <table:table-cell table:style-name="表格82.A1" office:value-type="string">
            <text:p text:style-name="P33">size_t basic_string_find_las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7"/>
      <table:table table:name="表格83" table:style-name="表格83">
        <table:table-column table:style-name="表格83.A"/>
        <table:table-row>
          <table:table-cell table:style-name="表格83.A1" office:value-type="string">
            <text:p text:style-name="P33">size_t basic_string_find_last_not_of(</text:p>
            <text:p text:style-name="P33"><text:s text:c="4"/>const basic_string_t* cpt_basic_string, const basic_string_t* cpt_find,</text:p>
            <text:p text:style-name="P33"><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7"/>
      <table:table table:name="表格84" table:style-name="表格84">
        <table:table-column table:style-name="表格84.A"/>
        <table:table-row>
          <table:table-cell table:style-name="表格84.A1" office:value-type="string">
            <text:p text:style-name="P33">size_t basic_string_find_last_not_of_cstr(</text:p>
            <text:p text:style-name="P33"><text:s text:c="4"/>const basic_string_t* cpt_basic_string, const void* cpv_value_string,</text:p>
            <text:p text:style-name="P33"><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7"/>
      <table:table table:name="表格85" table:style-name="表格85">
        <table:table-column table:style-name="表格85.A"/>
        <table:table-row>
          <table:table-cell table:style-name="表格85.A1" office:value-type="string">
            <text:p text:style-name="P33">size_t basic_string_find_last_not_of_subcstr(</text:p>
            <text:p text:style-name="P33"><text:s text:c="4"/>const basic_string_t* cpt_basic_string, const void* cpv_value_string,</text:p>
            <text:p text:style-name="P33"><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7"><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7"/>
      <table:table table:name="Table496" table:style-name="Table496">
        <table:table-column table:style-name="Table496.A"/>
        <table:table-row>
          <table:table-cell table:style-name="Table496.A1" office:value-type="string">
            <text:p text:style-name="P33">size_t basic_string_find_last_not_of_elem(</text:p>
            <text:p text:style-name="P33"><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7"><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7"/>
      <table:table table:name="Table497" table:style-name="Table497">
        <table:table-column table:style-name="Table497.A"/>
        <table:table-row>
          <table:table-cell table:style-name="Table497.A1" office:value-type="string">
            <text:p text:style-name="P33">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7"><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7"/>
      <table:table table:name="Table498" table:style-name="Table498">
        <table:table-column table:style-name="Table498.A"/>
        <table:table-row>
          <table:table-cell table:style-name="Table498.A1" office:value-type="string">
            <text:p text:style-name="P33">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7"><text:tab/>cpt_basic_string == NULL则函数的行为是未定义的，cpt_basic_string指向的容器是经过初始化以后的basic_string容器，否则函数的行为是未定义的。</text:p>
      <text:p text:style-name="P27"/>
      <table:table table:name="Table499" table:style-name="Table499">
        <table:table-column table:style-name="Table499.A"/>
        <table:table-row>
          <table:table-cell table:style-name="Table499.A1" office:value-type="string">
            <text:p text:style-name="P33">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text:p>
      <text:p text:style-name="P27"/>
      <table:table table:name="Table500" table:style-name="Table500">
        <table:table-column table:style-name="Table500.A"/>
        <table:table-row>
          <table:table-cell table:style-name="Table500.A1" office:value-type="string">
            <text:p text:style-name="P33">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7"><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7"/>
      <table:table table:name="Table501" table:style-name="Table501">
        <table:table-column table:style-name="Table501.A"/>
        <table:table-row>
          <table:table-cell table:style-name="Table501.A1" office:value-type="string">
            <text:p text:style-name="P33">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7"/>
      <table:table table:name="Table502" table:style-name="Table502">
        <table:table-column table:style-name="Table502.A"/>
        <table:table-row>
          <table:table-cell table:style-name="Table502.A1" office:value-type="string">
            <text:p text:style-name="P33">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7"/>
      <table:table table:name="Table503" table:style-name="Table503">
        <table:table-column table:style-name="Table503.A"/>
        <table:table-row>
          <table:table-cell table:style-name="Table503.A1" office:value-type="string">
            <text:p text:style-name="P33">void basic_string_assign_substring(</text:p>
            <text:p text:style-name="P33"><text:s text:c="4"/>basic_string_t* pt_dest, const basic_string_t* cpt_src,</text:p>
            <text:p text:style-name="P33"><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05" table:style-name="Table505">
        <table:table-column table:style-name="Table505.A"/>
        <table:table-row>
          <table:table-cell table:style-name="Table505.A1" office:value-type="string">
            <text:p text:style-name="P33">void basic_string_assign_cstr(</text:p>
            <text:p text:style-name="P33"><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06" table:style-name="Table506">
        <table:table-column table:style-name="Table506.A"/>
        <table:table-row>
          <table:table-cell table:style-name="Table506.A1" office:value-type="string">
            <text:p text:style-name="P33">void basic_string_assign_subcstr(</text:p>
            <text:p text:style-name="P33"><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
      <table:table table:name="Table504" table:style-name="Table504">
        <table:table-column table:style-name="Table504.A"/>
        <table:table-row>
          <table:table-cell table:style-name="Table504.A1" office:value-type="string">
            <text:p text:style-name="P33">void<text:span text:style-name="T38">　</text:span><text:span text:style-name="T37">basic_string</text:span>_assign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07" table:style-name="Table507">
        <table:table-column table:style-name="Table507.A"/>
        <table:table-row>
          <table:table-cell table:style-name="Table507.A1" office:value-type="string">
            <text:p text:style-name="P33">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7"/>
      <table:table table:name="Table508" table:style-name="Table508">
        <table:table-column table:style-name="Table508.A"/>
        <table:table-row>
          <table:table-cell table:style-name="Table508.A1" office:value-type="string">
            <text:p text:style-name="P33">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7"/>
      <table:table table:name="Table509" table:style-name="Table509">
        <table:table-column table:style-name="Table509.A"/>
        <table:table-row>
          <table:table-cell table:style-name="Table509.A1" office:value-type="string">
            <text:p text:style-name="P33">void basic_string_append_substring(</text:p>
            <text:p text:style-name="P33"><text:s text:c="4"/>basic_string_t* pt_dest, const basic_string_t* cpt_src,</text:p>
            <text:p text:style-name="P33"><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7"/>
      <table:table table:name="Table511" table:style-name="Table511">
        <table:table-column table:style-name="Table511.A"/>
        <table:table-row>
          <table:table-cell table:style-name="Table511.A1" office:value-type="string">
            <text:p text:style-name="P33">void basic_string_append_cstr(</text:p>
            <text:p text:style-name="P33"><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7"/>
      <table:table table:name="Table512" table:style-name="Table512">
        <table:table-column table:style-name="Table512.A"/>
        <table:table-row>
          <table:table-cell table:style-name="Table512.A1" office:value-type="string">
            <text:p text:style-name="P33">void basic_string_append_subcstr(</text:p>
            <text:p text:style-name="P33"><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7"><text:soft-page-break/></text:p>
      <table:table table:name="Table510" table:style-name="Table510">
        <table:table-column table:style-name="Table510.A"/>
        <table:table-row>
          <table:table-cell table:style-name="Table510.A1" office:value-type="string">
            <text:p text:style-name="P33">void<text:span text:style-name="T38">　</text:span><text:span text:style-name="T37">basic_string</text:span>_append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Table513" table:style-name="Table513">
        <table:table-column table:style-name="Table513.A"/>
        <table:table-row>
          <table:table-cell table:style-name="Table513.A1" office:value-type="string">
            <text:p text:style-name="P33">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2"/>
      <table:table table:name="Table514" table:style-name="Table514">
        <table:table-column table:style-name="Table514.A"/>
        <table:table-row>
          <table:table-cell table:style-name="Table514.A1" office:value-type="string">
            <text:p text:style-name="P33">basic_string_iterator_t basic_string_insert(</text:p>
            <text:p text:style-name="P33"><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7">注意：</text:p>
      <text:p text:style-name="P27"><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5" table:style-name="Table515">
        <table:table-column table:style-name="Table515.A"/>
        <table:table-row>
          <table:table-cell table:style-name="Table515.A1" office:value-type="string">
            <text:p text:style-name="P33">basic_string_iterator_t basic_string_insert_n(</text:p>
            <text:p text:style-name="P33"><text:s text:c="4"/>basic_string_t* pt_basic_string, basic_string_iterator_t it_pos,</text:p>
            <text:p text:style-name="P33"><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7"/>
      <table:table table:name="Table516" table:style-name="Table516">
        <table:table-column table:style-name="Table516.A"/>
        <table:table-row>
          <table:table-cell table:style-name="Table516.A1" office:value-type="string">
            <text:p text:style-name="P33">void basic_string_insert_string(</text:p>
            <text:p text:style-name="P33"><text:s text:c="4"/>basic_string_t* pt_basic_string, size_t t_pos,</text:p>
            <text:p text:style-name="P33"><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7"/>
      <table:table table:name="Table517" table:style-name="Table517">
        <table:table-column table:style-name="Table517.A"/>
        <table:table-row>
          <table:table-cell table:style-name="Table517.A1" office:value-type="string">
            <text:p text:style-name="P33">void basic_string_insert_substring(</text:p>
            <text:p text:style-name="P33"><text:s text:c="4"/>basic_string_t* pt_basic_string, size_t t_pos,</text:p>
            <text:p text:style-name="P33"><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7"><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7"/>
      <table:table table:name="Table519" table:style-name="Table519">
        <table:table-column table:style-name="Table519.A"/>
        <table:table-row>
          <table:table-cell table:style-name="Table519.A1" office:value-type="string">
            <text:p text:style-name="P33">void basic_string_insert_cstr(</text:p>
            <text:p text:style-name="P33"><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7"><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7"/>
      <table:table table:name="Table520" table:style-name="Table520">
        <table:table-column table:style-name="Table520.A"/>
        <table:table-row>
          <table:table-cell table:style-name="Table520.A1" office:value-type="string">
            <text:p text:style-name="P33">void basic_string_insert_subcstr(</text:p>
            <text:p text:style-name="P33"><text:s text:c="4"/>basic_string_t* pt_basic_string, size_t t_pos,</text:p>
            <text:p text:style-name="P33"><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7"><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7"/>
      <table:table table:name="Table518" table:style-name="Table518">
        <table:table-column table:style-name="Table518.A"/>
        <table:table-row>
          <table:table-cell table:style-name="Table518.A1" office:value-type="string">
            <text:p text:style-name="P33">void<text:span text:style-name="T38">　</text:span><text:span text:style-name="T37">basic_string</text:span>_insert_range(</text:p>
            <text:p text:style-name="P33"><text:s text:c="4"/>basic_string_t* pt_basic_string, basic_string_iterator_t it_pos,</text:p>
            <text:p text:style-name="P33"><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7"/>
      <table:table table:name="表格86" table:style-name="表格86">
        <table:table-column table:style-name="表格86.A"/>
        <table:table-row>
          <table:table-cell table:style-name="表格86.A1" office:value-type="string">
            <text:p text:style-name="P33">void basic_string_insert_elem(</text:p>
            <text:p text:style-name="P33"><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7"><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2"/>
      <table:table table:name="表格87" table:style-name="表格87">
        <table:table-column table:style-name="表格87.A"/>
        <table:table-row>
          <table:table-cell table:style-name="表格87.A1" office:value-type="string">
            <text:p text:style-name="P33">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表格88" table:style-name="表格88">
        <table:table-column table:style-name="表格88.A"/>
        <table:table-row>
          <table:table-cell table:style-name="表格88.A1" office:value-type="string">
            <text:p text:style-name="P33">void basic_string_resize(</text:p>
            <text:p text:style-name="P33"><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2"/>
      <table:table table:name="表格89" table:style-name="表格89">
        <table:table-column table:style-name="表格89.A"/>
        <table:table-row>
          <table:table-cell table:style-name="表格89.A1" office:value-type="string">
            <text:p text:style-name="P33">basic_string_iterator_t basic_string_erase(</text:p>
            <text:p text:style-name="P33"><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7"><text:tab/>如果 pt_basic_string == NULL或者basic_string是未初始化的basic_string则函数的行为是未定义的。it_pos是属于basic_string的有效的迭代器，否则函数的行为是未定义的。</text:p>
      <text:p text:style-name="P27"/>
      <table:table table:name="表格90" table:style-name="表格90">
        <table:table-column table:style-name="表格90.A"/>
        <table:table-row>
          <table:table-cell table:style-name="表格90.A1" office:value-type="string">
            <text:p text:style-name="P33"><text:span text:style-name="T38">b</text:span><text:span text:style-name="T37">asic_string_iterator_t</text:span><text:span text:style-name="T38">　</text:span><text:span text:style-name="T37">basic_string</text:span>_erase_range(</text:p>
            <text:p text:style-name="P33"><text:s text:c="4"/>basic_string_t* pt_basic_string,</text:p>
            <text:p text:style-name="P33"><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7"><text:tab/>pt_basic_string == NULL则函数的行为是未定义的，pt_basic_string指向的容器是经过初始化以后的basic_string容器，否则函数的行为是未定义的。[it_begin, it_end)是有效的范围，否则函数的行为是未定义的。</text:p>
      <text:p text:style-name="P27"/>
      <table:table table:name="表格91" table:style-name="表格91">
        <table:table-column table:style-name="表格91.A"/>
        <table:table-row>
          <table:table-cell table:style-name="表格91.A1" office:value-type="string">
            <text:p text:style-name="P33">void basic_string_erase_substring(</text:p>
            <text:p text:style-name="P33"><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7"><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7"/>
      <table:table table:name="Table521" table:style-name="Table521">
        <table:table-column table:style-name="Table521.A"/>
        <table:table-row>
          <table:table-cell table:style-name="Table521.A1" office:value-type="string">
            <text:p text:style-name="P33">void basic_string_replace(</text:p>
            <text:p text:style-name="P33"><text:s text:c="4"/>basic_string_t* pt_basic_string, size_t t_pos, size_t t_len,</text:p>
            <text:p text:style-name="P33"><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7"><text:soft-page-break/></text:p>
      <table:table table:name="Table522" table:style-name="Table522">
        <table:table-column table:style-name="Table522.A"/>
        <table:table-row>
          <table:table-cell table:style-name="Table522.A1" office:value-type="string">
            <text:p text:style-name="P33">void basic_string_replace_substring(</text:p>
            <text:p text:style-name="P33"><text:s text:c="4"/>basic_string_t* pt_basic_string, size_t t_pos, size_t t_len,</text:p>
            <text:p text:style-name="P33"><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7"/>
      <table:table table:name="Table523" table:style-name="Table523">
        <table:table-column table:style-name="Table523.A"/>
        <table:table-row>
          <table:table-cell table:style-name="Table523.A1" office:value-type="string">
            <text:p text:style-name="P33">void basic_string_replace_cstr(</text:p>
            <text:p text:style-name="P33"><text:s text:c="4"/>basic_string_t* pt_basic_string, size_t t_pos, size_t t_len,</text:p>
            <text:p text:style-name="P33"><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7"/>
      <table:table table:name="Table524" table:style-name="Table524">
        <table:table-column table:style-name="Table524.A"/>
        <table:table-row>
          <table:table-cell table:style-name="Table524.A1" office:value-type="string">
            <text:p text:style-name="P33">void basic_string_replace_subcstr(</text:p>
            <text:p text:style-name="P33"><text:soft-page-break/><text:s text:c="4"/>basic_string_t* pt_basic_string, size_t t_pos, size_t t_len,</text:p>
            <text:p text:style-name="P33"><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2"/>
      <table:table table:name="Table525" table:style-name="Table525">
        <table:table-column table:style-name="Table525.A"/>
        <table:table-row>
          <table:table-cell table:style-name="Table525.A1" office:value-type="string">
            <text:p text:style-name="P33">void basic_string_replace_elem(</text:p>
            <text:p text:style-name="P33"><text:s text:c="4"/>basic_string_t* pt_basic_string, size_t t_pos, size_t t_len,</text:p>
            <text:p text:style-name="P33"><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7"/>
      <table:table table:name="Table526" table:style-name="Table526">
        <table:table-column table:style-name="Table526.A"/>
        <table:table-row>
          <table:table-cell table:style-name="Table526.A1" office:value-type="string">
            <text:p text:style-name="P33">void basic_string_range_replace(</text:p>
            <text:p text:style-name="P33"><text:s text:c="4"/>basic_string_t* pt_basic_string, basic_string_iterator_t it_begin,</text:p>
            <text:p text:style-name="P33"><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7"/>
      <table:table table:name="Table527" table:style-name="Table527">
        <table:table-column table:style-name="Table527.A"/>
        <table:table-row>
          <table:table-cell table:style-name="Table527.A1" office:value-type="string">
            <text:p text:style-name="P33">void basic_string_range_replace_substring(</text:p>
            <text:p text:style-name="P33"><text:s text:c="4"/>basic_string_t* pt_basic_string, basic_string_iterator_t it_begin,</text:p>
            <text:p text:style-name="P33"><text:s text:c="4"/>basic_string_iterator_t it_end, const basic_string_t* cpt_replace,</text:p>
            <text:p text:style-name="P33"><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7"/>
      <table:table table:name="Table528" table:style-name="Table528">
        <table:table-column table:style-name="Table528.A"/>
        <table:table-row>
          <table:table-cell table:style-name="Table528.A1" office:value-type="string">
            <text:p text:style-name="P33">void basic_string_range_replace_cstr(</text:p>
            <text:p text:style-name="P33"><text:s text:c="4"/>basic_string_t* pt_basic_string, basic_string_iterator_t it_begin,</text:p>
            <text:p text:style-name="P33"><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7"/>
      <table:table table:name="表格92" table:style-name="表格92">
        <table:table-column table:style-name="表格92.A"/>
        <table:table-row>
          <table:table-cell table:style-name="表格92.A1" office:value-type="string">
            <text:p text:style-name="P33">void basic_string_range_replace_subcstr(</text:p>
            <text:p text:style-name="P33"><text:s text:c="4"/>basic_string_t* pt_basic_string, basic_string_iterator_t it_begin,</text:p>
            <text:p text:style-name="P33"><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7"><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2"/>
      <table:table table:name="表格93" table:style-name="表格93">
        <table:table-column table:style-name="表格93.A"/>
        <table:table-row>
          <table:table-cell table:style-name="表格93.A1" office:value-type="string">
            <text:p text:style-name="P33">void basic_string_range_replace_elem(</text:p>
            <text:p text:style-name="P33"><text:s text:c="4"/>basic_string_t* pt_basic_string, basic_string_iterator_t it_begin,</text:p>
            <text:p text:style-name="P33"><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7"/>
      <table:table table:name="表格94" table:style-name="表格94">
        <table:table-column table:style-name="表格94.A"/>
        <table:table-row>
          <table:table-cell table:style-name="表格94.A1" office:value-type="string">
            <text:p text:style-name="P33">void basic_string_replace_range(</text:p>
            <text:p text:style-name="P33"><text:s text:c="4"/>basic_string_t* pt_basic_string,</text:p>
            <text:p text:style-name="P33"><text:s text:c="4"/>basic_string_iterator_t it_begin, basic_string_iterator_t it_end,</text:p>
            <text:p text:style-name="P33"><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7"/>
      <text:list xml:id="list42480465" text:continue-numbering="true" text:style-name="WW8Num13">
        <text:list-item>
          <text:list>
            <text:list-item>
              <text:h text:style-name="P60" text:outline-level="2">迭代器接口</text:h>
            </text:list-item>
          </text:list>
        </text:list-item>
      </text:list>
      <text:p text:style-name="P22"><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7"/>
      <table:table table:name="Table413" table:style-name="Table413">
        <table:table-column table:style-name="Table413.A"/>
        <table:table-row>
          <table:table-cell table:style-name="Table413.A1" office:value-type="string">
            <text:p text:style-name="P33">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7"><text:tab/>获得的basic_string迭代器不是有效的迭代器，因为它并没有与任何basic_string容器关联。这个函数创建的basic_string迭代器是供给以后的basic_string函数使用的。</text:p>
      <text:p text:style-name="P27"/>
      <table:table table:name="Table414" table:style-name="Table414">
        <table:table-column table:style-name="Table414.A"/>
        <table:table-row>
          <table:table-cell table:style-name="Table414.A1" office:value-type="string">
            <text:p text:style-name="P33">bool_t _basic_string_iterator_equal(</text:p>
            <text:p text:style-name="P33"><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7"><text:tab/>两个迭代器必须属于同一个basic_string容器，否则函数的行为是未定义的。两个迭代器相等表示的是两个迭代器引用的是同一个容器中的同一个数据。</text:p>
      <text:p text:style-name="P27"/>
      <table:table table:name="Table415" table:style-name="Table415">
        <table:table-column table:style-name="Table415.A"/>
        <table:table-row>
          <table:table-cell table:style-name="Table415.A1" office:value-type="string">
            <text:p text:style-name="P33">bool_t _basic_string_iterator_less(</text:p>
            <text:p text:style-name="P33"><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7"><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7"/>
      <table:table table:name="Table416" table:style-name="Table416">
        <table:table-column table:style-name="Table416.A"/>
        <text:soft-page-break/>
        <table:table-row>
          <table:table-cell table:style-name="Table416.A1" office:value-type="string">
            <text:p text:style-name="P33">bool_t _basic_string_iterator_before(</text:p>
            <text:p text:style-name="P33"><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7"><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7"/>
      <table:table table:name="Table417" table:style-name="Table417">
        <table:table-column table:style-name="Table417.A"/>
        <table:table-row>
          <table:table-cell table:style-name="Table417.A1" office:value-type="string">
            <text:p text:style-name="P33">void _basic_string_iterator_get_value(</text:p>
            <text:p text:style-name="P33"><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7"><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7"/>
      <table:table table:name="Table418" table:style-name="Table418">
        <table:table-column table:style-name="Table418.A"/>
        <table:table-row>
          <table:table-cell table:style-name="Table418.A1" office:value-type="string">
            <text:p text:style-name="P33">void _basic_string_iterator_set_value(</text:p>
            <text:p text:style-name="P33"><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7"><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7"/>
      <table:table table:name="Table419" table:style-name="Table419">
        <table:table-column table:style-name="Table419.A"/>
        <table:table-row>
          <table:table-cell table:style-name="Table419.A1" office:value-type="string">
            <text:p text:style-name="P33">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7"><text:tab/>it_iter必须是属于basic_string的有效迭代器，否则函数的行为是未定义的。</text:p>
      <text:p text:style-name="P27"/>
      <table:table table:name="Table420" table:style-name="Table420">
        <table:table-column table:style-name="Table420.A"/>
        <table:table-row>
          <table:table-cell table:style-name="Table420.A1" office:value-type="string">
            <text:p text:style-name="P33">basic_string_iterator_t _basic_string_iterator_next(</text:p>
            <text:p text:style-name="P33"><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7"><text:tab/>it_iter必须是属于basic_string的有效迭代器，否则函数的行为是未定义的。引用下一个数据的迭代器也必须是属于basic_string的有效的迭代器，否则函数行为是未定义的。</text:p>
      <text:p text:style-name="P27"/>
      <table:table table:name="Table421" table:style-name="Table421">
        <table:table-column table:style-name="Table421.A"/>
        <table:table-row>
          <table:table-cell table:style-name="Table421.A1" office:value-type="string">
            <text:p text:style-name="P33">basic_string_iterator_t _basic_string_iterator_prev(</text:p>
            <text:p text:style-name="P33"><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7"><text:tab/>it_iter必须是属于basic_string的有效迭代器，否则函数的行为是未定义的。引用上一个数据的迭代器也必须是属于basic_string的有效的迭代器，否则函数行为是未定义的。</text:p>
      <text:p text:style-name="P27"/>
      <table:table table:name="Table422" table:style-name="Table422">
        <table:table-column table:style-name="Table422.A"/>
        <table:table-row>
          <table:table-cell table:style-name="Table422.A1" office:value-type="string">
            <text:p text:style-name="P33">basic_string_iterator_t _basic_string_iterator_next_n(</text:p>
            <text:p text:style-name="P33"><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7"><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7"/>
      <table:table table:name="Table423" table:style-name="Table423">
        <table:table-column table:style-name="Table423.A"/>
        <table:table-row>
          <table:table-cell table:style-name="Table423.A1" office:value-type="string">
            <text:p text:style-name="P33">basic_string_iterator_t _basic_string_iterator_prev_n(</text:p>
            <text:p text:style-name="P33"><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7"><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7"/>
      <table:table table:name="Table424" table:style-name="Table424">
        <table:table-column table:style-name="Table424.A"/>
        <table:table-row>
          <table:table-cell table:style-name="Table424.A1" office:value-type="string">
            <text:p text:style-name="P33">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7"><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7"/>
      <table:table table:name="Table425" table:style-name="Table425">
        <table:table-column table:style-name="Table425.A"/>
        <table:table-row>
          <table:table-cell table:style-name="Table425.A1" office:value-type="string">
            <text:p text:style-name="P33">int _basic_string_iterator_minus(</text:p>
            <text:p text:style-name="P33"><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7"><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2"/>
      <text:list xml:id="list42490526" text:continue-numbering="true" text:style-name="WW8Num13">
        <text:list-item>
          <text:list>
            <text:list-item>
              <text:h text:style-name="P60" text:outline-level="2">内部和辅助接口</text:h>
            </text:list-item>
          </text:list>
        </text:list-item>
      </text:list>
      <text:p text:style-name="P22"><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2"/>
      <table:table table:name="Table433" table:style-name="Table433">
        <table:table-column table:style-name="Table433.A"/>
        <table:table-row>
          <table:table-cell table:style-name="Table433.A1" office:value-type="string">
            <text:p text:style-name="P33">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7"><text:tab/>如果s_typename == NULL则函数的行为是未定义的。s_typename必须是C内建类型，libcstl内建类型以及已经注册的用户自定义类型，否则创建失败。</text:p>
      <text:p text:style-name="P22"/>
      <table:table table:name="Table434" table:style-name="Table434">
        <table:table-column table:style-name="Table434.A"/>
        <table:table-row>
          <table:table-cell table:style-name="Table434.A1" office:value-type="string">
            <text:p text:style-name="P33">bool_t _create_basic_string_auxiliary(</text:p>
            <text:p text:style-name="P33"><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7"><text:tab/>如果pt_basic_string == NULL 或者s_typename == NULL则函数的行为是未定义的。s_typename必须是C内建类型，libcstl内建类型以及已经注册的用户自定义类型，否则创建失败。</text:p>
      <text:p text:style-name="P22"/>
      <table:table table:name="Table435" table:style-name="Table435">
        <table:table-column table:style-name="Table435.A"/>
        <table:table-row>
          <table:table-cell table:style-name="Table435.A1" office:value-type="string">
            <text:p text:style-name="P33">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6" table:style-name="Table436">
        <table:table-column table:style-name="Table436.A"/>
        <table:table-row>
          <table:table-cell table:style-name="Table436.A1" office:value-type="string">
            <text:p text:style-name="P33">void _basic_string_init_elem_varg(</text:p>
            <text:p text:style-name="P33"><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7"><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37" table:style-name="Table437">
        <table:table-column table:style-name="Table437.A"/>
        <table:table-row>
          <table:table-cell table:style-name="Table437.A1" office:value-type="string">
            <text:p text:style-name="P33">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不是使用create_basic_string生成的则函数的行为是未定义的。</text:p>
      <text:p text:style-name="P22"/>
      <table:table table:name="Table438" table:style-name="Table438">
        <table:table-column table:style-name="Table438.A"/>
        <table:table-row>
          <table:table-cell table:style-name="Table438.A1" office:value-type="string">
            <text:p text:style-name="P33">size_t _basic_string_find_elem(</text:p>
            <text:p text:style-name="P33"><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39" table:style-name="Table439">
        <table:table-column table:style-name="Table439.A"/>
        <table:table-row>
          <table:table-cell table:style-name="Table439.A1" office:value-type="string">
            <text:p text:style-name="P33">size_t _basic_string_find_elem_varg(</text:p>
            <text:p text:style-name="P33"><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0" table:style-name="Table440">
        <table:table-column table:style-name="Table440.A"/>
        <table:table-row>
          <table:table-cell table:style-name="Table440.A1" office:value-type="string">
            <text:p text:style-name="P33">size_t _basic_string_rfind_elem(</text:p>
            <text:p text:style-name="P33"><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1" table:style-name="Table441">
        <table:table-column table:style-name="Table441.A"/>
        <table:table-row>
          <table:table-cell table:style-name="Table441.A1" office:value-type="string">
            <text:p text:style-name="P33">size_t _basic_string_rfind_elem_varg(</text:p>
            <text:p text:style-name="P33"><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2" table:style-name="Table442">
        <table:table-column table:style-name="Table442.A"/>
        <table:table-row>
          <table:table-cell table:style-name="Table442.A1" office:value-type="string">
            <text:p text:style-name="P33">size_t _basic_string_find_first_not_of_elem(</text:p>
            <text:p text:style-name="P33"><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3" table:style-name="Table443">
        <table:table-column table:style-name="Table443.A"/>
        <table:table-row>
          <table:table-cell table:style-name="Table443.A1" office:value-type="string">
            <text:p text:style-name="P33">size_t _basic_string_find_first_not_of_elem_varg(</text:p>
            <text:p text:style-name="P33"><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则返回NPOS。</text:p>
      <text:p text:style-name="P22"/>
      <table:table table:name="Table444" table:style-name="Table444">
        <table:table-column table:style-name="Table444.A"/>
        <table:table-row>
          <table:table-cell table:style-name="Table444.A1" office:value-type="string">
            <text:p text:style-name="P33">size_t _basic_string_find_last_not_of_elem(</text:p>
            <text:p text:style-name="P33"><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5" table:style-name="Table445">
        <table:table-column table:style-name="Table445.A"/>
        <table:table-row>
          <table:table-cell table:style-name="Table445.A1" office:value-type="string">
            <text:p text:style-name="P33">size_t _basic_string_find_last_not_of_elem_varg(</text:p>
            <text:p text:style-name="P33"><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7"><text:tab/>如果cpt_basic_string == NULL或者basic_string是为初始化的则函数的行为是未定义的。如果t_pos不在basic_string范围内，表示从basic_string末尾开始查找。</text:p>
      <text:p text:style-name="P22"/>
      <table:table table:name="Table446" table:style-name="Table446">
        <table:table-column table:style-name="Table446.A"/>
        <table:table-row>
          <table:table-cell table:style-name="Table446.A1" office:value-type="string">
            <text:p text:style-name="P33">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7" table:style-name="Table447">
        <table:table-column table:style-name="Table447.A"/>
        <table:table-row>
          <table:table-cell table:style-name="Table447.A1" office:value-type="string">
            <text:p text:style-name="P33">void _basic_string_connect_elem_varg(</text:p>
            <text:p text:style-name="P33"><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text:soft-page-break/></text:p>
      <table:table table:name="Table448" table:style-name="Table448">
        <table:table-column table:style-name="Table448.A"/>
        <table:table-row>
          <table:table-cell table:style-name="Table448.A1" office:value-type="string">
            <text:p text:style-name="P33">void _basic_string_assign_elem(</text:p>
            <text:p text:style-name="P33"><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49" table:style-name="Table449">
        <table:table-column table:style-name="Table449.A"/>
        <table:table-row>
          <table:table-cell table:style-name="Table449.A1" office:value-type="string">
            <text:p text:style-name="P33">void _basic_string_assign_elem_varg(</text:p>
            <text:p text:style-name="P33"><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0" table:style-name="Table450">
        <table:table-column table:style-name="Table450.A"/>
        <table:table-row>
          <table:table-cell table:style-name="Table450.A1" office:value-type="string">
            <text:p text:style-name="P33">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1" table:style-name="Table451">
        <table:table-column table:style-name="Table451.A"/>
        <table:table-row>
          <table:table-cell table:style-name="Table451.A1" office:value-type="string">
            <text:p text:style-name="P33">void _basic_string_push_back_varg(</text:p>
            <text:p text:style-name="P33"><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7"><text:tab/>如果pt_basic_string == NULL或者basic_string是为初始化的则函数的行为是未定义的。</text:p>
      <text:p text:style-name="P22"/>
      <table:table table:name="Table452" table:style-name="Table452">
        <table:table-column table:style-name="Table452.A"/>
        <table:table-row>
          <table:table-cell table:style-name="Table452.A1" office:value-type="string">
            <text:p text:style-name="P33">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7"><text:tab/>如果pt_basic_string == NULL或者basic_string是为初始化的则函数的行为是未定义的。basic_string为空则函数的行为是未定义的。</text:p>
      <text:p text:style-name="P22"/>
      <table:table table:name="Table453" table:style-name="Table453">
        <table:table-column table:style-name="Table453.A"/>
        <table:table-row>
          <table:table-cell table:style-name="Table453.A1" office:value-type="string">
            <text:p text:style-name="P33">void _basic_string_resize(</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4" table:style-name="Table454">
        <table:table-column table:style-name="Table454.A"/>
        <table:table-row>
          <table:table-cell table:style-name="Table454.A1" office:value-type="string">
            <text:p text:style-name="P33">void _basic_string_resize_varg(</text:p>
            <text:p text:style-name="P33"><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7"><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2"/>
      <table:table table:name="Table457" table:style-name="Table457">
        <table:table-column table:style-name="Table457.A"/>
        <table:table-row>
          <table:table-cell table:style-name="Table457.A1" office:value-type="string">
            <text:p text:style-name="P33">basic_string_iterator_t _basic_string_insert(</text:p>
            <text:p text:style-name="P33"><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7"/>
      <table:table table:name="Table455" table:style-name="Table455">
        <table:table-column table:style-name="Table455.A"/>
        <table:table-row>
          <table:table-cell table:style-name="Table455.A1" office:value-type="string">
            <text:p text:style-name="P33">basic_string_iterator_t _basic_string_insert_n(</text:p>
            <text:p text:style-name="P33"><text:s text:c="4"/>basic_string_t* pt_basic_string, basic_string_iterator_t it_pos,</text:p>
            <text:p text:style-name="P33"><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6" table:style-name="Table456">
        <table:table-column table:style-name="Table456.A"/>
        <table:table-row>
          <table:table-cell table:style-name="Table456.A1" office:value-type="string">
            <text:p text:style-name="P33">basic_string_iterator_t _basic_string_insert_n_varg(</text:p>
            <text:p text:style-name="P33"><text:soft-page-break/><text:s text:c="4"/>basic_string_t* pt_basic_string, basic_string_iterator_t i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7">注意：</text:p>
      <text:p text:style-name="P27"><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8" table:style-name="Table458">
        <table:table-column table:style-name="Table458.A"/>
        <table:table-row>
          <table:table-cell table:style-name="Table458.A1" office:value-type="string">
            <text:p text:style-name="P33">void _basic_string_insert_elem(</text:p>
            <text:p text:style-name="P33"><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59" table:style-name="Table459">
        <table:table-column table:style-name="Table459.A"/>
        <table:table-row>
          <table:table-cell table:style-name="Table459.A1" office:value-type="string">
            <text:p text:style-name="P33">void _basic_string_insert_elem_varg(</text:p>
            <text:p text:style-name="P33"><text:s text:c="4"/>basic_string_t* pt_basic_string, size_t t_pos,</text:p>
            <text:p text:style-name="P33"><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7">注意：</text:p>
      <text:p text:style-name="P27"><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0" table:style-name="Table460">
        <table:table-column table:style-name="Table460.A"/>
        <table:table-row>
          <table:table-cell table:style-name="Table460.A1" office:value-type="string">
            <text:p text:style-name="P33">void _basic_string_range_replace_elem(</text:p>
            <text:p text:style-name="P33"><text:s text:c="4"/>basic_string_t* pt_basic_string,</text:p>
            <text:p text:style-name="P33"><text:s text:c="4"/>basic_string_iterator_t it_begin, basic_string_iterator_t it_end,</text:p>
            <text:p text:style-name="P33"><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1" table:style-name="Table461">
        <table:table-column table:style-name="Table461.A"/>
        <table:table-row>
          <table:table-cell table:style-name="Table461.A1" office:value-type="string">
            <text:p text:style-name="P33">void _basic_string_range_replace_elem_varg(</text:p>
            <text:p text:style-name="P33"><text:s text:c="4"/>basic_string_t* pt_basic_string,</text:p>
            <text:p text:style-name="P33"><text:s text:c="4"/>basic_string_iterator_t it_begin, basic_string_iterator_t it_end,</text:p>
            <text:p text:style-name="P33"><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2"/>
      <table:table table:name="Table462" table:style-name="Table462">
        <table:table-column table:style-name="Table462.A"/>
        <table:table-row>
          <table:table-cell table:style-name="Table462.A1" office:value-type="string">
            <text:p text:style-name="P33">void _basic_string_replace_elem(</text:p>
            <text:p text:style-name="P33"><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3" table:style-name="Table463">
        <table:table-column table:style-name="Table463.A"/>
        <table:table-row>
          <table:table-cell table:style-name="Table463.A1" office:value-type="string">
            <text:p text:style-name="P33">void _basic_string_replace_elem_varg(</text:p>
            <text:p text:style-name="P33"><text:s text:c="4"/>basic_string_t* pt_basic_string,</text:p>
            <text:p text:style-name="P33"><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7">注意：</text:p>
      <text:p text:style-name="P27"><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2"/>
      <table:table table:name="Table464" table:style-name="Table464">
        <table:table-column table:style-name="Table464.A"/>
        <table:table-row>
          <table:table-cell table:style-name="Table464.A1" office:value-type="string">
            <text:p text:style-name="P33">void _basic_string_init_elem_auxiliary(</text:p>
            <text:p text:style-name="P33"><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7">注意：</text:p>
      <text:p text:style-name="P27"><text:tab/>如果pt_basic_string == NULL或者pv_value == NULL则函数的行为是未定义的。basic_string必须是已经初始化或者是使用create_basic_string创建的basic_string容器，否则函数的行为是未定义的。</text:p>
      <text:p text:style-name="P22"/>
      <text:p text:style-name="P22"/>
      <text:p text:style-name="P22"><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7"/>
      <table:table table:name="Table427" table:style-name="Table427">
        <table:table-column table:style-name="Table427.A"/>
        <table:table-row>
          <table:table-cell table:style-name="Table427.A1" office:value-type="string">
            <text:p text:style-name="P33">bool_t _basic_string_same_type(</text:p>
            <text:p text:style-name="P33"><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7"><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7"/>
      <table:table table:name="Table428" table:style-name="Table428">
        <table:table-column table:style-name="Table428.A"/>
        <table:table-row>
          <table:table-cell table:style-name="Table428.A1" office:value-type="string">
            <text:p text:style-name="P33">size_t _basic_string_get_value_string_length(</text:p>
            <text:p text:style-name="P33"><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7"><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2"/>
      <table:table table:name="Table430" table:style-name="Table430">
        <table:table-column table:style-name="Table430.A"/>
        <table:table-row>
          <table:table-cell table:style-name="Table430.A1" office:value-type="string">
            <text:p text:style-name="P33">void _basic_string_get_varg_value_auxiliary(</text:p>
            <text:p text:style-name="P33"><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able:table table:name="Table431" table:style-name="Table431">
        <table:table-column table:style-name="Table431.A"/>
        <table:table-row>
          <table:table-cell table:style-name="Table431.A1" office:value-type="string">
            <text:p text:style-name="P33">void _basic_string_destroy_varg_value_auxiliary(</text:p>
            <text:p text:style-name="P33"><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7"><text:tab/>如果pt_basic_string == NULL或者pv_varg == NULL，那么函数的行为是未定义的。pt_basic_string必须是已经初始化或者是由create_basic_string()创建的basic_string容器，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list xml:id="list42467876" text:continue-numbering="true" text:style-name="WW8Num13">
        <text:list-item>
          <text:h text:style-name="P54" text:outline-level="1"><text:soft-page-break/>string<text:span text:style-name="T20">容器</text:span></text:h>
        </text:list-item>
      </text:list>
      <text:p text:style-name="P22"><text:tab/>string容器是字符串的概念，它的底层使用basic_string实现，string与其他容器不同，它内部保存的只是char类型而不保存其他类型的数据。</text:p>
      <text:p text:style-name="P22"/>
      <text:list xml:id="list42487465" text:continue-numbering="true" text:style-name="WW8Num13">
        <text:list-item>
          <text:list>
            <text:list-item>
              <text:h text:style-name="P57" text:outline-level="2"><text:span text:style-name="T6">string</text:span>容器的机制</text:h>
            </text:list-item>
          </text:list>
        </text:list-item>
      </text:list>
      <text:p text:style-name="P22"><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2"><text:tab/>在使用字符串时有些问题，当字符串中包含'\0'的时候会被截断，如”abc\0xxxxx”会被自动截断成”abc”，这与STL的行为不一致。</text:p>
      <text:p text:style-name="P22"><text:tab/>同时string还提供了一些I/O操作。</text:p>
      <text:list xml:id="list42471545" text:continue-numbering="true" text:style-name="WW8Num13">
        <text:list-item>
          <text:list>
            <text:list-item>
              <text:h text:style-name="P57" text:outline-level="2"><text:span text:style-name="T6">string</text:span><text:span text:style-name="T23">迭代</text:span>器</text:h>
            </text:list-item>
          </text:list>
        </text:list-item>
      </text:list>
      <text:p text:style-name="P22"><text:tab/>直接使用basic_string的迭代器作为string的迭代器。</text:p>
      <text:list xml:id="list42485022" text:continue-numbering="true" text:style-name="WW8Num13">
        <text:list-item>
          <text:list>
            <text:list-item>
              <text:h text:style-name="P57" text:outline-level="2"><text:span text:style-name="T6">string</text:span>代码结构</text:h>
            </text:list-item>
          </text:list>
        </text:list-item>
      </text:list>
      <text:p text:style-name="P22"><text:tab/>string直接使用basic_string作为底层实现</text:p>
      <table:table table:name="表格95" table:style-name="表格95">
        <table:table-column table:style-name="表格95.A"/>
        <table:table-row>
          <table:table-cell table:style-name="表格95.A1" office:value-type="string">
            <text:p text:style-name="P33">typedef basic_string_t string_t;</text:p>
          </table:table-cell>
        </table:table-row>
      </table:table>
      <text:p text:style-name="P22"/>
      <text:list xml:id="list42477664" text:continue-numbering="true" text:style-name="WW8Num13">
        <text:list-item>
          <text:list>
            <text:list-item>
              <text:h text:style-name="P60" text:outline-level="2">外部接口</text:h>
            </text:list-item>
          </text:list>
        </text:list-item>
      </text:list>
      <text:p text:style-name="P22"><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8">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8">string_compare</text:p>
          </table:table-cell>
          <table:table-cell table:style-name="表格99.B2" office:value-type="string">
            <text:p text:style-name="P37">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2"/>
      <text:p text:style-name="P22">接口原型：</text:p>
      <table:table table:name="表格100" table:style-name="表格100">
        <table:table-column table:style-name="表格100.A"/>
        <table:table-row>
          <table:table-cell table:style-name="表格100.A1" office:value-type="string">
            <text:p text:style-name="P33">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7"><text:tab/>创建的string容器中保存的数据是char类型。</text:p>
      <text:p text:style-name="P27"/>
      <table:table table:name="表格101" table:style-name="表格101">
        <table:table-column table:style-name="表格101.A"/>
        <table:table-row>
          <table:table-cell table:style-name="表格101.A1" office:value-type="string">
            <text:p text:style-name="P33">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7"><text:tab/>被初始化的容器一定是使用create_string创建的容器，否则函数的行为是未定义的。pstr_string == NULL，函数的行为是未定义的。使用string_init初始化之后的string容器，string_size() == 0。</text:p>
      <text:p text:style-name="P27"/>
      <table:table table:name="表格102" table:style-name="表格102">
        <table:table-column table:style-name="表格102.A"/>
        <table:table-row>
          <table:table-cell table:style-name="表格102.A1" office:value-type="string">
            <text:p text:style-name="P33">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7"><text:tab/>如果pstr_string == NULL则函数的行为是未定义的。string容器必须是使用create_string创建的否则函数的行为是未定义的。使用string_init_char初始化之后的string容器，string_size() == t_count。</text:p>
      <text:p text:style-name="P27"/>
      <table:table table:name="表格103" table:style-name="表格103">
        <table:table-column table:style-name="表格103.A"/>
        <table:table-row>
          <table:table-cell table:style-name="表格103.A1" office:value-type="string">
            <text:p text:style-name="P33">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7"/>
      <table:table table:name="表格104" table:style-name="表格104">
        <table:table-column table:style-name="表格104.A"/>
        <table:table-row>
          <table:table-cell table:style-name="表格104.A1" office:value-type="string">
            <text:p text:style-name="P33">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7"/>
      <table:table table:name="表格105" table:style-name="表格105">
        <table:table-column table:style-name="表格105.A"/>
        <table:table-row>
          <table:table-cell table:style-name="表格105.A1" office:value-type="string">
            <text:p text:style-name="P33">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7"/>
      <table:table table:name="表格106" table:style-name="表格106">
        <table:table-column table:style-name="表格106.A"/>
        <table:table-row>
          <table:table-cell table:style-name="表格106.A1" office:value-type="string">
            <text:p text:style-name="P33">void string_init_copy_substring(</text:p>
            <text:p text:style-name="P33"><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7"><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7"/>
      <table:table table:name="表格107" table:style-name="表格107">
        <table:table-column table:style-name="表格107.A"/>
        <table:table-row>
          <table:table-cell table:style-name="表格107.A1" office:value-type="string">
            <text:p text:style-name="P33">void string_init_copy_range(string_t* pstr_string,</text:p>
            <text:p text:style-name="P33"><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7"><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7"/>
      <table:table table:name="表格108" table:style-name="表格108">
        <table:table-column table:style-name="表格108.A"/>
        <table:table-row>
          <table:table-cell table:style-name="表格108.A1" office:value-type="string">
            <text:p text:style-name="P33">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7"><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7"/>
      <table:table table:name="Table529" table:style-name="Table529">
        <table:table-column table:style-name="Table529.A"/>
        <table:table-row>
          <table:table-cell table:style-name="Table529.A1" office:value-type="string">
            <text:p text:style-name="P33">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返回空串。</text:p>
      <text:p text:style-name="P27"/>
      <table:table table:name="Table530" table:style-name="Table530">
        <table:table-column table:style-name="Table530.A"/>
        <table:table-row>
          <table:table-cell table:style-name="Table530.A1" office:value-type="string">
            <text:p text:style-name="P33">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7"><text:tab/>如果cpstr_string == NULL或者string容器一定已经初始化的容器，否则函数的行为是未定义的。当string为空时函数的行为是未定义的。</text:p>
      <text:p text:style-name="P27"/>
      <table:table table:name="Table531" table:style-name="Table531">
        <table:table-column table:style-name="Table531.A"/>
        <table:table-row>
          <table:table-cell table:style-name="Table531.A1" office:value-type="string">
            <text:p text:style-name="P33">size_t string_copy(</text:p>
            <text:p text:style-name="P33"><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7"><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7"/>
      <table:table table:name="Table532" table:style-name="Table532">
        <table:table-column table:style-name="Table532.A"/>
        <table:table-row>
          <table:table-cell table:style-name="Table532.A1" office:value-type="string">
            <text:p text:style-name="P33">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7"><text:tab/>如果cpstr_string == NULL或者string容器一定已经初始化的容器，否则函数的行为是未定义的。</text:p>
      <text:p text:style-name="P27"/>
      <table:table table:name="Table533" table:style-name="Table533">
        <table:table-column table:style-name="Table533.A"/>
        <table:table-row>
          <table:table-cell table:style-name="Table533.A1" office:value-type="string">
            <text:p text:style-name="P33">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7"><text:tab/>如果cpstr_string == NULL或者string容器一定已经初始化的容器，否则函数的行为是未定义的。这个函数与string_size()相同。</text:p>
      <text:p text:style-name="P27"/>
      <table:table table:name="Table534" table:style-name="Table534">
        <table:table-column table:style-name="Table534.A"/>
        <table:table-row>
          <table:table-cell table:style-name="Table534.A1" office:value-type="string">
            <text:p text:style-name="P33">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7"><text:tab/>如果cpstr_string == NULL或者string容器一定已经初始化的容器，否则函数的行为是未定义的。</text:p>
      <text:p text:style-name="P27"/>
      <table:table table:name="Table535" table:style-name="Table535">
        <table:table-column table:style-name="Table535.A"/>
        <table:table-row>
          <table:table-cell table:style-name="Table535.A1" office:value-type="string">
            <text:p text:style-name="P33">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7"><text:tab/>cpstr_string == NULL则函数的行为是未定义的，cpstr_string指向的容器是经过初始化以后的string容器，否则函数的行为是未定义的。这个最大数量是与系统相关的，不是一个固定的值。</text:p>
      <text:p text:style-name="P27"/>
      <table:table table:name="Table536" table:style-name="Table536">
        <table:table-column table:style-name="Table536.A"/>
        <table:table-row>
          <table:table-cell table:style-name="Table536.A1" office:value-type="string">
            <text:p text:style-name="P33">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7"><text:tab/>cpstr_string == NULL则函数的行为是未定义的，cpstr_string指向的容器是经过初始化以后的string容器，否则函数的行为是未定义的。容量符合前面描述的算法。</text:p>
      <text:p text:style-name="P27"/>
      <table:table table:name="Table537" table:style-name="Table537">
        <table:table-column table:style-name="Table537.A"/>
        <table:table-row>
          <table:table-cell table:style-name="Table537.A1" office:value-type="string">
            <text:p text:style-name="P33">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7"><text:tab/>cpstr_string == NULL则函数的行为是未定义的，cpstr_string指向的容器是经过初始化以后的string容器，否则函数的行为是未定义的。如果t_pos超过了string容器中字符索引的范围，则函数的行为是未定义的。</text:p>
      <text:p text:style-name="P27"/>
      <table:table table:name="Table538" table:style-name="Table538">
        <table:table-column table:style-name="Table538.A"/>
        <table:table-row>
          <table:table-cell table:style-name="Table538.A1" office:value-type="string">
            <text:p text:style-name="P33">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7"/>
      <table:table table:name="Table539" table:style-name="Table539">
        <table:table-column table:style-name="Table539.A"/>
        <table:table-row>
          <table:table-cell table:style-name="Table539.A1" office:value-type="string">
            <text:p text:style-name="P33">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7"/>
      <table:table table:name="Table540" table:style-name="Table540">
        <table:table-column table:style-name="Table540.A"/>
        <table:table-row>
          <table:table-cell table:style-name="Table540.A1" office:value-type="string">
            <text:p text:style-name="P33">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7"/>
      <table:table table:name="Table541" table:style-name="Table541">
        <table:table-column table:style-name="Table541.A"/>
        <table:table-row>
          <table:table-cell table:style-name="Table541.A1" office:value-type="string">
            <text:p text:style-name="P33">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7"/>
      <table:table table:name="Table542" table:style-name="Table542">
        <table:table-column table:style-name="Table542.A"/>
        <table:table-row>
          <table:table-cell table:style-name="Table542.A1" office:value-type="string">
            <text:p text:style-name="P33">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7"/>
      <table:table table:name="Table543" table:style-name="Table543">
        <table:table-column table:style-name="Table543.A"/>
        <table:table-row>
          <table:table-cell table:style-name="Table543.A1" office:value-type="string">
            <text:p text:style-name="P33">bool_t string_greater_equal(</text:p>
            <text:p text:style-name="P33"><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7"><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7"/>
      <table:table table:name="Table544" table:style-name="Table544">
        <table:table-column table:style-name="Table544.A"/>
        <table:table-row>
          <table:table-cell table:style-name="Table544.A1" office:value-type="string">
            <text:p text:style-name="P33">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7"/>
      <table:table table:name="Table545" table:style-name="Table545">
        <table:table-column table:style-name="Table545.A"/>
        <table:table-row>
          <table:table-cell table:style-name="Table545.A1" office:value-type="string">
            <text:p text:style-name="P33">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7"><text:tab/>cpstr_string == NULL或者s_cstr == NULL则函数的行为是未定义的，cpstr_string指向的容器是经过初始化以后的string容器，否则函数的行为是未定义的。</text:p>
      <text:p text:style-name="P27"/>
      <table:table table:name="Table546" table:style-name="Table546">
        <table:table-column table:style-name="Table546.A"/>
        <table:table-row>
          <table:table-cell table:style-name="Table546.A1" office:value-type="string">
            <text:p text:style-name="P33">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7"/>
      <table:table table:name="Table547" table:style-name="Table547">
        <table:table-column table:style-name="Table547.A"/>
        <table:table-row>
          <table:table-cell table:style-name="Table547.A1" office:value-type="string">
            <text:p text:style-name="P33">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7"/>
      <table:table table:name="Table548" table:style-name="Table548">
        <table:table-column table:style-name="Table548.A"/>
        <table:table-row>
          <table:table-cell table:style-name="Table548.A1" office:value-type="string">
            <text:p text:style-name="P33">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7"/>
      <table:table table:name="Table549" table:style-name="Table549">
        <table:table-column table:style-name="Table549.A"/>
        <table:table-row>
          <table:table-cell table:style-name="Table549.A1" office:value-type="string">
            <text:p text:style-name="P33">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7"><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7"/>
      <table:table table:name="Table550" table:style-name="Table550">
        <table:table-column table:style-name="Table550.A"/>
        <table:table-row>
          <table:table-cell table:style-name="Table550.A1" office:value-type="string">
            <text:p text:style-name="P33">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如果cpstr_first == cpstr_second则返回0。</text:p>
      <text:p text:style-name="P27"/>
      <table:table table:name="Table551" table:style-name="Table551">
        <table:table-column table:style-name="Table551.A"/>
        <table:table-row>
          <table:table-cell table:style-name="Table551.A1" office:value-type="string">
            <text:p text:style-name="P33">int string_compare_substring_string(</text:p>
            <text:p text:style-name="P33"><text:s text:c="4"/>const string_t* cpstr_first, size_t t_pos, size_t t_len,</text:p>
            <text:p text:style-name="P33"><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7"><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2" table:style-name="Table552">
        <table:table-column table:style-name="Table552.A"/>
        <table:table-row>
          <table:table-cell table:style-name="Table552.A1" office:value-type="string">
            <text:p text:style-name="P33">int string_compare_substring_substring(</text:p>
            <text:p text:style-name="P33"><text:s text:c="4"/>const string_t* cpstr_first, size_t t_firstpos, size_t t_firstlen,</text:p>
            <text:p text:style-name="P33"><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7"><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7"/>
      <table:table table:name="Table553" table:style-name="Table553">
        <table:table-column table:style-name="Table553.A"/>
        <table:table-row>
          <table:table-cell table:style-name="Table553.A1" office:value-type="string">
            <text:p text:style-name="P33">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ext:p>
      <text:p text:style-name="P27"/>
      <table:table table:name="Table554" table:style-name="Table554">
        <table:table-column table:style-name="Table554.A"/>
        <table:table-row>
          <table:table-cell table:style-name="Table554.A1" office:value-type="string">
            <text:p text:style-name="P33">int string_compare_substring_cstr(</text:p>
            <text:p text:style-name="P33"><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7"/>
      <table:table table:name="Table555" table:style-name="Table555">
        <table:table-column table:style-name="Table555.A"/>
        <table:table-row>
          <table:table-cell table:style-name="Table555.A1" office:value-type="string">
            <text:p text:style-name="P33">int string_compare_substring_subcstr(</text:p>
            <text:p text:style-name="P33"><text:s text:c="4"/>const string_t* cpstr_string, size_t t_pos, size_t t_len,</text:p>
            <text:p text:style-name="P33"><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7"><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7"/>
      <table:table table:name="表格109" table:style-name="表格109">
        <table:table-column table:style-name="表格109.A"/>
        <table:table-row>
          <table:table-cell table:style-name="表格109.A1" office:value-type="string">
            <text:p text:style-name="P33">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7"><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7"/>
      <table:table table:name="表格110" table:style-name="表格110">
        <table:table-column table:style-name="表格110.A"/>
        <table:table-row>
          <table:table-cell table:style-name="表格110.A1" office:value-type="string">
            <text:p text:style-name="P33">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7"><text:tab/>pstr_dest == NULL或者cpstr_src == NULL则函数的行为是未定义的，pstr_dest和cpstr_src必须是已经初始化的，否则函数的行为是未定义的。</text:p>
      <text:p text:style-name="P22"/>
      <table:table table:name="表格111" table:style-name="表格111">
        <table:table-column table:style-name="表格111.A"/>
        <table:table-row>
          <table:table-cell table:style-name="表格111.A1" office:value-type="string">
            <text:p text:style-name="P33">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7"><text:tab/>如果pstr_string == NULL或者string是为初始化的则函数的行为是未定义的。</text:p>
      <text:p text:style-name="P27"/>
      <table:table table:name="表格112" table:style-name="表格112">
        <table:table-column table:style-name="表格112.A"/>
        <table:table-row>
          <table:table-cell table:style-name="表格112.A1" office:value-type="string">
            <text:p text:style-name="P33">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7"><text:tab/>pstr_string == NULL或者cpstr_value_string == NULL则函数的行为是未定义的，pstr_string必须是已经初始化的，否则函数的行为是未定义的。</text:p>
      <text:p text:style-name="P27"/>
      <table:table table:name="表格113" table:style-name="表格113">
        <table:table-column table:style-name="表格113.A"/>
        <table:table-row>
          <table:table-cell table:style-name="表格113.A1" office:value-type="string">
            <text:p text:style-name="P33">size_t string_find(</text:p>
            <text:p text:style-name="P33"><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14" table:style-name="表格114">
        <table:table-column table:style-name="表格114.A"/>
        <table:table-row>
          <table:table-cell table:style-name="表格114.A1" office:value-type="string">
            <text:p text:style-name="P33">size_t string_find_cstr(</text:p>
            <text:p text:style-name="P33"><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15" table:style-name="表格115">
        <table:table-column table:style-name="表格115.A"/>
        <table:table-row>
          <table:table-cell table:style-name="表格115.A1" office:value-type="string">
            <text:p text:style-name="P33">size_t string_find_subcstr(</text:p>
            <text:p text:style-name="P33"><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16" table:style-name="表格116">
        <table:table-column table:style-name="表格116.A"/>
        <table:table-row>
          <table:table-cell table:style-name="表格116.A1" office:value-type="string">
            <text:p text:style-name="P33">size_t string_find_char(</text:p>
            <text:p text:style-name="P33"><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17" table:style-name="表格117">
        <table:table-column table:style-name="表格117.A"/>
        <table:table-row>
          <table:table-cell table:style-name="表格117.A1" office:value-type="string">
            <text:p text:style-name="P33">size_t string_rfind(</text:p>
            <text:p text:style-name="P33"><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18" table:style-name="表格118">
        <table:table-column table:style-name="表格118.A"/>
        <table:table-row>
          <table:table-cell table:style-name="表格118.A1" office:value-type="string">
            <text:p text:style-name="P33">size_t string_rfind_cstr(</text:p>
            <text:p text:style-name="P33"><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text:soft-page-break/></text:p>
      <table:table table:name="表格119" table:style-name="表格119">
        <table:table-column table:style-name="表格119.A"/>
        <table:table-row>
          <table:table-cell table:style-name="表格119.A1" office:value-type="string">
            <text:p text:style-name="P33">size_t string_rfind_subcstr(</text:p>
            <text:p text:style-name="P33"><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20" table:style-name="表格120">
        <table:table-column table:style-name="表格120.A"/>
        <table:table-row>
          <table:table-cell table:style-name="表格120.A1" office:value-type="string">
            <text:p text:style-name="P33">size_t string_rfind_char(</text:p>
            <text:p text:style-name="P33"><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21" table:style-name="表格121">
        <table:table-column table:style-name="表格121.A"/>
        <table:table-row>
          <table:table-cell table:style-name="表格121.A1" office:value-type="string">
            <text:p text:style-name="P33">size_t string_find_first_of(</text:p>
            <text:p text:style-name="P33"><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2" table:style-name="表格122">
        <table:table-column table:style-name="表格122.A"/>
        <table:table-row>
          <table:table-cell table:style-name="表格122.A1" office:value-type="string">
            <text:p text:style-name="P33">size_t string_find_first_of_cstr(</text:p>
            <text:p text:style-name="P33"><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3" table:style-name="表格123">
        <table:table-column table:style-name="表格123.A"/>
        <table:table-row>
          <table:table-cell table:style-name="表格123.A1" office:value-type="string">
            <text:p text:style-name="P33">size_t string_find_fir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4" table:style-name="表格124">
        <table:table-column table:style-name="表格124.A"/>
        <table:table-row>
          <table:table-cell table:style-name="表格124.A1" office:value-type="string">
            <text:p text:style-name="P33">size_t string_find_first_of_char(</text:p>
            <text:p text:style-name="P33"><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string的有效位置，否则函数的行为是未定义的。</text:p>
      <text:p text:style-name="P27"/>
      <table:table table:name="表格125" table:style-name="表格125">
        <table:table-column table:style-name="表格125.A"/>
        <table:table-row>
          <table:table-cell table:style-name="表格125.A1" office:value-type="string">
            <text:p text:style-name="P33">size_t string_find_first_not_of(</text:p>
            <text:p text:style-name="P33"><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7"/>
      <table:table table:name="表格126" table:style-name="表格126">
        <table:table-column table:style-name="表格126.A"/>
        <table:table-row>
          <table:table-cell table:style-name="表格126.A1" office:value-type="string">
            <text:p text:style-name="P33">size_t string_find_first_not_of_cstr(</text:p>
            <text:p text:style-name="P33"><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7"/>
      <table:table table:name="表格127" table:style-name="表格127">
        <table:table-column table:style-name="表格127.A"/>
        <table:table-row>
          <table:table-cell table:style-name="表格127.A1" office:value-type="string">
            <text:p text:style-name="P33">size_t string_find_fir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7"/>
      <table:table table:name="表格128" table:style-name="表格128">
        <table:table-column table:style-name="表格128.A"/>
        <table:table-row>
          <table:table-cell table:style-name="表格128.A1" office:value-type="string">
            <text:p text:style-name="P33">size_t string_find_first_not_of_char(</text:p>
            <text:p text:style-name="P33"><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t_pos是属于cpstr_basic_string的有效位置，否则函数的行为是未定义的。</text:p>
      <text:p text:style-name="P27"/>
      <table:table table:name="表格129" table:style-name="表格129">
        <table:table-column table:style-name="表格129.A"/>
        <table:table-row>
          <table:table-cell table:style-name="表格129.A1" office:value-type="string">
            <text:p text:style-name="P33">size_t string_find_last_of(</text:p>
            <text:p text:style-name="P33"><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0" table:style-name="表格130">
        <table:table-column table:style-name="表格130.A"/>
        <table:table-row>
          <table:table-cell table:style-name="表格130.A1" office:value-type="string">
            <text:p text:style-name="P33">size_t string_find_last_of_cstr(</text:p>
            <text:p text:style-name="P33"><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1" table:style-name="表格131">
        <table:table-column table:style-name="表格131.A"/>
        <table:table-row>
          <table:table-cell table:style-name="表格131.A1" office:value-type="string">
            <text:p text:style-name="P33">size_t string_find_las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7"/>
      <table:table table:name="表格132" table:style-name="表格132">
        <table:table-column table:style-name="表格132.A"/>
        <table:table-row>
          <table:table-cell table:style-name="表格132.A1" office:value-type="string">
            <text:p text:style-name="P33">size_t string_find_last_of_char(</text:p>
            <text:p text:style-name="P33"><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3" table:style-name="表格133">
        <table:table-column table:style-name="表格133.A"/>
        <table:table-row>
          <table:table-cell table:style-name="表格133.A1" office:value-type="string">
            <text:p text:style-name="P33">size_t string_find_last_not_of(</text:p>
            <text:p text:style-name="P33"><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7"/>
      <table:table table:name="表格134" table:style-name="表格134">
        <table:table-column table:style-name="表格134.A"/>
        <table:table-row>
          <table:table-cell table:style-name="表格134.A1" office:value-type="string">
            <text:p text:style-name="P33">size_t string_find_last_not_of_cstr(</text:p>
            <text:p text:style-name="P33"><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7"/>
      <table:table table:name="表格135" table:style-name="表格135">
        <table:table-column table:style-name="表格135.A"/>
        <table:table-row>
          <table:table-cell table:style-name="表格135.A1" office:value-type="string">
            <text:p text:style-name="P33">size_t string_find_last_not_of_subcstr(</text:p>
            <text:p text:style-name="P33"><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7"><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7"/>
      <table:table table:name="表格136" table:style-name="表格136">
        <table:table-column table:style-name="表格136.A"/>
        <table:table-row>
          <table:table-cell table:style-name="表格136.A1" office:value-type="string">
            <text:p text:style-name="P33">size_t string_find_last_not_of_char(</text:p>
            <text:p text:style-name="P33"><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7"><text:tab/>cpstr_string == NULL则函数的行为是未定义的，cpstr_string必须是已经初始化的，否则函数的行为是未定义的。如果t_pos &gt;= string_size(cpstr_string)，从最后一个字符开始查找。</text:p>
      <text:p text:style-name="P27"/>
      <table:table table:name="表格137" table:style-name="表格137">
        <table:table-column table:style-name="表格137.A"/>
        <table:table-row>
          <table:table-cell table:style-name="表格137.A1" office:value-type="string">
            <text:p text:style-name="P33">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7"><text:tab/>cpstr_string == NULL则函数的行为是未定义的，cpstr_string 指向的容器是经过初始化以后的string容器，否则函数的行为是未定义的。如果cpstr_string 为空，则返回值与string_end(cpstr_string)相等。</text:p>
      <text:p text:style-name="P27"/>
      <table:table table:name="表格138" table:style-name="表格138">
        <table:table-column table:style-name="表格138.A"/>
        <table:table-row>
          <table:table-cell table:style-name="表格138.A1" office:value-type="string">
            <text:p text:style-name="P33">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7"><text:tab/>cpstr_string == NULL则函数的行为是未定义的，cpstr_string指向的容器是经过初始化以后的string容器，否则函数的行为是未定义的。</text:p>
      <text:p text:style-name="P27"/>
      <table:table table:name="表格139" table:style-name="表格139">
        <table:table-column table:style-name="表格139.A"/>
        <table:table-row>
          <table:table-cell table:style-name="表格139.A1" office:value-type="string">
            <text:p text:style-name="P33">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0" table:style-name="表格140">
        <table:table-column table:style-name="表格140.A"/>
        <table:table-row>
          <table:table-cell table:style-name="表格140.A1" office:value-type="string">
            <text:p text:style-name="P33">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7"><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7"/>
      <table:table table:name="表格141" table:style-name="表格141">
        <table:table-column table:style-name="表格141.A"/>
        <table:table-row>
          <table:table-cell table:style-name="表格141.A1" office:value-type="string">
            <text:p text:style-name="P33">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7"/>
      <table:table table:name="表格142" table:style-name="表格142">
        <table:table-column table:style-name="表格142.A"/>
        <table:table-row>
          <table:table-cell table:style-name="表格142.A1" office:value-type="string">
            <text:p text:style-name="P33">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7"><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7"/>
      <table:table table:name="表格143" table:style-name="表格143">
        <table:table-column table:style-name="表格143.A"/>
        <table:table-row>
          <table:table-cell table:style-name="表格143.A1" office:value-type="string">
            <text:p text:style-name="P33">void string_assign_substring(</text:p>
            <text:p text:style-name="P33"><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44" table:style-name="表格144">
        <table:table-column table:style-name="表格144.A"/>
        <table:table-row>
          <table:table-cell table:style-name="表格144.A1" office:value-type="string">
            <text:p text:style-name="P33">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45" table:style-name="表格145">
        <table:table-column table:style-name="表格145.A"/>
        <table:table-row>
          <table:table-cell table:style-name="表格145.A1" office:value-type="string">
            <text:p text:style-name="P33">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7"/>
      <table:table table:name="表格146" table:style-name="表格146">
        <table:table-column table:style-name="表格146.A"/>
        <table:table-row>
          <table:table-cell table:style-name="表格146.A1" office:value-type="string">
            <text:p text:style-name="P33">void<text:span text:style-name="T38">　</text:span><text:span text:style-name="T37">string</text:span>_assign_range(</text:p>
            <text:p text:style-name="P33"><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47" table:style-name="表格147">
        <table:table-column table:style-name="表格147.A"/>
        <table:table-row>
          <table:table-cell table:style-name="表格147.A1" office:value-type="string">
            <text:p text:style-name="P33">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7"/>
      <table:table table:name="表格148" table:style-name="表格148">
        <table:table-column table:style-name="表格148.A"/>
        <table:table-row>
          <table:table-cell table:style-name="表格148.A1" office:value-type="string">
            <text:p text:style-name="P33">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7"><text:tab/>pstr_dest == NULL或者cpstr_src == NULL则函数的行为是未定义的，pstr_dest和cpstr_src指向的容器是经过初始<text:soft-page-break/>化以后的string容器，否则函数的行为是未定义的。</text:p>
      <text:p text:style-name="P27"/>
      <table:table table:name="表格149" table:style-name="表格149">
        <table:table-column table:style-name="表格149.A"/>
        <table:table-row>
          <table:table-cell table:style-name="表格149.A1" office:value-type="string">
            <text:p text:style-name="P33">void string_append_substring(</text:p>
            <text:p text:style-name="P33"><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7"><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7"/>
      <table:table table:name="表格150" table:style-name="表格150">
        <table:table-column table:style-name="表格150.A"/>
        <table:table-row>
          <table:table-cell table:style-name="表格150.A1" office:value-type="string">
            <text:p text:style-name="P33">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ext:p>
      <text:p text:style-name="P27"/>
      <table:table table:name="表格151" table:style-name="表格151">
        <table:table-column table:style-name="表格151.A"/>
        <table:table-row>
          <table:table-cell table:style-name="表格151.A1" office:value-type="string">
            <text:p text:style-name="P33">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7"/>
      <table:table table:name="表格152" table:style-name="表格152">
        <table:table-column table:style-name="表格152.A"/>
        <table:table-row>
          <table:table-cell table:style-name="表格152.A1" office:value-type="string">
            <text:p text:style-name="P33">void<text:span text:style-name="T38">　</text:span><text:span text:style-name="T37">string</text:span>_append_range(</text:p>
            <text:p text:style-name="P33"><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如果[it_begin, it_end)属于pstr_string则函数的行为是未定义的。</text:p>
      <text:p text:style-name="P27"/>
      <table:table table:name="表格153" table:style-name="表格153">
        <table:table-column table:style-name="表格153.A"/>
        <table:table-row>
          <table:table-cell table:style-name="表格153.A1" office:value-type="string">
            <text:p text:style-name="P33">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text:p>
      <text:p text:style-name="P22"/>
      <table:table table:name="表格154" table:style-name="表格154">
        <table:table-column table:style-name="表格154.A"/>
        <table:table-row>
          <table:table-cell table:style-name="表格154.A1" office:value-type="string">
            <text:p text:style-name="P33">string_iterator_t string_insert(</text:p>
            <text:p text:style-name="P33"><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text:soft-page-break/></text:p>
      <table:table table:name="表格155" table:style-name="表格155">
        <table:table-column table:style-name="表格155.A"/>
        <table:table-row>
          <table:table-cell table:style-name="表格155.A1" office:value-type="string">
            <text:p text:style-name="P33">string_iterator_t string_insert_n(</text:p>
            <text:p text:style-name="P33"><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7">注意：</text:p>
      <text:p text:style-name="P27"><text:tab/>如果pstr_string == NULL或者string是未初始化的string则函数的行为是未定义的。it_pos必须是属于string容器的有效位置，否则函数的行为是未定义的。</text:p>
      <text:p text:style-name="P27"/>
      <table:table table:name="表格156" table:style-name="表格156">
        <table:table-column table:style-name="表格156.A"/>
        <table:table-row>
          <table:table-cell table:style-name="表格156.A1" office:value-type="string">
            <text:p text:style-name="P33">void string_insert_string(</text:p>
            <text:p text:style-name="P33"><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7"/>
      <table:table table:name="表格157" table:style-name="表格157">
        <table:table-column table:style-name="表格157.A"/>
        <table:table-row>
          <table:table-cell table:style-name="表格157.A1" office:value-type="string">
            <text:p text:style-name="P33">void string_insert_substring(</text:p>
            <text:p text:style-name="P33"><text:s text:c="4"/>string_t* pstr_string, size_t t_pos,</text:p>
            <text:p text:style-name="P33"><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7"><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7"/>
      <table:table table:name="表格158" table:style-name="表格158">
        <table:table-column table:style-name="表格158.A"/>
        <table:table-row>
          <table:table-cell table:style-name="表格158.A1" office:value-type="string">
            <text:p text:style-name="P33">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7"><text:tab/>pstr_string == NULL或者s_cstr == NULL则函数的行为是未定义的，pstr_string必须是已经初始化的，否则函数的行为是未定义的。t_pos是属于pstr_string的有效位置，否则函数的行为是未定义的。</text:p>
      <text:p text:style-name="P27"/>
      <table:table table:name="表格159" table:style-name="表格159">
        <table:table-column table:style-name="表格159.A"/>
        <table:table-row>
          <table:table-cell table:style-name="表格159.A1" office:value-type="string">
            <text:p text:style-name="P33">void string_insert_subcstr(</text:p>
            <text:p text:style-name="P33"><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7"><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7"/>
      <table:table table:name="表格160" table:style-name="表格160">
        <table:table-column table:style-name="表格160.A"/>
        <table:table-row>
          <table:table-cell table:style-name="表格160.A1" office:value-type="string">
            <text:p text:style-name="P33">void<text:span text:style-name="T38">　</text:span><text:span text:style-name="T37">string</text:span>_insert_range(</text:p>
            <text:p text:style-name="P33"><text:s text:c="4"/>string_t* pstr_string, string_iterator_t it_pos,</text:p>
            <text:p text:style-name="P33"><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7"/>
      <table:table table:name="表格161" table:style-name="表格161">
        <table:table-column table:style-name="表格161.A"/>
        <table:table-row>
          <table:table-cell table:style-name="表格161.A1" office:value-type="string">
            <text:p text:style-name="P33">void string_insert_char(</text:p>
            <text:p text:style-name="P33"><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7"><text:tab/>pstr_string == NULL则函数的行为是未定义的，pstr_string指向的容器是经过初始化以后的string容器，否则函数的行为是未定义的。it_pos是属于pstr_string并且是有效的迭代器，否则函数的行为是未定义的。</text:p>
      <text:p text:style-name="P22"/>
      <table:table table:name="表格162" table:style-name="表格162">
        <table:table-column table:style-name="表格162.A"/>
        <table:table-row>
          <table:table-cell table:style-name="表格162.A1" office:value-type="string">
            <text:p text:style-name="P33">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7"><text:tab/>如果pstr_string == NULL或者string是为初始化的则函数的行为是未定义的。</text:p>
      <text:p text:style-name="P22"/>
      <table:table table:name="表格163" table:style-name="表格163">
        <table:table-column table:style-name="表格163.A"/>
        <table:table-row>
          <table:table-cell table:style-name="表格163.A1" office:value-type="string">
            <text:p text:style-name="P33">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7"><text:tab/>如果 pt_string == NULL或者string是未初始化的string则函数的行为是未定义的。t_resize可以小于原来的数据数量，这是将末尾的数据删除，当t_resize大于原来数据的数量的时候，使用指定的数据填充。</text:p>
      <text:p text:style-name="P22"/>
      <table:table table:name="表格164" table:style-name="表格164">
        <table:table-column table:style-name="表格164.A"/>
        <table:table-row>
          <table:table-cell table:style-name="表格164.A1" office:value-type="string">
            <text:p text:style-name="P33">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7"><text:tab/>如果 pstr_string == NULL或者string是未初始化的string则函数的行为是未定义的。it_pos是属于string的有效的迭代器，否则函数的行为是未定义的。</text:p>
      <text:p text:style-name="P27"/>
      <table:table table:name="表格165" table:style-name="表格165">
        <table:table-column table:style-name="表格165.A"/>
        <table:table-row>
          <table:table-cell table:style-name="表格165.A1" office:value-type="string">
            <text:p text:style-name="P33"><text:span text:style-name="T38">string</text:span><text:span text:style-name="T37">_iterator_t</text:span><text:span text:style-name="T38">　</text:span><text:span text:style-name="T37">string</text:span>_erase_range(</text:p>
            <text:p text:style-name="P33"><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7"><text:tab/>pstr_string == NULL则函数的行为是未定义的，pstr_string指向的容器是经过初始化以后的string容器，否则函数的行为是未定义的。[it_begin, it_end)是有效的范围，否则函数的行为是未定义的。</text:p>
      <text:p text:style-name="P27"/>
      <table:table table:name="表格166" table:style-name="表格166">
        <table:table-column table:style-name="表格166.A"/>
        <table:table-row>
          <table:table-cell table:style-name="表格166.A1" office:value-type="string">
            <text:p text:style-name="P33">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7"><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7"/>
      <table:table table:name="表格167" table:style-name="表格167">
        <table:table-column table:style-name="表格167.A"/>
        <table:table-row>
          <table:table-cell table:style-name="表格167.A1" office:value-type="string">
            <text:p text:style-name="P33">void string_replace(</text:p>
            <text:p text:style-name="P33"><text:s text:c="4"/>string_t* pstr_string, size_t t_pos, size_t t_len,</text:p>
            <text:p text:style-name="P33"><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7"/>
      <table:table table:name="表格168" table:style-name="表格168">
        <table:table-column table:style-name="表格168.A"/>
        <table:table-row>
          <table:table-cell table:style-name="表格168.A1" office:value-type="string">
            <text:p text:style-name="P33">void string_replace_substring(</text:p>
            <text:p text:style-name="P33"><text:s text:c="4"/>string_t* pstr_string, size_t t_pos, size_t t_len,</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7"/>
      <table:table table:name="表格169" table:style-name="表格169">
        <table:table-column table:style-name="表格169.A"/>
        <table:table-row>
          <table:table-cell table:style-name="表格169.A1" office:value-type="string">
            <text:p text:style-name="P33">void string_replace_cstr(</text:p>
            <text:p text:style-name="P33"><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7"/>
      <table:table table:name="表格170" table:style-name="表格170">
        <table:table-column table:style-name="表格170.A"/>
        <table:table-row>
          <table:table-cell table:style-name="表格170.A1" office:value-type="string">
            <text:p text:style-name="P33">void string_replace_subcstr(</text:p>
            <text:p text:style-name="P33"><text:s text:c="4"/>string_t* pstr_string, size_t t_pos, size_t t_len,</text:p>
            <text:p text:style-name="P33"><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2"/>
      <table:table table:name="表格171" table:style-name="表格171">
        <table:table-column table:style-name="表格171.A"/>
        <table:table-row>
          <table:table-cell table:style-name="表格171.A1" office:value-type="string">
            <text:p text:style-name="P33">void string_replace_char(</text:p>
            <text:p text:style-name="P33"><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7"/>
      <table:table table:name="表格172" table:style-name="表格172">
        <table:table-column table:style-name="表格172.A"/>
        <table:table-row>
          <table:table-cell table:style-name="表格172.A1" office:value-type="string">
            <text:p text:style-name="P33">void string_range_replace(</text:p>
            <text:p text:style-name="P33"><text:s text:c="4"/>string_t* pstr_string, string_iterator_t it_begin, string_iterator_t it_end,</text:p>
            <text:p text:style-name="P33"><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7"/>
      <table:table table:name="表格173" table:style-name="表格173">
        <table:table-column table:style-name="表格173.A"/>
        <table:table-row>
          <table:table-cell table:style-name="表格173.A1" office:value-type="string">
            <text:p text:style-name="P33">void string_range_replace_substring(</text:p>
            <text:p text:style-name="P33"><text:s text:c="4"/>string_t* pstr_string, string_iterator_t it_begin, string_iterator_t it_end,</text:p>
            <text:p text:style-name="P33"><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7"><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7"/>
      <table:table table:name="表格174" table:style-name="表格174">
        <table:table-column table:style-name="表格174.A"/>
        <table:table-row>
          <table:table-cell table:style-name="表格174.A1" office:value-type="string">
            <text:p text:style-name="P33">void string_range_replace_cstr(</text:p>
            <text:p text:style-name="P33"><text:s text:c="4"/>string_t* pstr_string, string_iterator_t it_begin, string_iterator_it it_end,</text:p>
            <text:p text:style-name="P33"><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pstr_string和s_[it_begin, it_end)是有效的范围，否则函数的行为是未定义的。</text:p>
      <text:p text:style-name="P27"/>
      <table:table table:name="表格175" table:style-name="表格175">
        <table:table-column table:style-name="表格175.A"/>
        <table:table-row>
          <table:table-cell table:style-name="表格175.A1" office:value-type="string">
            <text:p text:style-name="P33">void string_range_replace_subcstr(</text:p>
            <text:p text:style-name="P33"><text:s text:c="4"/>string_t* pstr_string, string_iterator_t it_begin, string_iterator_t it_end,</text:p>
            <text:p text:style-name="P33"><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7"><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2"><text:soft-page-break/></text:p>
      <table:table table:name="表格176" table:style-name="表格176">
        <table:table-column table:style-name="表格176.A"/>
        <table:table-row>
          <table:table-cell table:style-name="表格176.A1" office:value-type="string">
            <text:p text:style-name="P33">void string_range_replace_char(</text:p>
            <text:p text:style-name="P33"><text:s text:c="4"/>string_t* pstr_string, erator_t it_begin, string_iterator_t it_end,</text:p>
            <text:p text:style-name="P33"><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7">注意：</text:p>
      <text:p text:style-name="P27"><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7"/>
      <table:table table:name="表格177" table:style-name="表格177">
        <table:table-column table:style-name="表格177.A"/>
        <table:table-row>
          <table:table-cell table:style-name="表格177.A1" office:value-type="string">
            <text:p text:style-name="P33">void string_replace_range(</text:p>
            <text:p text:style-name="P33"><text:s text:c="4"/>string_t* pstr_string,</text:p>
            <text:p text:style-name="P33"><text:s text:c="4"/>string_iterator_t it_begin, string_iterator_t it_end,</text:p>
            <text:p text:style-name="P33"><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7"><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7"/>
      <table:table table:name="表格178" table:style-name="表格178">
        <table:table-column table:style-name="表格178.A"/>
        <table:table-row>
          <table:table-cell table:style-name="表格178.A1" office:value-type="string">
            <text:p text:style-name="P33">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7"><text:tab/>cpstr_string == NULL或者fp_stream == NULL则函数的行为是未定义的，cpstr_string 必须是已经初始化的，否则函数的行为是未定义的。</text:p>
      <text:p text:style-name="P27"/>
      <table:table table:name="表格179" table:style-name="表格179">
        <table:table-column table:style-name="表格179.A"/>
        <table:table-row>
          <table:table-cell table:style-name="表格179.A1" office:value-type="string">
            <text:p text:style-name="P33">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7"><text:tab/>pstr_string == NULL或者fp_stream == NULL则函数的行为是未定义的，pstr_string 必须是已经初始化的，否则函数的行为是未定义的，fp_stream是有效的输入流，否则函数的行为是未定义的。</text:p>
      <text:p text:style-name="P27"/>
      <table:table table:name="表格180" table:style-name="表格180">
        <table:table-column table:style-name="表格180.A"/>
        <table:table-row>
          <table:table-cell table:style-name="表格180.A1" office:value-type="string">
            <text:p text:style-name="P33">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7"><text:tab/>pstr_string == NULL或者fp_stream == NULL则函数的行为是未定义的，pstr_string 必须是已经初始化的，否则函数的行为是未定义的。</text:p>
      <text:p text:style-name="P27"/>
      <table:table table:name="表格181" table:style-name="表格181">
        <table:table-column table:style-name="表格181.A"/>
        <table:table-row>
          <table:table-cell table:style-name="表格181.A1" office:value-type="string">
            <text:p text:style-name="P33">bool_t string_getline_delimiter(</text:p>
            <text:p text:style-name="P33"><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7"><text:soft-page-break/><text:tab/>pstr_string == NULL或者fp_stream == NULL则函数的行为是未定义的，pstr_string 必须是已经初始化的，否则函数的行为是未定义的。</text:p>
      <text:p text:style-name="P22"/>
      <text:list xml:id="list42495219" text:continue-numbering="true" text:style-name="WW8Num13">
        <text:list-item>
          <text:list>
            <text:list-item>
              <text:h text:style-name="P60" text:outline-level="2">迭代器接口</text:h>
            </text:list-item>
          </text:list>
        </text:list-item>
      </text:list>
      <text:p text:style-name="P22"><text:tab/>由于直接使用basic_string迭代器作为实现，所以string并没有提供迭代器接口。</text:p>
      <text:list xml:id="list42483830" text:continue-numbering="true" text:style-name="WW8Num13">
        <text:list-item>
          <text:list>
            <text:list-item>
              <text:h text:style-name="P60" text:outline-level="2">内部和辅助接口</text:h>
            </text:list-item>
          </text:list>
        </text:list-item>
      </text:list>
      <text:p text:style-name="P22"><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2"/>
      <table:table table:name="表格97" table:style-name="表格97">
        <table:table-column table:style-name="表格97.A"/>
        <table:table-row>
          <table:table-cell table:style-name="表格97.A1" office:value-type="string">
            <text:p text:style-name="P33">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7"><text:tab/>如果pstr_string == NULL 则函数的行为是未定义的。</text:p>
      <text:p text:style-name="P22"/>
      <table:table table:name="表格98" table:style-name="表格98">
        <table:table-column table:style-name="表格98.A"/>
        <table:table-row>
          <table:table-cell table:style-name="表格98.A1" office:value-type="string">
            <text:p text:style-name="P33">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7"><text:tab/>如果pstr_string == NULL或者string不是使用create_string生成的则函数的行为是未定义的。</text:p>
      <text:p text:style-name="P22"/>
      <text:p text:style-name="P22"/>
      <text:p text:style-name="P22"/>
      <text:p text:style-name="P22"/>
      <text:p text:style-name="P22"/>
      <text:p text:style-name="P22"/>
      <text:list xml:id="list42492768" text:continue-numbering="true" text:style-name="WW8Num13">
        <text:list-item>
          <text:h text:style-name="P54" text:outline-level="1"><text:soft-page-break/>avl <text:span text:style-name="T20">tree</text:span></text:h>
        </text:list-item>
      </text:list>
      <text:p text:style-name="P22"><text:tab/>avl tree是关联容器的底层的一种实现(另一种实现是红黑树)，它是一种平衡的二叉搜索树，但是在插入或者删除节点的时候可能破坏这种平衡，所以对avl tree进行插入或者删除后要进行调整使它恢复平衡。</text:p>
      <text:p text:style-name="P22"/>
      <text:list xml:id="list42493130" text:continue-numbering="true" text:style-name="WW8Num13">
        <text:list-item>
          <text:list>
            <text:list-item>
              <text:h text:style-name="P57" text:outline-level="2"><text:span text:style-name="T6">avl tree</text:span>的机制</text:h>
            </text:list-item>
          </text:list>
        </text:list-item>
      </text:list>
      <text:p text:style-name="P22"><text:tab/>《数据结构与算法分析 --- C语言描述》中详细的介绍了avl tree。</text:p>
      <text:p text:style-name="P22"><text:tab/>二叉搜索树的特点是每一个非空节点都有一个左子节点和一个右子节点，这两个字节点可以为空。其中左字节点的值小于父节点，右字节点的值大于父节点。这样二叉搜索树中的值最小的节点位于最左边的节点，最大值位于树的最右边的节点：</text:p>
      <text:p text:style-name="P23"><draw:frame draw:style-name="fr1" draw:name="图形13" text:anchor-type="paragraph" svg:width="13.573cm" svg:height="6.085cm" draw:z-index="41"><draw:image xlink:href="Pictures/1000000000000201000000E65B2E6091.jpg" xlink:type="simple" xlink:show="embed" xlink:actuate="onLoad"/></draw:frame>图 14.1 二叉搜索树</text:p>
      <text:p text:style-name="P22"><text:tab/>插入数据的时候：</text:p>
      <text:p text:style-name="P23"><draw:frame draw:style-name="fr4" draw:name="图形14" text:anchor-type="paragraph" svg:width="19.006cm" svg:height="5.673cm" draw:z-index="42"><draw:image xlink:href="Pictures/100000000000031A000000ED2A309BF4.jpg" xlink:type="simple" xlink:show="embed" xlink:actuate="onLoad"/></draw:frame>图 14.2 向二叉搜索树中插入数据</text:p>
      <text:p text:style-name="P22"><text:tab/>删除数据的时候比较复杂，当删除的节点是叶子节点时直接删除就可以了，如果包含一个子节点的情况也是比较<text:soft-page-break/>好处理的：</text:p>
      <text:p text:style-name="P23"><draw:frame draw:style-name="fr4" draw:name="图形15" text:anchor-type="paragraph" svg:width="19.006cm" svg:height="5.673cm" draw:z-index="43"><draw:image xlink:href="Pictures/100000000000031A000000ED71E4A0B9.jpg" xlink:type="simple" xlink:show="embed" xlink:actuate="onLoad"/></draw:frame>图 14.3 删除带有一个子节点的节点</text:p>
      <text:p text:style-name="P22"><text:tab/>删除带有两个子节点的节点要复杂一些，要将右子树中的值最小的节点替代当前要删除的节点：</text:p>
      <text:p text:style-name="P23"><draw:frame draw:style-name="fr4" draw:name="图形16" text:anchor-type="paragraph" svg:width="19.006cm" svg:height="5.84cm" draw:z-index="44"><draw:image xlink:href="Pictures/100000000000031A000000F4C8CE530B.jpg" xlink:type="simple" xlink:show="embed" xlink:actuate="onLoad"/></draw:frame>图 14.4 删除带有两个子节点的节点</text:p>
      <text:p text:style-name="P22"><text:tab/>上面的规则都是二叉搜索树的规则，但是往往由于插入的随机性可能造成下面这样的情况：</text:p>
      <text:p text:style-name="P23"><draw:frame draw:style-name="fr1" draw:name="图形17" text:anchor-type="paragraph" svg:width="13.388cm" svg:height="6.006cm" draw:z-index="45"><draw:image xlink:href="Pictures/10000000000001FA000000E34298C50C.jpg" xlink:type="simple" xlink:show="embed" xlink:actuate="onLoad"/></draw:frame>图 14.5 效率低下的二叉搜索树</text:p>
      <text:p text:style-name="P22"><text:tab/>为了让二叉搜索树能够保持较好的搜索效率就应该让它尽量保持平衡，也就是所谓的平衡二叉搜索树，avl tree就是一种常见的平衡二叉搜索树。对于上面的这种情况avl tree会通过插入后调整来保持树的平衡。</text:p>
      <text:p text:style-name="P22"><text:tab/>为了让二叉搜索树具有最佳的搜索效率，应该让一个节点的左右子树保持相同的高度，这就是完全平衡二叉搜索树，但是受到输入条件的限制，往往不能够达到这样的效果，所以avl tree的平衡条件略微的宽松，它要求左右子树的高度差不大于1。所以上面的例子就不是avl tree。<text:tab/></text:p>
      <text:p text:style-name="P22"><text:soft-page-break/><text:tab/>当插入或者删除节点的时候都会破坏avl tree的平衡，avl tree是通过旋转的方式来重新达到平衡的。当某一个节点失去平衡后，那么它的祖先节点都是不平衡的，所以要将一个节点从不平衡的位置调整为平衡，只需要调整最深层的不平衡节点。</text:p>
      <text:p text:style-name="P22"><text:tab/>当插入数据的时候会造成不平衡，这分为两种情况，当插入的数据位于外侧的时候：</text:p>
      <text:p text:style-name="P23"><draw:frame draw:style-name="fr4" draw:name="图形18" text:anchor-type="paragraph" svg:width="19.006cm" svg:height="5.553cm" draw:z-index="46"><draw:image xlink:href="Pictures/100000000000031A000000E803CCE53D.jpg" xlink:type="simple" xlink:show="embed" xlink:actuate="onLoad"/></draw:frame>图 14.6 单旋转</text:p>
      <text:p text:style-name="P22"><text:tab/>当插入数据7之后，根节点17就不平衡了，左边高度是3，右边高度是1。这样的情况可以通过一次旋转来完成平衡。但是下面这样的情况通过一次旋转是不能够完成平衡的：</text:p>
      <text:p text:style-name="P23"><draw:frame draw:style-name="fr4" draw:name="图形19" text:anchor-type="paragraph" svg:width="19.006cm" svg:height="6.295cm" draw:z-index="47"><draw:image xlink:href="Pictures/100000000000031A000001078C7ED0B2.jpg" xlink:type="simple" xlink:show="embed" xlink:actuate="onLoad"/></draw:frame>图 14.7 双旋转</text:p>
      <text:p text:style-name="P22"><text:tab/>总的来说调整平衡的两种情况，这两种情况都是针对左子树高于右子树的情况，当右子树高于左子树的情况是与下面的例子对称：</text:p>
      <text:p text:style-name="P23"><draw:frame draw:style-name="fr3" draw:name="图形20" text:anchor-type="paragraph" svg:width="19.006cm" svg:height="11.943cm" draw:z-index="48"><draw:image xlink:href="Pictures/100000000000031A000001F3B7933C9B.jpg" xlink:type="simple" xlink:show="embed" xlink:actuate="onLoad"/></draw:frame><text:soft-page-break/>图 14.8 两种旋转</text:p>
      <text:p text:style-name="P22"><text:tab/>当删除一个节点的时候也会造成avl tree失去平衡，这时候就需要找到失去平衡的节点并且调整。调整的方法和上面的相同。</text:p>
      <text:p text:style-name="P22"><text:tab/>libcstl中的avl tree的每个节点都是单独的结构，使用这个结构保存的指针可以找到父节点，左子树，右子树：</text:p>
      <text:p text:style-name="P23"><draw:frame draw:style-name="fr2" draw:name="图形21" text:anchor-type="paragraph" svg:width="11.668cm" svg:height="14.446cm" draw:z-index="49"><draw:image xlink:href="Pictures/10000000000001B9000002227A64A290.jpg" xlink:type="simple" xlink:show="embed" xlink:actuate="onLoad"/></draw:frame><text:soft-page-break/>图 14.9 avl tree节点结构</text:p>
      <text:p text:style-name="P22"/>
      <text:list xml:id="list42474216" text:continue-numbering="true" text:style-name="WW8Num13">
        <text:list-item>
          <text:list>
            <text:list-item>
              <text:h text:style-name="P63" text:outline-level="2"><text:span text:style-name="T6">avl tree</text:span><text:span text:style-name="T19">迭代</text:span><text:span text:style-name="T3">器</text:span></text:h>
            </text:list-item>
          </text:list>
        </text:list-item>
      </text:list>
      <text:p text:style-name="P22"><text:tab/>avl tree的迭代器是双向迭代器，它是内部使用的迭代器，用来实现关联容器的迭代器。begin是指向值最小的节点，end指向avl tree的根。迭代器向前向后移动是根据数值的顺序移动。</text:p>
      <text:p text:style-name="P23"><draw:frame draw:style-name="fr2" draw:name="图形22" text:anchor-type="paragraph" svg:width="18.918cm" svg:height="15.161cm" draw:z-index="50"><draw:image xlink:href="Pictures/10000000000002CB0000023D86CF576B.jpg" xlink:type="simple" xlink:show="embed" xlink:actuate="onLoad"/></draw:frame><text:soft-page-break/>图 14.10 avl tree迭代器</text:p>
      <text:p text:style-name="P22"><text:tab/>要使用特殊的结构表示avl tree的迭代器：</text:p>
      <text:p text:style-name="P22"/>
      <table:table table:name="表格183" table:style-name="表格183">
        <table:table-column table:style-name="表格183.A"/>
        <table:table-row>
          <table:table-cell table:style-name="表格183.A1" office:value-type="string">
            <text:p text:style-name="P33">typedef struct _tagiterator </text:p>
            <text:p text:style-name="P33">{ </text:p>
            <text:p text:style-name="P33"><text:s text:c="4"/>/* 容器内部结构的信息 */ </text:p>
            <text:p text:style-name="P33"><text:s text:c="4"/>union </text:p>
            <text:p text:style-name="P33"><text:s text:c="4"/>{ </text:p>
            <text:p text:style-name="P33"><text:s text:c="8"/>char* <text:s text:c="4"/>_pc_corepos;</text:p>
            <text:p text:style-name="P33"><text:s text:c="8"/>void* <text:s text:c="4"/>_pt_tree; <text:s text:c="6"/>/* 指向avl tree */</text:p>
            <text:p text:style-name="P33"><text:s text:c="4"/>}_t_pos; </text:p>
            <text:p text:style-name="P33"><text:s text:c="4"/>void* <text:s text:c="10"/>_pt_container; <text:s text:c="4"/>/* 容器的位置 */</text:p>
            <text:p text:style-name="P33"><text:s text:c="4"/>containertype_t _t_containertype; <text:s/>/* 容器的类型 */</text:p>
            <text:p text:style-name="P33"><text:s text:c="4"/>iteratortype_t <text:s/>_t_iteratortype; <text:s text:c="2"/>/* 迭代器的类型 */</text:p>
            <text:p text:style-name="P33">}iterator_t;</text:p>
          </table:table-cell>
        </table:table-row>
      </table:table>
      <text:p text:style-name="P22"><text:soft-page-break/></text:p>
      <text:list xml:id="list42475560" text:continue-numbering="true" text:style-name="WW8Num13">
        <text:list-item>
          <text:list>
            <text:list-item>
              <text:h text:style-name="P57" text:outline-level="2"><text:span text:style-name="T6">avl tree</text:span>代码结构</text:h>
            </text:list-item>
          </text:list>
        </text:list-item>
      </text:list>
      <text:p text:style-name="P22"><text:tab/>avl tree节点中包含很多信息：</text:p>
      <table:table table:name="表格182" table:style-name="表格182">
        <table:table-column table:style-name="表格182.A"/>
        <table:table-row>
          <table:table-cell table:style-name="表格182.A1" office:value-type="string">
            <text:p text:style-name="P33">typedef struct _tagavlnode</text:p>
            <text:p text:style-name="P33">{ </text:p>
            <text:p text:style-name="P33"><text:s text:c="4"/>struct _tagavlnode* _pt_parent;</text:p>
            <text:p text:style-name="P33"><text:s text:c="4"/>struct _tagavlnode* _pt_left;</text:p>
            <text:p text:style-name="P33"><text:s text:c="4"/>struct _tagavlnode* _pt_right;</text:p>
            <text:p text:style-name="P33"><text:s text:c="4"/>unsigned int <text:s text:c="7"/>_un_height;</text:p>
            <text:p text:style-name="P33"><text:s text:c="4"/>char <text:s text:c="15"/>_pc_data[1];</text:p>
            <text:p text:style-name="P33">}avlnode_t;</text:p>
          </table:table-cell>
        </table:table-row>
      </table:table>
      <text:p text:style-name="P22"><text:tab/>其中_un_height表示当前节点在书中的高度，叶子节点高度为0，根的高度是左右子树高度的大值加1。</text:p>
      <text:p text:style-name="P22"><text:tab/>下面的结构表示avl tree：</text:p>
      <table:table table:name="表格184" table:style-name="表格184">
        <table:table-column table:style-name="表格184.A"/>
        <table:table-row>
          <table:table-cell table:style-name="表格184.A1" office:value-type="string">
            <text:p text:style-name="P33">typedef struct _tagavltree</text:p>
            <text:p text:style-name="P33">{ </text:p>
            <text:p text:style-name="P33"><text:s text:c="4"/>_typeinfo_t <text:s text:c="6"/>_t_typeinfo;</text:p>
            <text:p text:style-name="P33"><text:s text:c="4"/>_alloc_t <text:s text:c="9"/>_t_allocater;</text:p>
            <text:p text:style-name="P33"><text:s text:c="4"/>avlnode_t <text:s text:c="8"/>_t_avlroot;</text:p>
            <text:p text:style-name="P33"><text:s text:c="4"/>size_t <text:s text:c="11"/>_t_nodecount;</text:p>
            <text:p text:style-name="P33"><text:s text:c="4"/>binary_function_t _t_compare;</text:p>
            <text:p text:style-name="P33">}avl_tree_t;</text:p>
          </table:table-cell>
        </table:table-row>
      </table:table>
      <text:p text:style-name="P22"><text:tab/>结构中的_t_avlroot中_pt_parent指向实际avl tree的根，_pt_left指向avl tree中值最小的数据，_pt_right指向avl tree中值最大的数据，_un_height为0，_pc_data数据未使用如图14.10。</text:p>
      <text:p text:style-name="P22"/>
      <text:list xml:id="list42490110" text:continue-numbering="true" text:style-name="WW8Num13">
        <text:list-item>
          <text:list>
            <text:list-item>
              <text:h text:style-name="P60" text:outline-level="2">外部接口</text:h>
            </text:list-item>
          </text:list>
        </text:list-item>
      </text:list>
      <text:p text:style-name="P22"><text:tab/>avl tree提供的外部接口是为了实现关联容器。</text:p>
      <table:table table:name="表格212" table:style-name="表格212">
        <table:table-column table:style-name="表格212.A"/>
        <table:table-column table:style-name="表格212.B"/>
        <table:table-row>
          <table:table-cell table:style-name="表格212.A1" office:value-type="string">
            <text:p text:style-name="Table_20_Contents">_create_avl_tree</text:p>
          </table:table-cell>
          <table:table-cell table:style-name="表格212.B1" office:value-type="string">
            <text:p text:style-name="Table_20_Contents">创建avl tree容器。</text:p>
          </table:table-cell>
        </table:table-row>
        <table:table-row>
          <table:table-cell table:style-name="表格212.A2" office:value-type="string">
            <text:p text:style-name="Table_20_Contents">_avl_tree_init</text:p>
          </table:table-cell>
          <table:table-cell table:style-name="表格212.B2" office:value-type="string">
            <text:p text:style-name="Table_20_Contents">初始化avl tree容器。</text:p>
          </table:table-cell>
        </table:table-row>
        <table:table-row>
          <table:table-cell table:style-name="表格212.A2" office:value-type="string">
            <text:p text:style-name="Table_20_Contents">_avl_tree_init_copy</text:p>
          </table:table-cell>
          <table:table-cell table:style-name="表格212.B2" office:value-type="string">
            <text:p text:style-name="Table_20_Contents">使用存在的avl tree容器进行初始化。</text:p>
          </table:table-cell>
        </table:table-row>
        <table:table-row>
          <table:table-cell table:style-name="表格212.A2" office:value-type="string">
            <text:p text:style-name="Table_20_Contents">_avl_tree_init_copy_range</text:p>
          </table:table-cell>
          <table:table-cell table:style-name="表格212.B2" office:value-type="string">
            <text:p text:style-name="Table_20_Contents">使用指定的数据区间进行初始化。</text:p>
          </table:table-cell>
        </table:table-row>
        <table:table-row>
          <table:table-cell table:style-name="表格212.A2" office:value-type="string">
            <text:p text:style-name="Table_20_Contents">_avl_tree_init_copy_range_ex</text:p>
          </table:table-cell>
          <table:table-cell table:style-name="表格212.B2" office:value-type="string">
            <text:p text:style-name="Table_20_Contents">使用指定的数据区间和比较函数进行初始化。</text:p>
          </table:table-cell>
        </table:table-row>
        <table:table-row>
          <table:table-cell table:style-name="表格212.A2" office:value-type="string">
            <text:p text:style-name="Table_20_Contents">_avl_tree_destroy</text:p>
          </table:table-cell>
          <table:table-cell table:style-name="表格212.B2" office:value-type="string">
            <text:p text:style-name="Table_20_Contents">销毁avl tree容器。</text:p>
          </table:table-cell>
        </table:table-row>
        <table:table-row>
          <table:table-cell table:style-name="表格212.A2" office:value-type="string">
            <text:p text:style-name="Table_20_Contents">_avl_tree_assign</text:p>
          </table:table-cell>
          <table:table-cell table:style-name="表格212.B2" office:value-type="string">
            <text:p text:style-name="Table_20_Contents">使用存在的avl tree容器赋值。</text:p>
          </table:table-cell>
        </table:table-row>
        <text:soft-page-break/>
        <table:table-row>
          <table:table-cell table:style-name="表格212.A2" office:value-type="string">
            <text:p text:style-name="Table_20_Contents">_avl_tree_size</text:p>
          </table:table-cell>
          <table:table-cell table:style-name="表格212.B2" office:value-type="string">
            <text:p text:style-name="Table_20_Contents">返回avl tree容器中数据的数量。</text:p>
          </table:table-cell>
        </table:table-row>
        <table:table-row>
          <table:table-cell table:style-name="表格212.A2" office:value-type="string">
            <text:p text:style-name="Table_20_Contents">_avl_tree_empty</text:p>
          </table:table-cell>
          <table:table-cell table:style-name="表格212.B2" office:value-type="string">
            <text:p text:style-name="Table_20_Contents">判断avl tree容器是否为空。</text:p>
          </table:table-cell>
        </table:table-row>
        <table:table-row>
          <table:table-cell table:style-name="表格212.A2" office:value-type="string">
            <text:p text:style-name="Table_20_Contents">_avl_tree_max_size</text:p>
          </table:table-cell>
          <table:table-cell table:style-name="表格212.B2" office:value-type="string">
            <text:p text:style-name="Table_20_Contents">返回avl tree容器中能够保存数据的最大数量。</text:p>
          </table:table-cell>
        </table:table-row>
        <table:table-row>
          <table:table-cell table:style-name="表格212.A2" office:value-type="string">
            <text:p text:style-name="Table_20_Contents">_avl_tree_begin</text:p>
          </table:table-cell>
          <table:table-cell table:style-name="表格212.B2" office:value-type="string">
            <text:p text:style-name="Table_20_Contents">返回指向avl tree容器的第一个数据的迭代器。</text:p>
          </table:table-cell>
        </table:table-row>
        <table:table-row>
          <table:table-cell table:style-name="表格212.A2" office:value-type="string">
            <text:p text:style-name="Table_20_Contents">_avl_tree_end</text:p>
          </table:table-cell>
          <table:table-cell table:style-name="表格212.B2" office:value-type="string">
            <text:p text:style-name="Table_20_Contents">返回指向avl tree容器末尾的迭代器。</text:p>
          </table:table-cell>
        </table:table-row>
        <table:table-row>
          <table:table-cell table:style-name="表格212.A2" office:value-type="string">
            <text:p text:style-name="Table_20_Contents">_avl_tree_key_comp</text:p>
          </table:table-cell>
          <table:table-cell table:style-name="表格212.B2" office:value-type="string">
            <text:p text:style-name="Table_20_Contents">返回avl tree容器中的数据比较规则。</text:p>
          </table:table-cell>
        </table:table-row>
        <table:table-row>
          <table:table-cell table:style-name="表格212.A2" office:value-type="string">
            <text:p text:style-name="Table_20_Contents">_avl_tree_find</text:p>
          </table:table-cell>
          <table:table-cell table:style-name="表格212.B2" office:value-type="string">
            <text:p text:style-name="Table_20_Contents">在avl tree容器中查找指定的数据。</text:p>
          </table:table-cell>
        </table:table-row>
        <table:table-row>
          <table:table-cell table:style-name="表格212.A2" office:value-type="string">
            <text:p text:style-name="Table_20_Contents">_avl_tree_clear</text:p>
          </table:table-cell>
          <table:table-cell table:style-name="表格212.B2" office:value-type="string">
            <text:p text:style-name="Table_20_Contents">清空avl tree容器。</text:p>
          </table:table-cell>
        </table:table-row>
        <table:table-row>
          <table:table-cell table:style-name="表格212.A2" office:value-type="string">
            <text:p text:style-name="Table_20_Contents">_avl_tree_count</text:p>
          </table:table-cell>
          <table:table-cell table:style-name="表格212.B2" office:value-type="string">
            <text:p text:style-name="Table_20_Contents">返回avl tree容器中指定数据的数量。</text:p>
          </table:table-cell>
        </table:table-row>
        <table:table-row>
          <table:table-cell table:style-name="表格212.A2" office:value-type="string">
            <text:p text:style-name="Table_20_Contents">_avl_tree_lower_bound</text:p>
          </table:table-cell>
          <table:table-cell table:style-name="表格212.B2" office:value-type="string">
            <text:p text:style-name="Table_20_Contents">返回指向第一个大于等于指定数据的迭代器。</text:p>
          </table:table-cell>
        </table:table-row>
        <table:table-row>
          <table:table-cell table:style-name="表格212.A2" office:value-type="string">
            <text:p text:style-name="Table_20_Contents">_avl_tree_upper_bound</text:p>
          </table:table-cell>
          <table:table-cell table:style-name="表格212.B2" office:value-type="string">
            <text:p text:style-name="Table_20_Contents">返回指向第一个大于指定数据的迭代器。</text:p>
          </table:table-cell>
        </table:table-row>
        <table:table-row>
          <table:table-cell table:style-name="表格212.A2" office:value-type="string">
            <text:p text:style-name="Table_20_Contents">_avl_tree_equal_range</text:p>
          </table:table-cell>
          <table:table-cell table:style-name="表格212.B2" office:value-type="string">
            <text:p text:style-name="Table_20_Contents">返回包含指定数据的数据区间。</text:p>
          </table:table-cell>
        </table:table-row>
        <table:table-row>
          <table:table-cell table:style-name="表格212.A2" office:value-type="string">
            <text:p text:style-name="Table_20_Contents">_avl_tree_equal</text:p>
          </table:table-cell>
          <table:table-cell table:style-name="表格212.B2" office:value-type="string">
            <text:p text:style-name="Table_20_Contents">测试两个avl tree容器是否相等。</text:p>
          </table:table-cell>
        </table:table-row>
        <table:table-row>
          <table:table-cell table:style-name="表格212.A2" office:value-type="string">
            <text:p text:style-name="Table_20_Contents">_avl_tree_not_equal</text:p>
          </table:table-cell>
          <table:table-cell table:style-name="表格212.B2" office:value-type="string">
            <text:p text:style-name="Table_20_Contents">测试两个avl tree容器是否不等。</text:p>
          </table:table-cell>
        </table:table-row>
        <table:table-row>
          <table:table-cell table:style-name="表格212.A2" office:value-type="string">
            <text:p text:style-name="Table_20_Contents">_avl_tree_less</text:p>
          </table:table-cell>
          <table:table-cell table:style-name="表格212.B2" office:value-type="string">
            <text:p text:style-name="Table_20_Contents">测试第一个avl tree容器是否小于第二个avl tree容器。</text:p>
          </table:table-cell>
        </table:table-row>
        <table:table-row>
          <table:table-cell table:style-name="表格212.A2" office:value-type="string">
            <text:p text:style-name="Table_20_Contents">_avl_tree_less_equal</text:p>
          </table:table-cell>
          <table:table-cell table:style-name="表格212.B2" office:value-type="string">
            <text:p text:style-name="Table_20_Contents">测试第一个avl tree容器是否小于等于第二个avl tree容器。</text:p>
          </table:table-cell>
        </table:table-row>
        <table:table-row>
          <table:table-cell table:style-name="表格212.A2" office:value-type="string">
            <text:p text:style-name="Table_20_Contents">_avl_tree_greater</text:p>
          </table:table-cell>
          <table:table-cell table:style-name="表格212.B2" office:value-type="string">
            <text:p text:style-name="Table_20_Contents">测试第一个avl tree容器是否大于第二个avl tree容器。</text:p>
          </table:table-cell>
        </table:table-row>
        <table:table-row>
          <table:table-cell table:style-name="表格212.A2" office:value-type="string">
            <text:p text:style-name="Table_20_Contents">_avl_tree_greater_equal</text:p>
          </table:table-cell>
          <table:table-cell table:style-name="表格212.B2" office:value-type="string">
            <text:p text:style-name="Table_20_Contents">测试第一个avl tree容器是否大于等于第二个avl tree容器。</text:p>
          </table:table-cell>
        </table:table-row>
        <table:table-row>
          <table:table-cell table:style-name="表格212.A2" office:value-type="string">
            <text:p text:style-name="Table_20_Contents">_avl_tree_swap</text:p>
          </table:table-cell>
          <table:table-cell table:style-name="表格212.B2" office:value-type="string">
            <text:p text:style-name="Table_20_Contents">交换两个avl tree容器。</text:p>
          </table:table-cell>
        </table:table-row>
        <table:table-row>
          <table:table-cell table:style-name="表格212.A2" office:value-type="string">
            <text:p text:style-name="Table_20_Contents">_avl_tree_insert_unique</text:p>
          </table:table-cell>
          <table:table-cell table:style-name="表格212.B2" office:value-type="string">
            <text:p text:style-name="Table_20_Contents">向avl tree中插入数据，数据必须唯一。</text:p>
          </table:table-cell>
        </table:table-row>
        <table:table-row>
          <table:table-cell table:style-name="表格212.A2" office:value-type="string">
            <text:p text:style-name="Table_20_Contents">_avl_tree_insert_equal</text:p>
          </table:table-cell>
          <table:table-cell table:style-name="表格212.B2" office:value-type="string">
            <text:p text:style-name="Table_20_Contents">向avl tree中插入数据，数据可以重复。</text:p>
          </table:table-cell>
        </table:table-row>
        <table:table-row>
          <table:table-cell table:style-name="表格212.A2" office:value-type="string">
            <text:p text:style-name="Table_20_Contents">_avl_tree_insert_unique_range</text:p>
          </table:table-cell>
          <table:table-cell table:style-name="表格212.B2" office:value-type="string">
            <text:p text:style-name="Table_20_Contents">向avl tree中插入指定的数据区间，数据必须唯一。</text:p>
          </table:table-cell>
        </table:table-row>
        <table:table-row>
          <table:table-cell table:style-name="表格212.A2" office:value-type="string">
            <text:p text:style-name="Table_20_Contents">_avl_tree_insert_equal_range</text:p>
          </table:table-cell>
          <table:table-cell table:style-name="表格212.B2" office:value-type="string">
            <text:p text:style-name="Table_20_Contents">向avl tree中插入指定的数据区间，数据可以重复。</text:p>
          </table:table-cell>
        </table:table-row>
        <table:table-row>
          <table:table-cell table:style-name="表格212.A2" office:value-type="string">
            <text:p text:style-name="Table_20_Contents">_avl_tree_erase_pos</text:p>
          </table:table-cell>
          <table:table-cell table:style-name="表格212.B2" office:value-type="string">
            <text:p text:style-name="Table_20_Contents">删除avl tree中指定位置的数据。</text:p>
          </table:table-cell>
        </table:table-row>
        <table:table-row>
          <table:table-cell table:style-name="表格212.A2" office:value-type="string">
            <text:p text:style-name="Table_20_Contents">_avl_tree_erase_range</text:p>
          </table:table-cell>
          <table:table-cell table:style-name="表格212.B2" office:value-type="string">
            <text:p text:style-name="Table_20_Contents">删除avl tree中指定数据区间的数据。</text:p>
          </table:table-cell>
        </table:table-row>
        <table:table-row>
          <table:table-cell table:style-name="表格212.A2" office:value-type="string">
            <text:p text:style-name="Table_20_Contents">_avl_tree_erase</text:p>
          </table:table-cell>
          <table:table-cell table:style-name="表格212.B2" office:value-type="string">
            <text:p text:style-name="Table_20_Contents">删除avl tree中指定的数据。</text:p>
          </table:table-cell>
        </table:table-row>
      </table:table>
      <text:p text:style-name="P22"/>
      <text:p text:style-name="P22">函数原型</text:p>
      <table:table table:name="表格219" table:style-name="表格219">
        <table:table-column table:style-name="表格219.A"/>
        <table:table-row>
          <table:table-cell table:style-name="表格219.A1" office:value-type="string">
            <text:p text:style-name="P33">_avl_tree_t* _create_avl_tree(const char* s_typename);</text:p>
          </table:table-cell>
        </table:table-row>
      </table:table>
      <text:p text:style-name="P11">描述：</text:p>
      <text:p text:style-name="P11"><text:tab/>创建一个avl tree迭代器。</text:p>
      <text:p text:style-name="P11">参数：</text:p>
      <text:p text:style-name="P11"><text:tab/>s_typename<text:tab/><text:tab/>类型描述。</text:p>
      <text:p text:style-name="P11">返回值：</text:p>
      <text:p text:style-name="P11"><text:soft-page-break/><text:tab/>成功返回指向avl tree容器的指针，否则返回NULL。</text:p>
      <text:p text:style-name="P11">注意：</text:p>
      <text:p text:style-name="P27"><text:tab/>s_typename != NULL，否则函数的行为是未定义的。</text:p>
      <text:p text:style-name="P22"/>
      <table:table table:name="表格220" table:style-name="表格220">
        <table:table-column table:style-name="表格220.A"/>
        <table:table-row>
          <table:table-cell table:style-name="表格220.A1" office:value-type="string">
            <text:p text:style-name="P33">void _avl_tree_init(_avl_tree_t* pt_avl_tree, binary_function_t t_compare);</text:p>
          </table:table-cell>
        </table:table-row>
      </table:table>
      <text:p text:style-name="P11">描述：</text:p>
      <text:p text:style-name="P11"><text:tab/>初始化avl tree迭代器。</text:p>
      <text:p text:style-name="P11">参数：</text:p>
      <text:p text:style-name="P11"><text:tab/>pt_avl_tree<text:tab/><text:tab/>avl tree容器。</text:p>
      <text:p text:style-name="P11"><text:tab/>t_compare<text:tab/><text:tab/>数据比较规则。</text:p>
      <text:p text:style-name="P27">返回值：</text:p>
      <text:p text:style-name="P11"><text:tab/>无。</text:p>
      <text:p text:style-name="P11">注意：</text:p>
      <text:p text:style-name="P27"><text:tab/>pt_avl_tree == NULL则函数的行为是未定义的，pt_avl_tree必须是使用_create_avl_tree()创建的，否则函数的行为是未定义的，如果t_compare == NULL则使用类型默认的比较函数。</text:p>
      <text:p text:style-name="P22"/>
      <table:table table:name="表格221" table:style-name="表格221">
        <table:table-column table:style-name="表格221.A"/>
        <table:table-row>
          <table:table-cell table:style-name="表格221.A1" office:value-type="string">
            <text:p text:style-name="P33">void _avl_tree_init_copy(_avl_tree_t* pt_dest, const _avl_tree_t* cpt_src);</text:p>
          </table:table-cell>
        </table:table-row>
      </table:table>
      <text:p text:style-name="P11">描述：</text:p>
      <text:p text:style-name="P11"><text:tab/>使用已经存在的avl tree初始化avl tree迭代器。</text:p>
      <text:p text:style-name="P11">参数：</text:p>
      <text:p text:style-name="P11"><text:tab/>pt_dest<text:tab/><text:tab/><text:tab/>目的avl tree容器。</text:p>
      <text:p text:style-name="P11"><text:tab/>cpt_src<text:tab/><text:tab/><text:tab/>源avl tree容器。</text:p>
      <text:p text:style-name="P27">返回值：</text:p>
      <text:p text:style-name="P11"><text:tab/>无。</text:p>
      <text:p text:style-name="P11">注意：</text:p>
      <text:p text:style-name="P27"><text:tab/>pt_dest == NULL或者cpt_src == NULL则函数的行为是未定义的，pt_dest必须是使用_create_avl_tree()创建的，cpt_src必须是已经初始化，否则函数的行为是未定义的。pt_dest和cpt_src保存的数据类型必须相同，否则函数的行为是未定义。</text:p>
      <text:p text:style-name="P22"/>
      <table:table table:name="表格223" table:style-name="表格223">
        <table:table-column table:style-name="表格223.A"/>
        <table:table-row>
          <table:table-cell table:style-name="表格223.A1" office:value-type="string">
            <text:p text:style-name="P33">void _avl_tree_init_copy_range(</text:p>
            <text:p text:style-name="P33"><text:s text:c="4"/>_avl_tree_t* pt_dest,</text:p>
            <text:p text:style-name="P33"><text:s text:c="4"/>_avl_tree_iterator_t it_begin, _avl_tree_iterator_t it_end);</text:p>
          </table:table-cell>
        </table:table-row>
      </table:table>
      <text:p text:style-name="P11">描述：</text:p>
      <text:p text:style-name="P11"><text:tab/>使用指定的数据区间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27">返回值：</text:p>
      <text:p text:style-name="P11"><text:tab/>无。</text:p>
      <text:p text:style-name="P11">注意：</text:p>
      <text:p text:style-name="P27"><text:tab/>如果pt_dest == NULL则函数的行为是未定义的，pt_dest必须是使用_create_avl_tree()创建的否则函数的行为是未<text:soft-page-break/>定义的。[it_begin, it_end)属于一个已经初始化的avl tree容器的有效的数据区间，否则函数的行为是未定义的。容器与数据区间中保存的数据类型必须是一致的否则函数的行为是未定义的。</text:p>
      <text:p text:style-name="P22"/>
      <table:table table:name="表格224" table:style-name="表格224">
        <table:table-column table:style-name="表格224.A"/>
        <table:table-row>
          <table:table-cell table:style-name="表格224.A1" office:value-type="string">
            <text:p text:style-name="P33">void _avl_tree_init_copy_range_ex(</text:p>
            <text:p text:style-name="P33"><text:s text:c="4"/>_avl_tree_t* pt_dest,</text:p>
            <text:p text:style-name="P33"><text:s text:c="4"/>_avl_tree_iterator_t it_begin, _avl_tree_iterator_t it_end,</text:p>
            <text:p text:style-name="P33"><text:s text:c="4"/>binary_function_t t_compare);</text:p>
          </table:table-cell>
        </table:table-row>
      </table:table>
      <text:p text:style-name="P11">描述：</text:p>
      <text:p text:style-name="P11"><text:tab/>使用指定的数据区间和比较函数初始化avl tree迭代器。</text:p>
      <text:p text:style-name="P11">参数：</text:p>
      <text:p text:style-name="P11"><text:tab/>pt_dest<text:tab/><text:tab/><text:tab/>目的avl tree容器。</text:p>
      <text:p text:style-name="P11"><text:tab/>it_begin<text:tab/><text:tab/><text:tab/>数据区间的开始。</text:p>
      <text:p text:style-name="P11"><text:tab/>it_end<text:tab/><text:tab/><text:tab/>数据区间的末尾。</text:p>
      <text:p text:style-name="P11"><text:tab/>t_compare<text:tab/><text:tab/>比较函数。</text:p>
      <text:p text:style-name="P27">返回值：</text:p>
      <text:p text:style-name="P11"><text:tab/>无。</text:p>
      <text:p text:style-name="P11">注意：</text:p>
      <text:p text:style-name="P27"><text:tab/>如果pt_dest == NULL则函数的行为是未定义的，pt_dest必须是使用_create_avl_tree()创建的否则函数的行为是未定义的。[it_begin, it_end)属于一个已经初始化的avl tree容器的有效的数据区间，否则函数的行为是未定义的。容器与数据区间中保存的数据类型必须是一致的否则函数的行为是未定义的。如果t_compare == NULL则使用类型默认的比较函数。</text:p>
      <text:p text:style-name="P27"/>
      <table:table table:name="表格225" table:style-name="表格225">
        <table:table-column table:style-name="表格225.A"/>
        <table:table-row>
          <table:table-cell table:style-name="表格225.A1" office:value-type="string">
            <text:p text:style-name="P33">void _avl_tree_destroy(_avl_tree_t* pt_avl_tree);</text:p>
          </table:table-cell>
        </table:table-row>
      </table:table>
      <text:p text:style-name="P11">描述：</text:p>
      <text:p text:style-name="P11"><text:tab/>销毁创建的avl tree容器。</text:p>
      <text:p text:style-name="P11">参数：</text:p>
      <text:p text:style-name="P11"><text:tab/>pt_avl_tree<text:tab/><text:tab/>avl tree容器。</text:p>
      <text:p text:style-name="P11">返回值：</text:p>
      <text:p text:style-name="P11"><text:tab/>无。</text:p>
      <text:p text:style-name="P11">注意：</text:p>
      <text:p text:style-name="P27"><text:tab/>如果pt_avl_tree == NULL则函数的行为是未定义的，pt_avl_tree必须是初始化或者是使用_create_avl_tree()创建的，否则函数的行为是未定义的。</text:p>
      <text:p text:style-name="P22"/>
      <table:table table:name="表格226" table:style-name="表格226">
        <table:table-column table:style-name="表格226.A"/>
        <table:table-row>
          <table:table-cell table:style-name="表格226.A1" office:value-type="string">
            <text:p text:style-name="P33">void _avl_tree_assign(_avl_tree_t* pt_dest, const _avl_tree_t* cpt_src);</text:p>
          </table:table-cell>
        </table:table-row>
      </table:table>
      <text:p text:style-name="P11">描述：</text:p>
      <text:p text:style-name="P11"><text:tab/>使用一个avl tree为另一个avl tree赋值。</text:p>
      <text:p text:style-name="P11">参数：</text:p>
      <text:p text:style-name="P11"><text:tab/>pt_dest<text:tab/><text:tab/>指向被赋值的avl tree容器的指针。</text:p>
      <text:p text:style-name="P11"><text:tab/>cpt_src<text:tab/><text:tab/>指向赋值的avl tree容器的指针。</text:p>
      <text:p text:style-name="P11">返回值：</text:p>
      <text:p text:style-name="P11"><text:tab/>无。</text:p>
      <text:p text:style-name="P11">注意：</text:p>
      <text:p text:style-name="P27"><text:soft-page-break/><text:tab/>如果 pt_dest == NULL或者cpt_src == NULL则函数的行为是未定义的，两个avl tree必须已经初始化的，否则函数的行为是未定义的。两个avl tree容器中保存的数据类型不同函数的行为是未定义的。如果_avl_tree_equal(pt_dest, cpt_src)那么函数不做任何动作。</text:p>
      <text:p text:style-name="P22"/>
      <table:table table:name="表格227" table:style-name="表格227">
        <table:table-column table:style-name="表格227.A"/>
        <table:table-row>
          <table:table-cell table:style-name="表格227.A1" office:value-type="string">
            <text:p text:style-name="P33">size_t _avl_tree_size(const _avl_tree_t* cpt_avl_tree);</text:p>
          </table:table-cell>
        </table:table-row>
      </table:table>
      <text:p text:style-name="P11">描述：</text:p>
      <text:p text:style-name="P11"><text:tab/>获得avl tree容器中保存的数据的个数。</text:p>
      <text:p text:style-name="P11">参数：</text:p>
      <text:p text:style-name="P11"><text:tab/>cpt_avl_tree<text:tab/><text:tab/>avl tree容器。</text:p>
      <text:p text:style-name="P11">返回值：</text:p>
      <text:p text:style-name="P11"><text:tab/>avl tree容器中保存的数据的个数。</text:p>
      <text:p text:style-name="P27">注意：</text:p>
      <text:p text:style-name="P27"><text:tab/>如果cpt_avl_tree == NULL则函数的行为是未定义的，cpt_avl_tree必须是已经初始化的avl tree容器，否则函数的行为是未定义的。</text:p>
      <text:p text:style-name="P22"/>
      <table:table table:name="表格228" table:style-name="表格228">
        <table:table-column table:style-name="表格228.A"/>
        <table:table-row>
          <table:table-cell table:style-name="表格228.A1" office:value-type="string">
            <text:p text:style-name="P33"><text:span text:style-name="T37">bool</text:span>_t _avl_tree_empty(const _avl_tree_t* cpt_avl_tree);</text:p>
          </table:table-cell>
        </table:table-row>
      </table:table>
      <text:p text:style-name="P11">描述：</text:p>
      <text:p text:style-name="P11"><text:tab/><text:span text:style-name="T37">测试avl tree容器是否为空</text:span>。</text:p>
      <text:p text:style-name="P11">参数：</text:p>
      <text:p text:style-name="P11"><text:tab/>cpt_avl_tree<text:tab/><text:tab/>avl tree容器。</text:p>
      <text:p text:style-name="P11">返回值：</text:p>
      <text:p text:style-name="P11"><text:tab/><text:span text:style-name="T37">如果avl tree容器为空则返回true，否则返回false</text:span>。</text:p>
      <text:p text:style-name="P27">注意：</text:p>
      <text:p text:style-name="P27"><text:tab/>如果cpt_avl_tree == NULL则函数的行为是未定义的，cpt_avl_tree必须是已经初始化的avl tree容器，否则函数的行为是未定义的。</text:p>
      <text:p text:style-name="P22"/>
      <table:table table:name="表格229" table:style-name="表格229">
        <table:table-column table:style-name="表格229.A"/>
        <table:table-row>
          <table:table-cell table:style-name="表格229.A1" office:value-type="string">
            <text:p text:style-name="P33">size_t _avl_tree_max_size(const _avl_tree_t* cpt_avl_tree);</text:p>
          </table:table-cell>
        </table:table-row>
      </table:table>
      <text:p text:style-name="P11">描述：</text:p>
      <text:p text:style-name="P11"><text:tab/>获得avl tree容器<text:span text:style-name="T37">中数据的最大数量</text:span>。</text:p>
      <text:p text:style-name="P11">参数：</text:p>
      <text:p text:style-name="P11"><text:tab/>cpt_avl_tree<text:tab/><text:tab/>avl tree容器。</text:p>
      <text:p text:style-name="P11">返回值：</text:p>
      <text:p text:style-name="P11"><text:tab/>avl tree容器中保存的数据的个数<text:span text:style-name="T37">的最大值</text:span>。</text:p>
      <text:p text:style-name="P27">注意：</text:p>
      <text:p text:style-name="P27"><text:tab/>如果cpt_avl_tree == NULL则函数的行为是未定义的，cpt_avl_tree必须是已经初始化的avl tree容器，否则函数的行为是未定义的。</text:p>
      <text:p text:style-name="P22"/>
      <table:table table:name="表格230" table:style-name="表格230">
        <table:table-column table:style-name="表格230.A"/>
        <table:table-row>
          <table:table-cell table:style-name="表格230.A1" office:value-type="string">
            <text:p text:style-name="P33">_avl_tree_iterator_t _avl_tree_begin(const _avl_tree_t* cpt_avl_tree);</text:p>
          </table:table-cell>
        </table:table-row>
      </table:table>
      <text:p text:style-name="P11">描述：</text:p>
      <text:p text:style-name="P11"><text:tab/>获得引用avl tree容器中第一数据的迭代器。</text:p>
      <text:p text:style-name="P11">参数：</text:p>
      <text:p text:style-name="P11"><text:tab/>cpt_avl_tree<text:tab/><text:tab/>指向avl tree容器的指针。</text:p>
      <text:p text:style-name="P11"><text:soft-page-break/>返回值：</text:p>
      <text:p text:style-name="P11"><text:tab/>返回引用avl tree容器中第一个数据的迭代器。</text:p>
      <text:p text:style-name="P11">注意：</text:p>
      <text:p text:style-name="P27"><text:tab/>如果cpt_avl_tree == NULL则函数的行为是未定义的，avl tree容器必须已经初始化的，否则函数的行为是未定义的。如果avl tree容器为空，则返回值与_avl_tree_end(cpt_avl_tree)相等。</text:p>
      <text:p text:style-name="P22"/>
      <table:table table:name="表格231" table:style-name="表格231">
        <table:table-column table:style-name="表格231.A"/>
        <table:table-row>
          <table:table-cell table:style-name="表格231.A1" office:value-type="string">
            <text:p text:style-name="P33">_avl_tree_iterator_t _avl_tree_end(const _avl_tree_t* cpt_avl_tree);</text:p>
          </table:table-cell>
        </table:table-row>
      </table:table>
      <text:p text:style-name="P11">描述：</text:p>
      <text:p text:style-name="P11"><text:tab/>获得引用avl tree容器末尾的迭代器。</text:p>
      <text:p text:style-name="P11">参数：</text:p>
      <text:p text:style-name="P11"><text:tab/>cpt_avl_tree<text:tab/><text:tab/>指向avl tree容器的指针。</text:p>
      <text:p text:style-name="P11">返回值：</text:p>
      <text:p text:style-name="P11"><text:tab/>返回引用avl tree容器末尾的迭代器。</text:p>
      <text:p text:style-name="P11">注意：</text:p>
      <text:p text:style-name="P27"><text:tab/>如果cpt_avl_tree == NULL则函数的行为是未定义的，avl tree容器必须已经初始化的，否则函数的行为是未定义的。</text:p>
      <text:p text:style-name="P22"/>
      <table:table table:name="表格232" table:style-name="表格232">
        <table:table-column table:style-name="表格232.A"/>
        <table:table-row>
          <table:table-cell table:style-name="表格232.A1" office:value-type="string">
            <text:p text:style-name="P33">binary_function_t _avl_tree_key_comp(const _avl_tree_t* cpt_avl_tree);</text:p>
          </table:table-cell>
        </table:table-row>
      </table:table>
      <text:p text:style-name="P11">描述：</text:p>
      <text:p text:style-name="P11"><text:tab/>返回avl tree容器中的数据比较规则。</text:p>
      <text:p text:style-name="P11">参数：</text:p>
      <text:p text:style-name="P11"><text:tab/>cpt_avl_tree<text:tab/><text:tab/>指向avl tree容器的指针。</text:p>
      <text:p text:style-name="P11">返回值：</text:p>
      <text:p text:style-name="P11"><text:tab/>返回avl tree容器中的数据比较规则。</text:p>
      <text:p text:style-name="P11">注意：</text:p>
      <text:p text:style-name="P27"><text:tab/>如果cpt_avl_tree == NULL则函数的行为是未定义的，avl tree容器必须已经初始化的，否则函数的行为是未定义的。</text:p>
      <text:p text:style-name="P22"/>
      <table:table table:name="表格233" table:style-name="表格233">
        <table:table-column table:style-name="表格233.A"/>
        <table:table-row>
          <table:table-cell table:style-name="表格233.A1" office:value-type="string">
            <text:p text:style-name="P33">_avl_tree_iterator_t _avl_tree_find(</text:p>
            <text:p text:style-name="P33"><text:s text:c="4"/>const _avl_tree_t* cpt_avl_tree, const void* cpv_value);</text:p>
          </table:table-cell>
        </table:table-row>
      </table:table>
      <text:p text:style-name="P11">描述：</text:p>
      <text:p text:style-name="P11"><text:tab/>在avl tree容器中查找指定的数据。</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返回<text:span text:style-name="T37">查找到的数据的迭代器，否则返回指向末尾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4" table:style-name="表格234">
        <table:table-column table:style-name="表格234.A"/>
        <table:table-row>
          <table:table-cell table:style-name="表格234.A1" office:value-type="string">
            <text:p text:style-name="P33">void _avl_tree_clear(_avl_tree_t* pt_avl_tree);</text:p>
          </table:table-cell>
        </table:table-row>
      </table:table>
      <text:p text:style-name="P11"><text:soft-page-break/>描述：</text:p>
      <text:p text:style-name="P11"><text:tab/><text:span text:style-name="T37">删除avl tree容器中的所有数据</text:span>。</text:p>
      <text:p text:style-name="P11">参数：</text:p>
      <text:p text:style-name="P11"><text:tab/>pt_avl_tree<text:tab/><text:tab/>指向avl tree容器的指针。</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text:p>
      <text:p text:style-name="P22"/>
      <table:table table:name="表格235" table:style-name="表格235">
        <table:table-column table:style-name="表格235.A"/>
        <table:table-row>
          <table:table-cell table:style-name="表格235.A1" office:value-type="string">
            <text:p text:style-name="P33">size_t _avl_tree_count(const _avl_tree_t* cpt_avl_tree, const void* cpv<text:span text:style-name="T37">_value</text:span>);</text:p>
          </table:table-cell>
        </table:table-row>
      </table:table>
      <text:p text:style-name="P11">描述：</text:p>
      <text:p text:style-name="P11"><text:tab/><text:span text:style-name="T37">返回avl tree容器中指定数据的数量</text:span>。</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avl tree容器中指定数据的数量。</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6" table:style-name="表格236">
        <table:table-column table:style-name="表格236.A"/>
        <table:table-row>
          <table:table-cell table:style-name="表格236.A1" office:value-type="string">
            <text:p text:style-name="P33">_avl_tree_iterator_t _avl_tree_lower_bound(</text:p>
            <text:p text:style-name="P33"><text:s text:c="4"/>const _avl_tree_t* cpt_avl_tree, const void* cpv<text:span text:style-name="T37">_value</text:span>);</text:p>
          </table:table-cell>
        </table:table-row>
      </table:table>
      <text:p text:style-name="P11">描述：</text:p>
      <text:p text:style-name="P11"><text:tab/>返回指向第一个大于等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指向第一个大于等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7" table:style-name="表格237">
        <table:table-column table:style-name="表格237.A"/>
        <table:table-row>
          <table:table-cell table:style-name="表格237.A1" office:value-type="string">
            <text:p text:style-name="P33">_avl_tree_iterator_t _avl_tree_upper_bound(</text:p>
            <text:p text:style-name="P33"><text:s text:c="4"/>const _avl_tree_t* cpt_avl_tree, const void* cpv<text:span text:style-name="T37">_value</text:span>);</text:p>
          </table:table-cell>
        </table:table-row>
      </table:table>
      <text:p text:style-name="P11">描述：</text:p>
      <text:p text:style-name="P11"><text:tab/>返回指向第一个大于指定数据的迭代器。</text:p>
      <text:p text:style-name="P11">参数：</text:p>
      <text:p text:style-name="P11"><text:tab/>cpt_avl_tree<text:tab/><text:tab/>指向avl tree容器的指针。</text:p>
      <text:p text:style-name="P11"><text:tab/>cpv_value<text:tab/><text:tab/><text:span text:style-name="T37">要查找的指定数据。</text:span></text:p>
      <text:p text:style-name="P11"><text:soft-page-break/>返回值：</text:p>
      <text:p text:style-name="P11"><text:tab/><text:span text:style-name="T37">返回指向第一个大于指定数据的迭代器。</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8" table:style-name="表格238">
        <table:table-column table:style-name="表格238.A"/>
        <table:table-row>
          <table:table-cell table:style-name="表格238.A1" office:value-type="string">
            <text:p text:style-name="P33">range_t _avl_tree_equal_range(</text:p>
            <text:p text:style-name="P33"><text:s text:c="4"/>const _avl_tree_t* cpt_avl_tree, const void* cpv<text:span text:style-name="T37">_value</text:span>);</text:p>
          </table:table-cell>
        </table:table-row>
      </table:table>
      <text:p text:style-name="P11">描述：</text:p>
      <text:p text:style-name="P11"><text:tab/>返回包含指定数据的数据区间。</text:p>
      <text:p text:style-name="P11">参数：</text:p>
      <text:p text:style-name="P11"><text:tab/>cpt_avl_tree<text:tab/><text:tab/>指向avl tree容器的指针。</text:p>
      <text:p text:style-name="P11"><text:tab/>cpv_value<text:tab/><text:tab/><text:span text:style-name="T37">要查找的指定数据。</text:span></text:p>
      <text:p text:style-name="P11">返回值：</text:p>
      <text:p text:style-name="P11"><text:tab/><text:span text:style-name="T37">返回包含指定数据的数据区间。</text:span></text:p>
      <text:p text:style-name="P11">注意：</text:p>
      <text:p text:style-name="P27"><text:tab/>如果cpt_avl_tree == NULL或者cpv_value == NULL则函数的行为是未定义的，avl tree容器必须已经初始化的，否则函数的行为是未定义的。要查找的数据必须与保存在avl tree容器中的数据类型相同，否则函数的行为是未定义的。</text:p>
      <text:p text:style-name="P22"/>
      <table:table table:name="表格239" table:style-name="表格239">
        <table:table-column table:style-name="表格239.A"/>
        <table:table-row>
          <table:table-cell table:style-name="表格239.A1" office:value-type="string">
            <text:p text:style-name="P33">bool_t _avl_tree_equal(</text:p>
            <text:p text:style-name="P33"><text:s text:c="4"/>const _avl_tree_t* cpt_first, const _avl_tree_t* cpt_second);</text:p>
          </table:table-cell>
        </table:table-row>
      </table:table>
      <text:p text:style-name="P11">描述：</text:p>
      <text:p text:style-name="P11"><text:tab/>测试两个avl tree容器是否相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相等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认为这两个容器不等。两个avl tree容器相等是指容器中的数据对应相等，并且容器中数据的数量也相等。如果cpt_first == cpt_second那么返回true。</text:p>
      <text:p text:style-name="P22"/>
      <table:table table:name="表格240" table:style-name="表格240">
        <table:table-column table:style-name="表格240.A"/>
        <table:table-row>
          <table:table-cell table:style-name="表格240.A1" office:value-type="string">
            <text:p text:style-name="P33">bool_t _avl_tree_not_equal(</text:p>
            <text:p text:style-name="P33"><text:s text:c="4"/>const _avl_tree_t* cpt_first, const _avl_tree_t* cpt_second);</text:p>
          </table:table-cell>
        </table:table-row>
      </table:table>
      <text:p text:style-name="P11">描述：</text:p>
      <text:p text:style-name="P11"><text:tab/>测试两个avl tree容器是否不等。</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两个avl tree容器不等则返回true，否则返回false。</text:p>
      <text:p text:style-name="P11"><text:soft-page-break/>注意：</text:p>
      <text:p text:style-name="P27"><text:tab/>如果cpt_first == NULL或者cpt_second == NULL则函数的行为是未定义的，两个avl tree必须已经初始化的，否则函数的行为是未定义的。两个avl tree容器中保存的数据类型不同认为两个avl tree容器不等。两个avl tree容器不等是指容器中的对应的数据不相等，如果对应的数据都相等，那就要看容器中数据的数量是否不等。如果cpt_first == cpt_second那么返回false。</text:p>
      <text:p text:style-name="P22"/>
      <table:table table:name="表格241" table:style-name="表格241">
        <table:table-column table:style-name="表格241.A"/>
        <table:table-row>
          <table:table-cell table:style-name="表格241.A1" office:value-type="string">
            <text:p text:style-name="P33">bool_t _avl_tree_less(const _avl_tree_t* cpt_first, const _avl_tree_t* cpt_second);</text:p>
          </table:table-cell>
        </table:table-row>
      </table:table>
      <text:p text:style-name="P11">描述：</text:p>
      <text:p text:style-name="P11"><text:tab/>测试第一个avl tree是否小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个avl tree中的数据小于第二个avl tree中对应的数据则返回true，如果大于则返回false，当两个avl tree中的对应数据相等，第一个avl tree中的数据数量小于第二个avl tree中数据的数量返回true，否则返回false。如果cpt_first == cpt_second那么返回false。</text:p>
      <text:p text:style-name="P22"/>
      <table:table table:name="表格242" table:style-name="表格242">
        <table:table-column table:style-name="表格242.A"/>
        <table:table-row>
          <table:table-cell table:style-name="表格242.A1" office:value-type="string">
            <text:p text:style-name="P33">bool_t _avl_tree_less_equal(</text:p>
            <text:p text:style-name="P33"><text:s text:c="4"/>const _avl_tree_t* cpt_first, const _avl_tree_t* cpt_second);</text:p>
          </table:table-cell>
        </table:table-row>
      </table:table>
      <text:p text:style-name="P11">描述：</text:p>
      <text:p text:style-name="P11"><text:tab/>测试第一个avl tree是否小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小于等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cpt_first == cpt_second那么返回true。</text:p>
      <text:p text:style-name="P22"/>
      <table:table table:name="表格243" table:style-name="表格243">
        <table:table-column table:style-name="表格243.A"/>
        <table:table-row>
          <table:table-cell table:style-name="表格243.A1" office:value-type="string">
            <text:p text:style-name="P33">bool_t _avl_tree_greater(</text:p>
            <text:p text:style-name="P33"><text:s text:c="4"/>const _avl_tree_t* cpt_first, const _avl_tree_t* cpt_second);</text:p>
          </table:table-cell>
        </table:table-row>
      </table:table>
      <text:p text:style-name="P11">描述：</text:p>
      <text:p text:style-name="P11"><text:tab/>测试第一个avl tree是否大于第二个avl tree。</text:p>
      <text:p text:style-name="P11">参数：</text:p>
      <text:p text:style-name="P11"><text:tab/>cpt_first<text:tab/><text:tab/><text:tab/>指向avl tree容器的指针。</text:p>
      <text:p text:style-name="P11"><text:tab/>cpt_second<text:tab/><text:tab/>指向avl tree容器的指针。</text:p>
      <text:p text:style-name="P11"><text:soft-page-break/>返回值：</text:p>
      <text:p text:style-name="P11"><text:tab/>如果第一个avl tree容器大于第二个avl tree容器则返回true，否则返回false。</text:p>
      <text:p text:style-name="P11">注意：</text:p>
      <text:p text:style-name="P27"><text:tab/>如果cpt_first == NULL或者cpt_second == NULL则函数的行为是未定义的，两个avl tree必须已经初始化的，否则函数的行为是未定义的。两个avl tree容器中保存的数据类型不同函数的行为是未定义的。如果第一avl tree中的数据大于第二个avl tree中的对应的数据则返回true，小于则返回false，当对应的数据相等的时候，如果第一个avl tree中数据的数量大于第二个avl tree中数据的数量的时候返回true否则返回false。如果cpdeqt_first == cpt_second那么返回false。</text:p>
      <text:p text:style-name="P22"/>
      <table:table table:name="表格244" table:style-name="表格244">
        <table:table-column table:style-name="表格244.A"/>
        <table:table-row>
          <table:table-cell table:style-name="表格244.A1" office:value-type="string">
            <text:p text:style-name="P33">bool_t _avl_tree_greater_equal(</text:p>
            <text:p text:style-name="P33"><text:s text:c="4"/>const _avl_tree_t* cpt_first, const _avl_tree_t* cpt_second);</text:p>
          </table:table-cell>
        </table:table-row>
      </table:table>
      <text:p text:style-name="P11">描述：</text:p>
      <text:p text:style-name="P11"><text:tab/>测试第一个avl tree是否大于等于第二个avl tree。</text:p>
      <text:p text:style-name="P11">参数：</text:p>
      <text:p text:style-name="P11"><text:tab/>cpt_first<text:tab/><text:tab/><text:tab/>指向avl tree容器的指针。</text:p>
      <text:p text:style-name="P11"><text:tab/>cpt_second<text:tab/><text:tab/>指向avl tree容器的指针。</text:p>
      <text:p text:style-name="P11">返回值：</text:p>
      <text:p text:style-name="P11"><text:tab/>如果第一个avl tree容器大于等于第二个avl tree容器则返回true，否则返回false。</text:p>
      <text:p text:style-name="P11">注意：</text:p>
      <text:p text:style-name="P27"><text:tab/>如果 cpt_first == NULL或者cpt_second == NULL则函数的行为是未定义的，两个avl tree必须已经初始化的，否则函数的行为是未定义的。两个avl tree容器中保存的数据类型不同函数的行为是未定义的。如果 cpt_first == cpt_second 那么返回true。</text:p>
      <text:p text:style-name="P22"/>
      <table:table table:name="表格245" table:style-name="表格245">
        <table:table-column table:style-name="表格245.A"/>
        <table:table-row>
          <table:table-cell table:style-name="表格245.A1" office:value-type="string">
            <text:p text:style-name="P33">void _avl_tree_swap(_avl_tree_t* pt_first, _avl_tree_t* pt_second);</text:p>
          </table:table-cell>
        </table:table-row>
      </table:table>
      <text:p text:style-name="P11">描述：</text:p>
      <text:p text:style-name="P11"><text:tab/><text:span text:style-name="T37">交换两个avl tree容器。</text:span></text:p>
      <text:p text:style-name="P11">参数：</text:p>
      <text:p text:style-name="P11"><text:tab/>pt_first<text:tab/><text:tab/><text:tab/>指向avl tree容器的指针。</text:p>
      <text:p text:style-name="P11"><text:tab/>pt_second<text:tab/><text:tab/>指向avl tree容器的指针。</text:p>
      <text:p text:style-name="P11">返回值：</text:p>
      <text:p text:style-name="P11"><text:tab/><text:span text:style-name="T37">无</text:span>。</text:p>
      <text:p text:style-name="P11">注意：</text:p>
      <text:p text:style-name="P27"><text:tab/>如果 pt_first == NULL或者pt_second == NULL则函数的行为是未定义的，两个avl tree必须已经初始化的，否则函数的行为是未定义的。两个avl tree容器中保存的数据类型不同函数的行为是未定义的。如果_avl_tree_equal(pt_first, pt_second)，函数不执行任何动作。</text:p>
      <text:p text:style-name="P22"/>
      <table:table table:name="表格246" table:style-name="表格246">
        <table:table-column table:style-name="表格246.A"/>
        <table:table-row>
          <table:table-cell table:style-name="表格246.A1" office:value-type="string">
            <text:p text:style-name="P33"><text:span text:style-name="T25">_avl_tree_iterator_t</text:span> _avl_tree_insert_unique(</text:p>
            <text:p text:style-name="P33"><text:s text:c="4"/>_avl_tree_t* pt_avl_tree, const void* cpv<text:span text:style-name="T37">_value</text:span>);</text:p>
          </table:table-cell>
        </table:table-row>
      </table:table>
      <text:p text:style-name="P11">描述：</text:p>
      <text:p text:style-name="P11"><text:tab/><text:span text:style-name="T37">向avl tree容器中插入唯一的数据。</text:span></text:p>
      <text:p text:style-name="P11">参数：</text:p>
      <text:p text:style-name="P11"><text:tab/>pt_avl_tree<text:tab/><text:tab/>指向avl tree容器的指针。</text:p>
      <text:p text:style-name="P11"><text:soft-page-break/><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7" table:style-name="表格247">
        <table:table-column table:style-name="表格247.A"/>
        <table:table-row>
          <table:table-cell table:style-name="表格247.A1" office:value-type="string">
            <text:p text:style-name="P33"><text:span text:style-name="T25">_avl_tree_iterator_t</text:span> _avl_tree_insert_equal(</text:p>
            <text:p text:style-name="P33"><text:s text:c="4"/>_avl_tree_t* pt_avl_tree, const void* cpv<text:span text:style-name="T37">_value</text:span>);</text:p>
          </table:table-cell>
        </table:table-row>
      </table:table>
      <text:p text:style-name="P11">描述：</text:p>
      <text:p text:style-name="P11"><text:tab/><text:span text:style-name="T37">向avl tree容器中插入数据，数据可以重复。</text:span></text:p>
      <text:p text:style-name="P11">参数：</text:p>
      <text:p text:style-name="P11"><text:tab/>pt_avl_tree<text:tab/><text:tab/>指向avl tree容器的指针。</text:p>
      <text:p text:style-name="P11"><text:tab/>cpv_value<text:tab/><text:tab/><text:span text:style-name="T37">要查找的指定数据。</text:span></text:p>
      <text:p text:style-name="P11">返回值：</text:p>
      <text:p text:style-name="P11"><text:tab/><text:span text:style-name="T37">指向插入的数据的迭代器，如果插入失败则返回指向末尾的迭代器。</text:span></text:p>
      <text:p text:style-name="P11">注意：</text:p>
      <text:p text:style-name="P27"><text:tab/>如果pt_avl_tree == NULL或者cpv_value == NULL则函数的行为是未定义的，avl tree容器必须已经初始化的，否则函数的行为是未定义的。插入的数据必须与保存在avl tree容器中的数据类型相同，否则函数的行为是未定义的。</text:p>
      <text:p text:style-name="P22"/>
      <table:table table:name="表格248" table:style-name="表格248">
        <table:table-column table:style-name="表格248.A"/>
        <table:table-row>
          <table:table-cell table:style-name="表格248.A1" office:value-type="string">
            <text:p text:style-name="P33"><text:span text:style-name="T25">void</text:span> _avl_tree_insert_unique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数据必须唯一。</text:span></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49" table:style-name="表格249">
        <table:table-column table:style-name="表格249.A"/>
        <table:table-row>
          <table:table-cell table:style-name="表格249.A1" office:value-type="string">
            <text:p text:style-name="P33"><text:span text:style-name="T25">void</text:span> _avl_tree_insert_equal_range(</text:p>
            <text:p text:style-name="P33"><text:s text:c="4"/>_avl_tree_t* pt_avl_tree,</text:p>
            <text:p text:style-name="P33"><text:span text:style-name="T37"><text:s text:c="4"/>_avl_tree_iterator_t it_begin, _avl_tree_iterator_t it_end</text:span>);</text:p>
          </table:table-cell>
        </table:table-row>
      </table:table>
      <text:p text:style-name="P11">描述：</text:p>
      <text:p text:style-name="P11"><text:tab/><text:span text:style-name="T37">向avl tree中插入指定的数据区间。</text:span></text:p>
      <text:p text:style-name="P11">参数：</text:p>
      <text:p text:style-name="P11"><text:soft-page-break/><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无<text:span text:style-name="T37">。</text:span></text:p>
      <text:p text:style-name="P11">注意：</text:p>
      <text:p text:style-name="P27"><text:tab/>如果pt_avl_tree == NULL则函数的行为是未定义的，avl tree容器必须已经初始化的，否则函数的行为是未定义的。[it_begin, it_end)必须是有效的数据区间并且与保存在avl tree容器中的数据类型相同，否则函数的行为是未定义的。[it_begin, it_end)必须不属于pt_avl_tree，否则函数的行为是未定义的。</text:p>
      <text:p text:style-name="P22"/>
      <table:table table:name="表格250" table:style-name="表格250">
        <table:table-column table:style-name="表格250.A"/>
        <table:table-row>
          <table:table-cell table:style-name="表格250.A1" office:value-type="string">
            <text:p text:style-name="P33">void _avl_tree_erase_pos(_avl_tree_t* pt_avl_tree, _avl_tree_iterator_t it_pos);</text:p>
          </table:table-cell>
        </table:table-row>
      </table:table>
      <text:p text:style-name="P11">描述：</text:p>
      <text:p text:style-name="P11"><text:tab/>删除avl tree容器中指定位置的数据。</text:p>
      <text:p text:style-name="P11">参数：</text:p>
      <text:p text:style-name="P11"><text:tab/>pt_avl_tree<text:tab/>指向avl tree容器的指针。</text:p>
      <text:p text:style-name="P11"><text:tab/>it_pos<text:tab/><text:tab/>被删除的数据的位置。</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pos是属于pt_avl_tree容器的有效的迭代器，否则函数的行为是未定义的。</text:p>
      <text:p text:style-name="P22"/>
      <table:table table:name="表格251" table:style-name="表格251">
        <table:table-column table:style-name="表格251.A"/>
        <table:table-row>
          <table:table-cell table:style-name="表格251.A1" office:value-type="string">
            <text:p text:style-name="P33">void _avl_tree_erase_range(_avl_tree_t* pt_avl_tree,</text:p>
            <text:p text:style-name="P33"><text:s text:c="4"/>_avl_tree_iterator_t it_begin, _avl_tree_iterator_t it_end);</text:p>
          </table:table-cell>
        </table:table-row>
      </table:table>
      <text:p text:style-name="P11">描述：</text:p>
      <text:p text:style-name="P11"><text:tab/>删除avl tree中指定数据区间的数据。</text:p>
      <text:p text:style-name="P11">参数：</text:p>
      <text:p text:style-name="P11"><text:tab/>pt_avl_tree<text:tab/><text:tab/>指向avl tree容器的指针。</text:p>
      <text:p text:style-name="P11"><text:tab/><text:span text:style-name="T37">it_begin<text:tab/><text:tab/><text:tab/>指定的数据区间的开头。</text:span></text:p>
      <text:p text:style-name="P13"><text:tab/>it_end<text:tab/><text:tab/><text:tab/>指定的数据区间的末尾。</text:p>
      <text:p text:style-name="P11">返回值：</text:p>
      <text:p text:style-name="P11"><text:tab/><text:span text:style-name="T37">无</text:span>。</text:p>
      <text:p text:style-name="P11">注意：</text:p>
      <text:p text:style-name="P27"><text:tab/>如果pt_avl_tree == NULL则函数的行为是未定义的，avl tree容器必须已经初始化的，否则函数的行为是未定义的。[it_begin, it_end)必须属于pt_avl_tree，否则函数的行为是未定义的。</text:p>
      <text:p text:style-name="P22"/>
      <table:table table:name="表格252" table:style-name="表格252">
        <table:table-column table:style-name="表格252.A"/>
        <table:table-row>
          <table:table-cell table:style-name="表格252.A1" office:value-type="string">
            <text:p text:style-name="P33">void _avl_tree_erase(_avl_tree_t* pt_avl_tree, const void* cpv_value);</text:p>
          </table:table-cell>
        </table:table-row>
      </table:table>
      <text:p text:style-name="P11">描述：</text:p>
      <text:p text:style-name="P11"><text:tab/><text:span text:style-name="T37">删除avl tree中指定的数据。</text:span></text:p>
      <text:p text:style-name="P11">参数：</text:p>
      <text:p text:style-name="P11"><text:tab/>pt_avl_tree<text:tab/><text:tab/>指向avl tree容器的指针。</text:p>
      <text:p text:style-name="P11"><text:tab/>cpv_value<text:tab/><text:tab/><text:span text:style-name="T37">要删除的指定数据。</text:span></text:p>
      <text:p text:style-name="P11"><text:soft-page-break/>返回值：</text:p>
      <text:p text:style-name="P11"><text:tab/>被删除的数据的个数<text:span text:style-name="T37">。</text:span></text:p>
      <text:p text:style-name="P11">注意：</text:p>
      <text:p text:style-name="P27"><text:tab/>如果pt_avl_tree == NULL或者cpv_value == NULL则函数的行为是未定义的，avl tree容器必须已经初始化的，否则函数的行为是未定义的。指定的数据必须与保存在avl tree容器中的数据类型相同，否则函数的行为是未定义的。</text:p>
      <text:p text:style-name="P27"/>
      <text:p text:style-name="P27"/>
      <text:list xml:id="list42490486" text:continue-numbering="true" text:style-name="WW8Num13">
        <text:list-item>
          <text:list>
            <text:list-item>
              <text:h text:style-name="P60" text:outline-level="2">迭代器接口</text:h>
            </text:list-item>
          </text:list>
        </text:list-item>
      </text:list>
      <text:p text:style-name="P22"><text:tab/>avl tree的迭代器是双向的迭代器，所以它没有随机访问迭代器那么强大的功能，向前和向后移动只能单步运行。这些接口只能由迭代器接口使用，用户不应该直接使用这些接口函数。</text:p>
      <table:table table:name="表格209" table:style-name="表格209">
        <table:table-column table:style-name="表格209.A"/>
        <table:table-column table:style-name="表格209.B"/>
        <table:table-row>
          <table:table-cell table:style-name="表格209.A1" office:value-type="string">
            <text:p text:style-name="Table_20_Contents">_create_avl_tree_iterator</text:p>
          </table:table-cell>
          <table:table-cell table:style-name="表格209.B1" office:value-type="string">
            <text:p text:style-name="Table_20_Contents">创建avl tree迭代器。</text:p>
          </table:table-cell>
        </table:table-row>
        <table:table-row>
          <table:table-cell table:style-name="表格209.A2" office:value-type="string">
            <text:p text:style-name="Table_20_Contents">_avl_tree_iterator_get_value</text:p>
          </table:table-cell>
          <table:table-cell table:style-name="表格209.B2" office:value-type="string">
            <text:p text:style-name="Table_20_Contents">获得avl tree迭代器引用的数据。</text:p>
          </table:table-cell>
        </table:table-row>
        <table:table-row>
          <table:table-cell table:style-name="表格209.A2" office:value-type="string">
            <text:p text:style-name="Table_20_Contents">_avl_tree_iterator_get_pointer</text:p>
          </table:table-cell>
          <table:table-cell table:style-name="表格209.B2" office:value-type="string">
            <text:p text:style-name="Table_20_Contents">获得avl tree迭代器引用的数据的指针。</text:p>
          </table:table-cell>
        </table:table-row>
        <table:table-row>
          <table:table-cell table:style-name="表格209.A2" office:value-type="string">
            <text:p text:style-name="Table_20_Contents">_avl_tree_iterator_next</text:p>
          </table:table-cell>
          <table:table-cell table:style-name="表格209.B2" office:value-type="string">
            <text:p text:style-name="Table_20_Contents">获得引用下一个数据的迭代器。</text:p>
          </table:table-cell>
        </table:table-row>
        <table:table-row>
          <table:table-cell table:style-name="表格209.A2" office:value-type="string">
            <text:p text:style-name="Table_20_Contents">_avl_tree_iterator_prev</text:p>
          </table:table-cell>
          <table:table-cell table:style-name="表格209.B2" office:value-type="string">
            <text:p text:style-name="Table_20_Contents">获得引用前一个数据的迭代器。</text:p>
          </table:table-cell>
        </table:table-row>
        <table:table-row>
          <table:table-cell table:style-name="表格209.A2" office:value-type="string">
            <text:p text:style-name="Table_20_Contents">_avl_tree_iterator_equal</text:p>
          </table:table-cell>
          <table:table-cell table:style-name="表格209.B2" office:value-type="string">
            <text:p text:style-name="Table_20_Contents">测试两个迭代器是否相等。</text:p>
          </table:table-cell>
        </table:table-row>
        <table:table-row>
          <table:table-cell table:style-name="表格209.A2" office:value-type="string">
            <text:p text:style-name="Table_20_Contents">_avl_tree_iterator_distance</text:p>
          </table:table-cell>
          <table:table-cell table:style-name="表格209.B2" office:value-type="string">
            <text:p text:style-name="Table_20_Contents">计算两个迭代器之间的距离。</text:p>
          </table:table-cell>
        </table:table-row>
        <table:table-row>
          <table:table-cell table:style-name="表格209.A2" office:value-type="string">
            <text:p text:style-name="Table_20_Contents">_avl_tree_iterator_before</text:p>
          </table:table-cell>
          <table:table-cell table:style-name="表格209.B2" office:value-type="string">
            <text:p text:style-name="Table_20_Contents">测试第一个迭代器是否位于第二个迭代器前面。</text:p>
          </table:table-cell>
        </table:table-row>
      </table:table>
      <text:p text:style-name="P22"/>
      <text:p text:style-name="P22">函数原型</text:p>
      <table:table table:name="表格210" table:style-name="表格210">
        <table:table-column table:style-name="表格210.A"/>
        <table:table-row>
          <table:table-cell table:style-name="表格210.A1" office:value-type="string">
            <text:p text:style-name="P33">_avl_tree_iterator_t _create_avl_tree_iterator(void);</text:p>
          </table:table-cell>
        </table:table-row>
      </table:table>
      <text:p text:style-name="P11">描述：</text:p>
      <text:p text:style-name="P11"><text:tab/>创建一个avl tree迭代器。</text:p>
      <text:p text:style-name="P11">参数：</text:p>
      <text:p text:style-name="P11"><text:tab/>无。</text:p>
      <text:p text:style-name="P11">返回值：</text:p>
      <text:p text:style-name="P11"><text:tab/>avl tree迭代器。</text:p>
      <text:p text:style-name="P11">注意：</text:p>
      <text:p text:style-name="P27"><text:tab/>返回的avl tree迭代器并不是有效的迭代器，它没有与任何迭代器关联。这个函数只是做了一些必要的初始化工作，返回的迭代器供其他接口使用。</text:p>
      <text:p text:style-name="P22"><text:bookmark-start text:name="__DdeLink__7600_19589686642"/></text:p>
      <table:table table:name="表格211" table:style-name="表格211">
        <table:table-column table:style-name="表格211.A"/>
        <table:table-row>
          <table:table-cell table:style-name="表格211.A1" office:value-type="string">
            <text:p text:style-name="P33">void _avl_tree_iterator_get_value(_avl_tree_iterator_t it_iter, void* pv_value);</text:p>
          </table:table-cell>
        </table:table-row>
      </table:table>
      <text:p text:style-name="P11">描述：</text:p>
      <text:p text:style-name="P11"><text:tab/>获得迭代器引用的数据。</text:p>
      <text:p text:style-name="P11">参数：</text:p>
      <text:p text:style-name="P11"><text:tab/>it_iter<text:tab/><text:tab/>avl tree迭代器。</text:p>
      <text:p text:style-name="P11"><text:soft-page-break/><text:tab/>pv_value<text:tab/><text:tab/>保存数据的缓冲区。</text:p>
      <text:p text:style-name="P11">返回值：</text:p>
      <text:p text:style-name="P11"><text:tab/>无。</text:p>
      <text:p text:style-name="P11">注意：</text:p>
      <text:p text:style-name="P27"><text:tab/>it_iter是有效的avl tree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2"/></text:p>
      <text:p text:style-name="P22"/>
      <table:table table:name="表格213" table:style-name="表格213">
        <table:table-column table:style-name="表格213.A"/>
        <table:table-row>
          <table:table-cell table:style-name="表格213.A1" office:value-type="string">
            <text:p text:style-name="P33">const void* _avl_tree_iterator_get_pointer(_avl_tree_iterator_t it_iter); </text:p>
          </table:table-cell>
        </table:table-row>
      </table:table>
      <text:p text:style-name="P11">描述：</text:p>
      <text:p text:style-name="P11"><text:tab/>获得迭代器引用的数据的指针。</text:p>
      <text:p text:style-name="P11">参数：</text:p>
      <text:p text:style-name="P11"><text:tab/>it_iter<text:tab/><text:tab/>avl tree迭代器。</text:p>
      <text:p text:style-name="P11">返回值：</text:p>
      <text:p text:style-name="P11"><text:tab/>指向迭代器引用的数据的指针。</text:p>
      <text:p text:style-name="P11">注意：</text:p>
      <text:p text:style-name="P27"><text:tab/>it_iter是有效的avl tree迭代器，否则函数的行为是未定义的。</text:p>
      <text:p text:style-name="P22"/>
      <table:table table:name="表格214" table:style-name="表格214">
        <table:table-column table:style-name="表格214.A"/>
        <table:table-row>
          <table:table-cell table:style-name="表格214.A1" office:value-type="string">
            <text:p text:style-name="P33">_avl_tree_iterator_t _avl_tree_iterator_next(_avl_tree_iterator_t it_iter);</text:p>
          </table:table-cell>
        </table:table-row>
      </table:table>
      <text:p text:style-name="P11">描述：</text:p>
      <text:p text:style-name="P11"><text:tab/>获得引用下一个数据的迭代器。</text:p>
      <text:p text:style-name="P11">参数：</text:p>
      <text:p text:style-name="P11"><text:tab/>it_iter<text:tab/><text:tab/>avl tree迭代器。</text:p>
      <text:p text:style-name="P11">返回值：</text:p>
      <text:p text:style-name="P11"><text:tab/>返回引用下一个数据的迭代器。</text:p>
      <text:p text:style-name="P11">注意：</text:p>
      <text:p text:style-name="P27"><text:tab/>it_iter是有效的avl tree迭代器，否则函数的行为是未定义的。引用下一个数据的迭代器也必须是avl tree有效的迭代器，否则函数的行为是未定义的。</text:p>
      <text:p text:style-name="P22"/>
      <table:table table:name="表格215" table:style-name="表格215">
        <table:table-column table:style-name="表格215.A"/>
        <table:table-row>
          <table:table-cell table:style-name="表格215.A1" office:value-type="string">
            <text:p text:style-name="P33">_avl_tree_iterator_t _avl_tree_iterator_prev(_avl_tree_iterator_t it_iter);</text:p>
          </table:table-cell>
        </table:table-row>
      </table:table>
      <text:p text:style-name="P11">描述：</text:p>
      <text:p text:style-name="P11"><text:tab/>获得引用上一个数据的迭代器。</text:p>
      <text:p text:style-name="P11">参数：</text:p>
      <text:p text:style-name="P11"><text:tab/>it_iter<text:tab/><text:tab/>avl tree迭代器。</text:p>
      <text:p text:style-name="P11">返回值：</text:p>
      <text:p text:style-name="P11"><text:tab/>返回引用上一个数据的迭代器。</text:p>
      <text:p text:style-name="P11">注意：</text:p>
      <text:p text:style-name="P27"><text:tab/>it_iter是有效的avl tree迭代器，否则函数的行为是未定义的。引用上一个数据的迭代器也必须是avl tree有效的迭代器，否则函数的行为是未定义的。</text:p>
      <text:p text:style-name="P22"/>
      <table:table table:name="表格216" table:style-name="表格216">
        <table:table-column table:style-name="表格216.A"/>
        <table:table-row>
          <table:table-cell table:style-name="表格216.A1" office:value-type="string">
            <text:p text:style-name="P33">bool_t _avl_tree_iterator_equal(</text:p>
            <text:p text:style-name="P33"><text:s text:c="4"/>_avl_tree_iterator_t it_first, _avl_tree_iterator_t it_second);</text:p>
          </table:table-cell>
        </table:table-row>
      </table:table>
      <text:p text:style-name="P11"><text:soft-page-break/>描述：</text:p>
      <text:p text:style-name="P11"><text:tab/>测试两个迭代器是否相等。</text:p>
      <text:p text:style-name="P11">参数：</text:p>
      <text:p text:style-name="P11"><text:tab/>it_first<text:tab/><text:tab/>avl tree迭代器。</text:p>
      <text:p text:style-name="P11"><text:tab/>it_second<text:tab/><text:tab/>avl tree迭代器。</text:p>
      <text:p text:style-name="P11">返回值：</text:p>
      <text:p text:style-name="P11"><text:tab/>如果两个迭代器相等则返回true，否则返回false。</text:p>
      <text:p text:style-name="P11">注意：</text:p>
      <text:p text:style-name="P27"><text:tab/>两个iter是属于同一个avl tree容器的有效的avl tree迭代器，否则函数的行为是未定义的。两个avl tree迭代器相等是指两个迭代器引用相同的数据。</text:p>
      <text:p text:style-name="P22"/>
      <table:table table:name="表格217" table:style-name="表格217">
        <table:table-column table:style-name="表格217.A"/>
        <table:table-row>
          <table:table-cell table:style-name="表格217.A1" office:value-type="string">
            <text:p text:style-name="P33">int _avl_tree_iterator_distance(</text:p>
            <text:p text:style-name="P33"><text:s text:c="4"/>_avl_tree_iterator_t it_first, _avl_tree_iterator_t it_second);</text:p>
          </table:table-cell>
        </table:table-row>
      </table:table>
      <text:p text:style-name="P11">描述：</text:p>
      <text:p text:style-name="P11"><text:tab/>计算两个迭代器之间的距离。</text:p>
      <text:p text:style-name="P11">参数：</text:p>
      <text:p text:style-name="P11"><text:tab/>it_iterfirst<text:tab/><text:tab/>avl tree迭代器。</text:p>
      <text:p text:style-name="P11"><text:tab/>it_itersecond<text:tab/><text:tab/>avl tree迭代器。</text:p>
      <text:p text:style-name="P11">返回值：</text:p>
      <text:p text:style-name="P11"><text:tab/>返回两个迭代器之间的距离。</text:p>
      <text:p text:style-name="P11">注意：</text:p>
      <text:p text:style-name="P27"><text:tab/>两个iter是属于同一个avl tree容器的有效的avl tree迭代器，否则函数的行为是未定义的。如果it_first引用的数据在it_second前面那么结果&gt;0，it_first引用的数据在it_second后面那么结果&lt;0，如果两个迭代器相等那么结果为0。</text:p>
      <text:p text:style-name="P22"/>
      <table:table table:name="表格218" table:style-name="表格218">
        <table:table-column table:style-name="表格218.A"/>
        <table:table-row>
          <table:table-cell table:style-name="表格218.A1" office:value-type="string">
            <text:p text:style-name="P33">bool_t _avl_tree_iterator_before(</text:p>
            <text:p text:style-name="P33"><text:s text:c="4"/>_avl_tree_iterator_t it_first, _avl_tree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avl tree迭代器。</text:p>
      <text:p text:style-name="P11"><text:tab/>it_second<text:tab/><text:tab/>avl tree迭代器。</text:p>
      <text:p text:style-name="P11">返回值：</text:p>
      <text:p text:style-name="P11"><text:tab/>如果第一个迭代器在第二个迭代器的前面则返回true，否则返回false。</text:p>
      <text:p text:style-name="P11">注意：</text:p>
      <text:p text:style-name="P27"><text:tab/>两个iter是属于同一个avl tree容器的有效的avl tree迭代器，否则函数的行为是未定义的。</text:p>
      <text:p text:style-name="P27"/>
      <text:p text:style-name="P22"/>
      <text:list xml:id="list42467900" text:continue-numbering="true" text:style-name="WW8Num13">
        <text:list-item>
          <text:list>
            <text:list-item>
              <text:h text:style-name="P60" text:outline-level="2">内部和辅助接口</text:h>
            </text:list-item>
          </text:list>
        </text:list-item>
      </text:list>
      <text:p text:style-name="P22"><text:tab/>avl tree也只是提供了简单的内部接口。</text:p>
      <table:table table:name="表格206" table:style-name="表格206">
        <table:table-column table:style-name="表格206.A"/>
        <table:table-column table:style-name="表格206.B"/>
        <text:soft-page-break/>
        <table:table-row>
          <table:table-cell table:style-name="表格206.A1" office:value-type="string">
            <text:p text:style-name="Table_20_Contents">_create_avl_tree_auxiliary</text:p>
          </table:table-cell>
          <table:table-cell table:style-name="表格206.B1" office:value-type="string">
            <text:p text:style-name="Table_20_Contents">创建avl tree容器的辅助函数。</text:p>
          </table:table-cell>
        </table:table-row>
        <table:table-row>
          <table:table-cell table:style-name="表格206.A2" office:value-type="string">
            <text:p text:style-name="Table_20_Contents">_avl_tree_destroy_auxiliary</text:p>
          </table:table-cell>
          <table:table-cell table:style-name="表格206.B2" office:value-type="string">
            <text:p text:style-name="Table_20_Contents">销毁avl tree容器的辅助函数。</text:p>
          </table:table-cell>
        </table:table-row>
      </table:table>
      <text:p text:style-name="P22"/>
      <table:table table:name="表格207" table:style-name="表格207">
        <table:table-column table:style-name="表格207.A"/>
        <table:table-row>
          <table:table-cell table:style-name="表格207.A1" office:value-type="string">
            <text:p text:style-name="P33">bool_t _create_avl_tree_auxiliary(_avl_tree_t* pt_avl_tree, const char* s_typename);</text:p>
          </table:table-cell>
        </table:table-row>
      </table:table>
      <text:p text:style-name="P11">描述：</text:p>
      <text:p text:style-name="P11"><text:tab/>创建一个avl tree容器的辅助函数。</text:p>
      <text:p text:style-name="P11">参数：</text:p>
      <text:p text:style-name="P11"><text:tab/>pt_avl_tree<text:tab/><text:tab/>没有创建的avl tree容器。</text:p>
      <text:p text:style-name="P11"><text:tab/>s_typename<text:tab/><text:tab/>avl tree中保存的数据类型的名字。</text:p>
      <text:p text:style-name="P11">返回值：</text:p>
      <text:p text:style-name="P11"><text:tab/>创建成功返回true, 否则返回false。</text:p>
      <text:p text:style-name="P11">注意：</text:p>
      <text:p text:style-name="P27"><text:tab/>如果pt_avl_tree == NULL 或者s_typename == NULL则函数的行为是未定义的。s_typename必须是C内建类型，libcstl内建类型以及已经注册的用户自定义类型，否则创建失败。</text:p>
      <text:p text:style-name="P22"/>
      <table:table table:name="表格208" table:style-name="表格208">
        <table:table-column table:style-name="表格208.A"/>
        <table:table-row>
          <table:table-cell table:style-name="表格208.A1" office:value-type="string">
            <text:p text:style-name="P33">void _avl_tree_destroy_auxiliary(_avl_tree_t* pt_avl_tree);</text:p>
          </table:table-cell>
        </table:table-row>
      </table:table>
      <text:p text:style-name="P11">描述：</text:p>
      <text:p text:style-name="P11"><text:tab/>销毁avl tree容器的辅助函数。</text:p>
      <text:p text:style-name="P11">参数：</text:p>
      <text:p text:style-name="P11"><text:tab/>pt_avl_tree<text:tab/><text:tab/>avl tree容器。</text:p>
      <text:p text:style-name="P11">返回值：</text:p>
      <text:p text:style-name="P11"><text:tab/>无。</text:p>
      <text:p text:style-name="P11">注意：</text:p>
      <text:p text:style-name="P27"><text:tab/>如果pt_avl_tree == NULL或者avl tree不是使用_create_avl_tree生成的则函数的行为是未定义的。</text:p>
      <text:p text:style-name="P22"/>
      <text:p text:style-name="P22"/>
      <text:p text:style-name="P22"><text:tab/>avl tree提供了大量的辅助函数，这些函数用于检测结构的有效性，对树进行调整等等。</text:p>
      <table:table table:name="表格185" table:style-name="表格185">
        <table:table-column table:style-name="表格185.A"/>
        <table:table-column table:style-name="表格185.B"/>
        <table:table-row>
          <table:table-cell table:style-name="表格185.A1" office:value-type="string">
            <text:p text:style-name="Table_20_Contents">_avl_tree_is_created</text:p>
          </table:table-cell>
          <table:table-cell table:style-name="表格185.B1" office:value-type="string">
            <text:p text:style-name="Table_20_Contents">测试avl_tree容器是否是由_create_avl_tree函数创建的。</text:p>
          </table:table-cell>
        </table:table-row>
        <table:table-row>
          <table:table-cell table:style-name="表格185.A2" office:value-type="string">
            <text:p text:style-name="Table_20_Contents">_avl_tree_is_inited</text:p>
          </table:table-cell>
          <table:table-cell table:style-name="表格185.B2" office:value-type="string">
            <text:p text:style-name="Table_20_Contents">测试avl_tree容器是否已经被初始化。</text:p>
          </table:table-cell>
        </table:table-row>
        <table:table-row>
          <table:table-cell table:style-name="表格185.A2" office:value-type="string">
            <text:p text:style-name="Table_20_Contents">_avl_tree_iterator_belong_to_avl_tree</text:p>
          </table:table-cell>
          <table:table-cell table:style-name="表格185.B2" office:value-type="string">
            <text:p text:style-name="Table_20_Contents">测试一个迭代器是否属于指定的avl_tree容器。</text:p>
          </table:table-cell>
        </table:table-row>
        <table:table-row>
          <table:table-cell table:style-name="表格185.A2" office:value-type="string">
            <text:p text:style-name="Table_20_Contents">_avl_tree_same_avl_tree_iterator_type</text:p>
          </table:table-cell>
          <table:table-cell table:style-name="表格185.B2" office:value-type="string">
            <text:p text:style-name="Table_20_Contents">测试avl_tree容器中保存的数据类型和迭代器引用的数据类型是否相等。</text:p>
          </table:table-cell>
        </table:table-row>
        <table:table-row>
          <table:table-cell table:style-name="表格185.A2" office:value-type="string">
            <text:p text:style-name="Table_20_Contents">_avl_tree_avlnode_belong_to_avl_tree</text:p>
          </table:table-cell>
          <table:table-cell table:style-name="表格185.B2" office:value-type="string">
            <text:p text:style-name="Table_20_Contents">测试一个avl node是否属于指定的avl_tree容器。</text:p>
          </table:table-cell>
        </table:table-row>
        <table:table-row>
          <table:table-cell table:style-name="表格185.A2" office:value-type="string">
            <text:p text:style-name="Table_20_Contents">_avl_tree_same_type</text:p>
          </table:table-cell>
          <table:table-cell table:style-name="表格185.B2" office:value-type="string">
            <text:p text:style-name="Table_20_Contents">测试两个avl_tree保存的数据类型是否相同。</text:p>
          </table:table-cell>
        </table:table-row>
        <table:table-row>
          <table:table-cell table:style-name="表格185.A2" office:value-type="string">
            <text:p text:style-name="Table_20_Contents">_avl_tree_same_type_ex</text:p>
          </table:table-cell>
          <table:table-cell table:style-name="表格185.B2" office:value-type="string">
            <text:p text:style-name="Table_20_Contents">测试两个avl_tree保存的数据类型以及比较函数是否相同。</text:p>
          </table:table-cell>
        </table:table-row>
        <table:table-row>
          <table:table-cell table:style-name="表格185.A2" office:value-type="string">
            <text:p text:style-name="Table_20_Contents">_avl_tree_find_value</text:p>
          </table:table-cell>
          <table:table-cell table:style-name="表格185.B2" office:value-type="string">
            <text:p text:style-name="Table_20_Contents">在avl tree中查找指定的值所在的节点。</text:p>
          </table:table-cell>
        </table:table-row>
        <table:table-row>
          <table:table-cell table:style-name="表格185.A2" office:value-type="string">
            <text:p text:style-name="Table_20_Contents">_avl_tree_destroy_subtree</text:p>
          </table:table-cell>
          <table:table-cell table:style-name="表格185.B2" office:value-type="string">
            <text:p text:style-name="Table_20_Contents">销毁sub avl tree。</text:p>
          </table:table-cell>
        </table:table-row>
        <table:table-row>
          <table:table-cell table:style-name="表格185.A2" office:value-type="string">
            <text:p text:style-name="Table_20_Contents">_avl_tree_left_signal_rotate</text:p>
          </table:table-cell>
          <table:table-cell table:style-name="表格185.B2" office:value-type="string">
            <text:p text:style-name="Table_20_Contents">左侧单旋转。</text:p>
          </table:table-cell>
        </table:table-row>
        <table:table-row>
          <table:table-cell table:style-name="表格185.A2" office:value-type="string">
            <text:p text:style-name="Table_20_Contents">_avl_tree_right_signal_rotate</text:p>
          </table:table-cell>
          <table:table-cell table:style-name="表格185.B2" office:value-type="string">
            <text:p text:style-name="Table_20_Contents">右侧单旋转。</text:p>
          </table:table-cell>
        </table:table-row>
        <text:soft-page-break/>
        <table:table-row>
          <table:table-cell table:style-name="表格185.A2" office:value-type="string">
            <text:p text:style-name="Table_20_Contents">_avl_tree_left_double_rotate</text:p>
          </table:table-cell>
          <table:table-cell table:style-name="表格185.B2" office:value-type="string">
            <text:p text:style-name="Table_20_Contents">左侧双旋转。</text:p>
          </table:table-cell>
        </table:table-row>
        <table:table-row>
          <table:table-cell table:style-name="表格185.A2" office:value-type="string">
            <text:p text:style-name="Table_20_Contents">_avl_tree_right_double_rotate</text:p>
          </table:table-cell>
          <table:table-cell table:style-name="表格185.B2" office:value-type="string">
            <text:p text:style-name="Table_20_Contents">右侧双旋转。</text:p>
          </table:table-cell>
        </table:table-row>
        <table:table-row>
          <table:table-cell table:style-name="表格185.A2" office:value-type="string">
            <text:p text:style-name="Table_20_Contents">_avl_tree_insert_avlnode</text:p>
          </table:table-cell>
          <table:table-cell table:style-name="表格185.B2" office:value-type="string">
            <text:p text:style-name="Table_20_Contents">向avl tree中插保存指定值的avl node。</text:p>
          </table:table-cell>
        </table:table-row>
        <table:table-row>
          <table:table-cell table:style-name="表格185.A2" office:value-type="string">
            <text:p text:style-name="Table_20_Contents">_avl_tree_get_height</text:p>
          </table:table-cell>
          <table:table-cell table:style-name="表格185.B2" office:value-type="string">
            <text:p text:style-name="Table_20_Contents">获得avl tree的高度。</text:p>
          </table:table-cell>
        </table:table-row>
        <table:table-row>
          <table:table-cell table:style-name="表格185.A2" office:value-type="string">
            <text:p text:style-name="Table_20_Contents">_avl_tree_get_min_avlnode</text:p>
          </table:table-cell>
          <table:table-cell table:style-name="表格185.B2" office:value-type="string">
            <text:p text:style-name="Table_20_Contents">获得avl tree中值最小的节点。</text:p>
          </table:table-cell>
        </table:table-row>
        <table:table-row>
          <table:table-cell table:style-name="表格185.A2" office:value-type="string">
            <text:p text:style-name="Table_20_Contents">_avl_tree_get_max_avlnode</text:p>
          </table:table-cell>
          <table:table-cell table:style-name="表格185.B2" office:value-type="string">
            <text:p text:style-name="Table_20_Contents">获得avl tree中值最大的节点。</text:p>
          </table:table-cell>
        </table:table-row>
        <table:table-row>
          <table:table-cell table:style-name="表格185.A2" office:value-type="string">
            <text:p text:style-name="Table_20_Contents">_avl_tree_rebalance</text:p>
          </table:table-cell>
          <table:table-cell table:style-name="表格185.B2" office:value-type="string">
            <text:p text:style-name="Table_20_Contents">重新调整avl tree，使它恢复平衡。</text:p>
          </table:table-cell>
        </table:table-row>
        <table:table-row>
          <table:table-cell table:style-name="表格185.A2" office:value-type="string">
            <text:p text:style-name="Table_20_Contents">_avl_tree_init_elem_auxiliary</text:p>
          </table:table-cell>
          <table:table-cell table:style-name="表格185.B2" office:value-type="string">
            <text:p text:style-name="Table_20_Contents">初始化数据的辅助函数。</text:p>
          </table:table-cell>
        </table:table-row>
        <table:table-row>
          <table:table-cell table:style-name="表格185.A2" office:value-type="string">
            <text:p text:style-name="Table_20_Contents">_avl_tree_elem_compare_auxiliary</text:p>
          </table:table-cell>
          <table:table-cell table:style-name="表格185.B2" office:value-type="string">
            <text:p text:style-name="Table_20_Contents">比较数据的辅助函数。</text:p>
          </table:table-cell>
        </table:table-row>
      </table:table>
      <text:p text:style-name="P22"/>
      <text:p text:style-name="P22"><text:bookmark-start text:name="__DdeLink__11148_204458691111"/>函数原型</text:p>
      <table:table table:name="表格186" table:style-name="表格186">
        <table:table-column table:style-name="表格186.A"/>
        <table:table-row>
          <table:table-cell table:style-name="表格186.A1" office:value-type="string">
            <text:p text:style-name="P33">bool_t _avl_tree_is_created(const _avl_tree_t* cpt_avl_tree);</text:p>
          </table:table-cell>
        </table:table-row>
      </table:table>
      <text:p text:style-name="P11">描述：</text:p>
      <text:p text:style-name="P11"><text:tab/>测试一个avl_tree是否是使用_create_avl_tree创建的。</text:p>
      <text:p text:style-name="P11">参数：</text:p>
      <text:p text:style-name="P11"><text:tab/>cpt_avl_tree<text:tab/>avl_tree容器。</text:p>
      <text:p text:style-name="P11">返回值：</text:p>
      <text:p text:style-name="P11"><text:tab/>如果avl_tree是使用create_avl_tree创建的则返回true，否则返回false。</text:p>
      <text:p text:style-name="P11">注意：</text:p>
      <text:p text:style-name="P27"><text:tab/>如果cpt_avl_tree == NULL，函数的行为是未定义的。<text:bookmark-end text:name="__DdeLink__11148_204458691111"/></text:p>
      <text:p text:style-name="P22"/>
      <table:table table:name="表格187" table:style-name="表格187">
        <table:table-column table:style-name="表格187.A"/>
        <table:table-row>
          <table:table-cell table:style-name="表格187.A1" office:value-type="string">
            <text:p text:style-name="P33">bool_t _avl_tree_is_inited(const _avl_tree_t* cpt_avl_tree);</text:p>
          </table:table-cell>
        </table:table-row>
      </table:table>
      <text:p text:style-name="P11">描述：</text:p>
      <text:p text:style-name="P11"><text:tab/>测试一个avl_tree是否已经初始化。</text:p>
      <text:p text:style-name="P11">参数：</text:p>
      <text:p text:style-name="P11"><text:tab/>cpt_avl_tree<text:tab/><text:tab/>avl_tree容器。</text:p>
      <text:p text:style-name="P11">返回值：</text:p>
      <text:p text:style-name="P11"><text:tab/>如果avl_tree已经初始化了，返回true，否则返回false。</text:p>
      <text:p text:style-name="P11">注意：</text:p>
      <text:p text:style-name="P27"><text:tab/>如果cpt_avl_tree == NULL，函数的行为是未定义的。</text:p>
      <text:p text:style-name="P22"/>
      <table:table table:name="表格188" table:style-name="表格188">
        <table:table-column table:style-name="表格188.A"/>
        <table:table-row>
          <table:table-cell table:style-name="表格188.A1" office:value-type="string">
            <text:p text:style-name="P33">bool_t _avl_tree_iterator_belong_to_avl_tree(</text:p>
            <text:p text:style-name="P33"><text:s text:c="4"/>const _avl_tree_t* cpt_avl_tree, _avl_tree_iterator_t it_iter);</text:p>
          </table:table-cell>
        </table:table-row>
      </table:table>
      <text:p text:style-name="P11">描述：</text:p>
      <text:p text:style-name="P11"><text:tab/>测试一个迭代器是否属于指定的avl_tree容器。</text:p>
      <text:p text:style-name="P11">参数：</text:p>
      <text:p text:style-name="P11"><text:tab/>cpt_avl_tree<text:tab/><text:tab/>avl tree容器。</text:p>
      <text:p text:style-name="P11"><text:tab/>it_iter<text:tab/><text:tab/><text:tab/>avl tree迭代器。</text:p>
      <text:p text:style-name="P11">返回值：</text:p>
      <text:p text:style-name="P11"><text:soft-page-break/><text:tab/>如果迭代器引用的数据属于avl tree容器的有效范围内，返回true，否则返回false。</text:p>
      <text:p text:style-name="P11">注意：</text:p>
      <text:p text:style-name="P27"><text:tab/>如果cpt_avl_tree == NULL，那么函数的行为是未定义的，cpt_avl_tree必须是已经初始化的，否则函数的行为是未定义的。如果it_iter不是avl tree迭代器，那么函数的行为是未定义的。</text:p>
      <text:p text:style-name="P22"/>
      <table:table table:name="表格189" table:style-name="表格189">
        <table:table-column table:style-name="表格189.A"/>
        <table:table-row>
          <table:table-cell table:style-name="表格189.A1" office:value-type="string">
            <text:p text:style-name="P33">bool_t _avl_tree_same_avl_tree_iterator_type(</text:p>
            <text:p text:style-name="P33"><text:s text:c="4"/>const _avl_tree_t* cpt_avl_tree, _avl_tree_iterator_t it_iter);</text:p>
          </table:table-cell>
        </table:table-row>
      </table:table>
      <text:p text:style-name="P11">描述：</text:p>
      <text:p text:style-name="P11"><text:tab/>测试avl_tree容器中保存的数据类型和迭代器引用的数据类型是否相等。</text:p>
      <text:p text:style-name="P11">参数：</text:p>
      <text:p text:style-name="P11"><text:tab/>cpt_avl_tree<text:tab/><text:tab/>avl tree容器。</text:p>
      <text:p text:style-name="P11"><text:tab/>it_iter<text:tab/><text:tab/><text:tab/>avl tree迭代器。</text:p>
      <text:p text:style-name="P11">返回值：</text:p>
      <text:p text:style-name="P11"><text:tab/>如果avl tree中保存的数据类型与it_iter引用的数据类型相同返回true，否则返回false。</text:p>
      <text:p text:style-name="P11">注意：</text:p>
      <text:p text:style-name="P27"><text:tab/>如果cpt_avl_tree == NULL或者it_iter不是_avl_tree_iterator_t类型，那么函数的行为是未定义的。cpt_avl_tree必须是使用_create_avl_tree()创建的，否则函数的行为是未定义的。</text:p>
      <text:p text:style-name="P22"/>
      <table:table table:name="表格190" table:style-name="表格190">
        <table:table-column table:style-name="表格190.A"/>
        <table:table-row>
          <table:table-cell table:style-name="表格190.A1" office:value-type="string">
            <text:p text:style-name="P33">bool_t _avl_tree_avlnode_belong_to_avl_tree(</text:p>
            <text:p text:style-name="P33"><text:s text:c="4"/>const _avlnode_t* cpt_root, const _avlnode_t cpt_pos);</text:p>
          </table:table-cell>
        </table:table-row>
      </table:table>
      <text:p text:style-name="P11">描述：</text:p>
      <text:p text:style-name="P11"><text:tab/>测试一个avl node是否属于指定的avl_tree容器。</text:p>
      <text:p text:style-name="P11">参数：</text:p>
      <text:p text:style-name="P11"><text:tab/>cpt_root<text:tab/><text:tab/><text:tab/>avl tree子树的根。</text:p>
      <text:p text:style-name="P11"><text:tab/>cpt_pos<text:tab/><text:tab/><text:tab/>要查找的avl node。</text:p>
      <text:p text:style-name="P11">返回值：</text:p>
      <text:p text:style-name="P11"><text:tab/>如果要查找的avl node在avl tree子树内，返回true，否则返回false。</text:p>
      <text:p text:style-name="P11">注意：</text:p>
      <text:p text:style-name="P27"><text:tab/>如果cpt_root == NULL或者cpt_pos == NULL则返回false。</text:p>
      <text:p text:style-name="P22"/>
      <table:table table:name="表格191" table:style-name="表格191">
        <table:table-column table:style-name="表格191.A"/>
        <table:table-row>
          <table:table-cell table:style-name="表格191.A1" office:value-type="string">
            <text:p text:style-name="P33">bool_t _avl_tree_same_type(</text:p>
            <text:p text:style-name="P33"><text:s text:c="4"/>const _avl_tree_t* cpt_first, const _avl_tree_t* cpt_second);</text:p>
          </table:table-cell>
        </table:table-row>
      </table:table>
      <text:p text:style-name="P11">描述：</text:p>
      <text:p text:style-name="P11"><text:tab/>判断两个avl tree容器中保存的数据类型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2"><text:soft-page-break/></text:p>
      <table:table table:name="表格222" table:style-name="表格222">
        <table:table-column table:style-name="表格222.A"/>
        <table:table-row>
          <table:table-cell table:style-name="表格222.A1" office:value-type="string">
            <text:p text:style-name="P33">bool_t _avl_tree_same_type_ex(</text:p>
            <text:p text:style-name="P33"><text:s text:c="4"/>const _avl_tree_t* cpt_first, const _avl_tree_t* cpt_second);</text:p>
          </table:table-cell>
        </table:table-row>
      </table:table>
      <text:p text:style-name="P11">描述：</text:p>
      <text:p text:style-name="P11"><text:tab/>判断两个avl tree容器中保存的数据类型以及比较函数是否相同。</text:p>
      <text:p text:style-name="P11">参数：</text:p>
      <text:p text:style-name="P11"><text:tab/>cpt_first<text:tab/><text:tab/><text:tab/>第一个avl tree容器。</text:p>
      <text:p text:style-name="P11"><text:tab/>cpt_second<text:tab/><text:tab/>第二个avl tree容器。</text:p>
      <text:p text:style-name="P11">返回值：</text:p>
      <text:p text:style-name="P11"><text:tab/>如果两个avl tree中保存的数据类型以及比较函数相同返回true，否则返回false。</text:p>
      <text:p text:style-name="P11">注意：</text:p>
      <text:p text:style-name="P27"><text:tab/>如果cpt_first == NULL或者cpt_second == NULL，那么函数的行为是未定义的。两个avl tree容器必须是已经初始化或者使用_create_avl_tree创建的avl tree容器，否则函数的行为是未定义的。如果cpt_first == cpt_second则返回true。</text:p>
      <text:p text:style-name="P27"/>
      <table:table table:name="表格192" table:style-name="表格192">
        <table:table-column table:style-name="表格192.A"/>
        <table:table-row>
          <table:table-cell table:style-name="表格192.A1" office:value-type="string">
            <text:p text:style-name="P33">_avlnode_t* _avl_tree_find_value(</text:p>
            <text:p text:style-name="P33"><text:s text:c="4"/>const _avl_tree_t* cpt_avl_tree, const _avlnode_t* cpt_root,</text:p>
            <text:p text:style-name="P33"><text:s text:c="4"/>const void* cpv_value);</text:p>
          </table:table-cell>
        </table:table-row>
      </table:table>
      <text:p text:style-name="P11">描述：</text:p>
      <text:p text:style-name="P11"><text:tab/>在avl tree中查找指定的值所在的节点。</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如果在avl tree子树中找到了相应的数据，则返回保存该数据的avlnode指针，否则返回NULL。</text:p>
      <text:p text:style-name="P11">注意：</text:p>
      <text:p text:style-name="P27"><text:tab/>如果cpt_avl_tree == NULL或者cpv_value == NULL，那么函数的行为是未定义的。avl tree容器必须是已经初始化的avl tree容器，否则函数的行为是未定义的。</text:p>
      <text:p text:style-name="P22"/>
      <table:table table:name="表格193" table:style-name="表格193">
        <table:table-column table:style-name="表格193.A"/>
        <table:table-row>
          <table:table-cell table:style-name="表格193.A1" office:value-type="string">
            <text:p text:style-name="P33">_avlnode_t* _avl_tree_destroy_subtree(</text:p>
            <text:p text:style-name="P33"><text:s text:c="4"/>_avl_tree_t* pt_avl_tree, _avlnode_t* pt_root);</text:p>
          </table:table-cell>
        </table:table-row>
      </table:table>
      <text:p text:style-name="P11">描述：</text:p>
      <text:p text:style-name="P11"><text:tab/>销毁sub avl tree。</text:p>
      <text:p text:style-name="P11">参数：</text:p>
      <text:p text:style-name="P11"><text:tab/>pt_val_tree<text:tab/><text:tab/><text:tab/>avl tree容器。</text:p>
      <text:p text:style-name="P11"><text:tab/>pt_root<text:tab/><text:tab/><text:tab/><text:tab/>子树的根节点。</text:p>
      <text:p text:style-name="P11">返回值：</text:p>
      <text:p text:style-name="P11"><text:tab/>返回NULL。</text:p>
      <text:p text:style-name="P11">注意：</text:p>
      <text:p text:style-name="P27"><text:tab/>如果pt_avl_tree == NULL，则函数的行为是未定义的。avl tree容器必须是已经初始化或者使用_create_avl_tree创建的avl tree容器，否则函数的行为是未定义的。</text:p>
      <text:p text:style-name="P22"/>
      <table:table table:name="表格194" table:style-name="表格194">
        <table:table-column table:style-name="表格194.A"/>
        <text:soft-page-break/>
        <table:table-row>
          <table:table-cell table:style-name="表格194.A1" office:value-type="string">
            <text:p text:style-name="P33">_avlnode_t* _avl_tree_left_signal_rotate(_avlnode_t* pt_root);</text:p>
          </table:table-cell>
        </table:table-row>
      </table:table>
      <text:p text:style-name="P11">描述：</text:p>
      <text:p text:style-name="P11"><text:tab/>左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195" table:style-name="表格195">
        <table:table-column table:style-name="表格195.A"/>
        <table:table-row>
          <table:table-cell table:style-name="表格195.A1" office:value-type="string">
            <text:p text:style-name="P33">_avlnode_t* _avl_tree_right_signal_rotate(_avlnode_t* pt_root);</text:p>
          </table:table-cell>
        </table:table-row>
      </table:table>
      <text:p text:style-name="P11">描述：</text:p>
      <text:p text:style-name="P11"><text:tab/>右侧单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196" table:style-name="表格196">
        <table:table-column table:style-name="表格196.A"/>
        <table:table-row>
          <table:table-cell table:style-name="表格196.A1" office:value-type="string">
            <text:p text:style-name="P33">_avlnode_t* _avl_tree_left_double_rotate(_avlnode_t* pt_root);</text:p>
          </table:table-cell>
        </table:table-row>
      </table:table>
      <text:p text:style-name="P11">描述：</text:p>
      <text:p text:style-name="P11"><text:tab/>左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7" table:style-name="表格197">
        <table:table-column table:style-name="表格197.A"/>
        <table:table-row>
          <table:table-cell table:style-name="表格197.A1" office:value-type="string">
            <text:p text:style-name="P33">_avlnode_t* _avl_tree_right_double_rotate(_avlnode_t* pt_root);</text:p>
          </table:table-cell>
        </table:table-row>
      </table:table>
      <text:p text:style-name="P11">描述：</text:p>
      <text:p text:style-name="P11"><text:tab/>右侧双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则函数的行为是未定义的。</text:p>
      <text:p text:style-name="P22"/>
      <table:table table:name="表格198" table:style-name="表格198">
        <table:table-column table:style-name="表格198.A"/>
        <table:table-row>
          <table:table-cell table:style-name="表格198.A1" office:value-type="string">
            <text:p text:style-name="P33">_avl_tree_insert_result_t _avl_tree_insert_avlnode(</text:p>
            <text:p text:style-name="P33"><text:s text:c="4"/>const _avl_tree_t* cpt_avl_tree, _avlnode_t* pt_root, const void* cpv_value);</text:p>
          </table:table-cell>
        </table:table-row>
      </table:table>
      <text:p text:style-name="P11"><text:soft-page-break/>描述：</text:p>
      <text:p text:style-name="P11"><text:tab/>向avl tree中插保存指定值的avl node。</text:p>
      <text:p text:style-name="P11">参数：</text:p>
      <text:p text:style-name="P11"><text:tab/>cpt_val_tree<text:tab/><text:tab/><text:tab/>avl tree容器。</text:p>
      <text:p text:style-name="P11"><text:tab/>cpt_root<text:tab/><text:tab/><text:tab/><text:tab/>子树的根节点。</text:p>
      <text:p text:style-name="P11"><text:tab/>cpv_value<text:tab/><text:tab/><text:tab/>查找的数据。</text:p>
      <text:p text:style-name="P11">返回值：</text:p>
      <text:p text:style-name="P11"><text:tab/>返回插入节点后的新的根和新节点。</text:p>
      <text:p text:style-name="P11">注意：</text:p>
      <text:p text:style-name="P27"><text:tab/>如果cpt_avl_tree == NULL或者cpv_value == NULL，则函数的行为是未定义的。avl tree容器必须是已经初始化，否则函数的行为是未定义的。</text:p>
      <text:p text:style-name="P22"/>
      <table:table table:name="表格199" table:style-name="表格199">
        <table:table-column table:style-name="表格199.A"/>
        <table:table-row>
          <table:table-cell table:style-name="表格199.A1" office:value-type="string">
            <text:p text:style-name="P33">int _avl_tree_get_height(const _avlnode_t* cpt_root);</text:p>
          </table:table-cell>
        </table:table-row>
      </table:table>
      <text:p text:style-name="P11">描述：</text:p>
      <text:p text:style-name="P11"><text:tab/>获得avl tree的高度。</text:p>
      <text:p text:style-name="P11">参数：</text:p>
      <text:p text:style-name="P11"><text:tab/>cpt_root<text:tab/><text:tab/><text:tab/><text:tab/>子树的根节点。</text:p>
      <text:p text:style-name="P11">返回值：</text:p>
      <text:p text:style-name="P11"><text:tab/>返回节点的高度。</text:p>
      <text:p text:style-name="P11">注意：</text:p>
      <text:p text:style-name="P27"><text:tab/>如果cpt_root == NULL则返回-1。</text:p>
      <text:p text:style-name="P22"/>
      <table:table table:name="表格200" table:style-name="表格200">
        <table:table-column table:style-name="表格200.A"/>
        <table:table-row>
          <table:table-cell table:style-name="表格200.A1" office:value-type="string">
            <text:p text:style-name="P33">_avlnode_t* _avl_tree_get_min_avlnode(const _avlnode_t* cpt_root);</text:p>
          </table:table-cell>
        </table:table-row>
      </table:table>
      <text:p text:style-name="P11">描述：</text:p>
      <text:p text:style-name="P11"><text:tab/>获得avl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01" table:style-name="表格201">
        <table:table-column table:style-name="表格201.A"/>
        <table:table-row>
          <table:table-cell table:style-name="表格201.A1" office:value-type="string">
            <text:p text:style-name="P33">_avlnode_t* _avl_tree_get_max_avlnode(const _avlnode_t* cpt_root);</text:p>
          </table:table-cell>
        </table:table-row>
      </table:table>
      <text:p text:style-name="P11">描述：</text:p>
      <text:p text:style-name="P11"><text:tab/>获得avl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
      <table:table table:name="表格202" table:style-name="表格202">
        <table:table-column table:style-name="表格202.A"/>
        <text:soft-page-break/>
        <table:table-row>
          <table:table-cell table:style-name="表格202.A1" office:value-type="string">
            <text:p text:style-name="P33">_avlnode_t* _avl_tree_rebalance(_avlnode_t* pt_root);</text:p>
          </table:table-cell>
        </table:table-row>
      </table:table>
      <text:p text:style-name="P11">描述：</text:p>
      <text:p text:style-name="P11"><text:tab/>重新调整avl tree，使它恢复平衡。</text:p>
      <text:p text:style-name="P11">参数：</text:p>
      <text:p text:style-name="P11"><text:tab/>pt_root<text:tab/><text:tab/><text:tab/><text:tab/>子树的根节点。</text:p>
      <text:p text:style-name="P11">返回值：</text:p>
      <text:p text:style-name="P11"><text:tab/>重新调整后的根节点。</text:p>
      <text:p text:style-name="P11">注意：</text:p>
      <text:p text:style-name="P27"><text:tab/>无。</text:p>
      <text:p text:style-name="P22"/>
      <table:table table:name="表格204" table:style-name="表格204">
        <table:table-column table:style-name="表格204.A"/>
        <table:table-row>
          <table:table-cell table:style-name="表格204.A1" office:value-type="string">
            <text:p text:style-name="P33">void _avl_tree_init_elem_auxiliary(_avl_tree_t* pt_avl_tree, _avlnode_t* pt_node);</text:p>
          </table:table-cell>
        </table:table-row>
      </table:table>
      <text:p text:style-name="P11">描述：</text:p>
      <text:p text:style-name="P11"><text:tab/>初始化数据的辅助函数。</text:p>
      <text:p text:style-name="P11">参数：</text:p>
      <text:p text:style-name="P11"><text:tab/>pt_avl_tree<text:tab/><text:tab/>avl tree容器。</text:p>
      <text:p text:style-name="P11"><text:tab/>pt_node<text:tab/><text:tab/><text:tab/>初始化节点。</text:p>
      <text:p text:style-name="P11">返回值：</text:p>
      <text:p text:style-name="P11"><text:tab/>无。</text:p>
      <text:p text:style-name="P11">注意：</text:p>
      <text:p text:style-name="P27"><text:tab/>如果pt_avl_tree == NULL或者pt_node == NULL ，那么函数的行为是未定义的。pt_avl_tree必须是初始化的或者是使用_create_avl_tree()创建的，否则函数的行为是未定义的。</text:p>
      <text:p text:style-name="P22"/>
      <table:table table:name="表格205" table:style-name="表格205">
        <table:table-column table:style-name="表格205.A"/>
        <table:table-row>
          <table:table-cell table:style-name="表格205.A1" office:value-type="string">
            <text:p text:style-name="P33">void _avl_tree_elem_compare_auxiliary(const _avl_tree_t* cpt_avl_tree,</text:p>
            <text:p text:style-name="P33"><text:s text:c="4"/>const void* cpv_first, const void* cpv_second, void* pv_output);</text:p>
          </table:table-cell>
        </table:table-row>
      </table:table>
      <text:p text:style-name="P11">描述：</text:p>
      <text:p text:style-name="P11"><text:tab/>比较数据的辅助函数。</text:p>
      <text:p text:style-name="P11">参数：</text:p>
      <text:p text:style-name="P11"><text:tab/>cpt_avl_tree<text:tab/><text:tab/>avl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avl_tree == NULL或者cpv_first == NULL 或者cpv_second == NULL或者pv_output == NULL，那么函数的行为是未定义的。cpt_avl_tree必须是初始化的或者是使用_create_avl_tree()创建的，否则函数的行为是未定义的。</text:p>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81680" text:continue-numbering="true" text:style-name="WW8Num13">
        <text:list-item>
          <text:h text:style-name="P55" text:outline-level="1">红黑树</text:h>
        </text:list-item>
      </text:list>
      <text:p text:style-name="P22"><text:tab/>rb tree也是一种平衡的二叉搜索树，与avl tree相比rb tree的在插入和删除上速度更快，但是在查找方面还是avl tree效率更高些。造成这种情况的原因主要是avl tree是高度平衡的，而rb tree是部分平衡的，它使用更少的旋转次数来获得更高的插入和删除效率，但是降低了查找效率。</text:p>
      <text:list xml:id="list42482903" text:continue-numbering="true" text:style-name="WW8Num13">
        <text:list-item>
          <text:list>
            <text:list-item>
              <text:h text:style-name="P60" text:outline-level="2"><text:soft-page-break/>红黑树的机制</text:h>
            </text:list-item>
          </text:list>
        </text:list-item>
      </text:list>
      <text:p text:style-name="P22"><text:tab/>rb tree也是平衡二叉搜索树中的一种，所以它也要符合平衡二叉搜索树的规则。它与avl tree相比只是平衡条件不同，avl tree使用高度差来作为平衡条件，但是rb tree使用节点的颜色来作为平衡条件。</text:p>
      <text:p text:style-name="P22"><text:tab/>rb tree必须满足一下这些条件：</text:p>
      <text:list xml:id="list40702274" text:style-name="L1">
        <text:list-item>
          <text:list>
            <text:list-item>
              <text:p text:style-name="P45">树的节点要么是红色，要么是黑色。</text:p>
            </text:list-item>
            <text:list-item>
              <text:p text:style-name="P45">树的根是黑色的。</text:p>
            </text:list-item>
            <text:list-item>
              <text:p text:style-name="P45">一个空节点(NULL节点)是黑色的。</text:p>
            </text:list-item>
            <text:list-item>
              <text:p text:style-name="P45">一个红色节点的子节点必须是黑色的。</text:p>
            </text:list-item>
            <text:list-item>
              <text:p text:style-name="P45">对于每个节点，从该节点到其子孙节点的所有路径上包含的黑色节点的数目是相同的。</text:p>
            </text:list-item>
          </text:list>
        </text:list-item>
      </text:list>
      <text:p text:style-name="P22"><text:tab/>《算法导论》中详细的讨论了rb tree。</text:p>
      <text:p text:style-name="P22"/>
      <text:p text:style-name="P22"><text:tab/>rb tree主要是根据节点的颜色来保持平衡，当插入新的节点或者删除节点的时候，这个平衡条件可能就会被破坏，那么就需要特定的插入和删除节点的算法来保持插入和删除节点之后的树仍然是平衡的。</text:p>
      <text:p text:style-name="P22"/>
      <text:p text:style-name="P22"><text:tab/>当插入一个新的节点的时候：</text:p>
      <text:list xml:id="list40711109" text:style-name="L2">
        <text:list-item>
          <text:list>
            <text:list-item>
              <text:p text:style-name="P46">如果当前插入的节点是根节点：</text:p>
            </text:list-item>
          </text:list>
        </text:list-item>
      </text:list>
      <text:p text:style-name="P22"><text:tab/><text:tab/>根据规则2，这个根节点应该是黑色，并且插入后符合rb tree的平衡条件。</text:p>
      <text:list xml:id="list42464443" text:continue-numbering="true" text:style-name="L2">
        <text:list-item>
          <text:list>
            <text:list-item>
              <text:p text:style-name="P46">当插入的节点不是根节点的时候，那么为了保持原有rb tree的性质就不能够添加新的黑节点，所以插入的节点应该是红色的，但是这样虽然满足了条件5，但是会破坏其他的条件，这时候就需要调整：</text:p>
            </text:list-item>
          </text:list>
        </text:list-item>
      </text:list>
      <text:p text:style-name="P22"><text:tab/><text:tab/>情况1) 当叔叔节点为红色的时候：</text:p>
      <text:p text:style-name="P22"><text:tab/><text:tab/>这时候祖父节点一定为黑色，要不然在没有插入之前就已经违反rb tree的规则了。这样，只要将祖父节点的黑色降到父节点这一层，然后将祖父节点认为是新插入的红色节点。</text:p>
      <text:p text:style-name="P22"><text:tab/><text:tab/>情况2) 当叔叔节点为黑色的时候，并且插入的节点是父节点的左孩子：</text:p>
      <text:p text:style-name="P22"><text:tab/><text:tab/>这时候只需要将节点进行一次单旋转，这种情况可能发生在插入时，这是C没有右孩子，只有一个红色的左孩子B，然后当A插入的时候，并且A比B小，所以就构成了这样的情况(C没有右孩子，但是NULL节点被视为黑色节点)。当C有右孩子并且为黑色的时候，A的下层肯定含有黑色的字节点，当前的情况是经过转换得到的一种中间状态。这种情况下左右子树的黑色节点是相同的，只是在左子树中包含了连续的红色节点，只要将红色节点隔开就可以解决了。</text:p>
      <text:p text:style-name="P22"><text:tab/><text:tab/>情况3) 当叔叔节点为黑色的时候，并且插入的节点是父节点的右孩子：</text:p>
      <text:p text:style-name="P22"><text:tab/><text:tab/>情况3与情况2是相同的，只是插入的红色孩子是右孩子，并且通过一次的旋转不能够像情况2那样的解决问题。但是我们可以学习avl tree将情况3通过旋转转换成情况2。</text:p>
      <text:p text:style-name="P23"><draw:frame draw:style-name="fr2" draw:name="图形23" text:anchor-type="paragraph" svg:width="19.006cm" svg:height="10.555cm" draw:z-index="51"><draw:image xlink:href="Pictures/100000000000031A000001B916874F40.jpg" xlink:type="simple" xlink:show="embed" xlink:actuate="onLoad"/></draw:frame><text:soft-page-break/>图15.1 情况1叔叔节点为红色</text:p>
      <text:p text:style-name="P23"><draw:frame draw:style-name="fr1" draw:name="图形24" text:anchor-type="paragraph" svg:width="19.006cm" svg:height="5.145cm" draw:z-index="52"><draw:image xlink:href="Pictures/100000000000031A000000D74F03ECD0.jpg" xlink:type="simple" xlink:show="embed" xlink:actuate="onLoad"/></draw:frame>图15.2 情况2叔叔节点为黑色的时候，并且插入的节点是父节点的左孩子</text:p>
      <text:p text:style-name="P23"><draw:frame draw:style-name="fr1" draw:name="图形25" text:anchor-type="paragraph" svg:width="19.006cm" svg:height="5.193cm" draw:z-index="53"><draw:image xlink:href="Pictures/100000000000031A000000D9BB9EE033.jpg" xlink:type="simple" xlink:show="embed" xlink:actuate="onLoad"/></draw:frame>图15.3 情况3叔叔节点为黑色的时候，并且插入的节点是父节点的右孩子</text:p>
      <text:p text:style-name="P22"/>
      <text:p text:style-name="P22"><text:soft-page-break/><text:tab/>rb tree的删除操作比插入操作来复杂的多，既要遵守二叉查找树的删除规则，又不能够破坏rb tree的规则。当删除rb tree中的节点的时候，首先按照二叉查找树中的删除规则删除掉指定的节点，并且使用右子树中的最小节点代替原来被删除的节点的位置，并且将这个节点的颜色变成原来被删除节点的颜色，这样在被删除的位置上就不会破坏rb tree的规则。再来看右子树的最小节点，实际上删除的相等于这个节点，这个节点的颜色决定了删除的结果。当这个节点的颜色是红色的时候，因为删除操作并没有改变黑色节点的数目，那么也不会影响rb tree的性质，所以直接删除就完成了操作，但是如果这个节点的颜色是黑色，那么就需要调整。</text:p>
      <text:p text:style-name="P22"><text:tab/>当一个黑色节点被删除之后，实际的黑色节点的数目就减少了，那么就相等于将这个节点的黑色推到了它的子节点上，如果子节点原来是黑色的，现在就变成了双重黑色，如果是红色的，现在就变成了红黑了。当子节点是红黑的时候，将原来子节点的红色变成黑色，就完成了调整，因为红色的数目不会影响rb tree的性质。当子节点是根节点的时候，调整也完成了，因为rb tree的根是多少层黑色都是没有关系的。</text:p>
      <text:p text:style-name="P22"><text:tab/>那么需要调整的情况就是当子节点是黑色并且不是根的情况：(下面列出的情况顺序与《算法导论》中出现的顺序不一致，x表示具有双重黑色的节点，使用灰色节点表示颜色不重要的节点)</text:p>
      <text:p text:style-name="P22"><text:tab/>情况4) x的兄弟节点w是黑色的，且w的右子节点是红色的</text:p>
      <text:p text:style-name="P23"><draw:frame draw:style-name="fr4" draw:name="图形26" text:anchor-type="paragraph" svg:width="19.006cm" svg:height="5.122cm" draw:z-index="54"><draw:image xlink:href="Pictures/100000000000031A000000D6AA51A717.jpg" xlink:type="simple" xlink:show="embed" xlink:actuate="onLoad"/></draw:frame>图15.4 删除节点的第四种情况</text:p>
      <text:p text:style-name="P22"><text:tab/>经过一次但旋转并且改变颜色，就可以去掉x上面的双重黑色。如图，左子树中A具有双重黑色，旋转并染色之后，左子树中A的一层黑色分给了B，右子树中用原来红色的E代替了原来黑色的D，这样左右子树的黑色就平衡了，将root作为新的x从而结束调整。</text:p>
      <text:p text:style-name="P22"><text:tab/>除了情况4可以直接结束调整过程外，其他的情况都不能直接结束调整过程，但是情况2是将多出的一层黑色向树根方向推的过程。</text:p>
      <text:p text:style-name="P22"><text:tab/>情况2) x的兄弟w是黑色的，且w的两个子节点是黑色的</text:p>
      <text:p text:style-name="P23"><draw:frame draw:style-name="fr4" draw:name="图形27" text:anchor-type="paragraph" svg:width="19.006cm" svg:height="5.241cm" draw:z-index="55"><draw:image xlink:href="Pictures/100000000000031A000000DB4449B0F1.jpg" xlink:type="simple" xlink:show="embed" xlink:actuate="onLoad"/></draw:frame>图15.5 删除节点的第二种情况</text:p>
      <text:p text:style-name="P22"><text:tab/>这种情况不用选装，只是将x和兄弟节点w的黑色推到父节点中，x依然保持黑色，w失去黑色之后就变成了红色，这样新的x就是父节点。当父节点原来是红色的时候，或者父节点是根的时候，调整就借宿了。</text:p>
      <text:p text:style-name="P22"><text:tab/>情况1和情况3本身是不能够解决这个问题的，但是它们可以通过调整来转换成情况2或者情况4。</text:p>
      <text:p text:style-name="P22"><text:soft-page-break/><text:tab/>情况1) x的兄弟节点w是红色的</text:p>
      <text:p text:style-name="P23"><draw:frame draw:style-name="fr1" draw:name="图形28" text:anchor-type="paragraph" svg:width="19.006cm" svg:height="5.122cm" draw:z-index="56"><draw:image xlink:href="Pictures/100000000000031A000000D667FFC761.jpg" xlink:type="simple" xlink:show="embed" xlink:actuate="onLoad"/></draw:frame>图15.6 删除节点的第一种情况</text:p>
      <text:p text:style-name="P22"><text:tab/>经过旋转和染色之后，C成为了新的w，这样就将第一种情况转换成了其他的情况了。</text:p>
      <text:p text:style-name="P22"><text:tab/>情况3) x的兄弟节点w是黑色的，w的左子节点是红色的，右子节点是黑色的</text:p>
      <text:p text:style-name="P23"><draw:frame draw:style-name="fr1" draw:name="图形29" text:anchor-type="paragraph" svg:width="19.006cm" svg:height="6.749cm" draw:z-index="57"><draw:image xlink:href="Pictures/100000000000031A0000011AE39180EB.jpg" xlink:type="simple" xlink:show="embed" xlink:actuate="onLoad"/></draw:frame>图15.7 删除节点的第三种情况</text:p>
      <text:p text:style-name="P22"><text:tab/>经过旋转和染色之后，C成为了新的w，这样就将第三种种情况转换成了其他的情况了。</text:p>
      <text:p text:style-name="P22"/>
      <text:list xml:id="list42471744" text:continue-list="list42482903" text:style-name="WW8Num13">
        <text:list-item>
          <text:list>
            <text:list-item>
              <text:h text:style-name="P60" text:outline-level="2">红黑树<text:span text:style-name="T23">迭代</text:span>器</text:h>
            </text:list-item>
          </text:list>
        </text:list-item>
      </text:list>
      <text:p text:style-name="P22"><text:tab/>rb tree的迭代器结构和avl tree的迭代器结构是一样的。代码结构也是完全相同的。</text:p>
      <text:p text:style-name="P22"/>
      <text:list xml:id="list42494934" text:continue-numbering="true" text:style-name="WW8Num13">
        <text:list-item>
          <text:list>
            <text:list-item>
              <text:h text:style-name="P60" text:outline-level="2">红黑树代码结构</text:h>
            </text:list-item>
          </text:list>
        </text:list-item>
      </text:list>
      <text:p text:style-name="P22"><text:tab/>rb tree节点中包含很多信息：</text:p>
      <table:table table:name="表格253" table:style-name="表格253">
        <table:table-column table:style-name="表格253.A"/>
        <table:table-row>
          <table:table-cell table:style-name="表格253.A1" office:value-type="string">
            <text:p text:style-name="P33">typedef struct _tagrbnode</text:p>
            <text:p text:style-name="P33"><text:soft-page-break/>{ </text:p>
            <text:p text:style-name="P33"><text:s text:c="4"/>struct _tagrbnode* _pt_parent;</text:p>
            <text:p text:style-name="P33"><text:s text:c="4"/>struct _tagrbnode* _pt_left;</text:p>
            <text:p text:style-name="P33"><text:s text:c="4"/>struct _tagrbnode* _pt_right;</text:p>
            <text:p text:style-name="P33"><text:s text:c="4"/>color_t <text:s text:c="11"/>_t_color;</text:p>
            <text:p text:style-name="P33"><text:s text:c="4"/>char <text:s text:c="14"/>_pc_data[1];</text:p>
            <text:p text:style-name="P33">}avlnode_t;</text:p>
          </table:table-cell>
        </table:table-row>
      </table:table>
      <text:p text:style-name="P22"><text:tab/>其中_t_color表示当前节点的颜色。</text:p>
      <table:table table:name="表格255" table:style-name="表格255">
        <table:table-column table:style-name="表格255.A"/>
        <table:table-row>
          <table:table-cell table:style-name="表格255.A1" office:value-type="string">
            <text:p text:style-name="P33">typedef enum _tagcolor</text:p>
            <text:p text:style-name="P33">{ </text:p>
            <text:p text:style-name="P33"><text:s text:c="4"/>red, black</text:p>
            <text:p text:style-name="P33">}color_t;</text:p>
          </table:table-cell>
        </table:table-row>
      </table:table>
      <text:p text:style-name="P22"><text:tab/>下面的结构表示rb tree：</text:p>
      <table:table table:name="表格254" table:style-name="表格254">
        <table:table-column table:style-name="表格254.A"/>
        <table:table-row>
          <table:table-cell table:style-name="表格254.A1" office:value-type="string">
            <text:p text:style-name="P33">typedef struct _tagrbtree</text:p>
            <text:p text:style-name="P33">{ </text:p>
            <text:p text:style-name="P33"><text:s text:c="4"/>_typeinfo_t <text:s text:c="6"/>_t_typeinfo;</text:p>
            <text:p text:style-name="P33"><text:s text:c="4"/>_alloc_t <text:s text:c="9"/>_t_allocater;</text:p>
            <text:p text:style-name="P33"><text:s text:c="4"/>rbnode_t <text:s text:c="9"/>_t_rbroot;</text:p>
            <text:p text:style-name="P33"><text:s text:c="4"/>size_t <text:s text:c="11"/>_t_nodecount;</text:p>
            <text:p text:style-name="P33"><text:s text:c="4"/>binary_function_t _t_compare;</text:p>
            <text:p text:style-name="P33">}avl_tree_t;</text:p>
          </table:table-cell>
        </table:table-row>
      </table:table>
      <text:p text:style-name="P22"><text:tab/>结构中的_t_rbroot中_pt_parent指向实际rb tree的根，_pt_left指向rb tree中值最小的数据，_pt_right指向rb tree中值最大的数据。</text:p>
      <text:p text:style-name="P22"/>
      <text:list xml:id="list42473722" text:continue-numbering="true" text:style-name="WW8Num13">
        <text:list-item>
          <text:list>
            <text:list-item>
              <text:h text:style-name="P60" text:outline-level="2">外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81247" text:continue-numbering="true" text:style-name="WW8Num13">
        <text:list-item>
          <text:list>
            <text:list-item>
              <text:h text:style-name="P60" text:outline-level="2"><text:soft-page-break/>迭代器接口</text:h>
            </text:list-item>
          </text:list>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74867" text:continue-numbering="true" text:style-name="WW8Num13">
        <text:list-item>
          <text:list>
            <text:list-item>
              <text:h text:style-name="P60" text:outline-level="2">内部和辅助<text:span text:style-name="T23">接口</text:span></text:h>
            </text:list-item>
          </text:list>
        </text:list-item>
      </text:list>
      <text:p text:style-name="P22"><text:tab/>rb tree也只是提供了简单的内部接口。</text:p>
      <table:table table:name="表格275" table:style-name="表格275">
        <table:table-column table:style-name="表格275.A"/>
        <table:table-column table:style-name="表格275.B"/>
        <table:table-row>
          <table:table-cell table:style-name="表格275.A1" office:value-type="string">
            <text:p text:style-name="Table_20_Contents">_create_rb_tree_auxiliary</text:p>
          </table:table-cell>
          <table:table-cell table:style-name="表格275.B1" office:value-type="string">
            <text:p text:style-name="Table_20_Contents">创建rb tree容器的辅助函数。</text:p>
          </table:table-cell>
        </table:table-row>
        <table:table-row>
          <table:table-cell table:style-name="表格275.A2" office:value-type="string">
            <text:p text:style-name="Table_20_Contents">_rb_tree_destroy_auxiliary</text:p>
          </table:table-cell>
          <table:table-cell table:style-name="表格275.B2" office:value-type="string">
            <text:p text:style-name="Table_20_Contents">销毁rb tree容器的辅助函数。</text:p>
          </table:table-cell>
        </table:table-row>
      </table:table>
      <text:p text:style-name="P22"/>
      <table:table table:name="表格276" table:style-name="表格276">
        <table:table-column table:style-name="表格276.A"/>
        <table:table-row>
          <table:table-cell table:style-name="表格276.A1" office:value-type="string">
            <text:p text:style-name="P33">bool_t _create_rb_tree_auxiliary(_rb_tree_t* pt_rb_tree, const char* s_typename);</text:p>
          </table:table-cell>
        </table:table-row>
      </table:table>
      <text:p text:style-name="P11">描述：</text:p>
      <text:p text:style-name="P11"><text:tab/>创建一个rb tree容器的辅助函数。</text:p>
      <text:p text:style-name="P11">参数：</text:p>
      <text:p text:style-name="P11"><text:tab/>pt_rb_tree<text:tab/><text:tab/>没有创建的rb tree容器。</text:p>
      <text:p text:style-name="P11"><text:tab/>s_typename<text:tab/><text:tab/>rb tree中保存的数据类型的名字。</text:p>
      <text:p text:style-name="P11">返回值：</text:p>
      <text:p text:style-name="P11"><text:tab/>创建成功返回true, 否则返回false。</text:p>
      <text:p text:style-name="P11">注意：</text:p>
      <text:p text:style-name="P27"><text:tab/>如果pt_rb_tree == NULL 或者s_typename == NULL则函数的行为是未定义的。s_typename必须是C内建类型，libcstl内建类型以及已经注册的用户自定义类型，否则创建失败。</text:p>
      <text:p text:style-name="P22"/>
      <table:table table:name="表格277" table:style-name="表格277">
        <table:table-column table:style-name="表格277.A"/>
        <table:table-row>
          <table:table-cell table:style-name="表格277.A1" office:value-type="string">
            <text:p text:style-name="P33">void _rb_tree_destroy_auxiliary(_rb_tree_t* pt_rb_tree);</text:p>
          </table:table-cell>
        </table:table-row>
      </table:table>
      <text:p text:style-name="P11">描述：</text:p>
      <text:p text:style-name="P11"><text:soft-page-break/><text:tab/>销毁rb tree容器的辅助函数。</text:p>
      <text:p text:style-name="P11">参数：</text:p>
      <text:p text:style-name="P11"><text:tab/>pt_rb_tree<text:tab/><text:tab/>rb tree容器。</text:p>
      <text:p text:style-name="P11">返回值：</text:p>
      <text:p text:style-name="P11"><text:tab/>无。</text:p>
      <text:p text:style-name="P11">注意：</text:p>
      <text:p text:style-name="P25"><text:span text:style-name="T34"><text:tab/>如果pt_rb_tree == NULL或者rb tree不是使用_create_rb_tree生成的则函数的行为是未定义的。</text:span></text:p>
      <text:p text:style-name="P22"/>
      <text:p text:style-name="P22"><text:tab/>rb tree提供了大量的辅助函数，这些函数用于检测结构的有效性，对树进行调整等等。</text:p>
      <table:table table:name="表格256" table:style-name="表格256">
        <table:table-column table:style-name="表格256.A"/>
        <table:table-column table:style-name="表格256.B"/>
        <table:table-row>
          <table:table-cell table:style-name="表格256.A1" office:value-type="string">
            <text:p text:style-name="Table_20_Contents">_rb_tree_is_created</text:p>
          </table:table-cell>
          <table:table-cell table:style-name="表格256.B1" office:value-type="string">
            <text:p text:style-name="Table_20_Contents">测试rb_tree容器是否是由_create_rb_tree函数创建的。</text:p>
          </table:table-cell>
        </table:table-row>
        <table:table-row>
          <table:table-cell table:style-name="表格256.A2" office:value-type="string">
            <text:p text:style-name="Table_20_Contents">_rb_tree_is_inited</text:p>
          </table:table-cell>
          <table:table-cell table:style-name="表格256.B2" office:value-type="string">
            <text:p text:style-name="Table_20_Contents">测试rb_tree容器是否已经被初始化。</text:p>
          </table:table-cell>
        </table:table-row>
        <table:table-row>
          <table:table-cell table:style-name="表格256.A2" office:value-type="string">
            <text:p text:style-name="Table_20_Contents">_rb_tree_iterator_belong_to_rb_tree</text:p>
          </table:table-cell>
          <table:table-cell table:style-name="表格256.B2" office:value-type="string">
            <text:p text:style-name="Table_20_Contents">测试一个迭代器是否属于指定的rb_tree容器。</text:p>
          </table:table-cell>
        </table:table-row>
        <table:table-row>
          <table:table-cell table:style-name="表格256.A2" office:value-type="string">
            <text:p text:style-name="Table_20_Contents">_rb_tree_same_rb_tree_iterator_type</text:p>
          </table:table-cell>
          <table:table-cell table:style-name="表格256.B2" office:value-type="string">
            <text:p text:style-name="Table_20_Contents">测试rb_tree容器中保存的数据类型和迭代器引用的数据类型是否相等。</text:p>
          </table:table-cell>
        </table:table-row>
        <table:table-row>
          <table:table-cell table:style-name="表格256.A2" office:value-type="string">
            <text:p text:style-name="Table_20_Contents">_rb_tree_rbnode_belong_to_rb_tree</text:p>
          </table:table-cell>
          <table:table-cell table:style-name="表格256.B2" office:value-type="string">
            <text:p text:style-name="Table_20_Contents">测试一个rb node是否属于指定的rb_tree容器。</text:p>
          </table:table-cell>
        </table:table-row>
        <table:table-row>
          <table:table-cell table:style-name="表格256.A2" office:value-type="string">
            <text:p text:style-name="Table_20_Contents">_rb_tree_same_type</text:p>
          </table:table-cell>
          <table:table-cell table:style-name="表格256.B2" office:value-type="string">
            <text:p text:style-name="Table_20_Contents">测试两个rb_tree保存的数据类型是否相同。</text:p>
          </table:table-cell>
        </table:table-row>
        <table:table-row>
          <table:table-cell table:style-name="表格256.A2" office:value-type="string">
            <text:p text:style-name="Table_20_Contents">_rb_tree_same_type_ex</text:p>
          </table:table-cell>
          <table:table-cell table:style-name="表格256.B2" office:value-type="string">
            <text:p text:style-name="Table_20_Contents">测试两个rb_tree保存的数据类型以及比较函数是否相同。</text:p>
          </table:table-cell>
        </table:table-row>
        <table:table-row>
          <table:table-cell table:style-name="表格256.A2" office:value-type="string">
            <text:p text:style-name="Table_20_Contents">_rb_tree_find_value</text:p>
          </table:table-cell>
          <table:table-cell table:style-name="表格256.B2" office:value-type="string">
            <text:p text:style-name="Table_20_Contents">在rb tree中查找指定的值所在的节点。</text:p>
          </table:table-cell>
        </table:table-row>
        <table:table-row>
          <table:table-cell table:style-name="表格256.A2" office:value-type="string">
            <text:p text:style-name="Table_20_Contents">_rb_tree_destroy_subtree</text:p>
          </table:table-cell>
          <table:table-cell table:style-name="表格256.B2" office:value-type="string">
            <text:p text:style-name="Table_20_Contents">销毁sub rb tree。</text:p>
          </table:table-cell>
        </table:table-row>
        <table:table-row>
          <table:table-cell table:style-name="表格256.A2" office:value-type="string">
            <text:p text:style-name="Table_20_Contents">_rb_tree_clockwise_rotation</text:p>
          </table:table-cell>
          <table:table-cell table:style-name="表格256.B2" office:value-type="string">
            <text:p text:style-name="Table_20_Contents">顺时针旋转。</text:p>
          </table:table-cell>
        </table:table-row>
        <table:table-row>
          <table:table-cell table:style-name="表格256.A2" office:value-type="string">
            <text:p text:style-name="Table_20_Contents">_rb_tree_anticlockwise_rotation</text:p>
          </table:table-cell>
          <table:table-cell table:style-name="表格256.B2" office:value-type="string">
            <text:p text:style-name="Table_20_Contents">逆时针旋转。</text:p>
          </table:table-cell>
        </table:table-row>
        <table:table-row>
          <table:table-cell table:style-name="表格256.A2" office:value-type="string">
            <text:p text:style-name="Table_20_Contents">_rb_tree_insert_rbnode</text:p>
          </table:table-cell>
          <table:table-cell table:style-name="表格256.B2" office:value-type="string">
            <text:p text:style-name="Table_20_Contents">向rb tree中插保存指定值的rb node。</text:p>
          </table:table-cell>
        </table:table-row>
        <table:table-row>
          <table:table-cell table:style-name="表格256.A2" office:value-type="string">
            <text:p text:style-name="Table_20_Contents">_rb_tree_get_color</text:p>
          </table:table-cell>
          <table:table-cell table:style-name="表格256.B2" office:value-type="string">
            <text:p text:style-name="Table_20_Contents">获得rb tree的节点颜色。</text:p>
          </table:table-cell>
        </table:table-row>
        <table:table-row>
          <table:table-cell table:style-name="表格256.A2" office:value-type="string">
            <text:p text:style-name="Table_20_Contents">_rb_tree_get_min_rbnode</text:p>
          </table:table-cell>
          <table:table-cell table:style-name="表格256.B2" office:value-type="string">
            <text:p text:style-name="Table_20_Contents">获得rb tree中值最小的节点。</text:p>
          </table:table-cell>
        </table:table-row>
        <table:table-row>
          <table:table-cell table:style-name="表格256.A2" office:value-type="string">
            <text:p text:style-name="Table_20_Contents">_rb_tree_get_max_rbnode</text:p>
          </table:table-cell>
          <table:table-cell table:style-name="表格256.B2" office:value-type="string">
            <text:p text:style-name="Table_20_Contents">获得rb tree中值最大的节点。</text:p>
          </table:table-cell>
        </table:table-row>
        <table:table-row>
          <table:table-cell table:style-name="表格256.A2" office:value-type="string">
            <text:p text:style-name="Table_20_Contents">_rb_tree_rebalance</text:p>
          </table:table-cell>
          <table:table-cell table:style-name="表格256.B2" office:value-type="string">
            <text:p text:style-name="Table_20_Contents">重新调整rb tree，使它恢复平衡。</text:p>
          </table:table-cell>
        </table:table-row>
        <table:table-row>
          <table:table-cell table:style-name="表格256.A2" office:value-type="string">
            <text:p text:style-name="Table_20_Contents">_rb_tree_fixup_deletion</text:p>
          </table:table-cell>
          <table:table-cell table:style-name="表格256.B2" office:value-type="string">
            <text:p text:style-name="Table_20_Contents">将删除节点之后的rb tree重新调整平衡。</text:p>
          </table:table-cell>
        </table:table-row>
        <table:table-row>
          <table:table-cell table:style-name="表格256.A2" office:value-type="string">
            <text:p text:style-name="Table_20_Contents">_rb_tree_init_elem_auxiliary</text:p>
          </table:table-cell>
          <table:table-cell table:style-name="表格256.B2" office:value-type="string">
            <text:p text:style-name="Table_20_Contents">初始化数据的辅助函数。</text:p>
          </table:table-cell>
        </table:table-row>
        <table:table-row>
          <table:table-cell table:style-name="表格256.A2" office:value-type="string">
            <text:p text:style-name="Table_20_Contents">_rb_tree_elem_compare_auxiliary</text:p>
          </table:table-cell>
          <table:table-cell table:style-name="表格256.B2" office:value-type="string">
            <text:p text:style-name="Table_20_Contents">比较数据的辅助函数。</text:p>
          </table:table-cell>
        </table:table-row>
      </table:table>
      <text:p text:style-name="P22"/>
      <text:p text:style-name="P22"><text:bookmark-start text:name="__DdeLink__11148_2044586911111"/>函数原型</text:p>
      <table:table table:name="表格257" table:style-name="表格257">
        <table:table-column table:style-name="表格257.A"/>
        <table:table-row>
          <table:table-cell table:style-name="表格257.A1" office:value-type="string">
            <text:p text:style-name="P33">bool_t _rb_tree_is_created(const _rb_tree_t* cpt_rb_tree);</text:p>
          </table:table-cell>
        </table:table-row>
      </table:table>
      <text:p text:style-name="P11">描述：</text:p>
      <text:p text:style-name="P11"><text:tab/>测试一个rb_tree是否是使用_create_rb_tree创建的。</text:p>
      <text:p text:style-name="P11">参数：</text:p>
      <text:p text:style-name="P11"><text:tab/>cpt_rb_tree<text:tab/>rb_tree容器。</text:p>
      <text:p text:style-name="P11">返回值：</text:p>
      <text:p text:style-name="P11"><text:soft-page-break/><text:tab/>如果rb_tree是使用_create_rb_tree创建的则返回true，否则返回false。</text:p>
      <text:p text:style-name="P11">注意：</text:p>
      <text:p text:style-name="P27"><text:tab/>如果cpt_rb_tree == NULL，函数的行为是未定义的。<text:bookmark-end text:name="__DdeLink__11148_2044586911111"/></text:p>
      <text:p text:style-name="P22"/>
      <table:table table:name="表格258" table:style-name="表格258">
        <table:table-column table:style-name="表格258.A"/>
        <table:table-row>
          <table:table-cell table:style-name="表格258.A1" office:value-type="string">
            <text:p text:style-name="P33">bool_t _rb_tree_is_inited(const _rb_tree_t* cpt_rb_tree);</text:p>
          </table:table-cell>
        </table:table-row>
      </table:table>
      <text:p text:style-name="P11">描述：</text:p>
      <text:p text:style-name="P11"><text:tab/>测试一个rb_tree是否已经初始化。</text:p>
      <text:p text:style-name="P11">参数：</text:p>
      <text:p text:style-name="P11"><text:tab/>cpt_rb_tree<text:tab/><text:tab/>rb_tree容器。</text:p>
      <text:p text:style-name="P11">返回值：</text:p>
      <text:p text:style-name="P11"><text:tab/>如果rb_tree已经初始化了，返回true，否则返回false。</text:p>
      <text:p text:style-name="P11">注意：</text:p>
      <text:p text:style-name="P27"><text:tab/>如果cpt_rb_tree == NULL，函数的行为是未定义的。</text:p>
      <text:p text:style-name="P22"/>
      <table:table table:name="表格259" table:style-name="表格259">
        <table:table-column table:style-name="表格259.A"/>
        <table:table-row>
          <table:table-cell table:style-name="表格259.A1" office:value-type="string">
            <text:p text:style-name="P33">bool_t _rb_tree_iterator_belong_to_rb_tree(</text:p>
            <text:p text:style-name="P33"><text:s text:c="4"/>const _rb_tree_t* cpt_rb_tree, _rb_tree_iterator_t it_iter);</text:p>
          </table:table-cell>
        </table:table-row>
      </table:table>
      <text:p text:style-name="P11">描述：</text:p>
      <text:p text:style-name="P11"><text:tab/>测试一个迭代器是否属于指定的rb_tree容器。</text:p>
      <text:p text:style-name="P11">参数：</text:p>
      <text:p text:style-name="P11"><text:tab/>cpt_rb_tree<text:tab/><text:tab/>rb tree容器。</text:p>
      <text:p text:style-name="P11"><text:tab/>it_iter<text:tab/><text:tab/><text:tab/>rb tree迭代器。</text:p>
      <text:p text:style-name="P11">返回值：</text:p>
      <text:p text:style-name="P11"><text:tab/>如果迭代器引用的数据属于rb tree容器的有效范围内，返回true，否则返回false。</text:p>
      <text:p text:style-name="P11">注意：</text:p>
      <text:p text:style-name="P27"><text:tab/>如果cpt_rb_tree == NULL，那么函数的行为是未定义的，cpt_rb_tree必须是已经初始化的，否则函数的行为是未定义的。如果it_iter不是rb tree迭代器，那么函数的行为是未定义的。</text:p>
      <text:p text:style-name="P22"/>
      <table:table table:name="表格260" table:style-name="表格260">
        <table:table-column table:style-name="表格260.A"/>
        <table:table-row>
          <table:table-cell table:style-name="表格260.A1" office:value-type="string">
            <text:p text:style-name="P33">bool_t _rb_tree_same_rb_tree_iterator_type(</text:p>
            <text:p text:style-name="P33"><text:s text:c="4"/>const _rb_tree_t* cpt_rb_tree, _rb_tree_iterator_t it_iter);</text:p>
          </table:table-cell>
        </table:table-row>
      </table:table>
      <text:p text:style-name="P11">描述：</text:p>
      <text:p text:style-name="P11"><text:tab/>测试rb_tree容器中保存的数据类型和迭代器引用的数据类型是否相等。</text:p>
      <text:p text:style-name="P11">参数：</text:p>
      <text:p text:style-name="P11"><text:tab/>cpt_rb_tree<text:tab/><text:tab/>rb tree容器。</text:p>
      <text:p text:style-name="P11"><text:tab/>it_iter<text:tab/><text:tab/><text:tab/>rb tree迭代器。</text:p>
      <text:p text:style-name="P11">返回值：</text:p>
      <text:p text:style-name="P11"><text:tab/>如果rb tree中保存的数据类型与it_iter引用的数据类型相同返回true，否则返回false。</text:p>
      <text:p text:style-name="P11">注意：</text:p>
      <text:p text:style-name="P27"><text:tab/>如果cpt_rb_tree == NULL或者it_iter不是_rb_tree_iterator_t类型，那么函数的行为是未定义的。cpt_rb_tree必须是使用_create_rb_tree()创建的，否则函数的行为是未定义的。</text:p>
      <text:p text:style-name="P22"/>
      <table:table table:name="表格261" table:style-name="表格261">
        <table:table-column table:style-name="表格261.A"/>
        <table:table-row>
          <table:table-cell table:style-name="表格261.A1" office:value-type="string">
            <text:p text:style-name="P33">bool_t _rb_tree_rbnode_belong_to_rb_tree(</text:p>
            <text:p text:style-name="P33"><text:s text:c="4"/>const _rbnode_t* cpt_root, const _rbnode_t cpt_pos);</text:p>
          </table:table-cell>
        </table:table-row>
      </table:table>
      <text:p text:style-name="P11"><text:soft-page-break/>描述：</text:p>
      <text:p text:style-name="P11"><text:tab/>测试一个rb node是否属于指定的rb_tree容器。</text:p>
      <text:p text:style-name="P11">参数：</text:p>
      <text:p text:style-name="P11"><text:tab/>cpt_root<text:tab/><text:tab/><text:tab/>rb tree子树的根。</text:p>
      <text:p text:style-name="P11"><text:tab/>cpt_pos<text:tab/><text:tab/><text:tab/>要查找的rb node。</text:p>
      <text:p text:style-name="P11">返回值：</text:p>
      <text:p text:style-name="P11"><text:tab/>如果要查找的rb node在rb tree子树内，返回true，否则返回false。</text:p>
      <text:p text:style-name="P11">注意：</text:p>
      <text:p text:style-name="P27"><text:tab/>如果cpt_root == NULL或者cpt_pos == NULL则返回false。</text:p>
      <text:p text:style-name="P22"/>
      <table:table table:name="表格262" table:style-name="表格262">
        <table:table-column table:style-name="表格262.A"/>
        <table:table-row>
          <table:table-cell table:style-name="表格262.A1" office:value-type="string">
            <text:p text:style-name="P33">bool_t _rb_tree_same_type(</text:p>
            <text:p text:style-name="P33"><text:s text:c="4"/>const _rb_tree_t* cpt_first, const _rb_tree_t* cpt_second);</text:p>
          </table:table-cell>
        </table:table-row>
      </table:table>
      <text:p text:style-name="P11">描述：</text:p>
      <text:p text:style-name="P11"><text:tab/>判断两个rb tree容器中保存的数据类型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3" table:style-name="表格263">
        <table:table-column table:style-name="表格263.A"/>
        <table:table-row>
          <table:table-cell table:style-name="表格263.A1" office:value-type="string">
            <text:p text:style-name="P33">bool_t _rb_tree_same_type_ex(</text:p>
            <text:p text:style-name="P33"><text:s text:c="4"/>const _rb_tree_t* cpt_first, const _rb_tree_t* cpt_second);</text:p>
          </table:table-cell>
        </table:table-row>
      </table:table>
      <text:p text:style-name="P11">描述：</text:p>
      <text:p text:style-name="P11"><text:tab/>判断两个rb tree容器中保存的数据类型以及比较函数是否相同。</text:p>
      <text:p text:style-name="P11">参数：</text:p>
      <text:p text:style-name="P11"><text:tab/>cpt_first<text:tab/><text:tab/><text:tab/>第一个rb tree容器。</text:p>
      <text:p text:style-name="P11"><text:tab/>cpt_second<text:tab/><text:tab/>第二个rb tree容器。</text:p>
      <text:p text:style-name="P11">返回值：</text:p>
      <text:p text:style-name="P11"><text:tab/>如果两个rb tree中保存的数据类型以及比较函数相同返回true，否则返回false。</text:p>
      <text:p text:style-name="P11">注意：</text:p>
      <text:p text:style-name="P27"><text:tab/>如果cpt_first == NULL或者cpt_second == NULL，那么函数的行为是未定义的。两个rb tree容器必须是已经初始化或者使用_create_rb_tree创建的rb tree容器，否则函数的行为是未定义的。如果cpt_first == cpt_second则返回true。</text:p>
      <text:p text:style-name="P22"/>
      <table:table table:name="表格264" table:style-name="表格264">
        <table:table-column table:style-name="表格264.A"/>
        <table:table-row>
          <table:table-cell table:style-name="表格264.A1" office:value-type="string">
            <text:p text:style-name="P33">_rbnode_t* _rb_tree_destroy_subtree(</text:p>
            <text:p text:style-name="P33"><text:s text:c="4"/>_rb_tree_t* pt_rb_tree, _rbnode_t* pt_root);</text:p>
          </table:table-cell>
        </table:table-row>
      </table:table>
      <text:p text:style-name="P11">描述：</text:p>
      <text:p text:style-name="P11"><text:tab/>销毁sub rb tree。</text:p>
      <text:p text:style-name="P11">参数：</text:p>
      <text:p text:style-name="P11"><text:tab/>pt_val_tree<text:tab/><text:tab/><text:tab/>rb tree容器。</text:p>
      <text:p text:style-name="P11"><text:soft-page-break/><text:tab/>pt_root<text:tab/><text:tab/><text:tab/><text:tab/>子树的根节点。</text:p>
      <text:p text:style-name="P11">返回值：</text:p>
      <text:p text:style-name="P11"><text:tab/>返回NULL。</text:p>
      <text:p text:style-name="P11">注意：</text:p>
      <text:p text:style-name="P27"><text:tab/>如果pt_rb_tree == NULL，则函数的行为是未定义的。rb tree容器必须是已经初始化或者使用_create_rb_tree创建的rb tree容器，否则函数的行为是未定义的。</text:p>
      <text:p text:style-name="P27"/>
      <table:table table:name="表格265" table:style-name="表格265">
        <table:table-column table:style-name="表格265.A"/>
        <table:table-row>
          <table:table-cell table:style-name="表格265.A1" office:value-type="string">
            <text:p text:style-name="P33">_rbnode_t* _rb_tree_find_value(</text:p>
            <text:p text:style-name="P33"><text:s text:c="4"/>const _rb_tree_t* cpt_rb_tree, const _rbnode_t* cpt_root,</text:p>
            <text:p text:style-name="P33"><text:s text:c="4"/>const void* cpv_value);</text:p>
          </table:table-cell>
        </table:table-row>
      </table:table>
      <text:p text:style-name="P11">描述：</text:p>
      <text:p text:style-name="P11"><text:tab/>在rb tree中查找指定的值所在的节点。</text:p>
      <text:p text:style-name="P11">参数：</text:p>
      <text:p text:style-name="P11"><text:tab/>cpt_val_tree<text:tab/><text:tab/><text:tab/>rb tree容器。</text:p>
      <text:p text:style-name="P11"><text:tab/>cpt_root<text:tab/><text:tab/><text:tab/><text:tab/>子树的根节点。</text:p>
      <text:p text:style-name="P11"><text:tab/>cpv_value<text:tab/><text:tab/><text:tab/>查找的数据。</text:p>
      <text:p text:style-name="P11">返回值：</text:p>
      <text:p text:style-name="P11"><text:tab/>如果在rb tree子树中找到了相应的数据，则返回保存该数据的rbnode指针，否则返回NULL。</text:p>
      <text:p text:style-name="P11">注意：</text:p>
      <text:p text:style-name="P27"><text:tab/>如果cpt_rb_tree == NULL或者cpv_value == NULL，那么函数的行为是未定义的。rb tree容器必须是已经初始化的rb tree容器，否则函数的行为是未定义的。</text:p>
      <text:p text:style-name="P22"/>
      <table:table table:name="表格266" table:style-name="表格266">
        <table:table-column table:style-name="表格266.A"/>
        <table:table-row>
          <table:table-cell table:style-name="表格266.A1" office:value-type="string">
            <text:p text:style-name="P33">_rbnode_t* _rb_tree_clockwise_rotation(_rbnode_t* pt_root);</text:p>
          </table:table-cell>
        </table:table-row>
      </table:table>
      <text:p text:style-name="P11">描述：</text:p>
      <text:p text:style-name="P11"><text:tab/>顺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left == NULL则函数的行为是未定义的。</text:p>
      <text:p text:style-name="P22"/>
      <table:table table:name="表格267" table:style-name="表格267">
        <table:table-column table:style-name="表格267.A"/>
        <table:table-row>
          <table:table-cell table:style-name="表格267.A1" office:value-type="string">
            <text:p text:style-name="P33">_rbnode_t* _rb_tree_anticlockwise_rotation(_rbnode_t* pt_root);</text:p>
          </table:table-cell>
        </table:table-row>
      </table:table>
      <text:p text:style-name="P11">描述：</text:p>
      <text:p text:style-name="P11"><text:tab/>逆时针旋转。</text:p>
      <text:p text:style-name="P11">参数：</text:p>
      <text:p text:style-name="P11"><text:tab/>pt_root<text:tab/><text:tab/><text:tab/><text:tab/>子树的根节点。</text:p>
      <text:p text:style-name="P11">返回值：</text:p>
      <text:p text:style-name="P11"><text:tab/>旋转之后新的子树根节点。</text:p>
      <text:p text:style-name="P11">注意：</text:p>
      <text:p text:style-name="P27"><text:tab/>如果pt_root == NULL 或者pt_root-&gt;_pt_right == NULL则函数的行为是未定义的。</text:p>
      <text:p text:style-name="P22"/>
      <table:table table:name="表格268" table:style-name="表格268">
        <table:table-column table:style-name="表格268.A"/>
        <text:soft-page-break/>
        <table:table-row>
          <table:table-cell table:style-name="表格268.A1" office:value-type="string">
            <text:p text:style-name="P33">_rb_tree_insert_result_t _rb_tree_insert_rbnode(</text:p>
            <text:p text:style-name="P33"><text:s text:c="4"/>const _rb_tree_t* cpt_rb_tree, const void* cpv_value);</text:p>
          </table:table-cell>
        </table:table-row>
      </table:table>
      <text:p text:style-name="P11">描述：</text:p>
      <text:p text:style-name="P11"><text:tab/>向rb tree中插保存指定值的rb node。</text:p>
      <text:p text:style-name="P11">参数：</text:p>
      <text:p text:style-name="P11"><text:tab/>cpt_rb_tree<text:tab/><text:tab/><text:tab/>rb tree容器。</text:p>
      <text:p text:style-name="P11"><text:tab/>cpv_value<text:tab/><text:tab/><text:tab/>查找的数据。</text:p>
      <text:p text:style-name="P11">返回值：</text:p>
      <text:p text:style-name="P11"><text:tab/>返回插入节点后的新的根和新节点。</text:p>
      <text:p text:style-name="P11">注意：</text:p>
      <text:p text:style-name="P27"><text:tab/>如果cpt_rb_tree == NULL或者cpv_value == NULL，则函数的行为是未定义的。rb tree容器必须是已经初始化，否则函数的行为是未定义的。</text:p>
      <text:p text:style-name="P22"/>
      <table:table table:name="表格269" table:style-name="表格269">
        <table:table-column table:style-name="表格269.A"/>
        <table:table-row>
          <table:table-cell table:style-name="表格269.A1" office:value-type="string">
            <text:p text:style-name="P33">int _rb_tree_get_color(const _rbnode_t* cpt_root);</text:p>
          </table:table-cell>
        </table:table-row>
      </table:table>
      <text:p text:style-name="P11">描述：</text:p>
      <text:p text:style-name="P11"><text:tab/>获得rb tree的颜色。</text:p>
      <text:p text:style-name="P11">参数：</text:p>
      <text:p text:style-name="P11"><text:tab/>cpt_root<text:tab/><text:tab/><text:tab/><text:tab/>子树的根节点。</text:p>
      <text:p text:style-name="P11">返回值：</text:p>
      <text:p text:style-name="P11"><text:tab/>返回节点的颜色。</text:p>
      <text:p text:style-name="P11">注意：</text:p>
      <text:p text:style-name="P27"><text:tab/>如果cpt_root == NULL则返回black。</text:p>
      <text:p text:style-name="P22"/>
      <table:table table:name="表格203" table:style-name="表格203">
        <table:table-column table:style-name="表格203.A"/>
        <table:table-row>
          <table:table-cell table:style-name="表格203.A1" office:value-type="string">
            <text:p text:style-name="P33">_rbnode_t* _rb_tree_get_min_rbnode(const _rbnode_t* cpt_root);</text:p>
          </table:table-cell>
        </table:table-row>
      </table:table>
      <text:p text:style-name="P11">描述：</text:p>
      <text:p text:style-name="P11"><text:tab/>获得rb tree中值最小的节点。</text:p>
      <text:p text:style-name="P11">参数：</text:p>
      <text:p text:style-name="P11"><text:tab/>cpt_root<text:tab/><text:tab/><text:tab/><text:tab/>子树的根节点。</text:p>
      <text:p text:style-name="P11">返回值：</text:p>
      <text:p text:style-name="P11"><text:tab/>值最小的节点。</text:p>
      <text:p text:style-name="P11">注意：</text:p>
      <text:p text:style-name="P27"><text:tab/>如果cpt_root == NULL则函数的行为是未定义的。</text:p>
      <text:p text:style-name="P22"/>
      <table:table table:name="表格270" table:style-name="表格270">
        <table:table-column table:style-name="表格270.A"/>
        <table:table-row>
          <table:table-cell table:style-name="表格270.A1" office:value-type="string">
            <text:p text:style-name="P33">_rbnode_t* _rb_tree_get_max_rbnode(const _rbnode_t* cpt_root);</text:p>
          </table:table-cell>
        </table:table-row>
      </table:table>
      <text:p text:style-name="P11">描述：</text:p>
      <text:p text:style-name="P11"><text:tab/>获得rb tree中值最大的节点。</text:p>
      <text:p text:style-name="P11">参数：</text:p>
      <text:p text:style-name="P11"><text:tab/>cpt_root<text:tab/><text:tab/><text:tab/><text:tab/>子树的根节点。</text:p>
      <text:p text:style-name="P11">返回值：</text:p>
      <text:p text:style-name="P11"><text:tab/>值最大的节点。</text:p>
      <text:p text:style-name="P11">注意：</text:p>
      <text:p text:style-name="P27"><text:tab/>如果cpt_root == NULL则函数的行为是未定义的。</text:p>
      <text:p text:style-name="P22"><text:soft-page-break/></text:p>
      <table:table table:name="表格271" table:style-name="表格271">
        <table:table-column table:style-name="表格271.A"/>
        <table:table-row>
          <table:table-cell table:style-name="表格271.A1" office:value-type="string">
            <text:p text:style-name="P33">void _rb_tree_rebalance(_rb_tree_t* pt_rb_tree, _rbnode_t* pt_pos);</text:p>
          </table:table-cell>
        </table:table-row>
      </table:table>
      <text:p text:style-name="P11">描述：</text:p>
      <text:p text:style-name="P11"><text:tab/>重新调整rb tree，使它恢复平衡。</text:p>
      <text:p text:style-name="P11">参数：</text:p>
      <text:p text:style-name="P11"><text:tab/>_rb_tree<text:tab/><text:tab/><text:tab/><text:tab/>rb tree容器。</text:p>
      <text:p text:style-name="P11"><text:tab/>pt_pos<text:tab/><text:tab/><text:tab/><text:tab/>需要调整的位置。</text:p>
      <text:p text:style-name="P11">返回值：</text:p>
      <text:p text:style-name="P11"><text:tab/>无。</text:p>
      <text:p text:style-name="P11">注意：</text:p>
      <text:p text:style-name="P27"><text:tab/>如果pt_rb_tree == NULL或者pt_pos == NULL，则函数的行为是未定义的。rb tree容器必须是已经初始化，否则函数的行为是未定义的。pt_pos不能够是pt_rb_tree的根，否则函数的行为是未定义的。如果pt_pos不属于pt_rb_tree则函数的行为是未定义的。</text:p>
      <text:p text:style-name="P22"/>
      <table:table table:name="表格272" table:style-name="表格272">
        <table:table-column table:style-name="表格272.A"/>
        <table:table-row>
          <table:table-cell table:style-name="表格272.A1" office:value-type="string">
            <text:p text:style-name="P33">void _rb_tree_fixup_deletion(</text:p>
            <text:p text:style-name="P33"><text:s text:c="4"/>_rb_tree_t* pt_rb_tree, _rbnode_t* pt_pos, _rbnode_t* pt_parent);</text:p>
          </table:table-cell>
        </table:table-row>
      </table:table>
      <text:p text:style-name="P11">描述：</text:p>
      <text:p text:style-name="P11"><text:tab/>将删除节点之后的rb tree重新调整平衡。</text:p>
      <text:p text:style-name="P11">参数：</text:p>
      <text:p text:style-name="P11"><text:tab/>_rb_tree<text:tab/><text:tab/><text:tab/><text:tab/>rb tree容器。</text:p>
      <text:p text:style-name="P11"><text:tab/>pt_pos<text:tab/><text:tab/><text:tab/><text:tab/>需要调整的位置。</text:p>
      <text:p text:style-name="P11"><text:tab/>pt_parent<text:tab/><text:tab/><text:tab/><text:tab/>调整位置的父节点。</text:p>
      <text:p text:style-name="P11">返回值：</text:p>
      <text:p text:style-name="P11"><text:tab/>无。</text:p>
      <text:p text:style-name="P11">注意：</text:p>
      <text:p text:style-name="P27"><text:tab/>如果pt_rb_tree == NULL或者pt_parent == NULL，则函数的行为是未定义的。rb tree容器必须是已经初始化，否则函数的行为是未定义的。pt_parent必须是属于pt_rb_tree的节点并且pt_parent必须有一个子节点，否则函数的行为是未定义的。</text:p>
      <text:p text:style-name="P22"/>
      <table:table table:name="表格273" table:style-name="表格273">
        <table:table-column table:style-name="表格273.A"/>
        <table:table-row>
          <table:table-cell table:style-name="表格273.A1" office:value-type="string">
            <text:p text:style-name="P33">void _rb_tree_init_elem_auxiliary(_rb_tree_t* pt_rb_tree, _rbnode_t* pt_node);</text:p>
          </table:table-cell>
        </table:table-row>
      </table:table>
      <text:p text:style-name="P11">描述：</text:p>
      <text:p text:style-name="P11"><text:tab/>初始化数据的辅助函数。</text:p>
      <text:p text:style-name="P11">参数：</text:p>
      <text:p text:style-name="P11"><text:tab/>pt_rb_tree<text:tab/><text:tab/>rb tree容器。</text:p>
      <text:p text:style-name="P11"><text:tab/>pt_node<text:tab/><text:tab/><text:tab/>初始化节点。</text:p>
      <text:p text:style-name="P11">返回值：</text:p>
      <text:p text:style-name="P11"><text:tab/>无。</text:p>
      <text:p text:style-name="P11">注意：</text:p>
      <text:p text:style-name="P27"><text:tab/>如果pt_rb_tree == NULL或者pt_node == NULL ，那么函数的行为是未定义的。pt_rb_tree必须是初始化的或者是使用_create_rb_tree()创建的，否则函数的行为是未定义的。</text:p>
      <text:p text:style-name="P22"/>
      <table:table table:name="表格274" table:style-name="表格274">
        <table:table-column table:style-name="表格274.A"/>
        <table:table-row>
          <table:table-cell table:style-name="表格274.A1" office:value-type="string">
            <text:p text:style-name="P33">void _rb_tree_elem_compare_auxiliary(const _rb_tree_t* cpt_rb_tree,</text:p>
            <text:p text:style-name="P33"><text:soft-page-break/><text:s text:c="4"/>const void* cpv_first, const void* cpv_second, void* pv_output);</text:p>
          </table:table-cell>
        </table:table-row>
      </table:table>
      <text:p text:style-name="P11">描述：</text:p>
      <text:p text:style-name="P11"><text:tab/>比较数据的辅助函数。</text:p>
      <text:p text:style-name="P11">参数：</text:p>
      <text:p text:style-name="P11"><text:tab/>cpt_rb_tree<text:tab/><text:tab/>rb tree容器。</text:p>
      <text:p text:style-name="P11"><text:tab/>cpv_first<text:tab/><text:tab/><text:tab/>第一个数据。</text:p>
      <text:p text:style-name="P11"><text:tab/>cpv_second<text:tab/><text:tab/>第二个数据。</text:p>
      <text:p text:style-name="P11"><text:tab/>pv_output<text:tab/><text:tab/>比较结果。</text:p>
      <text:p text:style-name="P11">返回值：</text:p>
      <text:p text:style-name="P11"><text:tab/>无。</text:p>
      <text:p text:style-name="P11">注意：</text:p>
      <text:p text:style-name="P27"><text:tab/>如果cpt_rb_tree == NULL或者cpv_first == NULL 或者cpv_second == NULL或者pv_output == NULL，那么函数的行为是未定义的。cpt_rb_tree必须是初始化的或者是使用_create_rb_tree()创建的，否则函数的行为是未定义的。</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92276" text:continue-numbering="true" text:style-name="WW8Num13">
        <text:list-item>
          <text:h text:style-name="P54" text:outline-level="1">libcstl 2.1<text:span text:style-name="T20">更新</text:span></text:h>
          <text:list>
            <text:list-item>
              <text:h text:style-name="P63" text:outline-level="2"><text:span text:style-name="T6">libcstl 2.1</text:span><text:span text:style-name="T3">新特性</text:span></text:h>
            </text:list-item>
          </text:list>
        </text:list-item>
      </text:list>
      <text:list xml:id="list40707233" text:style-name="L3">
        <text:list-item>
          <text:p text:style-name="P47">容器迭代器的互操作性，一种容器可以使用另一种容器的迭代器，只要两种容器中保存的数据类型相同。</text:p>
        </text:list-item>
        <text:list-item>
          <text:p text:style-name="P47">增加使用数组初始化容器的接口。</text:p>
        </text:list-item>
        <text:list-item>
          <text:p text:style-name="P47">增加版本标识宏libcstl 2.1.0为CSTL_VERSION 20100 CSTL_MAJOR_VERSION 2 CSTL_MINOR_VERSION 1 CSTL_REVISION_VERSION 0</text:p>
        </text:list-item>
        <text:list-item>
          <text:p text:style-name="P47">增加iterator_set_elem设置成使用可变参数的函数。</text:p>
        </text:list-item>
        <text:list-item>
          <text:p text:style-name="P47">添加对于size_t类型的支持。</text:p>
        </text:list-item>
        <text:list-item>
          <text:p text:style-name="P47">提供默认的谓词bfun_default_predicate和ufun_default_predicate区别于默认的函数bfun_default和ufun_default。</text:p>
        </text:list-item>
      </text:list>
      <text:p text:style-name="P22"><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2485062" text:continue-list="list42492276" text:style-name="WW8Num13">
        <text:list-item>
          <text:list>
            <text:list-item>
              <text:h text:style-name="P63" text:outline-level="2"><text:span text:style-name="T6">libcstl 2.1</text:span><text:span text:style-name="T3">改善</text:span></text:h>
            </text:list-item>
          </text:list>
        </text:list-item>
      </text:list>
      <text:list xml:id="list40726579" text:style-name="L4">
        <text:list-item>
          <text:p text:style-name="P48">容器初始化后占用的内存过大。在2.1中间内存管理作为可选项使用。默认不使用内存管理。</text:p>
        </text:list-item>
        <text:list-item>
          <text:p text:style-name="P48">vector容器在添加少量数据的时候重新飞配的内存太小，导致后续的操作很快就用完了预留的内存。</text:p>
        </text:list-item>
        <text:list-item>
          <text:p text:style-name="P48">增加容错的处理，减少外部接口的未定义情况，加强一致性有必要时要增加未定义的情况。</text:p>
        </text:list-item>
        <text:list-item>
          <text:p text:style-name="P48">添加VS2003和VS2010的工程。</text:p>
        </text:list-item>
        <text:list-item>
          <text:p text:style-name="P48">有内存泄漏的情况，每次500~1k左右。</text:p>
        </text:list-item>
        <text:list-item>
          <text:p text:style-name="P48">改善目前已知的限制性，不能够对于libcstl内建类型进行重命名，对于使用范围的函数，当范围属于这个容本身的时候，函数的行为是未定义的。</text:p>
        </text:list-item>
        <text:list-item>
          <text:p text:style-name="P48">目前string_t类型与STL中的string_t类型行为不一致，主要是由于string_t类型的实现造成的，可能在2.1中更改这个实现。</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465609" text:continue-list="list42485062" text:style-name="WW8Num13">
        <text:list-item>
          <text:list>
            <text:list-item>
              <text:h text:style-name="P63" text:outline-level="2"><text:soft-page-break/><text:span text:style-name="T6">libcstl 2.1</text:span><text:span text:style-name="T3">代码的优化</text:span></text:h>
            </text:list-item>
          </text:list>
        </text:list-item>
      </text:list>
      <text:list xml:id="list42480526" text:continue-list="list40726579" text:style-name="L4">
        <text:list-item>
          <text:p text:style-name="P48">使用现有的算法实现部分容器接口的实现，这样减少代码的重复。</text:p>
        </text:list-item>
        <text:list-item>
          <text:p text:style-name="P48">在同一容器中尽量使用同一算法来实现不同的接口。例如实现删除操作的有多个接口，可以提供一个删除操作的接口然后将它包装成多个接口。</text:p>
        </text:list-item>
        <text:list-item>
          <text:p text:style-name="P48">调整代码结构，将实现代码从一个文件中拆分出来，减小c文件的大小。</text:p>
        </text:list-item>
        <text:list-item>
          <text:p text:style-name="P48">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8">在对于容器和数据区间之间进行操作的情况，尤其要考虑数据区间输入容器的时候的特殊处理。</text:p>
        </text:list-item>
        <text:list-item>
          <text:p text:style-name="P48">修改各个容器的create_xxxx_iterator()接口，将这个接口改为迭代器内部接口_create_xxxx_iterator()。</text:p>
        </text:list-item>
        <text:list-item>
          <text:p text:style-name="P48">修改代码实现，是代码符合编码规范以及命名规则。</text:p>
        </text:list-item>
        <text:list-item>
          <text:p text:style-name="P48">将有符号的int类型都改成有符号的long类型以适应64位环境。</text:p>
        </text:list-item>
        <text:list-item>
          <text:p text:style-name="P48">修改根目录下的Makefile.am，将LICENSE发布。或者改成COPYING.LESSER(符合GNU标准的名字)。</text:p>
        </text:list-item>
        <text:list-item>
          <text:p text:style-name="P48">使用gcov或者gprof对代码进行优化。使用valgrind和vld进行内存泄漏检查。使用pclint进行代码静态检查。</text:p>
        </text:list-item>
        <text:list-item>
          <text:p text:style-name="P48">将代码中函数名统一，辅助函数也要以相应的容器或者算法为前缀。函数参数也要符合编码规范。</text:p>
        </text:list-item>
        <text:list-item>
          <text:p text:style-name="P48">制定一个工程规范规范。</text:p>
        </text:list-item>
        <text:list-item>
          <text:p text:style-name="P48">对于操作数据区间的接口函数，尤其要注意数据区间属于当前容器是的处理。如果list_insert_range(pt_list, t_pos, it_begin, it_end);当[it_begin, it_end)属于pt_list的时候的处理要注意。</text:p>
        </text:list-item>
        <text:list-item>
          <text:p text:style-name="P48">对于接口中未定义的行为，debug版本的库都要触发断言。</text:p>
        </text:list-item>
        <text:list-item>
          <text:p text:style-name="P48">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8">为容器的初始化函数增加检查是否容器是使用create函数创建的，为其他的函数检查容器是否是已经初始化的，destroy函数可以销毁创建和初始化的容器。</text:p>
        </text:list-item>
        <text:list-item>
          <text:p text:style-name="P48">将代码中的t_index全部使用i代替。</text:p>
        </text:list-item>
        <text:list-item>
          <text:p text:style-name="P48">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8">容器内不实现尽量使用迭代器实现。</text:p>
        </text:list-item>
        <text:list-item>
          <text:p text:style-name="P48">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8">将_list_quick_sort修改成使用迭代器的版本。(有利于解决对于char*类型的代码重复实现的问题，这要等_type_less_cstr修改了以后在修改。)</text:p>
        </text:list-item>
        <text:list-item>
          <text:p text:style-name="P48">标准并没有规定有符号的除法以及取余的商和余数的符号是什么，所以要注意代码中有符号的除法和取余的计算的地方。(最好的方法是分开写。)</text:p>
        </text:list-item>
        <text:list-item>
          <text:p text:style-name="P48">使用容器的xxxx_init_n()函数实现xxxx_init_elem()函数，去掉两个函数之间的重复。DRY!!!!</text:p>
        </text:list-item>
        <text:list-item>
          <text:p text:style-name="P48">对于使用iterator_distance的地方统一方法，在使用前先判断返回值的符号，然后转换成size_t类型。</text:p>
        </text:list-item>
        <text:list-item>
          <text:p text:style-name="P48">将宏的名字定义的更规范如_GET_SLIST_TYPE_NAME改成_SLIST_GET_TYPE_NAME。</text:p>
        </text:list-item>
        <text:list-item>
          <text:p text:style-name="P48">_type_get_type中的bool_t类型要使用size_t来获得。</text:p>
        </text:list-item>
        <text:list-item>
          <text:p text:style-name="P48"><text:soft-page-break/>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8">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8">basic_string_find系列函数没有对于c内建类型以外的类型进行测试，这里需要增加新的测试用例来测试其他类型。</text:p>
        </text:list-item>
        <text:list-item>
          <text:p text:style-name="P48">检查basic_string的操作函数中两个函数都是basic_string_t*类型时，当第一个参数等以第二个参数时的语义。</text:p>
        </text:list-item>
        <text:list-item>
          <text:p text:style-name="P48">检查basic_string的函数中_cstr和_subcstr以及_string和_substring这样关系的函数中前者是否使用了带有NPOS的后者实现。</text:p>
        </text:list-item>
        <text:list-item>
          <text:p text:style-name="P48">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8">将basic_string结构中的_t_vector替换成_vec_base。</text:p>
        </text:list-item>
        <text:list-item>
          <text:p text:style-name="P48">据说vector_t* pt_vec = create_vector(string_t);在销毁的时候会有内存泄漏，看看到底是什么情况，在其他类型中也实验一下。</text:p>
        </text:list-item>
        <text:list-item>
          <text:p text:style-name="P48">对于basic_string_insert系列函数，当t_pos超出basic_string有效范围的时候的处理情况要和SGI STL的行为一致。目前当t_pos为无效位置的时候出现未定义行为。</text:p>
        </text:list-item>
        <text:list-item>
          <text:p text:style-name="P48">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8">对于代码中所有的局部变量都要进行初始化。</text:p>
        </text:list-item>
        <text:list-item>
          <text:p text:style-name="P48">考虑basic_string_t* pt_basic_string = create_basic_string(char*);时basic_string_c_str(pt_basic_string);和basic_string_data(pt_basic_string);的返回值是什么情况。</text:p>
        </text:list-item>
        <text:list-item>
          <text:p text:style-name="P48">basic_string_insert_subcstr与其他的_subcstr函数实现方式不一致，考虑是否要修改。</text:p>
        </text:list-item>
        <text:list-item>
          <text:p text:style-name="P48">将basic_string函数中带有多个t_pos, t_len的函数参数名称修改成t_pos0, t_len0, t_pos1, t_len1等等。</text:p>
        </text:list-item>
        <text:list-item>
          <text:p text:style-name="P48">缺少函数create_string_iterator();</text:p>
        </text:list-item>
        <text:list-item>
          <text:p text:style-name="P48">确定_xxxx_is_created()和_xxxx_is_inited()是否应该提供给上层使用，如vector和avl_tree这样的结构就应该提供给上层使用。</text:p>
        </text:list-item>
      </text:list>
      <text:p text:style-name="P22"/>
      <text:p text:style-name="P22"/>
      <text:p text:style-name="P22"/>
      <text:p text:style-name="P22"/>
      <text:p text:style-name="P22"/>
      <text:p text:style-name="P22"/>
      <text:p text:style-name="P22"/>
      <text:p text:style-name="P22"/>
      <text:p text:style-name="P22"/>
      <text:p text:style-name="P22"/>
      <text:p text:style-name="P22"/>
      <text:list xml:id="list42492866" text:continue-list="list42465609" text:style-name="WW8Num13">
        <text:list-item>
          <text:h text:style-name="P54" text:outline-level="1"><text:soft-page-break/>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ext:soft-page-break/>
        <table:table-row>
          <table:table-cell table:style-name="Table68.A2" office:value-type="string">
            <text:p text:style-name="Table_20_Contents">支持Linux</text:p>
          </table:table-cell>
          <table:table-cell table:style-name="Table68.A2" office:value-type="string">
            <text:p text:style-name="P34">√</text:p>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4">√</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2"/>
      <text:p text:style-name="P22">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5">vector_t</text:p>
          </table:table-cell>
          <table:table-cell table:style-name="Table147.B2" office:value-type="string">
            <text:p text:style-name="P36">vec</text:p>
          </table:table-cell>
        </table:table-row>
        <table:table-row>
          <table:table-cell table:style-name="Table147.A2" office:value-type="string">
            <text:p text:style-name="P35">list_t</text:p>
          </table:table-cell>
          <table:table-cell table:style-name="Table147.B2" office:value-type="string">
            <text:p text:style-name="P36">list</text:p>
          </table:table-cell>
        </table:table-row>
        <table:table-row>
          <table:table-cell table:style-name="Table147.A2" office:value-type="string">
            <text:p text:style-name="P35">slist_t</text:p>
          </table:table-cell>
          <table:table-cell table:style-name="Table147.B2" office:value-type="string">
            <text:p text:style-name="P36">slist</text:p>
          </table:table-cell>
        </table:table-row>
        <table:table-row>
          <table:table-cell table:style-name="Table147.A2" office:value-type="string">
            <text:p text:style-name="P35">deque_t</text:p>
          </table:table-cell>
          <table:table-cell table:style-name="Table147.B2" office:value-type="string">
            <text:p text:style-name="P36">deq</text:p>
          </table:table-cell>
        </table:table-row>
        <table:table-row>
          <table:table-cell table:style-name="Table147.A2" office:value-type="string">
            <text:p text:style-name="P35">set_t</text:p>
          </table:table-cell>
          <table:table-cell table:style-name="Table147.B2" office:value-type="string">
            <text:p text:style-name="P36">set</text:p>
          </table:table-cell>
        </table:table-row>
        <table:table-row>
          <table:table-cell table:style-name="Table147.A2" office:value-type="string">
            <text:p text:style-name="P35">multiset_t</text:p>
          </table:table-cell>
          <table:table-cell table:style-name="Table147.B2" office:value-type="string">
            <text:p text:style-name="P36">mset</text:p>
          </table:table-cell>
        </table:table-row>
        <table:table-row>
          <table:table-cell table:style-name="Table147.A2" office:value-type="string">
            <text:p text:style-name="P35">map_t</text:p>
          </table:table-cell>
          <table:table-cell table:style-name="Table147.B2" office:value-type="string">
            <text:p text:style-name="P36">map</text:p>
          </table:table-cell>
        </table:table-row>
        <table:table-row>
          <table:table-cell table:style-name="Table147.A2" office:value-type="string">
            <text:p text:style-name="P35">multimap_t</text:p>
          </table:table-cell>
          <table:table-cell table:style-name="Table147.B2" office:value-type="string">
            <text:p text:style-name="P36">mmap</text:p>
          </table:table-cell>
        </table:table-row>
        <table:table-row>
          <table:table-cell table:style-name="Table147.A2" office:value-type="string">
            <text:p text:style-name="P35">hash_set_t</text:p>
          </table:table-cell>
          <table:table-cell table:style-name="Table147.B2" office:value-type="string">
            <text:p text:style-name="P36">hset</text:p>
          </table:table-cell>
        </table:table-row>
        <table:table-row>
          <table:table-cell table:style-name="Table147.A2" office:value-type="string">
            <text:p text:style-name="P35">hash_multiset_t</text:p>
          </table:table-cell>
          <table:table-cell table:style-name="Table147.B2" office:value-type="string">
            <text:p text:style-name="P36">hmset</text:p>
          </table:table-cell>
        </table:table-row>
        <table:table-row>
          <table:table-cell table:style-name="Table147.A2" office:value-type="string">
            <text:p text:style-name="P35">hash_map_t</text:p>
          </table:table-cell>
          <table:table-cell table:style-name="Table147.B2" office:value-type="string">
            <text:p text:style-name="P36">hmap</text:p>
          </table:table-cell>
        </table:table-row>
        <table:table-row>
          <table:table-cell table:style-name="Table147.A2" office:value-type="string">
            <text:p text:style-name="P35">hash_mutlimap_t</text:p>
          </table:table-cell>
          <table:table-cell table:style-name="Table147.B2" office:value-type="string">
            <text:p text:style-name="P36">hmmap</text:p>
          </table:table-cell>
        </table:table-row>
        <table:table-row>
          <table:table-cell table:style-name="Table147.A2" office:value-type="string">
            <text:p text:style-name="P35">queue_t</text:p>
          </table:table-cell>
          <table:table-cell table:style-name="Table147.B2" office:value-type="string">
            <text:p text:style-name="P36">que</text:p>
          </table:table-cell>
        </table:table-row>
        <table:table-row>
          <table:table-cell table:style-name="Table147.A2" office:value-type="string">
            <text:p text:style-name="P35">priority_queue_t</text:p>
          </table:table-cell>
          <table:table-cell table:style-name="Table147.B2" office:value-type="string">
            <text:p text:style-name="P36">pq</text:p>
          </table:table-cell>
        </table:table-row>
        <table:table-row>
          <table:table-cell table:style-name="Table147.A2" office:value-type="string">
            <text:p text:style-name="P35">stack_t</text:p>
          </table:table-cell>
          <table:table-cell table:style-name="Table147.B2" office:value-type="string">
            <text:p text:style-name="P36">sk</text:p>
          </table:table-cell>
        </table:table-row>
        <table:table-row>
          <table:table-cell table:style-name="Table147.A2" office:value-type="string">
            <text:p text:style-name="P35">iterator_t</text:p>
          </table:table-cell>
          <table:table-cell table:style-name="Table147.B2" office:value-type="string">
            <text:p text:style-name="P36">it</text:p>
          </table:table-cell>
        </table:table-row>
        <table:table-row>
          <table:table-cell table:style-name="Table147.A2" office:value-type="string">
            <text:p text:style-name="P35">range_t</text:p>
          </table:table-cell>
          <table:table-cell table:style-name="Table147.B2" office:value-type="string">
            <text:p text:style-name="P36">r</text:p>
          </table:table-cell>
        </table:table-row>
        <table:table-row>
          <table:table-cell table:style-name="Table147.A2" office:value-type="string">
            <text:p text:style-name="P35">pair_t</text:p>
          </table:table-cell>
          <table:table-cell table:style-name="Table147.B2" office:value-type="string">
            <text:p text:style-name="P36">pair</text:p>
          </table:table-cell>
        </table:table-row>
        <table:table-row>
          <table:table-cell table:style-name="Table147.A2" office:value-type="string">
            <text:p text:style-name="P35">bool_t</text:p>
          </table:table-cell>
          <table:table-cell table:style-name="Table147.B2" office:value-type="string">
            <text:p text:style-name="P36">b</text:p>
          </table:table-cell>
        </table:table-row>
        <table:table-row>
          <table:table-cell table:style-name="Table147.A2" office:value-type="string">
            <text:p text:style-name="P35">string_t</text:p>
          </table:table-cell>
          <table:table-cell table:style-name="Table147.B2" office:value-type="string">
            <text:p text:style-name="P36">str</text:p>
          </table:table-cell>
        </table:table-row>
        <table:table-row>
          <table:table-cell table:style-name="Table147.A2" office:value-type="string">
            <text:p text:style-name="P35">_byte_t</text:p>
          </table:table-cell>
          <table:table-cell table:style-name="Table147.B2" office:value-type="string">
            <text:p text:style-name="P36">by</text:p>
          </table:table-cell>
        </table:table-row>
        <table:table-row>
          <table:table-cell table:style-name="Table147.A2" office:value-type="string">
            <text:p text:style-name="P35">char*</text:p>
          </table:table-cell>
          <table:table-cell table:style-name="Table147.B2" office:value-type="string">
            <text:p text:style-name="P36">s</text:p>
          </table:table-cell>
        </table:table-row>
        <table:table-row>
          <table:table-cell table:style-name="Table147.A2" office:value-type="string">
            <text:p text:style-name="P35">binary_function_t</text:p>
          </table:table-cell>
          <table:table-cell table:style-name="Table147.B2" office:value-type="string">
            <text:p text:style-name="P36">bfun</text:p>
          </table:table-cell>
        </table:table-row>
        <table:table-row>
          <table:table-cell table:style-name="Table147.A2" office:value-type="string">
            <text:p text:style-name="P35">unary_function_t</text:p>
          </table:table-cell>
          <table:table-cell table:style-name="Table147.B2" office:value-type="string">
            <text:p text:style-name="P36">ufun</text:p>
          </table:table-cell>
        </table:table-row>
      </table:table>
      <text:p text:style-name="P22"/>
      <text:p text:style-name="P22"/>
      <text:p text:style-name="P22"/>
      <text:p text:style-name="P22"/>
      <text:p text:style-name="P22"/>
      <text:p text:style-name="P22"><text:soft-page-break/></text:p>
      <text:p text:style-name="P22"/>
      <text:p text:style-name="P22"/>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6-12T22:35:20.57</dc:date>
    <meta:editing-cycles>2051</meta:editing-cycles>
    <meta:editing-duration>P25DT13H16M44S</meta:editing-duration>
    <meta:generator>OpenOffice.org/3.3$Win32 OpenOffice.org_project/330m20$Build-9567</meta:generator>
    <dc:creator>Bo Wang</dc:creator>
    <meta:document-statistic meta:table-count="832" meta:image-count="58" meta:object-count="0" meta:page-count="352" meta:paragraph-count="11007" meta:word-count="88829" meta:character-count="334364"/>
  </office:meta>
</office:document-meta>
</file>